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TimeTournamentSingl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28.44pt" svg:height="517.44pt" svg:x="704.47pt" svg:y="1522.26pt">
            <draw:object draw:notify-on-update-of-ranges="Sheet1.A3:Sheet1.A106 Sheet1.B3:Sheet1.B106 Sheet1.A3:Sheet1.A106 Sheet1.C3:Sheet1.C106 Sheet1.A3:Sheet1.A106 Sheet1.D3:Sheet1.D106 Sheet1.A3:Sheet1.A106 Sheet1.E3:Sheet1.E106 Sheet1.A3:Sheet1.A106 Sheet1.F3:Sheet1.F106 Sheet1.A3:Sheet1.A106 Sheet1.G3:Sheet1.G106 Sheet1.A3:Sheet1.A106 Sheet1.H3:Sheet1.H106 Sheet1.A3:Sheet1.A106 Sheet1.I3:Sheet1.I106 Sheet1.A3:Sheet1.A106 Sheet1.J3:Sheet1.J10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28.16pt" svg:height="534.59pt" svg:x="665.26pt" svg:y="2870.19pt">
            <draw:object draw:notify-on-update-of-ranges="Sheet1.A108:Sheet1.A299 Sheet1.B108:Sheet1.B299 Sheet1.A108:Sheet1.A299 Sheet1.C108:Sheet1.C299 Sheet1.A108:Sheet1.A299 Sheet1.D108:Sheet1.D299 Sheet1.A108:Sheet1.A299 Sheet1.E108:Sheet1.E299 Sheet1.A108:Sheet1.A299 Sheet1.F108:Sheet1.F299 Sheet1.A108:Sheet1.A299 Sheet1.G108:Sheet1.G299 Sheet1.A108:Sheet1.A299 Sheet1.H108:Sheet1.H299 Sheet1.A108:Sheet1.A299 Sheet1.I108:Sheet1.I299 Sheet1.A108:Sheet1.A299 Sheet1.J108:Sheet1.J2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3"/>
          <table:table-cell>
            <table:detective>
              <table:operation table:name="trace-errors" table:index="0"/>
            </table:detective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78" calcext:value-type="float">
            <text:p>278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A302]-1)*[.$A302]/2" office:value-type="float" office:value="28" calcext:value-type="float">
            <text:p>28</text:p>
          </table:table-cell>
          <table:table-cell table:formula="of:=ROUNDROBINBOUTS([.$A302];[.C$301])">
            <text:p/>
          </table:table-cell>
          <table:table-cell table:formula="of:=([.$A302]-1)*CEILING([.$A302]/(2*[.D$301]);1)" office:value-type="float" office:value="14" calcext:value-type="float">
            <text:p>14</text:p>
          </table:table-cell>
          <table:table-cell table:formula="of:=([.$A302]-1)*CEILING([.$A302]/(2*[.E$301]);1)" office:value-type="float" office:value="14" calcext:value-type="float">
            <text:p>14</text:p>
          </table:table-cell>
          <table:table-cell table:formula="of:=([.$A302]-1)*CEILING([.$A302]/(2*[.F$301]);1)" office:value-type="float" office:value="7" calcext:value-type="float">
            <text:p>7</text:p>
          </table:table-cell>
          <table:table-cell table:formula="of:=([.$A302]-1)*CEILING([.$A302]/(2*[.G$301]);1)" office:value-type="float" office:value="7" calcext:value-type="float">
            <text:p>7</text:p>
          </table:table-cell>
          <table:table-cell table:formula="of:=([.$A302]-1)*CEILING([.$A302]/(2*[.H$301]);1)" office:value-type="float" office:value="7" calcext:value-type="float">
            <text:p>7</text:p>
          </table:table-cell>
          <table:table-cell table:formula="of:=([.$A302]-1)*CEILING([.$A302]/(2*[.I$301]);1)" office:value-type="float" office:value="7" calcext:value-type="float">
            <text:p>7</text:p>
          </table:table-cell>
          <table:table-cell table:formula="of:=([.$A302]-1)*CEILING([.$A302]/(2*[.J$301]);1)" office:value-type="float" office:value="7" calcext:value-type="float">
            <text:p>7</text:p>
          </table:table-cell>
          <table:table-cell/>
          <table:table-cell table:formula="of:=([.$A302]-1)*[.$A302]/2" office:value-type="float" office:value="28" calcext:value-type="float">
            <text:p>28</text:p>
          </table:table-cell>
          <table:table-cell table:formula="of:=[.$A302]*FLOOR([.$A302]/2;1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A303]-1)*[.$A303]/2" office:value-type="float" office:value="36" calcext:value-type="float">
            <text:p>36</text:p>
          </table:table-cell>
          <table:table-cell table:formula="of:=([.$A303]-1)*MAX(1;FLOOR([.$A303]/(2*[.C$301]);1))" office:value-type="float" office:value="32" calcext:value-type="float">
            <text:p>32</text:p>
          </table:table-cell>
          <table:table-cell table:formula="of:=([.$A303]-1)*MAX(1;FLOOR([.$A303]/(2*[.D$301]);1))" office:value-type="float" office:value="16" calcext:value-type="float">
            <text:p>16</text:p>
          </table:table-cell>
          <table:table-cell table:formula="of:=([.$A303]-1)*MAX(1;FLOOR([.$A303]/(2*[.E$301]);1))" office:value-type="float" office:value="8" calcext:value-type="float">
            <text:p>8</text:p>
          </table:table-cell>
          <table:table-cell table:formula="of:=([.$A303]-1)*MAX(1;FLOOR([.$A303]/(2*[.F$301]);1))" office:value-type="float" office:value="8" calcext:value-type="float">
            <text:p>8</text:p>
          </table:table-cell>
          <table:table-cell table:formula="of:=([.$A303]-1)*MAX(1;FLOOR([.$A303]/(2*[.G$301]);1))" office:value-type="float" office:value="8" calcext:value-type="float">
            <text:p>8</text:p>
          </table:table-cell>
          <table:table-cell table:formula="of:=([.$A303]-1)*MAX(1;FLOOR([.$A303]/(2*[.H$301]);1))" office:value-type="float" office:value="8" calcext:value-type="float">
            <text:p>8</text:p>
          </table:table-cell>
          <table:table-cell table:formula="of:=([.$A303]-1)*MAX(1;FLOOR([.$A303]/(2*[.I$301]);1))" office:value-type="float" office:value="8" calcext:value-type="float">
            <text:p>8</text:p>
          </table:table-cell>
          <table:table-cell table:formula="of:=([.$A303]-1)*MAX(1;FLOOR([.$A303]/(2*[.J$301]);1))" office:value-type="float" office:value="8" calcext:value-type="float">
            <text:p>8</text:p>
          </table:table-cell>
          <table:table-cell/>
          <table:table-cell table:formula="of:=([.$A303]-1)*[.$A303]/2" office:value-type="float" office:value="36" calcext:value-type="float">
            <text:p>36</text:p>
          </table:table-cell>
          <table:table-cell table:formula="of:=[.$A303]*FLOOR([.$A303]/2;1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A304]-1)*[.$A304]/2" office:value-type="float" office:value="45" calcext:value-type="float">
            <text:p>45</text:p>
          </table:table-cell>
          <table:table-cell table:formula="of:=([.$A304]-1)*CEILING([.$A304]/(2*[.C$301]);1)" office:value-type="float" office:value="45" calcext:value-type="float">
            <text:p>45</text:p>
          </table:table-cell>
          <table:table-cell table:formula="of:=([.$A304]-1)*CEILING([.$A304]/(2*[.D$301]);1)" office:value-type="float" office:value="27" calcext:value-type="float">
            <text:p>27</text:p>
          </table:table-cell>
          <table:table-cell table:formula="of:=([.$A304]-1)*CEILING([.$A304]/(2*[.E$301]);1)" office:value-type="float" office:value="18" calcext:value-type="float">
            <text:p>18</text:p>
          </table:table-cell>
          <table:table-cell table:formula="of:=([.$A304]-1)*CEILING([.$A304]/(2*[.F$301]);1)" office:value-type="float" office:value="18" calcext:value-type="float">
            <text:p>18</text:p>
          </table:table-cell>
          <table:table-cell table:formula="of:=([.$A304]-1)*CEILING([.$A304]/(2*[.G$301]);1)" office:value-type="float" office:value="9" calcext:value-type="float">
            <text:p>9</text:p>
          </table:table-cell>
          <table:table-cell table:formula="of:=([.$A304]-1)*CEILING([.$A304]/(2*[.H$301]);1)" office:value-type="float" office:value="9" calcext:value-type="float">
            <text:p>9</text:p>
          </table:table-cell>
          <table:table-cell table:formula="of:=([.$A304]-1)*CEILING([.$A304]/(2*[.I$301]);1)" office:value-type="float" office:value="9" calcext:value-type="float">
            <text:p>9</text:p>
          </table:table-cell>
          <table:table-cell table:formula="of:=([.$A304]-1)*CEILING([.$A304]/(2*[.J$301]);1)" office:value-type="float" office:value="9" calcext:value-type="float">
            <text:p>9</text:p>
          </table:table-cell>
          <table:table-cell/>
          <table:table-cell table:formula="of:=([.$A304]-1)*[.$A304]/2" office:value-type="float" office:value="45" calcext:value-type="float">
            <text:p>45</text:p>
          </table:table-cell>
          <table:table-cell table:formula="of:=[.$A304]*FLOOR([.$A304]/2;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A305]-1)*[.$A305]/2" office:value-type="float" office:value="55" calcext:value-type="float">
            <text:p>55</text:p>
          </table:table-cell>
          <table:table-cell table:formula="of:=([.$A305]-1)*MAX(1;FLOOR([.$A305]/(2*[.C$301]);1))" office:value-type="float" office:value="50" calcext:value-type="float">
            <text:p>50</text:p>
          </table:table-cell>
          <table:table-cell table:formula="of:=([.$A305]-1)*MAX(1;FLOOR([.$A305]/(2*[.D$301]);1))" office:value-type="float" office:value="20" calcext:value-type="float">
            <text:p>20</text:p>
          </table:table-cell>
          <table:table-cell table:formula="of:=([.$A305]-1)*MAX(1;FLOOR([.$A305]/(2*[.E$301]);1))" office:value-type="float" office:value="10" calcext:value-type="float">
            <text:p>10</text:p>
          </table:table-cell>
          <table:table-cell table:formula="of:=([.$A305]-1)*MAX(1;FLOOR([.$A305]/(2*[.F$301]);1))" office:value-type="float" office:value="10" calcext:value-type="float">
            <text:p>10</text:p>
          </table:table-cell>
          <table:table-cell table:formula="of:=([.$A305]-1)*MAX(1;FLOOR([.$A305]/(2*[.G$301]);1))" office:value-type="float" office:value="10" calcext:value-type="float">
            <text:p>10</text:p>
          </table:table-cell>
          <table:table-cell table:formula="of:=([.$A305]-1)*MAX(1;FLOOR([.$A305]/(2*[.H$301]);1))" office:value-type="float" office:value="10" calcext:value-type="float">
            <text:p>10</text:p>
          </table:table-cell>
          <table:table-cell table:formula="of:=([.$A305]-1)*MAX(1;FLOOR([.$A305]/(2*[.I$301]);1))" office:value-type="float" office:value="10" calcext:value-type="float">
            <text:p>10</text:p>
          </table:table-cell>
          <table:table-cell table:formula="of:=([.$A305]-1)*MAX(1;FLOOR([.$A305]/(2*[.J$301]);1))" office:value-type="float" office:value="10" calcext:value-type="float">
            <text:p>10</text:p>
          </table:table-cell>
          <table:table-cell/>
          <table:table-cell table:formula="of:=([.$A305]-1)*[.$A305]/2" office:value-type="float" office:value="55" calcext:value-type="float">
            <text:p>55</text:p>
          </table:table-cell>
          <table:table-cell table:formula="of:=[.$A305]*FLOOR([.$A305]/2;1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A306]-1)*[.$A306]/2" office:value-type="float" office:value="66" calcext:value-type="float">
            <text:p>66</text:p>
          </table:table-cell>
          <table:table-cell table:formula="of:=([.$A306]-1)*CEILING([.$A306]/(2*[.C$301]);1)" office:value-type="float" office:value="66" calcext:value-type="float">
            <text:p>66</text:p>
          </table:table-cell>
          <table:table-cell table:formula="of:=([.$A306]-1)*CEILING([.$A306]/(2*[.D$301]);1)" office:value-type="float" office:value="33" calcext:value-type="float">
            <text:p>33</text:p>
          </table:table-cell>
          <table:table-cell table:formula="of:=([.$A306]-1)*CEILING([.$A306]/(2*[.E$301]);1)" office:value-type="float" office:value="22" calcext:value-type="float">
            <text:p>22</text:p>
          </table:table-cell>
          <table:table-cell table:formula="of:=([.$A306]-1)*CEILING([.$A306]/(2*[.F$301]);1)" office:value-type="float" office:value="22" calcext:value-type="float">
            <text:p>22</text:p>
          </table:table-cell>
          <table:table-cell table:formula="of:=([.$A306]-1)*CEILING([.$A306]/(2*[.G$301]);1)" office:value-type="float" office:value="22" calcext:value-type="float">
            <text:p>22</text:p>
          </table:table-cell>
          <table:table-cell table:formula="of:=([.$A306]-1)*CEILING([.$A306]/(2*[.H$301]);1)" office:value-type="float" office:value="11" calcext:value-type="float">
            <text:p>11</text:p>
          </table:table-cell>
          <table:table-cell table:formula="of:=([.$A306]-1)*CEILING([.$A306]/(2*[.I$301]);1)" office:value-type="float" office:value="11" calcext:value-type="float">
            <text:p>11</text:p>
          </table:table-cell>
          <table:table-cell table:formula="of:=([.$A306]-1)*CEILING([.$A306]/(2*[.J$301]);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A307]-1)*[.$A307]/2" office:value-type="float" office:value="78" calcext:value-type="float">
            <text:p>78</text:p>
          </table:table-cell>
          <table:table-cell table:formula="of:=([.$A307]-1)*MAX(1;FLOOR([.$A307]/(2*[.C$301]);1))" office:value-type="float" office:value="72" calcext:value-type="float">
            <text:p>72</text:p>
          </table:table-cell>
          <table:table-cell table:formula="of:=([.$A307]-1)*MAX(1;FLOOR([.$A307]/(2*[.D$301]);1))" office:value-type="float" office:value="36" calcext:value-type="float">
            <text:p>36</text:p>
          </table:table-cell>
          <table:table-cell table:formula="of:=([.$A307]-1)*MAX(1;FLOOR([.$A307]/(2*[.E$301]);1))" office:value-type="float" office:value="24" calcext:value-type="float">
            <text:p>24</text:p>
          </table:table-cell>
          <table:table-cell table:formula="of:=([.$A307]-1)*MAX(1;FLOOR([.$A307]/(2*[.F$301]);1))" office:value-type="float" office:value="12" calcext:value-type="float">
            <text:p>12</text:p>
          </table:table-cell>
          <table:table-cell table:formula="of:=([.$A307]-1)*MAX(1;FLOOR([.$A307]/(2*[.G$301]);1))" office:value-type="float" office:value="12" calcext:value-type="float">
            <text:p>12</text:p>
          </table:table-cell>
          <table:table-cell table:formula="of:=([.$A307]-1)*MAX(1;FLOOR([.$A307]/(2*[.H$301]);1))" office:value-type="float" office:value="12" calcext:value-type="float">
            <text:p>12</text:p>
          </table:table-cell>
          <table:table-cell table:formula="of:=([.$A307]-1)*MAX(1;FLOOR([.$A307]/(2*[.I$301]);1))" office:value-type="float" office:value="12" calcext:value-type="float">
            <text:p>12</text:p>
          </table:table-cell>
          <table:table-cell table:formula="of:=([.$A307]-1)*MAX(1;FLOOR([.$A307]/(2*[.J$301]);1)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A308]-1)*[.$A308]/2" office:value-type="float" office:value="91" calcext:value-type="float">
            <text:p>91</text:p>
          </table:table-cell>
          <table:table-cell table:formula="of:=([.$A308]-1)*MAX(1;FLOOR([.$A308]/(2*[.C$301]);1))" office:value-type="float" office:value="91" calcext:value-type="float">
            <text:p>91</text:p>
          </table:table-cell>
          <table:table-cell table:formula="of:=([.$A308]-1)*MAX(1;FLOOR([.$A308]/(2*[.D$301]);1))" office:value-type="float" office:value="39" calcext:value-type="float">
            <text:p>39</text:p>
          </table:table-cell>
          <table:table-cell table:formula="of:=([.$A308]-1)*MAX(1;FLOOR([.$A308]/(2*[.E$301]);1))" office:value-type="float" office:value="26" calcext:value-type="float">
            <text:p>26</text:p>
          </table:table-cell>
          <table:table-cell table:formula="of:=([.$A308]-1)*MAX(1;FLOOR([.$A308]/(2*[.F$301]);1))" office:value-type="float" office:value="13" calcext:value-type="float">
            <text:p>13</text:p>
          </table:table-cell>
          <table:table-cell table:formula="of:=([.$A308]-1)*MAX(1;FLOOR([.$A308]/(2*[.G$301]);1))" office:value-type="float" office:value="13" calcext:value-type="float">
            <text:p>13</text:p>
          </table:table-cell>
          <table:table-cell table:formula="of:=([.$A308]-1)*MAX(1;FLOOR([.$A308]/(2*[.H$301]);1))" office:value-type="float" office:value="13" calcext:value-type="float">
            <text:p>13</text:p>
          </table:table-cell>
          <table:table-cell table:formula="of:=([.$A308]-1)*MAX(1;FLOOR([.$A308]/(2*[.I$301]);1))" office:value-type="float" office:value="13" calcext:value-type="float">
            <text:p>13</text:p>
          </table:table-cell>
          <table:table-cell table:formula="of:=([.$A308]-1)*MAX(1;FLOOR([.$A308]/(2*[.J$301]);1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A309]-1)*[.$A309]/2" office:value-type="float" office:value="105" calcext:value-type="float">
            <text:p>105</text:p>
          </table:table-cell>
          <table:table-cell table:formula="of:=([.$A309]-1)*MAX(1;FLOOR([.$A309]/(2*[.C$301]);1))" office:value-type="float" office:value="98" calcext:value-type="float">
            <text:p>98</text:p>
          </table:table-cell>
          <table:table-cell table:formula="of:=([.$A309]-1)*MAX(1;FLOOR([.$A309]/(2*[.D$301]);1))" office:value-type="float" office:value="42" calcext:value-type="float">
            <text:p>42</text:p>
          </table:table-cell>
          <table:table-cell table:formula="of:=([.$A309]-1)*MAX(1;FLOOR([.$A309]/(2*[.E$301]);1))" office:value-type="float" office:value="28" calcext:value-type="float">
            <text:p>28</text:p>
          </table:table-cell>
          <table:table-cell table:formula="of:=([.$A309]-1)*MAX(1;FLOOR([.$A309]/(2*[.F$301]);1))" office:value-type="float" office:value="14" calcext:value-type="float">
            <text:p>14</text:p>
          </table:table-cell>
          <table:table-cell table:formula="of:=([.$A309]-1)*MAX(1;FLOOR([.$A309]/(2*[.G$301]);1))" office:value-type="float" office:value="14" calcext:value-type="float">
            <text:p>14</text:p>
          </table:table-cell>
          <table:table-cell table:formula="of:=([.$A309]-1)*MAX(1;FLOOR([.$A309]/(2*[.H$301]);1))" office:value-type="float" office:value="14" calcext:value-type="float">
            <text:p>14</text:p>
          </table:table-cell>
          <table:table-cell table:formula="of:=([.$A309]-1)*MAX(1;FLOOR([.$A309]/(2*[.I$301]);1))" office:value-type="float" office:value="14" calcext:value-type="float">
            <text:p>14</text:p>
          </table:table-cell>
          <table:table-cell table:formula="of:=([.$A309]-1)*MAX(1;FLOOR([.$A309]/(2*[.J$301]);1)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A310]-1)*[.$A310]/2" office:value-type="float" office:value="120" calcext:value-type="float">
            <text:p>120</text:p>
          </table:table-cell>
          <table:table-cell table:formula="of:=([.$A310]-1)*MAX(1;FLOOR([.$A310]/(2*[.C$301]);1))" office:value-type="float" office:value="120" calcext:value-type="float">
            <text:p>120</text:p>
          </table:table-cell>
          <table:table-cell table:formula="of:=([.$A310]-1)*MAX(1;FLOOR([.$A310]/(2*[.D$301]);1))" office:value-type="float" office:value="60" calcext:value-type="float">
            <text:p>60</text:p>
          </table:table-cell>
          <table:table-cell table:formula="of:=([.$A310]-1)*MAX(1;FLOOR([.$A310]/(2*[.E$301]);1))" office:value-type="float" office:value="30" calcext:value-type="float">
            <text:p>30</text:p>
          </table:table-cell>
          <table:table-cell table:formula="of:=([.$A310]-1)*MAX(1;FLOOR([.$A310]/(2*[.F$301]);1))" office:value-type="float" office:value="30" calcext:value-type="float">
            <text:p>30</text:p>
          </table:table-cell>
          <table:table-cell table:formula="of:=([.$A310]-1)*MAX(1;FLOOR([.$A310]/(2*[.G$301]);1))" office:value-type="float" office:value="15" calcext:value-type="float">
            <text:p>15</text:p>
          </table:table-cell>
          <table:table-cell table:formula="of:=([.$A310]-1)*MAX(1;FLOOR([.$A310]/(2*[.H$301]);1))" office:value-type="float" office:value="15" calcext:value-type="float">
            <text:p>15</text:p>
          </table:table-cell>
          <table:table-cell table:formula="of:=([.$A310]-1)*MAX(1;FLOOR([.$A310]/(2*[.I$301]);1))" office:value-type="float" office:value="15" calcext:value-type="float">
            <text:p>15</text:p>
          </table:table-cell>
          <table:table-cell table:formula="of:=([.$A310]-1)*MAX(1;FLOOR([.$A310]/(2*[.J$301]);1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A311]-1)*[.$A311]/2" office:value-type="float" office:value="136" calcext:value-type="float">
            <text:p>136</text:p>
          </table:table-cell>
          <table:table-cell table:formula="of:=([.$A311]-1)*MAX(1;FLOOR([.$A311]/(2*[.C$301]);1))" office:value-type="float" office:value="128" calcext:value-type="float">
            <text:p>128</text:p>
          </table:table-cell>
          <table:table-cell table:formula="of:=([.$A311]-1)*MAX(1;FLOOR([.$A311]/(2*[.D$301]);1))" office:value-type="float" office:value="64" calcext:value-type="float">
            <text:p>64</text:p>
          </table:table-cell>
          <table:table-cell table:formula="of:=([.$A311]-1)*MAX(1;FLOOR([.$A311]/(2*[.E$301]);1))" office:value-type="float" office:value="32" calcext:value-type="float">
            <text:p>32</text:p>
          </table:table-cell>
          <table:table-cell table:formula="of:=([.$A311]-1)*MAX(1;FLOOR([.$A311]/(2*[.F$301]);1))" office:value-type="float" office:value="32" calcext:value-type="float">
            <text:p>32</text:p>
          </table:table-cell>
          <table:table-cell table:formula="of:=([.$A311]-1)*MAX(1;FLOOR([.$A311]/(2*[.G$301]);1))" office:value-type="float" office:value="16" calcext:value-type="float">
            <text:p>16</text:p>
          </table:table-cell>
          <table:table-cell table:formula="of:=([.$A311]-1)*MAX(1;FLOOR([.$A311]/(2*[.H$301]);1))" office:value-type="float" office:value="16" calcext:value-type="float">
            <text:p>16</text:p>
          </table:table-cell>
          <table:table-cell table:formula="of:=([.$A311]-1)*MAX(1;FLOOR([.$A311]/(2*[.I$301]);1))" office:value-type="float" office:value="16" calcext:value-type="float">
            <text:p>16</text:p>
          </table:table-cell>
          <table:table-cell table:formula="of:=([.$A311]-1)*MAX(1;FLOOR([.$A311]/(2*[.J$301]);1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A312]-1)*[.$A312]/2" office:value-type="float" office:value="153" calcext:value-type="float">
            <text:p>153</text:p>
          </table:table-cell>
          <table:table-cell table:formula="of:=([.$A312]-1)*MAX(1;FLOOR([.$A312]/(2*[.C$301]);1))" office:value-type="float" office:value="153" calcext:value-type="float">
            <text:p>153</text:p>
          </table:table-cell>
          <table:table-cell table:formula="of:=([.$A312]-1)*MAX(1;FLOOR([.$A312]/(2*[.D$301]);1))" office:value-type="float" office:value="68" calcext:value-type="float">
            <text:p>68</text:p>
          </table:table-cell>
          <table:table-cell table:formula="of:=([.$A312]-1)*MAX(1;FLOOR([.$A312]/(2*[.E$301]);1))" office:value-type="float" office:value="51" calcext:value-type="float">
            <text:p>51</text:p>
          </table:table-cell>
          <table:table-cell table:formula="of:=([.$A312]-1)*MAX(1;FLOOR([.$A312]/(2*[.F$301]);1))" office:value-type="float" office:value="34" calcext:value-type="float">
            <text:p>34</text:p>
          </table:table-cell>
          <table:table-cell table:formula="of:=([.$A312]-1)*MAX(1;FLOOR([.$A312]/(2*[.G$301]);1))" office:value-type="float" office:value="17" calcext:value-type="float">
            <text:p>17</text:p>
          </table:table-cell>
          <table:table-cell table:formula="of:=([.$A312]-1)*MAX(1;FLOOR([.$A312]/(2*[.H$301]);1))" office:value-type="float" office:value="17" calcext:value-type="float">
            <text:p>17</text:p>
          </table:table-cell>
          <table:table-cell table:formula="of:=([.$A312]-1)*MAX(1;FLOOR([.$A312]/(2*[.I$301]);1))" office:value-type="float" office:value="17" calcext:value-type="float">
            <text:p>17</text:p>
          </table:table-cell>
          <table:table-cell table:formula="of:=([.$A312]-1)*MAX(1;FLOOR([.$A312]/(2*[.J$301]);1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A313]-1)*[.$A313]/2" office:value-type="float" office:value="171" calcext:value-type="float">
            <text:p>171</text:p>
          </table:table-cell>
          <table:table-cell table:formula="of:=([.$A313]-1)*MAX(1;FLOOR([.$A313]/(2*[.C$301]);1))" office:value-type="float" office:value="162" calcext:value-type="float">
            <text:p>162</text:p>
          </table:table-cell>
          <table:table-cell table:formula="of:=([.$A313]-1)*MAX(1;FLOOR([.$A313]/(2*[.D$301]);1))" office:value-type="float" office:value="72" calcext:value-type="float">
            <text:p>72</text:p>
          </table:table-cell>
          <table:table-cell table:formula="of:=([.$A313]-1)*MAX(1;FLOOR([.$A313]/(2*[.E$301]);1))" office:value-type="float" office:value="54" calcext:value-type="float">
            <text:p>54</text:p>
          </table:table-cell>
          <table:table-cell table:formula="of:=([.$A313]-1)*MAX(1;FLOOR([.$A313]/(2*[.F$301]);1))" office:value-type="float" office:value="36" calcext:value-type="float">
            <text:p>36</text:p>
          </table:table-cell>
          <table:table-cell table:formula="of:=([.$A313]-1)*MAX(1;FLOOR([.$A313]/(2*[.G$301]);1))" office:value-type="float" office:value="18" calcext:value-type="float">
            <text:p>18</text:p>
          </table:table-cell>
          <table:table-cell table:formula="of:=([.$A313]-1)*MAX(1;FLOOR([.$A313]/(2*[.H$301]);1))" office:value-type="float" office:value="18" calcext:value-type="float">
            <text:p>18</text:p>
          </table:table-cell>
          <table:table-cell table:formula="of:=([.$A313]-1)*MAX(1;FLOOR([.$A313]/(2*[.I$301]);1))" office:value-type="float" office:value="18" calcext:value-type="float">
            <text:p>18</text:p>
          </table:table-cell>
          <table:table-cell table:formula="of:=([.$A313]-1)*MAX(1;FLOOR([.$A313]/(2*[.J$301]);1)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A314]-1)*[.$A314]/2" office:value-type="float" office:value="190" calcext:value-type="float">
            <text:p>190</text:p>
          </table:table-cell>
          <table:table-cell table:formula="of:=([.$A314]-1)*MAX(1;FLOOR([.$A314]/(2*[.C$301]);1))" office:value-type="float" office:value="190" calcext:value-type="float">
            <text:p>190</text:p>
          </table:table-cell>
          <table:table-cell table:formula="of:=([.$A314]-1)*MAX(1;FLOOR([.$A314]/(2*[.D$301]);1))" office:value-type="float" office:value="95" calcext:value-type="float">
            <text:p>95</text:p>
          </table:table-cell>
          <table:table-cell table:formula="of:=([.$A314]-1)*MAX(1;FLOOR([.$A314]/(2*[.E$301]);1))" office:value-type="float" office:value="57" calcext:value-type="float">
            <text:p>57</text:p>
          </table:table-cell>
          <table:table-cell table:formula="of:=([.$A314]-1)*MAX(1;FLOOR([.$A314]/(2*[.F$301]);1))" office:value-type="float" office:value="38" calcext:value-type="float">
            <text:p>38</text:p>
          </table:table-cell>
          <table:table-cell table:formula="of:=([.$A314]-1)*MAX(1;FLOOR([.$A314]/(2*[.G$301]);1))" office:value-type="float" office:value="38" calcext:value-type="float">
            <text:p>38</text:p>
          </table:table-cell>
          <table:table-cell table:formula="of:=([.$A314]-1)*MAX(1;FLOOR([.$A314]/(2*[.H$301]);1))" office:value-type="float" office:value="19" calcext:value-type="float">
            <text:p>19</text:p>
          </table:table-cell>
          <table:table-cell table:formula="of:=([.$A314]-1)*MAX(1;FLOOR([.$A314]/(2*[.I$301]);1))" office:value-type="float" office:value="19" calcext:value-type="float">
            <text:p>19</text:p>
          </table:table-cell>
          <table:table-cell table:formula="of:=([.$A314]-1)*MAX(1;FLOOR([.$A314]/(2*[.J$301]);1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A315]-1)*[.$A315]/2" office:value-type="float" office:value="210" calcext:value-type="float">
            <text:p>210</text:p>
          </table:table-cell>
          <table:table-cell table:formula="of:=([.$A315]-1)*MAX(1;FLOOR([.$A315]/(2*[.C$301]);1))" office:value-type="float" office:value="200" calcext:value-type="float">
            <text:p>200</text:p>
          </table:table-cell>
          <table:table-cell table:formula="of:=([.$A315]-1)*MAX(1;FLOOR([.$A315]/(2*[.D$301]);1))" office:value-type="float" office:value="100" calcext:value-type="float">
            <text:p>100</text:p>
          </table:table-cell>
          <table:table-cell table:formula="of:=([.$A315]-1)*MAX(1;FLOOR([.$A315]/(2*[.E$301]);1))" office:value-type="float" office:value="60" calcext:value-type="float">
            <text:p>60</text:p>
          </table:table-cell>
          <table:table-cell table:formula="of:=([.$A315]-1)*MAX(1;FLOOR([.$A315]/(2*[.F$301]);1))" office:value-type="float" office:value="40" calcext:value-type="float">
            <text:p>40</text:p>
          </table:table-cell>
          <table:table-cell table:formula="of:=([.$A315]-1)*MAX(1;FLOOR([.$A315]/(2*[.G$301]);1))" office:value-type="float" office:value="40" calcext:value-type="float">
            <text:p>40</text:p>
          </table:table-cell>
          <table:table-cell table:formula="of:=([.$A315]-1)*MAX(1;FLOOR([.$A315]/(2*[.H$301]);1))" office:value-type="float" office:value="20" calcext:value-type="float">
            <text:p>20</text:p>
          </table:table-cell>
          <table:table-cell table:formula="of:=([.$A315]-1)*MAX(1;FLOOR([.$A315]/(2*[.I$301]);1))" office:value-type="float" office:value="20" calcext:value-type="float">
            <text:p>20</text:p>
          </table:table-cell>
          <table:table-cell table:formula="of:=([.$A315]-1)*MAX(1;FLOOR([.$A315]/(2*[.J$301]);1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A316]-1)*[.$A316]/2" office:value-type="float" office:value="231" calcext:value-type="float">
            <text:p>231</text:p>
          </table:table-cell>
          <table:table-cell table:formula="of:=([.$A316]-1)*MAX(1;FLOOR([.$A316]/(2*[.C$301]);1))" office:value-type="float" office:value="231" calcext:value-type="float">
            <text:p>231</text:p>
          </table:table-cell>
          <table:table-cell table:formula="of:=([.$A316]-1)*MAX(1;FLOOR([.$A316]/(2*[.D$301]);1))" office:value-type="float" office:value="105" calcext:value-type="float">
            <text:p>105</text:p>
          </table:table-cell>
          <table:table-cell table:formula="of:=([.$A316]-1)*MAX(1;FLOOR([.$A316]/(2*[.E$301]);1))" office:value-type="float" office:value="63" calcext:value-type="float">
            <text:p>63</text:p>
          </table:table-cell>
          <table:table-cell table:formula="of:=([.$A316]-1)*MAX(1;FLOOR([.$A316]/(2*[.F$301]);1))" office:value-type="float" office:value="42" calcext:value-type="float">
            <text:p>42</text:p>
          </table:table-cell>
          <table:table-cell table:formula="of:=([.$A316]-1)*MAX(1;FLOOR([.$A316]/(2*[.G$301]);1))" office:value-type="float" office:value="42" calcext:value-type="float">
            <text:p>42</text:p>
          </table:table-cell>
          <table:table-cell table:formula="of:=([.$A316]-1)*MAX(1;FLOOR([.$A316]/(2*[.H$301]);1))" office:value-type="float" office:value="21" calcext:value-type="float">
            <text:p>21</text:p>
          </table:table-cell>
          <table:table-cell table:formula="of:=([.$A316]-1)*MAX(1;FLOOR([.$A316]/(2*[.I$301]);1))" office:value-type="float" office:value="21" calcext:value-type="float">
            <text:p>21</text:p>
          </table:table-cell>
          <table:table-cell table:formula="of:=([.$A316]-1)*MAX(1;FLOOR([.$A316]/(2*[.J$301]);1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A317]-1)*[.$A317]/2" office:value-type="float" office:value="253" calcext:value-type="float">
            <text:p>253</text:p>
          </table:table-cell>
          <table:table-cell table:formula="of:=([.$A317]-1)*MAX(1;FLOOR([.$A317]/(2*[.C$301]);1))" office:value-type="float" office:value="242" calcext:value-type="float">
            <text:p>242</text:p>
          </table:table-cell>
          <table:table-cell table:formula="of:=([.$A317]-1)*MAX(1;FLOOR([.$A317]/(2*[.D$301]);1))" office:value-type="float" office:value="110" calcext:value-type="float">
            <text:p>110</text:p>
          </table:table-cell>
          <table:table-cell table:formula="of:=([.$A317]-1)*MAX(1;FLOOR([.$A317]/(2*[.E$301]);1))" office:value-type="float" office:value="66" calcext:value-type="float">
            <text:p>66</text:p>
          </table:table-cell>
          <table:table-cell table:formula="of:=([.$A317]-1)*MAX(1;FLOOR([.$A317]/(2*[.F$301]);1))" office:value-type="float" office:value="44" calcext:value-type="float">
            <text:p>44</text:p>
          </table:table-cell>
          <table:table-cell table:formula="of:=([.$A317]-1)*MAX(1;FLOOR([.$A317]/(2*[.G$301]);1))" office:value-type="float" office:value="44" calcext:value-type="float">
            <text:p>44</text:p>
          </table:table-cell>
          <table:table-cell table:formula="of:=([.$A317]-1)*MAX(1;FLOOR([.$A317]/(2*[.H$301]);1))" office:value-type="float" office:value="22" calcext:value-type="float">
            <text:p>22</text:p>
          </table:table-cell>
          <table:table-cell table:formula="of:=([.$A317]-1)*MAX(1;FLOOR([.$A317]/(2*[.I$301]);1))" office:value-type="float" office:value="22" calcext:value-type="float">
            <text:p>22</text:p>
          </table:table-cell>
          <table:table-cell table:formula="of:=([.$A317]-1)*MAX(1;FLOOR([.$A317]/(2*[.J$301]);1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A318]-1)*[.$A318]/2" office:value-type="float" office:value="276" calcext:value-type="float">
            <text:p>276</text:p>
          </table:table-cell>
          <table:table-cell table:formula="of:=([.$A318]-1)*MAX(1;FLOOR([.$A318]/(2*[.C$301]);1))" office:value-type="float" office:value="276" calcext:value-type="float">
            <text:p>276</text:p>
          </table:table-cell>
          <table:table-cell table:formula="of:=([.$A318]-1)*MAX(1;FLOOR([.$A318]/(2*[.D$301]);1))" office:value-type="float" office:value="138" calcext:value-type="float">
            <text:p>138</text:p>
          </table:table-cell>
          <table:table-cell table:formula="of:=([.$A318]-1)*MAX(1;FLOOR([.$A318]/(2*[.E$301]);1))" office:value-type="float" office:value="92" calcext:value-type="float">
            <text:p>92</text:p>
          </table:table-cell>
          <table:table-cell table:formula="of:=([.$A318]-1)*MAX(1;FLOOR([.$A318]/(2*[.F$301]);1))" office:value-type="float" office:value="69" calcext:value-type="float">
            <text:p>69</text:p>
          </table:table-cell>
          <table:table-cell table:formula="of:=([.$A318]-1)*MAX(1;FLOOR([.$A318]/(2*[.G$301]);1))" office:value-type="float" office:value="46" calcext:value-type="float">
            <text:p>46</text:p>
          </table:table-cell>
          <table:table-cell table:formula="of:=([.$A318]-1)*MAX(1;FLOOR([.$A318]/(2*[.H$301]);1))" office:value-type="float" office:value="46" calcext:value-type="float">
            <text:p>46</text:p>
          </table:table-cell>
          <table:table-cell table:formula="of:=([.$A318]-1)*MAX(1;FLOOR([.$A318]/(2*[.I$301]);1))" office:value-type="float" office:value="23" calcext:value-type="float">
            <text:p>23</text:p>
          </table:table-cell>
          <table:table-cell table:formula="of:=([.$A318]-1)*MAX(1;FLOOR([.$A318]/(2*[.J$301]);1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A319]-1)*[.$A319]/2" office:value-type="float" office:value="300" calcext:value-type="float">
            <text:p>300</text:p>
          </table:table-cell>
          <table:table-cell table:formula="of:=([.$A319]-1)*MAX(1;FLOOR([.$A319]/(2*[.C$301]);1))" office:value-type="float" office:value="288" calcext:value-type="float">
            <text:p>288</text:p>
          </table:table-cell>
          <table:table-cell table:formula="of:=([.$A319]-1)*MAX(1;FLOOR([.$A319]/(2*[.D$301]);1))" office:value-type="float" office:value="144" calcext:value-type="float">
            <text:p>144</text:p>
          </table:table-cell>
          <table:table-cell table:formula="of:=([.$A319]-1)*MAX(1;FLOOR([.$A319]/(2*[.E$301]);1))" office:value-type="float" office:value="96" calcext:value-type="float">
            <text:p>96</text:p>
          </table:table-cell>
          <table:table-cell table:formula="of:=([.$A319]-1)*MAX(1;FLOOR([.$A319]/(2*[.F$301]);1))" office:value-type="float" office:value="72" calcext:value-type="float">
            <text:p>72</text:p>
          </table:table-cell>
          <table:table-cell table:formula="of:=([.$A319]-1)*MAX(1;FLOOR([.$A319]/(2*[.G$301]);1))" office:value-type="float" office:value="48" calcext:value-type="float">
            <text:p>48</text:p>
          </table:table-cell>
          <table:table-cell table:formula="of:=([.$A319]-1)*MAX(1;FLOOR([.$A319]/(2*[.H$301]);1))" office:value-type="float" office:value="48" calcext:value-type="float">
            <text:p>48</text:p>
          </table:table-cell>
          <table:table-cell table:formula="of:=([.$A319]-1)*MAX(1;FLOOR([.$A319]/(2*[.I$301]);1))" office:value-type="float" office:value="24" calcext:value-type="float">
            <text:p>24</text:p>
          </table:table-cell>
          <table:table-cell table:formula="of:=([.$A319]-1)*MAX(1;FLOOR([.$A319]/(2*[.J$301]);1)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A320]-1)*[.$A320]/2" office:value-type="float" office:value="325" calcext:value-type="float">
            <text:p>325</text:p>
          </table:table-cell>
          <table:table-cell table:formula="of:=([.$A320]-1)*MAX(1;FLOOR([.$A320]/(2*[.C$301]);1))" office:value-type="float" office:value="325" calcext:value-type="float">
            <text:p>325</text:p>
          </table:table-cell>
          <table:table-cell table:formula="of:=([.$A320]-1)*MAX(1;FLOOR([.$A320]/(2*[.D$301]);1))" office:value-type="float" office:value="150" calcext:value-type="float">
            <text:p>150</text:p>
          </table:table-cell>
          <table:table-cell table:formula="of:=([.$A320]-1)*MAX(1;FLOOR([.$A320]/(2*[.E$301]);1))" office:value-type="float" office:value="100" calcext:value-type="float">
            <text:p>100</text:p>
          </table:table-cell>
          <table:table-cell table:formula="of:=([.$A320]-1)*MAX(1;FLOOR([.$A320]/(2*[.F$301]);1))" office:value-type="float" office:value="75" calcext:value-type="float">
            <text:p>75</text:p>
          </table:table-cell>
          <table:table-cell table:formula="of:=([.$A320]-1)*MAX(1;FLOOR([.$A320]/(2*[.G$301]);1))" office:value-type="float" office:value="50" calcext:value-type="float">
            <text:p>50</text:p>
          </table:table-cell>
          <table:table-cell table:formula="of:=([.$A320]-1)*MAX(1;FLOOR([.$A320]/(2*[.H$301]);1))" office:value-type="float" office:value="50" calcext:value-type="float">
            <text:p>50</text:p>
          </table:table-cell>
          <table:table-cell table:formula="of:=([.$A320]-1)*MAX(1;FLOOR([.$A320]/(2*[.I$301]);1))" office:value-type="float" office:value="25" calcext:value-type="float">
            <text:p>25</text:p>
          </table:table-cell>
          <table:table-cell table:formula="of:=([.$A320]-1)*MAX(1;FLOOR([.$A320]/(2*[.J$301]);1)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A321]-1)*[.$A321]/2" office:value-type="float" office:value="351" calcext:value-type="float">
            <text:p>351</text:p>
          </table:table-cell>
          <table:table-cell table:formula="of:=([.$A321]-1)*MAX(1;FLOOR([.$A321]/(2*[.C$301]);1))" office:value-type="float" office:value="338" calcext:value-type="float">
            <text:p>338</text:p>
          </table:table-cell>
          <table:table-cell table:formula="of:=([.$A321]-1)*MAX(1;FLOOR([.$A321]/(2*[.D$301]);1))" office:value-type="float" office:value="156" calcext:value-type="float">
            <text:p>156</text:p>
          </table:table-cell>
          <table:table-cell table:formula="of:=([.$A321]-1)*MAX(1;FLOOR([.$A321]/(2*[.E$301]);1))" office:value-type="float" office:value="104" calcext:value-type="float">
            <text:p>104</text:p>
          </table:table-cell>
          <table:table-cell table:formula="of:=([.$A321]-1)*MAX(1;FLOOR([.$A321]/(2*[.F$301]);1))" office:value-type="float" office:value="78" calcext:value-type="float">
            <text:p>78</text:p>
          </table:table-cell>
          <table:table-cell table:formula="of:=([.$A321]-1)*MAX(1;FLOOR([.$A321]/(2*[.G$301]);1))" office:value-type="float" office:value="52" calcext:value-type="float">
            <text:p>52</text:p>
          </table:table-cell>
          <table:table-cell table:formula="of:=([.$A321]-1)*MAX(1;FLOOR([.$A321]/(2*[.H$301]);1))" office:value-type="float" office:value="52" calcext:value-type="float">
            <text:p>52</text:p>
          </table:table-cell>
          <table:table-cell table:formula="of:=([.$A321]-1)*MAX(1;FLOOR([.$A321]/(2*[.I$301]);1))" office:value-type="float" office:value="26" calcext:value-type="float">
            <text:p>26</text:p>
          </table:table-cell>
          <table:table-cell table:formula="of:=([.$A321]-1)*MAX(1;FLOOR([.$A321]/(2*[.J$301]);1)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A322]-1)*[.$A322]/2" office:value-type="float" office:value="378" calcext:value-type="float">
            <text:p>378</text:p>
          </table:table-cell>
          <table:table-cell table:formula="of:=([.$A322]-1)*MAX(1;FLOOR([.$A322]/(2*[.C$301]);1))" office:value-type="float" office:value="378" calcext:value-type="float">
            <text:p>378</text:p>
          </table:table-cell>
          <table:table-cell table:formula="of:=([.$A322]-1)*MAX(1;FLOOR([.$A322]/(2*[.D$301]);1))" office:value-type="float" office:value="189" calcext:value-type="float">
            <text:p>189</text:p>
          </table:table-cell>
          <table:table-cell table:formula="of:=([.$A322]-1)*MAX(1;FLOOR([.$A322]/(2*[.E$301]);1))" office:value-type="float" office:value="108" calcext:value-type="float">
            <text:p>108</text:p>
          </table:table-cell>
          <table:table-cell table:formula="of:=([.$A322]-1)*MAX(1;FLOOR([.$A322]/(2*[.F$301]);1))" office:value-type="float" office:value="81" calcext:value-type="float">
            <text:p>81</text:p>
          </table:table-cell>
          <table:table-cell table:formula="of:=([.$A322]-1)*MAX(1;FLOOR([.$A322]/(2*[.G$301]);1))" office:value-type="float" office:value="54" calcext:value-type="float">
            <text:p>54</text:p>
          </table:table-cell>
          <table:table-cell table:formula="of:=([.$A322]-1)*MAX(1;FLOOR([.$A322]/(2*[.H$301]);1))" office:value-type="float" office:value="54" calcext:value-type="float">
            <text:p>54</text:p>
          </table:table-cell>
          <table:table-cell table:formula="of:=([.$A322]-1)*MAX(1;FLOOR([.$A322]/(2*[.I$301]);1))" office:value-type="float" office:value="54" calcext:value-type="float">
            <text:p>54</text:p>
          </table:table-cell>
          <table:table-cell table:formula="of:=([.$A322]-1)*MAX(1;FLOOR([.$A322]/(2*[.J$301]);1)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A323]-1)*[.$A323]/2" office:value-type="float" office:value="406" calcext:value-type="float">
            <text:p>406</text:p>
          </table:table-cell>
          <table:table-cell table:formula="of:=([.$A323]-1)*MAX(1;FLOOR([.$A323]/(2*[.C$301]);1))" office:value-type="float" office:value="392" calcext:value-type="float">
            <text:p>392</text:p>
          </table:table-cell>
          <table:table-cell table:formula="of:=([.$A323]-1)*MAX(1;FLOOR([.$A323]/(2*[.D$301]);1))" office:value-type="float" office:value="196" calcext:value-type="float">
            <text:p>196</text:p>
          </table:table-cell>
          <table:table-cell table:formula="of:=([.$A323]-1)*MAX(1;FLOOR([.$A323]/(2*[.E$301]);1))" office:value-type="float" office:value="112" calcext:value-type="float">
            <text:p>112</text:p>
          </table:table-cell>
          <table:table-cell table:formula="of:=([.$A323]-1)*MAX(1;FLOOR([.$A323]/(2*[.F$301]);1))" office:value-type="float" office:value="84" calcext:value-type="float">
            <text:p>84</text:p>
          </table:table-cell>
          <table:table-cell table:formula="of:=([.$A323]-1)*MAX(1;FLOOR([.$A323]/(2*[.G$301]);1))" office:value-type="float" office:value="56" calcext:value-type="float">
            <text:p>56</text:p>
          </table:table-cell>
          <table:table-cell table:formula="of:=([.$A323]-1)*MAX(1;FLOOR([.$A323]/(2*[.H$301]);1))" office:value-type="float" office:value="56" calcext:value-type="float">
            <text:p>56</text:p>
          </table:table-cell>
          <table:table-cell table:formula="of:=([.$A323]-1)*MAX(1;FLOOR([.$A323]/(2*[.I$301]);1))" office:value-type="float" office:value="56" calcext:value-type="float">
            <text:p>56</text:p>
          </table:table-cell>
          <table:table-cell table:formula="of:=([.$A323]-1)*MAX(1;FLOOR([.$A323]/(2*[.J$301]);1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A324]-1)*[.$A324]/2" office:value-type="float" office:value="435" calcext:value-type="float">
            <text:p>435</text:p>
          </table:table-cell>
          <table:table-cell table:formula="of:=([.$A324]-1)*MAX(1;FLOOR([.$A324]/(2*[.C$301]);1))" office:value-type="float" office:value="435" calcext:value-type="float">
            <text:p>435</text:p>
          </table:table-cell>
          <table:table-cell table:formula="of:=([.$A324]-1)*MAX(1;FLOOR([.$A324]/(2*[.D$301]);1))" office:value-type="float" office:value="203" calcext:value-type="float">
            <text:p>203</text:p>
          </table:table-cell>
          <table:table-cell table:formula="of:=([.$A324]-1)*MAX(1;FLOOR([.$A324]/(2*[.E$301]);1))" office:value-type="float" office:value="145" calcext:value-type="float">
            <text:p>145</text:p>
          </table:table-cell>
          <table:table-cell table:formula="of:=([.$A324]-1)*MAX(1;FLOOR([.$A324]/(2*[.F$301]);1))" office:value-type="float" office:value="87" calcext:value-type="float">
            <text:p>87</text:p>
          </table:table-cell>
          <table:table-cell table:formula="of:=([.$A324]-1)*MAX(1;FLOOR([.$A324]/(2*[.G$301]);1))" office:value-type="float" office:value="87" calcext:value-type="float">
            <text:p>87</text:p>
          </table:table-cell>
          <table:table-cell table:formula="of:=([.$A324]-1)*MAX(1;FLOOR([.$A324]/(2*[.H$301]);1))" office:value-type="float" office:value="58" calcext:value-type="float">
            <text:p>58</text:p>
          </table:table-cell>
          <table:table-cell table:formula="of:=([.$A324]-1)*MAX(1;FLOOR([.$A324]/(2*[.I$301]);1))" office:value-type="float" office:value="58" calcext:value-type="float">
            <text:p>58</text:p>
          </table:table-cell>
          <table:table-cell table:formula="of:=([.$A324]-1)*MAX(1;FLOOR([.$A324]/(2*[.J$301]);1)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A325]-1)*[.$A325]/2" office:value-type="float" office:value="465" calcext:value-type="float">
            <text:p>465</text:p>
          </table:table-cell>
          <table:table-cell table:formula="of:=([.$A325]-1)*MAX(1;FLOOR([.$A325]/(2*[.C$301]);1))" office:value-type="float" office:value="450" calcext:value-type="float">
            <text:p>450</text:p>
          </table:table-cell>
          <table:table-cell table:formula="of:=([.$A325]-1)*MAX(1;FLOOR([.$A325]/(2*[.D$301]);1))" office:value-type="float" office:value="210" calcext:value-type="float">
            <text:p>210</text:p>
          </table:table-cell>
          <table:table-cell table:formula="of:=([.$A325]-1)*MAX(1;FLOOR([.$A325]/(2*[.E$301]);1))" office:value-type="float" office:value="150" calcext:value-type="float">
            <text:p>150</text:p>
          </table:table-cell>
          <table:table-cell table:formula="of:=([.$A325]-1)*MAX(1;FLOOR([.$A325]/(2*[.F$301]);1))" office:value-type="float" office:value="90" calcext:value-type="float">
            <text:p>90</text:p>
          </table:table-cell>
          <table:table-cell table:formula="of:=([.$A325]-1)*MAX(1;FLOOR([.$A325]/(2*[.G$301]);1))" office:value-type="float" office:value="90" calcext:value-type="float">
            <text:p>90</text:p>
          </table:table-cell>
          <table:table-cell table:formula="of:=([.$A325]-1)*MAX(1;FLOOR([.$A325]/(2*[.H$301]);1))" office:value-type="float" office:value="60" calcext:value-type="float">
            <text:p>60</text:p>
          </table:table-cell>
          <table:table-cell table:formula="of:=([.$A325]-1)*MAX(1;FLOOR([.$A325]/(2*[.I$301]);1))" office:value-type="float" office:value="60" calcext:value-type="float">
            <text:p>60</text:p>
          </table:table-cell>
          <table:table-cell table:formula="of:=([.$A325]-1)*MAX(1;FLOOR([.$A325]/(2*[.J$301]);1)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A326]-1)*[.$A326]/2" office:value-type="float" office:value="496" calcext:value-type="float">
            <text:p>496</text:p>
          </table:table-cell>
          <table:table-cell table:formula="of:=([.$A326]-1)*MAX(1;FLOOR([.$A326]/(2*[.C$301]);1))" office:value-type="float" office:value="496" calcext:value-type="float">
            <text:p>496</text:p>
          </table:table-cell>
          <table:table-cell table:formula="of:=([.$A326]-1)*MAX(1;FLOOR([.$A326]/(2*[.D$301]);1))" office:value-type="float" office:value="248" calcext:value-type="float">
            <text:p>248</text:p>
          </table:table-cell>
          <table:table-cell table:formula="of:=([.$A326]-1)*MAX(1;FLOOR([.$A326]/(2*[.E$301]);1))" office:value-type="float" office:value="155" calcext:value-type="float">
            <text:p>155</text:p>
          </table:table-cell>
          <table:table-cell table:formula="of:=([.$A326]-1)*MAX(1;FLOOR([.$A326]/(2*[.F$301]);1))" office:value-type="float" office:value="124" calcext:value-type="float">
            <text:p>124</text:p>
          </table:table-cell>
          <table:table-cell table:formula="of:=([.$A326]-1)*MAX(1;FLOOR([.$A326]/(2*[.G$301]);1))" office:value-type="float" office:value="93" calcext:value-type="float">
            <text:p>93</text:p>
          </table:table-cell>
          <table:table-cell table:formula="of:=([.$A326]-1)*MAX(1;FLOOR([.$A326]/(2*[.H$301]);1))" office:value-type="float" office:value="62" calcext:value-type="float">
            <text:p>62</text:p>
          </table:table-cell>
          <table:table-cell table:formula="of:=([.$A326]-1)*MAX(1;FLOOR([.$A326]/(2*[.I$301]);1))" office:value-type="float" office:value="62" calcext:value-type="float">
            <text:p>62</text:p>
          </table:table-cell>
          <table:table-cell table:formula="of:=([.$A326]-1)*MAX(1;FLOOR([.$A326]/(2*[.J$301]);1)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A327]-1)*[.$A327]/2" office:value-type="float" office:value="528" calcext:value-type="float">
            <text:p>528</text:p>
          </table:table-cell>
          <table:table-cell table:formula="of:=([.$A327]-1)*MAX(1;FLOOR([.$A327]/(2*[.C$301]);1))" office:value-type="float" office:value="512" calcext:value-type="float">
            <text:p>512</text:p>
          </table:table-cell>
          <table:table-cell table:formula="of:=([.$A327]-1)*MAX(1;FLOOR([.$A327]/(2*[.D$301]);1))" office:value-type="float" office:value="256" calcext:value-type="float">
            <text:p>256</text:p>
          </table:table-cell>
          <table:table-cell table:formula="of:=([.$A327]-1)*MAX(1;FLOOR([.$A327]/(2*[.E$301]);1))" office:value-type="float" office:value="160" calcext:value-type="float">
            <text:p>160</text:p>
          </table:table-cell>
          <table:table-cell table:formula="of:=([.$A327]-1)*MAX(1;FLOOR([.$A327]/(2*[.F$301]);1))" office:value-type="float" office:value="128" calcext:value-type="float">
            <text:p>128</text:p>
          </table:table-cell>
          <table:table-cell table:formula="of:=([.$A327]-1)*MAX(1;FLOOR([.$A327]/(2*[.G$301]);1))" office:value-type="float" office:value="96" calcext:value-type="float">
            <text:p>96</text:p>
          </table:table-cell>
          <table:table-cell table:formula="of:=([.$A327]-1)*MAX(1;FLOOR([.$A327]/(2*[.H$301]);1))" office:value-type="float" office:value="64" calcext:value-type="float">
            <text:p>64</text:p>
          </table:table-cell>
          <table:table-cell table:formula="of:=([.$A327]-1)*MAX(1;FLOOR([.$A327]/(2*[.I$301]);1))" office:value-type="float" office:value="64" calcext:value-type="float">
            <text:p>64</text:p>
          </table:table-cell>
          <table:table-cell table:formula="of:=([.$A327]-1)*MAX(1;FLOOR([.$A327]/(2*[.J$301]);1)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A328]-1)*[.$A328]/2" office:value-type="float" office:value="561" calcext:value-type="float">
            <text:p>561</text:p>
          </table:table-cell>
          <table:table-cell table:formula="of:=([.$A328]-1)*MAX(1;FLOOR([.$A328]/(2*[.C$301]);1))" office:value-type="float" office:value="561" calcext:value-type="float">
            <text:p>561</text:p>
          </table:table-cell>
          <table:table-cell table:formula="of:=([.$A328]-1)*MAX(1;FLOOR([.$A328]/(2*[.D$301]);1))" office:value-type="float" office:value="264" calcext:value-type="float">
            <text:p>264</text:p>
          </table:table-cell>
          <table:table-cell table:formula="of:=([.$A328]-1)*MAX(1;FLOOR([.$A328]/(2*[.E$301]);1))" office:value-type="float" office:value="165" calcext:value-type="float">
            <text:p>165</text:p>
          </table:table-cell>
          <table:table-cell table:formula="of:=([.$A328]-1)*MAX(1;FLOOR([.$A328]/(2*[.F$301]);1))" office:value-type="float" office:value="132" calcext:value-type="float">
            <text:p>132</text:p>
          </table:table-cell>
          <table:table-cell table:formula="of:=([.$A328]-1)*MAX(1;FLOOR([.$A328]/(2*[.G$301]);1))" office:value-type="float" office:value="99" calcext:value-type="float">
            <text:p>99</text:p>
          </table:table-cell>
          <table:table-cell table:formula="of:=([.$A328]-1)*MAX(1;FLOOR([.$A328]/(2*[.H$301]);1))" office:value-type="float" office:value="66" calcext:value-type="float">
            <text:p>66</text:p>
          </table:table-cell>
          <table:table-cell table:formula="of:=([.$A328]-1)*MAX(1;FLOOR([.$A328]/(2*[.I$301]);1))" office:value-type="float" office:value="66" calcext:value-type="float">
            <text:p>66</text:p>
          </table:table-cell>
          <table:table-cell table:formula="of:=([.$A328]-1)*MAX(1;FLOOR([.$A328]/(2*[.J$301]);1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A329]-1)*[.$A329]/2" office:value-type="float" office:value="595" calcext:value-type="float">
            <text:p>595</text:p>
          </table:table-cell>
          <table:table-cell table:formula="of:=([.$A329]-1)*MAX(1;FLOOR([.$A329]/(2*[.C$301]);1))" office:value-type="float" office:value="578" calcext:value-type="float">
            <text:p>578</text:p>
          </table:table-cell>
          <table:table-cell table:formula="of:=([.$A329]-1)*MAX(1;FLOOR([.$A329]/(2*[.D$301]);1))" office:value-type="float" office:value="272" calcext:value-type="float">
            <text:p>272</text:p>
          </table:table-cell>
          <table:table-cell table:formula="of:=([.$A329]-1)*MAX(1;FLOOR([.$A329]/(2*[.E$301]);1))" office:value-type="float" office:value="170" calcext:value-type="float">
            <text:p>170</text:p>
          </table:table-cell>
          <table:table-cell table:formula="of:=([.$A329]-1)*MAX(1;FLOOR([.$A329]/(2*[.F$301]);1))" office:value-type="float" office:value="136" calcext:value-type="float">
            <text:p>136</text:p>
          </table:table-cell>
          <table:table-cell table:formula="of:=([.$A329]-1)*MAX(1;FLOOR([.$A329]/(2*[.G$301]);1))" office:value-type="float" office:value="102" calcext:value-type="float">
            <text:p>102</text:p>
          </table:table-cell>
          <table:table-cell table:formula="of:=([.$A329]-1)*MAX(1;FLOOR([.$A329]/(2*[.H$301]);1))" office:value-type="float" office:value="68" calcext:value-type="float">
            <text:p>68</text:p>
          </table:table-cell>
          <table:table-cell table:formula="of:=([.$A329]-1)*MAX(1;FLOOR([.$A329]/(2*[.I$301]);1))" office:value-type="float" office:value="68" calcext:value-type="float">
            <text:p>68</text:p>
          </table:table-cell>
          <table:table-cell table:formula="of:=([.$A329]-1)*MAX(1;FLOOR([.$A329]/(2*[.J$301]);1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A330]-1)*[.$A330]/2" office:value-type="float" office:value="630" calcext:value-type="float">
            <text:p>630</text:p>
          </table:table-cell>
          <table:table-cell table:formula="of:=([.$A330]-1)*MAX(1;FLOOR([.$A330]/(2*[.C$301]);1))" office:value-type="float" office:value="630" calcext:value-type="float">
            <text:p>630</text:p>
          </table:table-cell>
          <table:table-cell table:formula="of:=([.$A330]-1)*MAX(1;FLOOR([.$A330]/(2*[.D$301]);1))" office:value-type="float" office:value="315" calcext:value-type="float">
            <text:p>315</text:p>
          </table:table-cell>
          <table:table-cell table:formula="of:=([.$A330]-1)*MAX(1;FLOOR([.$A330]/(2*[.E$301]);1))" office:value-type="float" office:value="210" calcext:value-type="float">
            <text:p>210</text:p>
          </table:table-cell>
          <table:table-cell table:formula="of:=([.$A330]-1)*MAX(1;FLOOR([.$A330]/(2*[.F$301]);1))" office:value-type="float" office:value="140" calcext:value-type="float">
            <text:p>140</text:p>
          </table:table-cell>
          <table:table-cell table:formula="of:=([.$A330]-1)*MAX(1;FLOOR([.$A330]/(2*[.G$301]);1))" office:value-type="float" office:value="105" calcext:value-type="float">
            <text:p>105</text:p>
          </table:table-cell>
          <table:table-cell table:formula="of:=([.$A330]-1)*MAX(1;FLOOR([.$A330]/(2*[.H$301]);1))" office:value-type="float" office:value="105" calcext:value-type="float">
            <text:p>105</text:p>
          </table:table-cell>
          <table:table-cell table:formula="of:=([.$A330]-1)*MAX(1;FLOOR([.$A330]/(2*[.I$301]);1))" office:value-type="float" office:value="70" calcext:value-type="float">
            <text:p>70</text:p>
          </table:table-cell>
          <table:table-cell table:formula="of:=([.$A330]-1)*MAX(1;FLOOR([.$A330]/(2*[.J$301]);1)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A331]-1)*[.$A331]/2" office:value-type="float" office:value="666" calcext:value-type="float">
            <text:p>666</text:p>
          </table:table-cell>
          <table:table-cell table:formula="of:=([.$A331]-1)*MAX(1;FLOOR([.$A331]/(2*[.C$301]);1))" office:value-type="float" office:value="648" calcext:value-type="float">
            <text:p>648</text:p>
          </table:table-cell>
          <table:table-cell table:formula="of:=([.$A331]-1)*MAX(1;FLOOR([.$A331]/(2*[.D$301]);1))" office:value-type="float" office:value="324" calcext:value-type="float">
            <text:p>324</text:p>
          </table:table-cell>
          <table:table-cell table:formula="of:=([.$A331]-1)*MAX(1;FLOOR([.$A331]/(2*[.E$301]);1))" office:value-type="float" office:value="216" calcext:value-type="float">
            <text:p>216</text:p>
          </table:table-cell>
          <table:table-cell table:formula="of:=([.$A331]-1)*MAX(1;FLOOR([.$A331]/(2*[.F$301]);1))" office:value-type="float" office:value="144" calcext:value-type="float">
            <text:p>144</text:p>
          </table:table-cell>
          <table:table-cell table:formula="of:=([.$A331]-1)*MAX(1;FLOOR([.$A331]/(2*[.G$301]);1))" office:value-type="float" office:value="108" calcext:value-type="float">
            <text:p>108</text:p>
          </table:table-cell>
          <table:table-cell table:formula="of:=([.$A331]-1)*MAX(1;FLOOR([.$A331]/(2*[.H$301]);1))" office:value-type="float" office:value="108" calcext:value-type="float">
            <text:p>108</text:p>
          </table:table-cell>
          <table:table-cell table:formula="of:=([.$A331]-1)*MAX(1;FLOOR([.$A331]/(2*[.I$301]);1))" office:value-type="float" office:value="72" calcext:value-type="float">
            <text:p>72</text:p>
          </table:table-cell>
          <table:table-cell table:formula="of:=([.$A331]-1)*MAX(1;FLOOR([.$A331]/(2*[.J$301]);1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A332]-1)*[.$A332]/2" office:value-type="float" office:value="703" calcext:value-type="float">
            <text:p>703</text:p>
          </table:table-cell>
          <table:table-cell table:formula="of:=([.$A332]-1)*MAX(1;FLOOR([.$A332]/(2*[.C$301]);1))" office:value-type="float" office:value="703" calcext:value-type="float">
            <text:p>703</text:p>
          </table:table-cell>
          <table:table-cell table:formula="of:=([.$A332]-1)*MAX(1;FLOOR([.$A332]/(2*[.D$301]);1))" office:value-type="float" office:value="333" calcext:value-type="float">
            <text:p>333</text:p>
          </table:table-cell>
          <table:table-cell table:formula="of:=([.$A332]-1)*MAX(1;FLOOR([.$A332]/(2*[.E$301]);1))" office:value-type="float" office:value="222" calcext:value-type="float">
            <text:p>222</text:p>
          </table:table-cell>
          <table:table-cell table:formula="of:=([.$A332]-1)*MAX(1;FLOOR([.$A332]/(2*[.F$301]);1))" office:value-type="float" office:value="148" calcext:value-type="float">
            <text:p>148</text:p>
          </table:table-cell>
          <table:table-cell table:formula="of:=([.$A332]-1)*MAX(1;FLOOR([.$A332]/(2*[.G$301]);1))" office:value-type="float" office:value="111" calcext:value-type="float">
            <text:p>111</text:p>
          </table:table-cell>
          <table:table-cell table:formula="of:=([.$A332]-1)*MAX(1;FLOOR([.$A332]/(2*[.H$301]);1))" office:value-type="float" office:value="111" calcext:value-type="float">
            <text:p>111</text:p>
          </table:table-cell>
          <table:table-cell table:formula="of:=([.$A332]-1)*MAX(1;FLOOR([.$A332]/(2*[.I$301]);1))" office:value-type="float" office:value="74" calcext:value-type="float">
            <text:p>74</text:p>
          </table:table-cell>
          <table:table-cell table:formula="of:=([.$A332]-1)*MAX(1;FLOOR([.$A332]/(2*[.J$301]);1)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A333]-1)*[.$A333]/2" office:value-type="float" office:value="741" calcext:value-type="float">
            <text:p>741</text:p>
          </table:table-cell>
          <table:table-cell table:formula="of:=([.$A333]-1)*MAX(1;FLOOR([.$A333]/(2*[.C$301]);1))" office:value-type="float" office:value="722" calcext:value-type="float">
            <text:p>722</text:p>
          </table:table-cell>
          <table:table-cell table:formula="of:=([.$A333]-1)*MAX(1;FLOOR([.$A333]/(2*[.D$301]);1))" office:value-type="float" office:value="342" calcext:value-type="float">
            <text:p>342</text:p>
          </table:table-cell>
          <table:table-cell table:formula="of:=([.$A333]-1)*MAX(1;FLOOR([.$A333]/(2*[.E$301]);1))" office:value-type="float" office:value="228" calcext:value-type="float">
            <text:p>228</text:p>
          </table:table-cell>
          <table:table-cell table:formula="of:=([.$A333]-1)*MAX(1;FLOOR([.$A333]/(2*[.F$301]);1))" office:value-type="float" office:value="152" calcext:value-type="float">
            <text:p>152</text:p>
          </table:table-cell>
          <table:table-cell table:formula="of:=([.$A333]-1)*MAX(1;FLOOR([.$A333]/(2*[.G$301]);1))" office:value-type="float" office:value="114" calcext:value-type="float">
            <text:p>114</text:p>
          </table:table-cell>
          <table:table-cell table:formula="of:=([.$A333]-1)*MAX(1;FLOOR([.$A333]/(2*[.H$301]);1))" office:value-type="float" office:value="114" calcext:value-type="float">
            <text:p>114</text:p>
          </table:table-cell>
          <table:table-cell table:formula="of:=([.$A333]-1)*MAX(1;FLOOR([.$A333]/(2*[.I$301]);1))" office:value-type="float" office:value="76" calcext:value-type="float">
            <text:p>76</text:p>
          </table:table-cell>
          <table:table-cell table:formula="of:=([.$A333]-1)*MAX(1;FLOOR([.$A333]/(2*[.J$301]);1)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A334]-1)*[.$A334]/2" office:value-type="float" office:value="780" calcext:value-type="float">
            <text:p>780</text:p>
          </table:table-cell>
          <table:table-cell table:formula="of:=([.$A334]-1)*MAX(1;FLOOR([.$A334]/(2*[.C$301]);1))" office:value-type="float" office:value="780" calcext:value-type="float">
            <text:p>780</text:p>
          </table:table-cell>
          <table:table-cell table:formula="of:=([.$A334]-1)*MAX(1;FLOOR([.$A334]/(2*[.D$301]);1))" office:value-type="float" office:value="390" calcext:value-type="float">
            <text:p>390</text:p>
          </table:table-cell>
          <table:table-cell table:formula="of:=([.$A334]-1)*MAX(1;FLOOR([.$A334]/(2*[.E$301]);1))" office:value-type="float" office:value="234" calcext:value-type="float">
            <text:p>234</text:p>
          </table:table-cell>
          <table:table-cell table:formula="of:=([.$A334]-1)*MAX(1;FLOOR([.$A334]/(2*[.F$301]);1))" office:value-type="float" office:value="195" calcext:value-type="float">
            <text:p>195</text:p>
          </table:table-cell>
          <table:table-cell table:formula="of:=([.$A334]-1)*MAX(1;FLOOR([.$A334]/(2*[.G$301]);1))" office:value-type="float" office:value="156" calcext:value-type="float">
            <text:p>156</text:p>
          </table:table-cell>
          <table:table-cell table:formula="of:=([.$A334]-1)*MAX(1;FLOOR([.$A334]/(2*[.H$301]);1))" office:value-type="float" office:value="117" calcext:value-type="float">
            <text:p>117</text:p>
          </table:table-cell>
          <table:table-cell table:formula="of:=([.$A334]-1)*MAX(1;FLOOR([.$A334]/(2*[.I$301]);1))" office:value-type="float" office:value="78" calcext:value-type="float">
            <text:p>78</text:p>
          </table:table-cell>
          <table:table-cell table:formula="of:=([.$A334]-1)*MAX(1;FLOOR([.$A334]/(2*[.J$301]);1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A335]-1)*[.$A335]/2" office:value-type="float" office:value="820" calcext:value-type="float">
            <text:p>820</text:p>
          </table:table-cell>
          <table:table-cell table:formula="of:=([.$A335]-1)*MAX(1;FLOOR([.$A335]/(2*[.C$301]);1))" office:value-type="float" office:value="800" calcext:value-type="float">
            <text:p>800</text:p>
          </table:table-cell>
          <table:table-cell table:formula="of:=([.$A335]-1)*MAX(1;FLOOR([.$A335]/(2*[.D$301]);1))" office:value-type="float" office:value="400" calcext:value-type="float">
            <text:p>400</text:p>
          </table:table-cell>
          <table:table-cell table:formula="of:=([.$A335]-1)*MAX(1;FLOOR([.$A335]/(2*[.E$301]);1))" office:value-type="float" office:value="240" calcext:value-type="float">
            <text:p>240</text:p>
          </table:table-cell>
          <table:table-cell table:formula="of:=([.$A335]-1)*MAX(1;FLOOR([.$A335]/(2*[.F$301]);1))" office:value-type="float" office:value="200" calcext:value-type="float">
            <text:p>200</text:p>
          </table:table-cell>
          <table:table-cell table:formula="of:=([.$A335]-1)*MAX(1;FLOOR([.$A335]/(2*[.G$301]);1))" office:value-type="float" office:value="160" calcext:value-type="float">
            <text:p>160</text:p>
          </table:table-cell>
          <table:table-cell table:formula="of:=([.$A335]-1)*MAX(1;FLOOR([.$A335]/(2*[.H$301]);1))" office:value-type="float" office:value="120" calcext:value-type="float">
            <text:p>120</text:p>
          </table:table-cell>
          <table:table-cell table:formula="of:=([.$A335]-1)*MAX(1;FLOOR([.$A335]/(2*[.I$301]);1))" office:value-type="float" office:value="80" calcext:value-type="float">
            <text:p>80</text:p>
          </table:table-cell>
          <table:table-cell table:formula="of:=([.$A335]-1)*MAX(1;FLOOR([.$A335]/(2*[.J$301]);1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A336]-1)*[.$A336]/2" office:value-type="float" office:value="861" calcext:value-type="float">
            <text:p>861</text:p>
          </table:table-cell>
          <table:table-cell table:formula="of:=([.$A336]-1)*MAX(1;FLOOR([.$A336]/(2*[.C$301]);1))" office:value-type="float" office:value="861" calcext:value-type="float">
            <text:p>861</text:p>
          </table:table-cell>
          <table:table-cell table:formula="of:=([.$A336]-1)*MAX(1;FLOOR([.$A336]/(2*[.D$301]);1))" office:value-type="float" office:value="410" calcext:value-type="float">
            <text:p>410</text:p>
          </table:table-cell>
          <table:table-cell table:formula="of:=([.$A336]-1)*MAX(1;FLOOR([.$A336]/(2*[.E$301]);1))" office:value-type="float" office:value="287" calcext:value-type="float">
            <text:p>287</text:p>
          </table:table-cell>
          <table:table-cell table:formula="of:=([.$A336]-1)*MAX(1;FLOOR([.$A336]/(2*[.F$301]);1))" office:value-type="float" office:value="205" calcext:value-type="float">
            <text:p>205</text:p>
          </table:table-cell>
          <table:table-cell table:formula="of:=([.$A336]-1)*MAX(1;FLOOR([.$A336]/(2*[.G$301]);1))" office:value-type="float" office:value="164" calcext:value-type="float">
            <text:p>164</text:p>
          </table:table-cell>
          <table:table-cell table:formula="of:=([.$A336]-1)*MAX(1;FLOOR([.$A336]/(2*[.H$301]);1))" office:value-type="float" office:value="123" calcext:value-type="float">
            <text:p>123</text:p>
          </table:table-cell>
          <table:table-cell table:formula="of:=([.$A336]-1)*MAX(1;FLOOR([.$A336]/(2*[.I$301]);1))" office:value-type="float" office:value="123" calcext:value-type="float">
            <text:p>123</text:p>
          </table:table-cell>
          <table:table-cell table:formula="of:=([.$A336]-1)*MAX(1;FLOOR([.$A336]/(2*[.J$301]);1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A337]-1)*[.$A337]/2" office:value-type="float" office:value="903" calcext:value-type="float">
            <text:p>903</text:p>
          </table:table-cell>
          <table:table-cell table:formula="of:=([.$A337]-1)*MAX(1;FLOOR([.$A337]/(2*[.C$301]);1))" office:value-type="float" office:value="882" calcext:value-type="float">
            <text:p>882</text:p>
          </table:table-cell>
          <table:table-cell table:formula="of:=([.$A337]-1)*MAX(1;FLOOR([.$A337]/(2*[.D$301]);1))" office:value-type="float" office:value="420" calcext:value-type="float">
            <text:p>420</text:p>
          </table:table-cell>
          <table:table-cell table:formula="of:=([.$A337]-1)*MAX(1;FLOOR([.$A337]/(2*[.E$301]);1))" office:value-type="float" office:value="294" calcext:value-type="float">
            <text:p>294</text:p>
          </table:table-cell>
          <table:table-cell table:formula="of:=([.$A337]-1)*MAX(1;FLOOR([.$A337]/(2*[.F$301]);1))" office:value-type="float" office:value="210" calcext:value-type="float">
            <text:p>210</text:p>
          </table:table-cell>
          <table:table-cell table:formula="of:=([.$A337]-1)*MAX(1;FLOOR([.$A337]/(2*[.G$301]);1))" office:value-type="float" office:value="168" calcext:value-type="float">
            <text:p>168</text:p>
          </table:table-cell>
          <table:table-cell table:formula="of:=([.$A337]-1)*MAX(1;FLOOR([.$A337]/(2*[.H$301]);1))" office:value-type="float" office:value="126" calcext:value-type="float">
            <text:p>126</text:p>
          </table:table-cell>
          <table:table-cell table:formula="of:=([.$A337]-1)*MAX(1;FLOOR([.$A337]/(2*[.I$301]);1))" office:value-type="float" office:value="126" calcext:value-type="float">
            <text:p>126</text:p>
          </table:table-cell>
          <table:table-cell table:formula="of:=([.$A337]-1)*MAX(1;FLOOR([.$A337]/(2*[.J$301]);1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A338]-1)*[.$A338]/2" office:value-type="float" office:value="946" calcext:value-type="float">
            <text:p>946</text:p>
          </table:table-cell>
          <table:table-cell table:formula="of:=([.$A338]-1)*MAX(1;FLOOR([.$A338]/(2*[.C$301]);1))" office:value-type="float" office:value="946" calcext:value-type="float">
            <text:p>946</text:p>
          </table:table-cell>
          <table:table-cell table:formula="of:=([.$A338]-1)*MAX(1;FLOOR([.$A338]/(2*[.D$301]);1))" office:value-type="float" office:value="473" calcext:value-type="float">
            <text:p>473</text:p>
          </table:table-cell>
          <table:table-cell table:formula="of:=([.$A338]-1)*MAX(1;FLOOR([.$A338]/(2*[.E$301]);1))" office:value-type="float" office:value="301" calcext:value-type="float">
            <text:p>301</text:p>
          </table:table-cell>
          <table:table-cell table:formula="of:=([.$A338]-1)*MAX(1;FLOOR([.$A338]/(2*[.F$301]);1))" office:value-type="float" office:value="215" calcext:value-type="float">
            <text:p>215</text:p>
          </table:table-cell>
          <table:table-cell table:formula="of:=([.$A338]-1)*MAX(1;FLOOR([.$A338]/(2*[.G$301]);1))" office:value-type="float" office:value="172" calcext:value-type="float">
            <text:p>172</text:p>
          </table:table-cell>
          <table:table-cell table:formula="of:=([.$A338]-1)*MAX(1;FLOOR([.$A338]/(2*[.H$301]);1))" office:value-type="float" office:value="129" calcext:value-type="float">
            <text:p>129</text:p>
          </table:table-cell>
          <table:table-cell table:formula="of:=([.$A338]-1)*MAX(1;FLOOR([.$A338]/(2*[.I$301]);1))" office:value-type="float" office:value="129" calcext:value-type="float">
            <text:p>129</text:p>
          </table:table-cell>
          <table:table-cell table:formula="of:=([.$A338]-1)*MAX(1;FLOOR([.$A338]/(2*[.J$301]);1)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A339]-1)*[.$A339]/2" office:value-type="float" office:value="990" calcext:value-type="float">
            <text:p>990</text:p>
          </table:table-cell>
          <table:table-cell table:formula="of:=([.$A339]-1)*MAX(1;FLOOR([.$A339]/(2*[.C$301]);1))" office:value-type="float" office:value="968" calcext:value-type="float">
            <text:p>968</text:p>
          </table:table-cell>
          <table:table-cell table:formula="of:=([.$A339]-1)*MAX(1;FLOOR([.$A339]/(2*[.D$301]);1))" office:value-type="float" office:value="484" calcext:value-type="float">
            <text:p>484</text:p>
          </table:table-cell>
          <table:table-cell table:formula="of:=([.$A339]-1)*MAX(1;FLOOR([.$A339]/(2*[.E$301]);1))" office:value-type="float" office:value="308" calcext:value-type="float">
            <text:p>308</text:p>
          </table:table-cell>
          <table:table-cell table:formula="of:=([.$A339]-1)*MAX(1;FLOOR([.$A339]/(2*[.F$301]);1))" office:value-type="float" office:value="220" calcext:value-type="float">
            <text:p>220</text:p>
          </table:table-cell>
          <table:table-cell table:formula="of:=([.$A339]-1)*MAX(1;FLOOR([.$A339]/(2*[.G$301]);1))" office:value-type="float" office:value="176" calcext:value-type="float">
            <text:p>176</text:p>
          </table:table-cell>
          <table:table-cell table:formula="of:=([.$A339]-1)*MAX(1;FLOOR([.$A339]/(2*[.H$301]);1))" office:value-type="float" office:value="132" calcext:value-type="float">
            <text:p>132</text:p>
          </table:table-cell>
          <table:table-cell table:formula="of:=([.$A339]-1)*MAX(1;FLOOR([.$A339]/(2*[.I$301]);1))" office:value-type="float" office:value="132" calcext:value-type="float">
            <text:p>132</text:p>
          </table:table-cell>
          <table:table-cell table:formula="of:=([.$A339]-1)*MAX(1;FLOOR([.$A339]/(2*[.J$301]);1)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A340]-1)*[.$A340]/2" office:value-type="float" office:value="1035" calcext:value-type="float">
            <text:p>1035</text:p>
          </table:table-cell>
          <table:table-cell table:formula="of:=([.$A340]-1)*MAX(1;FLOOR([.$A340]/(2*[.C$301]);1))" office:value-type="float" office:value="1035" calcext:value-type="float">
            <text:p>1035</text:p>
          </table:table-cell>
          <table:table-cell table:formula="of:=([.$A340]-1)*MAX(1;FLOOR([.$A340]/(2*[.D$301]);1))" office:value-type="float" office:value="495" calcext:value-type="float">
            <text:p>495</text:p>
          </table:table-cell>
          <table:table-cell table:formula="of:=([.$A340]-1)*MAX(1;FLOOR([.$A340]/(2*[.E$301]);1))" office:value-type="float" office:value="315" calcext:value-type="float">
            <text:p>315</text:p>
          </table:table-cell>
          <table:table-cell table:formula="of:=([.$A340]-1)*MAX(1;FLOOR([.$A340]/(2*[.F$301]);1))" office:value-type="float" office:value="225" calcext:value-type="float">
            <text:p>225</text:p>
          </table:table-cell>
          <table:table-cell table:formula="of:=([.$A340]-1)*MAX(1;FLOOR([.$A340]/(2*[.G$301]);1))" office:value-type="float" office:value="180" calcext:value-type="float">
            <text:p>180</text:p>
          </table:table-cell>
          <table:table-cell table:formula="of:=([.$A340]-1)*MAX(1;FLOOR([.$A340]/(2*[.H$301]);1))" office:value-type="float" office:value="135" calcext:value-type="float">
            <text:p>135</text:p>
          </table:table-cell>
          <table:table-cell table:formula="of:=([.$A340]-1)*MAX(1;FLOOR([.$A340]/(2*[.I$301]);1))" office:value-type="float" office:value="135" calcext:value-type="float">
            <text:p>135</text:p>
          </table:table-cell>
          <table:table-cell table:formula="of:=([.$A340]-1)*MAX(1;FLOOR([.$A340]/(2*[.J$301]);1)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A341]-1)*[.$A341]/2" office:value-type="float" office:value="1081" calcext:value-type="float">
            <text:p>1081</text:p>
          </table:table-cell>
          <table:table-cell table:formula="of:=([.$A341]-1)*MAX(1;FLOOR([.$A341]/(2*[.C$301]);1))" office:value-type="float" office:value="1058" calcext:value-type="float">
            <text:p>1058</text:p>
          </table:table-cell>
          <table:table-cell table:formula="of:=([.$A341]-1)*MAX(1;FLOOR([.$A341]/(2*[.D$301]);1))" office:value-type="float" office:value="506" calcext:value-type="float">
            <text:p>506</text:p>
          </table:table-cell>
          <table:table-cell table:formula="of:=([.$A341]-1)*MAX(1;FLOOR([.$A341]/(2*[.E$301]);1))" office:value-type="float" office:value="322" calcext:value-type="float">
            <text:p>322</text:p>
          </table:table-cell>
          <table:table-cell table:formula="of:=([.$A341]-1)*MAX(1;FLOOR([.$A341]/(2*[.F$301]);1))" office:value-type="float" office:value="230" calcext:value-type="float">
            <text:p>230</text:p>
          </table:table-cell>
          <table:table-cell table:formula="of:=([.$A341]-1)*MAX(1;FLOOR([.$A341]/(2*[.G$301]);1))" office:value-type="float" office:value="184" calcext:value-type="float">
            <text:p>184</text:p>
          </table:table-cell>
          <table:table-cell table:formula="of:=([.$A341]-1)*MAX(1;FLOOR([.$A341]/(2*[.H$301]);1))" office:value-type="float" office:value="138" calcext:value-type="float">
            <text:p>138</text:p>
          </table:table-cell>
          <table:table-cell table:formula="of:=([.$A341]-1)*MAX(1;FLOOR([.$A341]/(2*[.I$301]);1))" office:value-type="float" office:value="138" calcext:value-type="float">
            <text:p>138</text:p>
          </table:table-cell>
          <table:table-cell table:formula="of:=([.$A341]-1)*MAX(1;FLOOR([.$A341]/(2*[.J$301]);1)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A342]-1)*[.$A342]/2" office:value-type="float" office:value="1128" calcext:value-type="float">
            <text:p>1128</text:p>
          </table:table-cell>
          <table:table-cell table:formula="of:=([.$A342]-1)*MAX(1;FLOOR([.$A342]/(2*[.C$301]);1))" office:value-type="float" office:value="1128" calcext:value-type="float">
            <text:p>1128</text:p>
          </table:table-cell>
          <table:table-cell table:formula="of:=([.$A342]-1)*MAX(1;FLOOR([.$A342]/(2*[.D$301]);1))" office:value-type="float" office:value="564" calcext:value-type="float">
            <text:p>564</text:p>
          </table:table-cell>
          <table:table-cell table:formula="of:=([.$A342]-1)*MAX(1;FLOOR([.$A342]/(2*[.E$301]);1))" office:value-type="float" office:value="376" calcext:value-type="float">
            <text:p>376</text:p>
          </table:table-cell>
          <table:table-cell table:formula="of:=([.$A342]-1)*MAX(1;FLOOR([.$A342]/(2*[.F$301]);1))" office:value-type="float" office:value="282" calcext:value-type="float">
            <text:p>282</text:p>
          </table:table-cell>
          <table:table-cell table:formula="of:=([.$A342]-1)*MAX(1;FLOOR([.$A342]/(2*[.G$301]);1))" office:value-type="float" office:value="188" calcext:value-type="float">
            <text:p>188</text:p>
          </table:table-cell>
          <table:table-cell table:formula="of:=([.$A342]-1)*MAX(1;FLOOR([.$A342]/(2*[.H$301]);1))" office:value-type="float" office:value="188" calcext:value-type="float">
            <text:p>188</text:p>
          </table:table-cell>
          <table:table-cell table:formula="of:=([.$A342]-1)*MAX(1;FLOOR([.$A342]/(2*[.I$301]);1))" office:value-type="float" office:value="141" calcext:value-type="float">
            <text:p>141</text:p>
          </table:table-cell>
          <table:table-cell table:formula="of:=([.$A342]-1)*MAX(1;FLOOR([.$A342]/(2*[.J$301]);1)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A343]-1)*[.$A343]/2" office:value-type="float" office:value="1176" calcext:value-type="float">
            <text:p>1176</text:p>
          </table:table-cell>
          <table:table-cell table:formula="of:=([.$A343]-1)*MAX(1;FLOOR([.$A343]/(2*[.C$301]);1))" office:value-type="float" office:value="1152" calcext:value-type="float">
            <text:p>1152</text:p>
          </table:table-cell>
          <table:table-cell table:formula="of:=([.$A343]-1)*MAX(1;FLOOR([.$A343]/(2*[.D$301]);1))" office:value-type="float" office:value="576" calcext:value-type="float">
            <text:p>576</text:p>
          </table:table-cell>
          <table:table-cell table:formula="of:=([.$A343]-1)*MAX(1;FLOOR([.$A343]/(2*[.E$301]);1))" office:value-type="float" office:value="384" calcext:value-type="float">
            <text:p>384</text:p>
          </table:table-cell>
          <table:table-cell table:formula="of:=([.$A343]-1)*MAX(1;FLOOR([.$A343]/(2*[.F$301]);1))" office:value-type="float" office:value="288" calcext:value-type="float">
            <text:p>288</text:p>
          </table:table-cell>
          <table:table-cell table:formula="of:=([.$A343]-1)*MAX(1;FLOOR([.$A343]/(2*[.G$301]);1))" office:value-type="float" office:value="192" calcext:value-type="float">
            <text:p>192</text:p>
          </table:table-cell>
          <table:table-cell table:formula="of:=([.$A343]-1)*MAX(1;FLOOR([.$A343]/(2*[.H$301]);1))" office:value-type="float" office:value="192" calcext:value-type="float">
            <text:p>192</text:p>
          </table:table-cell>
          <table:table-cell table:formula="of:=([.$A343]-1)*MAX(1;FLOOR([.$A343]/(2*[.I$301]);1))" office:value-type="float" office:value="144" calcext:value-type="float">
            <text:p>144</text:p>
          </table:table-cell>
          <table:table-cell table:formula="of:=([.$A343]-1)*MAX(1;FLOOR([.$A343]/(2*[.J$301]);1)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A344]-1)*[.$A344]/2" office:value-type="float" office:value="1225" calcext:value-type="float">
            <text:p>1225</text:p>
          </table:table-cell>
          <table:table-cell table:formula="of:=([.$A344]-1)*MAX(1;FLOOR([.$A344]/(2*[.C$301]);1))" office:value-type="float" office:value="1225" calcext:value-type="float">
            <text:p>1225</text:p>
          </table:table-cell>
          <table:table-cell table:formula="of:=([.$A344]-1)*MAX(1;FLOOR([.$A344]/(2*[.D$301]);1))" office:value-type="float" office:value="588" calcext:value-type="float">
            <text:p>588</text:p>
          </table:table-cell>
          <table:table-cell table:formula="of:=([.$A344]-1)*MAX(1;FLOOR([.$A344]/(2*[.E$301]);1))" office:value-type="float" office:value="392" calcext:value-type="float">
            <text:p>392</text:p>
          </table:table-cell>
          <table:table-cell table:formula="of:=([.$A344]-1)*MAX(1;FLOOR([.$A344]/(2*[.F$301]);1))" office:value-type="float" office:value="294" calcext:value-type="float">
            <text:p>294</text:p>
          </table:table-cell>
          <table:table-cell table:formula="of:=([.$A344]-1)*MAX(1;FLOOR([.$A344]/(2*[.G$301]);1))" office:value-type="float" office:value="245" calcext:value-type="float">
            <text:p>245</text:p>
          </table:table-cell>
          <table:table-cell table:formula="of:=([.$A344]-1)*MAX(1;FLOOR([.$A344]/(2*[.H$301]);1))" office:value-type="float" office:value="196" calcext:value-type="float">
            <text:p>196</text:p>
          </table:table-cell>
          <table:table-cell table:formula="of:=([.$A344]-1)*MAX(1;FLOOR([.$A344]/(2*[.I$301]);1))" office:value-type="float" office:value="147" calcext:value-type="float">
            <text:p>147</text:p>
          </table:table-cell>
          <table:table-cell table:formula="of:=([.$A344]-1)*MAX(1;FLOOR([.$A344]/(2*[.J$301]);1)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A345]-1)*[.$A345]/2" office:value-type="float" office:value="1275" calcext:value-type="float">
            <text:p>1275</text:p>
          </table:table-cell>
          <table:table-cell table:formula="of:=([.$A345]-1)*MAX(1;FLOOR([.$A345]/(2*[.C$301]);1))" office:value-type="float" office:value="1250" calcext:value-type="float">
            <text:p>1250</text:p>
          </table:table-cell>
          <table:table-cell table:formula="of:=([.$A345]-1)*MAX(1;FLOOR([.$A345]/(2*[.D$301]);1))" office:value-type="float" office:value="600" calcext:value-type="float">
            <text:p>600</text:p>
          </table:table-cell>
          <table:table-cell table:formula="of:=([.$A345]-1)*MAX(1;FLOOR([.$A345]/(2*[.E$301]);1))" office:value-type="float" office:value="400" calcext:value-type="float">
            <text:p>400</text:p>
          </table:table-cell>
          <table:table-cell table:formula="of:=([.$A345]-1)*MAX(1;FLOOR([.$A345]/(2*[.F$301]);1))" office:value-type="float" office:value="300" calcext:value-type="float">
            <text:p>300</text:p>
          </table:table-cell>
          <table:table-cell table:formula="of:=([.$A345]-1)*MAX(1;FLOOR([.$A345]/(2*[.G$301]);1))" office:value-type="float" office:value="250" calcext:value-type="float">
            <text:p>250</text:p>
          </table:table-cell>
          <table:table-cell table:formula="of:=([.$A345]-1)*MAX(1;FLOOR([.$A345]/(2*[.H$301]);1))" office:value-type="float" office:value="200" calcext:value-type="float">
            <text:p>200</text:p>
          </table:table-cell>
          <table:table-cell table:formula="of:=([.$A345]-1)*MAX(1;FLOOR([.$A345]/(2*[.I$301]);1))" office:value-type="float" office:value="150" calcext:value-type="float">
            <text:p>150</text:p>
          </table:table-cell>
          <table:table-cell table:formula="of:=([.$A345]-1)*MAX(1;FLOOR([.$A345]/(2*[.J$301]);1)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A346]-1)*[.$A346]/2" office:value-type="float" office:value="1326" calcext:value-type="float">
            <text:p>1326</text:p>
          </table:table-cell>
          <table:table-cell table:formula="of:=([.$A346]-1)*MAX(1;FLOOR([.$A346]/(2*[.C$301]);1))" office:value-type="float" office:value="1326" calcext:value-type="float">
            <text:p>1326</text:p>
          </table:table-cell>
          <table:table-cell table:formula="of:=([.$A346]-1)*MAX(1;FLOOR([.$A346]/(2*[.D$301]);1))" office:value-type="float" office:value="663" calcext:value-type="float">
            <text:p>663</text:p>
          </table:table-cell>
          <table:table-cell table:formula="of:=([.$A346]-1)*MAX(1;FLOOR([.$A346]/(2*[.E$301]);1))" office:value-type="float" office:value="408" calcext:value-type="float">
            <text:p>408</text:p>
          </table:table-cell>
          <table:table-cell table:formula="of:=([.$A346]-1)*MAX(1;FLOOR([.$A346]/(2*[.F$301]);1))" office:value-type="float" office:value="306" calcext:value-type="float">
            <text:p>306</text:p>
          </table:table-cell>
          <table:table-cell table:formula="of:=([.$A346]-1)*MAX(1;FLOOR([.$A346]/(2*[.G$301]);1))" office:value-type="float" office:value="255" calcext:value-type="float">
            <text:p>255</text:p>
          </table:table-cell>
          <table:table-cell table:formula="of:=([.$A346]-1)*MAX(1;FLOOR([.$A346]/(2*[.H$301]);1))" office:value-type="float" office:value="204" calcext:value-type="float">
            <text:p>204</text:p>
          </table:table-cell>
          <table:table-cell table:formula="of:=([.$A346]-1)*MAX(1;FLOOR([.$A346]/(2*[.I$301]);1))" office:value-type="float" office:value="153" calcext:value-type="float">
            <text:p>153</text:p>
          </table:table-cell>
          <table:table-cell table:formula="of:=([.$A346]-1)*MAX(1;FLOOR([.$A346]/(2*[.J$301]);1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A347]-1)*[.$A347]/2" office:value-type="float" office:value="1378" calcext:value-type="float">
            <text:p>1378</text:p>
          </table:table-cell>
          <table:table-cell table:formula="of:=([.$A347]-1)*MAX(1;FLOOR([.$A347]/(2*[.C$301]);1))" office:value-type="float" office:value="1352" calcext:value-type="float">
            <text:p>1352</text:p>
          </table:table-cell>
          <table:table-cell table:formula="of:=([.$A347]-1)*MAX(1;FLOOR([.$A347]/(2*[.D$301]);1))" office:value-type="float" office:value="676" calcext:value-type="float">
            <text:p>676</text:p>
          </table:table-cell>
          <table:table-cell table:formula="of:=([.$A347]-1)*MAX(1;FLOOR([.$A347]/(2*[.E$301]);1))" office:value-type="float" office:value="416" calcext:value-type="float">
            <text:p>416</text:p>
          </table:table-cell>
          <table:table-cell table:formula="of:=([.$A347]-1)*MAX(1;FLOOR([.$A347]/(2*[.F$301]);1))" office:value-type="float" office:value="312" calcext:value-type="float">
            <text:p>312</text:p>
          </table:table-cell>
          <table:table-cell table:formula="of:=([.$A347]-1)*MAX(1;FLOOR([.$A347]/(2*[.G$301]);1))" office:value-type="float" office:value="260" calcext:value-type="float">
            <text:p>260</text:p>
          </table:table-cell>
          <table:table-cell table:formula="of:=([.$A347]-1)*MAX(1;FLOOR([.$A347]/(2*[.H$301]);1))" office:value-type="float" office:value="208" calcext:value-type="float">
            <text:p>208</text:p>
          </table:table-cell>
          <table:table-cell table:formula="of:=([.$A347]-1)*MAX(1;FLOOR([.$A347]/(2*[.I$301]);1))" office:value-type="float" office:value="156" calcext:value-type="float">
            <text:p>156</text:p>
          </table:table-cell>
          <table:table-cell table:formula="of:=([.$A347]-1)*MAX(1;FLOOR([.$A347]/(2*[.J$301]);1)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A348]-1)*[.$A348]/2" office:value-type="float" office:value="1431" calcext:value-type="float">
            <text:p>1431</text:p>
          </table:table-cell>
          <table:table-cell table:formula="of:=([.$A348]-1)*MAX(1;FLOOR([.$A348]/(2*[.C$301]);1))" office:value-type="float" office:value="1431" calcext:value-type="float">
            <text:p>1431</text:p>
          </table:table-cell>
          <table:table-cell table:formula="of:=([.$A348]-1)*MAX(1;FLOOR([.$A348]/(2*[.D$301]);1))" office:value-type="float" office:value="689" calcext:value-type="float">
            <text:p>689</text:p>
          </table:table-cell>
          <table:table-cell table:formula="of:=([.$A348]-1)*MAX(1;FLOOR([.$A348]/(2*[.E$301]);1))" office:value-type="float" office:value="477" calcext:value-type="float">
            <text:p>477</text:p>
          </table:table-cell>
          <table:table-cell table:formula="of:=([.$A348]-1)*MAX(1;FLOOR([.$A348]/(2*[.F$301]);1))" office:value-type="float" office:value="318" calcext:value-type="float">
            <text:p>318</text:p>
          </table:table-cell>
          <table:table-cell table:formula="of:=([.$A348]-1)*MAX(1;FLOOR([.$A348]/(2*[.G$301]);1))" office:value-type="float" office:value="265" calcext:value-type="float">
            <text:p>265</text:p>
          </table:table-cell>
          <table:table-cell table:formula="of:=([.$A348]-1)*MAX(1;FLOOR([.$A348]/(2*[.H$301]);1))" office:value-type="float" office:value="212" calcext:value-type="float">
            <text:p>212</text:p>
          </table:table-cell>
          <table:table-cell table:formula="of:=([.$A348]-1)*MAX(1;FLOOR([.$A348]/(2*[.I$301]);1))" office:value-type="float" office:value="159" calcext:value-type="float">
            <text:p>159</text:p>
          </table:table-cell>
          <table:table-cell table:formula="of:=([.$A348]-1)*MAX(1;FLOOR([.$A348]/(2*[.J$301]);1)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A349]-1)*[.$A349]/2" office:value-type="float" office:value="1485" calcext:value-type="float">
            <text:p>1485</text:p>
          </table:table-cell>
          <table:table-cell table:formula="of:=([.$A349]-1)*MAX(1;FLOOR([.$A349]/(2*[.C$301]);1))" office:value-type="float" office:value="1458" calcext:value-type="float">
            <text:p>1458</text:p>
          </table:table-cell>
          <table:table-cell table:formula="of:=([.$A349]-1)*MAX(1;FLOOR([.$A349]/(2*[.D$301]);1))" office:value-type="float" office:value="702" calcext:value-type="float">
            <text:p>702</text:p>
          </table:table-cell>
          <table:table-cell table:formula="of:=([.$A349]-1)*MAX(1;FLOOR([.$A349]/(2*[.E$301]);1))" office:value-type="float" office:value="486" calcext:value-type="float">
            <text:p>486</text:p>
          </table:table-cell>
          <table:table-cell table:formula="of:=([.$A349]-1)*MAX(1;FLOOR([.$A349]/(2*[.F$301]);1))" office:value-type="float" office:value="324" calcext:value-type="float">
            <text:p>324</text:p>
          </table:table-cell>
          <table:table-cell table:formula="of:=([.$A349]-1)*MAX(1;FLOOR([.$A349]/(2*[.G$301]);1))" office:value-type="float" office:value="270" calcext:value-type="float">
            <text:p>270</text:p>
          </table:table-cell>
          <table:table-cell table:formula="of:=([.$A349]-1)*MAX(1;FLOOR([.$A349]/(2*[.H$301]);1))" office:value-type="float" office:value="216" calcext:value-type="float">
            <text:p>216</text:p>
          </table:table-cell>
          <table:table-cell table:formula="of:=([.$A349]-1)*MAX(1;FLOOR([.$A349]/(2*[.I$301]);1))" office:value-type="float" office:value="162" calcext:value-type="float">
            <text:p>162</text:p>
          </table:table-cell>
          <table:table-cell table:formula="of:=([.$A349]-1)*MAX(1;FLOOR([.$A349]/(2*[.J$301]);1)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A350]-1)*[.$A350]/2" office:value-type="float" office:value="1540" calcext:value-type="float">
            <text:p>1540</text:p>
          </table:table-cell>
          <table:table-cell table:formula="of:=([.$A350]-1)*MAX(1;FLOOR([.$A350]/(2*[.C$301]);1))" office:value-type="float" office:value="1540" calcext:value-type="float">
            <text:p>1540</text:p>
          </table:table-cell>
          <table:table-cell table:formula="of:=([.$A350]-1)*MAX(1;FLOOR([.$A350]/(2*[.D$301]);1))" office:value-type="float" office:value="770" calcext:value-type="float">
            <text:p>770</text:p>
          </table:table-cell>
          <table:table-cell table:formula="of:=([.$A350]-1)*MAX(1;FLOOR([.$A350]/(2*[.E$301]);1))" office:value-type="float" office:value="495" calcext:value-type="float">
            <text:p>495</text:p>
          </table:table-cell>
          <table:table-cell table:formula="of:=([.$A350]-1)*MAX(1;FLOOR([.$A350]/(2*[.F$301]);1))" office:value-type="float" office:value="385" calcext:value-type="float">
            <text:p>385</text:p>
          </table:table-cell>
          <table:table-cell table:formula="of:=([.$A350]-1)*MAX(1;FLOOR([.$A350]/(2*[.G$301]);1))" office:value-type="float" office:value="275" calcext:value-type="float">
            <text:p>275</text:p>
          </table:table-cell>
          <table:table-cell table:formula="of:=([.$A350]-1)*MAX(1;FLOOR([.$A350]/(2*[.H$301]);1))" office:value-type="float" office:value="220" calcext:value-type="float">
            <text:p>220</text:p>
          </table:table-cell>
          <table:table-cell table:formula="of:=([.$A350]-1)*MAX(1;FLOOR([.$A350]/(2*[.I$301]);1))" office:value-type="float" office:value="220" calcext:value-type="float">
            <text:p>220</text:p>
          </table:table-cell>
          <table:table-cell table:formula="of:=([.$A350]-1)*MAX(1;FLOOR([.$A350]/(2*[.J$301]);1)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A351]-1)*[.$A351]/2" office:value-type="float" office:value="1596" calcext:value-type="float">
            <text:p>1596</text:p>
          </table:table-cell>
          <table:table-cell table:formula="of:=([.$A351]-1)*MAX(1;FLOOR([.$A351]/(2*[.C$301]);1))" office:value-type="float" office:value="1568" calcext:value-type="float">
            <text:p>1568</text:p>
          </table:table-cell>
          <table:table-cell table:formula="of:=([.$A351]-1)*MAX(1;FLOOR([.$A351]/(2*[.D$301]);1))" office:value-type="float" office:value="784" calcext:value-type="float">
            <text:p>784</text:p>
          </table:table-cell>
          <table:table-cell table:formula="of:=([.$A351]-1)*MAX(1;FLOOR([.$A351]/(2*[.E$301]);1))" office:value-type="float" office:value="504" calcext:value-type="float">
            <text:p>504</text:p>
          </table:table-cell>
          <table:table-cell table:formula="of:=([.$A351]-1)*MAX(1;FLOOR([.$A351]/(2*[.F$301]);1))" office:value-type="float" office:value="392" calcext:value-type="float">
            <text:p>392</text:p>
          </table:table-cell>
          <table:table-cell table:formula="of:=([.$A351]-1)*MAX(1;FLOOR([.$A351]/(2*[.G$301]);1))" office:value-type="float" office:value="280" calcext:value-type="float">
            <text:p>280</text:p>
          </table:table-cell>
          <table:table-cell table:formula="of:=([.$A351]-1)*MAX(1;FLOOR([.$A351]/(2*[.H$301]);1))" office:value-type="float" office:value="224" calcext:value-type="float">
            <text:p>224</text:p>
          </table:table-cell>
          <table:table-cell table:formula="of:=([.$A351]-1)*MAX(1;FLOOR([.$A351]/(2*[.I$301]);1))" office:value-type="float" office:value="224" calcext:value-type="float">
            <text:p>224</text:p>
          </table:table-cell>
          <table:table-cell table:formula="of:=([.$A351]-1)*MAX(1;FLOOR([.$A351]/(2*[.J$301]);1)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A352]-1)*[.$A352]/2" office:value-type="float" office:value="1653" calcext:value-type="float">
            <text:p>1653</text:p>
          </table:table-cell>
          <table:table-cell table:formula="of:=([.$A352]-1)*MAX(1;FLOOR([.$A352]/(2*[.C$301]);1))" office:value-type="float" office:value="1653" calcext:value-type="float">
            <text:p>1653</text:p>
          </table:table-cell>
          <table:table-cell table:formula="of:=([.$A352]-1)*MAX(1;FLOOR([.$A352]/(2*[.D$301]);1))" office:value-type="float" office:value="798" calcext:value-type="float">
            <text:p>798</text:p>
          </table:table-cell>
          <table:table-cell table:formula="of:=([.$A352]-1)*MAX(1;FLOOR([.$A352]/(2*[.E$301]);1))" office:value-type="float" office:value="513" calcext:value-type="float">
            <text:p>513</text:p>
          </table:table-cell>
          <table:table-cell table:formula="of:=([.$A352]-1)*MAX(1;FLOOR([.$A352]/(2*[.F$301]);1))" office:value-type="float" office:value="399" calcext:value-type="float">
            <text:p>399</text:p>
          </table:table-cell>
          <table:table-cell table:formula="of:=([.$A352]-1)*MAX(1;FLOOR([.$A352]/(2*[.G$301]);1))" office:value-type="float" office:value="285" calcext:value-type="float">
            <text:p>285</text:p>
          </table:table-cell>
          <table:table-cell table:formula="of:=([.$A352]-1)*MAX(1;FLOOR([.$A352]/(2*[.H$301]);1))" office:value-type="float" office:value="228" calcext:value-type="float">
            <text:p>228</text:p>
          </table:table-cell>
          <table:table-cell table:formula="of:=([.$A352]-1)*MAX(1;FLOOR([.$A352]/(2*[.I$301]);1))" office:value-type="float" office:value="228" calcext:value-type="float">
            <text:p>228</text:p>
          </table:table-cell>
          <table:table-cell table:formula="of:=([.$A352]-1)*MAX(1;FLOOR([.$A352]/(2*[.J$301]);1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A353]-1)*[.$A353]/2" office:value-type="float" office:value="1711" calcext:value-type="float">
            <text:p>1711</text:p>
          </table:table-cell>
          <table:table-cell table:formula="of:=([.$A353]-1)*MAX(1;FLOOR([.$A353]/(2*[.C$301]);1))" office:value-type="float" office:value="1682" calcext:value-type="float">
            <text:p>1682</text:p>
          </table:table-cell>
          <table:table-cell table:formula="of:=([.$A353]-1)*MAX(1;FLOOR([.$A353]/(2*[.D$301]);1))" office:value-type="float" office:value="812" calcext:value-type="float">
            <text:p>812</text:p>
          </table:table-cell>
          <table:table-cell table:formula="of:=([.$A353]-1)*MAX(1;FLOOR([.$A353]/(2*[.E$301]);1))" office:value-type="float" office:value="522" calcext:value-type="float">
            <text:p>522</text:p>
          </table:table-cell>
          <table:table-cell table:formula="of:=([.$A353]-1)*MAX(1;FLOOR([.$A353]/(2*[.F$301]);1))" office:value-type="float" office:value="406" calcext:value-type="float">
            <text:p>406</text:p>
          </table:table-cell>
          <table:table-cell table:formula="of:=([.$A353]-1)*MAX(1;FLOOR([.$A353]/(2*[.G$301]);1))" office:value-type="float" office:value="290" calcext:value-type="float">
            <text:p>290</text:p>
          </table:table-cell>
          <table:table-cell table:formula="of:=([.$A353]-1)*MAX(1;FLOOR([.$A353]/(2*[.H$301]);1))" office:value-type="float" office:value="232" calcext:value-type="float">
            <text:p>232</text:p>
          </table:table-cell>
          <table:table-cell table:formula="of:=([.$A353]-1)*MAX(1;FLOOR([.$A353]/(2*[.I$301]);1))" office:value-type="float" office:value="232" calcext:value-type="float">
            <text:p>232</text:p>
          </table:table-cell>
          <table:table-cell table:formula="of:=([.$A353]-1)*MAX(1;FLOOR([.$A353]/(2*[.J$301]);1)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A354]-1)*[.$A354]/2" office:value-type="float" office:value="1770" calcext:value-type="float">
            <text:p>1770</text:p>
          </table:table-cell>
          <table:table-cell table:formula="of:=([.$A354]-1)*MAX(1;FLOOR([.$A354]/(2*[.C$301]);1))" office:value-type="float" office:value="1770" calcext:value-type="float">
            <text:p>1770</text:p>
          </table:table-cell>
          <table:table-cell table:formula="of:=([.$A354]-1)*MAX(1;FLOOR([.$A354]/(2*[.D$301]);1))" office:value-type="float" office:value="885" calcext:value-type="float">
            <text:p>885</text:p>
          </table:table-cell>
          <table:table-cell table:formula="of:=([.$A354]-1)*MAX(1;FLOOR([.$A354]/(2*[.E$301]);1))" office:value-type="float" office:value="590" calcext:value-type="float">
            <text:p>590</text:p>
          </table:table-cell>
          <table:table-cell table:formula="of:=([.$A354]-1)*MAX(1;FLOOR([.$A354]/(2*[.F$301]);1))" office:value-type="float" office:value="413" calcext:value-type="float">
            <text:p>413</text:p>
          </table:table-cell>
          <table:table-cell table:formula="of:=([.$A354]-1)*MAX(1;FLOOR([.$A354]/(2*[.G$301]);1))" office:value-type="float" office:value="354" calcext:value-type="float">
            <text:p>354</text:p>
          </table:table-cell>
          <table:table-cell table:formula="of:=([.$A354]-1)*MAX(1;FLOOR([.$A354]/(2*[.H$301]);1))" office:value-type="float" office:value="295" calcext:value-type="float">
            <text:p>295</text:p>
          </table:table-cell>
          <table:table-cell table:formula="of:=([.$A354]-1)*MAX(1;FLOOR([.$A354]/(2*[.I$301]);1))" office:value-type="float" office:value="236" calcext:value-type="float">
            <text:p>236</text:p>
          </table:table-cell>
          <table:table-cell table:formula="of:=([.$A354]-1)*MAX(1;FLOOR([.$A354]/(2*[.J$301]);1)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A355]-1)*[.$A355]/2" office:value-type="float" office:value="1830" calcext:value-type="float">
            <text:p>1830</text:p>
          </table:table-cell>
          <table:table-cell table:formula="of:=([.$A355]-1)*MAX(1;FLOOR([.$A355]/(2*[.C$301]);1))" office:value-type="float" office:value="1800" calcext:value-type="float">
            <text:p>1800</text:p>
          </table:table-cell>
          <table:table-cell table:formula="of:=([.$A355]-1)*MAX(1;FLOOR([.$A355]/(2*[.D$301]);1))" office:value-type="float" office:value="900" calcext:value-type="float">
            <text:p>900</text:p>
          </table:table-cell>
          <table:table-cell table:formula="of:=([.$A355]-1)*MAX(1;FLOOR([.$A355]/(2*[.E$301]);1))" office:value-type="float" office:value="600" calcext:value-type="float">
            <text:p>600</text:p>
          </table:table-cell>
          <table:table-cell table:formula="of:=([.$A355]-1)*MAX(1;FLOOR([.$A355]/(2*[.F$301]);1))" office:value-type="float" office:value="420" calcext:value-type="float">
            <text:p>420</text:p>
          </table:table-cell>
          <table:table-cell table:formula="of:=([.$A355]-1)*MAX(1;FLOOR([.$A355]/(2*[.G$301]);1))" office:value-type="float" office:value="360" calcext:value-type="float">
            <text:p>360</text:p>
          </table:table-cell>
          <table:table-cell table:formula="of:=([.$A355]-1)*MAX(1;FLOOR([.$A355]/(2*[.H$301]);1))" office:value-type="float" office:value="300" calcext:value-type="float">
            <text:p>300</text:p>
          </table:table-cell>
          <table:table-cell table:formula="of:=([.$A355]-1)*MAX(1;FLOOR([.$A355]/(2*[.I$301]);1))" office:value-type="float" office:value="240" calcext:value-type="float">
            <text:p>240</text:p>
          </table:table-cell>
          <table:table-cell table:formula="of:=([.$A355]-1)*MAX(1;FLOOR([.$A355]/(2*[.J$301]);1)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A356]-1)*[.$A356]/2" office:value-type="float" office:value="1891" calcext:value-type="float">
            <text:p>1891</text:p>
          </table:table-cell>
          <table:table-cell table:formula="of:=([.$A356]-1)*MAX(1;FLOOR([.$A356]/(2*[.C$301]);1))" office:value-type="float" office:value="1891" calcext:value-type="float">
            <text:p>1891</text:p>
          </table:table-cell>
          <table:table-cell table:formula="of:=([.$A356]-1)*MAX(1;FLOOR([.$A356]/(2*[.D$301]);1))" office:value-type="float" office:value="915" calcext:value-type="float">
            <text:p>915</text:p>
          </table:table-cell>
          <table:table-cell table:formula="of:=([.$A356]-1)*MAX(1;FLOOR([.$A356]/(2*[.E$301]);1))" office:value-type="float" office:value="610" calcext:value-type="float">
            <text:p>610</text:p>
          </table:table-cell>
          <table:table-cell table:formula="of:=([.$A356]-1)*MAX(1;FLOOR([.$A356]/(2*[.F$301]);1))" office:value-type="float" office:value="427" calcext:value-type="float">
            <text:p>427</text:p>
          </table:table-cell>
          <table:table-cell table:formula="of:=([.$A356]-1)*MAX(1;FLOOR([.$A356]/(2*[.G$301]);1))" office:value-type="float" office:value="366" calcext:value-type="float">
            <text:p>366</text:p>
          </table:table-cell>
          <table:table-cell table:formula="of:=([.$A356]-1)*MAX(1;FLOOR([.$A356]/(2*[.H$301]);1))" office:value-type="float" office:value="305" calcext:value-type="float">
            <text:p>305</text:p>
          </table:table-cell>
          <table:table-cell table:formula="of:=([.$A356]-1)*MAX(1;FLOOR([.$A356]/(2*[.I$301]);1))" office:value-type="float" office:value="244" calcext:value-type="float">
            <text:p>244</text:p>
          </table:table-cell>
          <table:table-cell table:formula="of:=([.$A356]-1)*MAX(1;FLOOR([.$A356]/(2*[.J$301]);1)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A357]-1)*[.$A357]/2" office:value-type="float" office:value="1953" calcext:value-type="float">
            <text:p>1953</text:p>
          </table:table-cell>
          <table:table-cell table:formula="of:=([.$A357]-1)*MAX(1;FLOOR([.$A357]/(2*[.C$301]);1))" office:value-type="float" office:value="1922" calcext:value-type="float">
            <text:p>1922</text:p>
          </table:table-cell>
          <table:table-cell table:formula="of:=([.$A357]-1)*MAX(1;FLOOR([.$A357]/(2*[.D$301]);1))" office:value-type="float" office:value="930" calcext:value-type="float">
            <text:p>930</text:p>
          </table:table-cell>
          <table:table-cell table:formula="of:=([.$A357]-1)*MAX(1;FLOOR([.$A357]/(2*[.E$301]);1))" office:value-type="float" office:value="620" calcext:value-type="float">
            <text:p>620</text:p>
          </table:table-cell>
          <table:table-cell table:formula="of:=([.$A357]-1)*MAX(1;FLOOR([.$A357]/(2*[.F$301]);1))" office:value-type="float" office:value="434" calcext:value-type="float">
            <text:p>434</text:p>
          </table:table-cell>
          <table:table-cell table:formula="of:=([.$A357]-1)*MAX(1;FLOOR([.$A357]/(2*[.G$301]);1))" office:value-type="float" office:value="372" calcext:value-type="float">
            <text:p>372</text:p>
          </table:table-cell>
          <table:table-cell table:formula="of:=([.$A357]-1)*MAX(1;FLOOR([.$A357]/(2*[.H$301]);1))" office:value-type="float" office:value="310" calcext:value-type="float">
            <text:p>310</text:p>
          </table:table-cell>
          <table:table-cell table:formula="of:=([.$A357]-1)*MAX(1;FLOOR([.$A357]/(2*[.I$301]);1))" office:value-type="float" office:value="248" calcext:value-type="float">
            <text:p>248</text:p>
          </table:table-cell>
          <table:table-cell table:formula="of:=([.$A357]-1)*MAX(1;FLOOR([.$A357]/(2*[.J$301]);1)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A358]-1)*[.$A358]/2" office:value-type="float" office:value="2016" calcext:value-type="float">
            <text:p>2016</text:p>
          </table:table-cell>
          <table:table-cell table:formula="of:=([.$A358]-1)*MAX(1;FLOOR([.$A358]/(2*[.C$301]);1))" office:value-type="float" office:value="2016" calcext:value-type="float">
            <text:p>2016</text:p>
          </table:table-cell>
          <table:table-cell table:formula="of:=([.$A358]-1)*MAX(1;FLOOR([.$A358]/(2*[.D$301]);1))" office:value-type="float" office:value="1008" calcext:value-type="float">
            <text:p>1008</text:p>
          </table:table-cell>
          <table:table-cell table:formula="of:=([.$A358]-1)*MAX(1;FLOOR([.$A358]/(2*[.E$301]);1))" office:value-type="float" office:value="630" calcext:value-type="float">
            <text:p>630</text:p>
          </table:table-cell>
          <table:table-cell table:formula="of:=([.$A358]-1)*MAX(1;FLOOR([.$A358]/(2*[.F$301]);1))" office:value-type="float" office:value="504" calcext:value-type="float">
            <text:p>504</text:p>
          </table:table-cell>
          <table:table-cell table:formula="of:=([.$A358]-1)*MAX(1;FLOOR([.$A358]/(2*[.G$301]);1))" office:value-type="float" office:value="378" calcext:value-type="float">
            <text:p>378</text:p>
          </table:table-cell>
          <table:table-cell table:formula="of:=([.$A358]-1)*MAX(1;FLOOR([.$A358]/(2*[.H$301]);1))" office:value-type="float" office:value="315" calcext:value-type="float">
            <text:p>315</text:p>
          </table:table-cell>
          <table:table-cell table:formula="of:=([.$A358]-1)*MAX(1;FLOOR([.$A358]/(2*[.I$301]);1))" office:value-type="float" office:value="252" calcext:value-type="float">
            <text:p>252</text:p>
          </table:table-cell>
          <table:table-cell table:formula="of:=([.$A358]-1)*MAX(1;FLOOR([.$A358]/(2*[.J$301]);1)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A359]-1)*[.$A359]/2" office:value-type="float" office:value="2080" calcext:value-type="float">
            <text:p>2080</text:p>
          </table:table-cell>
          <table:table-cell table:formula="of:=([.$A359]-1)*MAX(1;FLOOR([.$A359]/(2*[.C$301]);1))" office:value-type="float" office:value="2048" calcext:value-type="float">
            <text:p>2048</text:p>
          </table:table-cell>
          <table:table-cell table:formula="of:=([.$A359]-1)*MAX(1;FLOOR([.$A359]/(2*[.D$301]);1))" office:value-type="float" office:value="1024" calcext:value-type="float">
            <text:p>1024</text:p>
          </table:table-cell>
          <table:table-cell table:formula="of:=([.$A359]-1)*MAX(1;FLOOR([.$A359]/(2*[.E$301]);1))" office:value-type="float" office:value="640" calcext:value-type="float">
            <text:p>640</text:p>
          </table:table-cell>
          <table:table-cell table:formula="of:=([.$A359]-1)*MAX(1;FLOOR([.$A359]/(2*[.F$301]);1))" office:value-type="float" office:value="512" calcext:value-type="float">
            <text:p>512</text:p>
          </table:table-cell>
          <table:table-cell table:formula="of:=([.$A359]-1)*MAX(1;FLOOR([.$A359]/(2*[.G$301]);1))" office:value-type="float" office:value="384" calcext:value-type="float">
            <text:p>384</text:p>
          </table:table-cell>
          <table:table-cell table:formula="of:=([.$A359]-1)*MAX(1;FLOOR([.$A359]/(2*[.H$301]);1))" office:value-type="float" office:value="320" calcext:value-type="float">
            <text:p>320</text:p>
          </table:table-cell>
          <table:table-cell table:formula="of:=([.$A359]-1)*MAX(1;FLOOR([.$A359]/(2*[.I$301]);1))" office:value-type="float" office:value="256" calcext:value-type="float">
            <text:p>256</text:p>
          </table:table-cell>
          <table:table-cell table:formula="of:=([.$A359]-1)*MAX(1;FLOOR([.$A359]/(2*[.J$301]);1)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A360]-1)*[.$A360]/2" office:value-type="float" office:value="2145" calcext:value-type="float">
            <text:p>2145</text:p>
          </table:table-cell>
          <table:table-cell table:formula="of:=([.$A360]-1)*MAX(1;FLOOR([.$A360]/(2*[.C$301]);1))" office:value-type="float" office:value="2145" calcext:value-type="float">
            <text:p>2145</text:p>
          </table:table-cell>
          <table:table-cell table:formula="of:=([.$A360]-1)*MAX(1;FLOOR([.$A360]/(2*[.D$301]);1))" office:value-type="float" office:value="1040" calcext:value-type="float">
            <text:p>1040</text:p>
          </table:table-cell>
          <table:table-cell table:formula="of:=([.$A360]-1)*MAX(1;FLOOR([.$A360]/(2*[.E$301]);1))" office:value-type="float" office:value="715" calcext:value-type="float">
            <text:p>715</text:p>
          </table:table-cell>
          <table:table-cell table:formula="of:=([.$A360]-1)*MAX(1;FLOOR([.$A360]/(2*[.F$301]);1))" office:value-type="float" office:value="520" calcext:value-type="float">
            <text:p>520</text:p>
          </table:table-cell>
          <table:table-cell table:formula="of:=([.$A360]-1)*MAX(1;FLOOR([.$A360]/(2*[.G$301]);1))" office:value-type="float" office:value="390" calcext:value-type="float">
            <text:p>390</text:p>
          </table:table-cell>
          <table:table-cell table:formula="of:=([.$A360]-1)*MAX(1;FLOOR([.$A360]/(2*[.H$301]);1))" office:value-type="float" office:value="325" calcext:value-type="float">
            <text:p>325</text:p>
          </table:table-cell>
          <table:table-cell table:formula="of:=([.$A360]-1)*MAX(1;FLOOR([.$A360]/(2*[.I$301]);1))" office:value-type="float" office:value="260" calcext:value-type="float">
            <text:p>260</text:p>
          </table:table-cell>
          <table:table-cell table:formula="of:=([.$A360]-1)*MAX(1;FLOOR([.$A360]/(2*[.J$301]);1)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A361]-1)*[.$A361]/2" office:value-type="float" office:value="2211" calcext:value-type="float">
            <text:p>2211</text:p>
          </table:table-cell>
          <table:table-cell table:formula="of:=([.$A361]-1)*MAX(1;FLOOR([.$A361]/(2*[.C$301]);1))" office:value-type="float" office:value="2178" calcext:value-type="float">
            <text:p>2178</text:p>
          </table:table-cell>
          <table:table-cell table:formula="of:=([.$A361]-1)*MAX(1;FLOOR([.$A361]/(2*[.D$301]);1))" office:value-type="float" office:value="1056" calcext:value-type="float">
            <text:p>1056</text:p>
          </table:table-cell>
          <table:table-cell table:formula="of:=([.$A361]-1)*MAX(1;FLOOR([.$A361]/(2*[.E$301]);1))" office:value-type="float" office:value="726" calcext:value-type="float">
            <text:p>726</text:p>
          </table:table-cell>
          <table:table-cell table:formula="of:=([.$A361]-1)*MAX(1;FLOOR([.$A361]/(2*[.F$301]);1))" office:value-type="float" office:value="528" calcext:value-type="float">
            <text:p>528</text:p>
          </table:table-cell>
          <table:table-cell table:formula="of:=([.$A361]-1)*MAX(1;FLOOR([.$A361]/(2*[.G$301]);1))" office:value-type="float" office:value="396" calcext:value-type="float">
            <text:p>396</text:p>
          </table:table-cell>
          <table:table-cell table:formula="of:=([.$A361]-1)*MAX(1;FLOOR([.$A361]/(2*[.H$301]);1))" office:value-type="float" office:value="330" calcext:value-type="float">
            <text:p>330</text:p>
          </table:table-cell>
          <table:table-cell table:formula="of:=([.$A361]-1)*MAX(1;FLOOR([.$A361]/(2*[.I$301]);1))" office:value-type="float" office:value="264" calcext:value-type="float">
            <text:p>264</text:p>
          </table:table-cell>
          <table:table-cell table:formula="of:=([.$A361]-1)*MAX(1;FLOOR([.$A361]/(2*[.J$301]);1)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A362]-1)*[.$A362]/2" office:value-type="float" office:value="2278" calcext:value-type="float">
            <text:p>2278</text:p>
          </table:table-cell>
          <table:table-cell table:formula="of:=([.$A362]-1)*MAX(1;FLOOR([.$A362]/(2*[.C$301]);1))" office:value-type="float" office:value="2278" calcext:value-type="float">
            <text:p>2278</text:p>
          </table:table-cell>
          <table:table-cell table:formula="of:=([.$A362]-1)*MAX(1;FLOOR([.$A362]/(2*[.D$301]);1))" office:value-type="float" office:value="1139" calcext:value-type="float">
            <text:p>1139</text:p>
          </table:table-cell>
          <table:table-cell table:formula="of:=([.$A362]-1)*MAX(1;FLOOR([.$A362]/(2*[.E$301]);1))" office:value-type="float" office:value="737" calcext:value-type="float">
            <text:p>737</text:p>
          </table:table-cell>
          <table:table-cell table:formula="of:=([.$A362]-1)*MAX(1;FLOOR([.$A362]/(2*[.F$301]);1))" office:value-type="float" office:value="536" calcext:value-type="float">
            <text:p>536</text:p>
          </table:table-cell>
          <table:table-cell table:formula="of:=([.$A362]-1)*MAX(1;FLOOR([.$A362]/(2*[.G$301]);1))" office:value-type="float" office:value="402" calcext:value-type="float">
            <text:p>402</text:p>
          </table:table-cell>
          <table:table-cell table:formula="of:=([.$A362]-1)*MAX(1;FLOOR([.$A362]/(2*[.H$301]);1))" office:value-type="float" office:value="335" calcext:value-type="float">
            <text:p>335</text:p>
          </table:table-cell>
          <table:table-cell table:formula="of:=([.$A362]-1)*MAX(1;FLOOR([.$A362]/(2*[.I$301]);1))" office:value-type="float" office:value="268" calcext:value-type="float">
            <text:p>268</text:p>
          </table:table-cell>
          <table:table-cell table:formula="of:=([.$A362]-1)*MAX(1;FLOOR([.$A362]/(2*[.J$301]);1))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A363]-1)*[.$A363]/2" office:value-type="float" office:value="2346" calcext:value-type="float">
            <text:p>2346</text:p>
          </table:table-cell>
          <table:table-cell table:formula="of:=([.$A363]-1)*MAX(1;FLOOR([.$A363]/(2*[.C$301]);1))" office:value-type="float" office:value="2312" calcext:value-type="float">
            <text:p>2312</text:p>
          </table:table-cell>
          <table:table-cell table:formula="of:=([.$A363]-1)*MAX(1;FLOOR([.$A363]/(2*[.D$301]);1))" office:value-type="float" office:value="1156" calcext:value-type="float">
            <text:p>1156</text:p>
          </table:table-cell>
          <table:table-cell table:formula="of:=([.$A363]-1)*MAX(1;FLOOR([.$A363]/(2*[.E$301]);1))" office:value-type="float" office:value="748" calcext:value-type="float">
            <text:p>748</text:p>
          </table:table-cell>
          <table:table-cell table:formula="of:=([.$A363]-1)*MAX(1;FLOOR([.$A363]/(2*[.F$301]);1))" office:value-type="float" office:value="544" calcext:value-type="float">
            <text:p>544</text:p>
          </table:table-cell>
          <table:table-cell table:formula="of:=([.$A363]-1)*MAX(1;FLOOR([.$A363]/(2*[.G$301]);1))" office:value-type="float" office:value="408" calcext:value-type="float">
            <text:p>408</text:p>
          </table:table-cell>
          <table:table-cell table:formula="of:=([.$A363]-1)*MAX(1;FLOOR([.$A363]/(2*[.H$301]);1))" office:value-type="float" office:value="340" calcext:value-type="float">
            <text:p>340</text:p>
          </table:table-cell>
          <table:table-cell table:formula="of:=([.$A363]-1)*MAX(1;FLOOR([.$A363]/(2*[.I$301]);1))" office:value-type="float" office:value="272" calcext:value-type="float">
            <text:p>272</text:p>
          </table:table-cell>
          <table:table-cell table:formula="of:=([.$A363]-1)*MAX(1;FLOOR([.$A363]/(2*[.J$301]);1))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A364]-1)*[.$A364]/2" office:value-type="float" office:value="2415" calcext:value-type="float">
            <text:p>2415</text:p>
          </table:table-cell>
          <table:table-cell table:formula="of:=([.$A364]-1)*MAX(1;FLOOR([.$A364]/(2*[.C$301]);1))" office:value-type="float" office:value="2415" calcext:value-type="float">
            <text:p>2415</text:p>
          </table:table-cell>
          <table:table-cell table:formula="of:=([.$A364]-1)*MAX(1;FLOOR([.$A364]/(2*[.D$301]);1))" office:value-type="float" office:value="1173" calcext:value-type="float">
            <text:p>1173</text:p>
          </table:table-cell>
          <table:table-cell table:formula="of:=([.$A364]-1)*MAX(1;FLOOR([.$A364]/(2*[.E$301]);1))" office:value-type="float" office:value="759" calcext:value-type="float">
            <text:p>759</text:p>
          </table:table-cell>
          <table:table-cell table:formula="of:=([.$A364]-1)*MAX(1;FLOOR([.$A364]/(2*[.F$301]);1))" office:value-type="float" office:value="552" calcext:value-type="float">
            <text:p>552</text:p>
          </table:table-cell>
          <table:table-cell table:formula="of:=([.$A364]-1)*MAX(1;FLOOR([.$A364]/(2*[.G$301]);1))" office:value-type="float" office:value="483" calcext:value-type="float">
            <text:p>483</text:p>
          </table:table-cell>
          <table:table-cell table:formula="of:=([.$A364]-1)*MAX(1;FLOOR([.$A364]/(2*[.H$301]);1))" office:value-type="float" office:value="345" calcext:value-type="float">
            <text:p>345</text:p>
          </table:table-cell>
          <table:table-cell table:formula="of:=([.$A364]-1)*MAX(1;FLOOR([.$A364]/(2*[.I$301]);1))" office:value-type="float" office:value="345" calcext:value-type="float">
            <text:p>345</text:p>
          </table:table-cell>
          <table:table-cell table:formula="of:=([.$A364]-1)*MAX(1;FLOOR([.$A364]/(2*[.J$301]);1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A365]-1)*[.$A365]/2" office:value-type="float" office:value="2485" calcext:value-type="float">
            <text:p>2485</text:p>
          </table:table-cell>
          <table:table-cell table:formula="of:=([.$A365]-1)*MAX(1;FLOOR([.$A365]/(2*[.C$301]);1))" office:value-type="float" office:value="2450" calcext:value-type="float">
            <text:p>2450</text:p>
          </table:table-cell>
          <table:table-cell table:formula="of:=([.$A365]-1)*MAX(1;FLOOR([.$A365]/(2*[.D$301]);1))" office:value-type="float" office:value="1190" calcext:value-type="float">
            <text:p>1190</text:p>
          </table:table-cell>
          <table:table-cell table:formula="of:=([.$A365]-1)*MAX(1;FLOOR([.$A365]/(2*[.E$301]);1))" office:value-type="float" office:value="770" calcext:value-type="float">
            <text:p>770</text:p>
          </table:table-cell>
          <table:table-cell table:formula="of:=([.$A365]-1)*MAX(1;FLOOR([.$A365]/(2*[.F$301]);1))" office:value-type="float" office:value="560" calcext:value-type="float">
            <text:p>560</text:p>
          </table:table-cell>
          <table:table-cell table:formula="of:=([.$A365]-1)*MAX(1;FLOOR([.$A365]/(2*[.G$301]);1))" office:value-type="float" office:value="490" calcext:value-type="float">
            <text:p>490</text:p>
          </table:table-cell>
          <table:table-cell table:formula="of:=([.$A365]-1)*MAX(1;FLOOR([.$A365]/(2*[.H$301]);1))" office:value-type="float" office:value="350" calcext:value-type="float">
            <text:p>350</text:p>
          </table:table-cell>
          <table:table-cell table:formula="of:=([.$A365]-1)*MAX(1;FLOOR([.$A365]/(2*[.I$301]);1))" office:value-type="float" office:value="350" calcext:value-type="float">
            <text:p>350</text:p>
          </table:table-cell>
          <table:table-cell table:formula="of:=([.$A365]-1)*MAX(1;FLOOR([.$A365]/(2*[.J$301]);1)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A366]-1)*[.$A366]/2" office:value-type="float" office:value="2556" calcext:value-type="float">
            <text:p>2556</text:p>
          </table:table-cell>
          <table:table-cell table:formula="of:=([.$A366]-1)*MAX(1;FLOOR([.$A366]/(2*[.C$301]);1))" office:value-type="float" office:value="2556" calcext:value-type="float">
            <text:p>2556</text:p>
          </table:table-cell>
          <table:table-cell table:formula="of:=([.$A366]-1)*MAX(1;FLOOR([.$A366]/(2*[.D$301]);1))" office:value-type="float" office:value="1278" calcext:value-type="float">
            <text:p>1278</text:p>
          </table:table-cell>
          <table:table-cell table:formula="of:=([.$A366]-1)*MAX(1;FLOOR([.$A366]/(2*[.E$301]);1))" office:value-type="float" office:value="852" calcext:value-type="float">
            <text:p>852</text:p>
          </table:table-cell>
          <table:table-cell table:formula="of:=([.$A366]-1)*MAX(1;FLOOR([.$A366]/(2*[.F$301]);1))" office:value-type="float" office:value="639" calcext:value-type="float">
            <text:p>639</text:p>
          </table:table-cell>
          <table:table-cell table:formula="of:=([.$A366]-1)*MAX(1;FLOOR([.$A366]/(2*[.G$301]);1))" office:value-type="float" office:value="497" calcext:value-type="float">
            <text:p>497</text:p>
          </table:table-cell>
          <table:table-cell table:formula="of:=([.$A366]-1)*MAX(1;FLOOR([.$A366]/(2*[.H$301]);1))" office:value-type="float" office:value="426" calcext:value-type="float">
            <text:p>426</text:p>
          </table:table-cell>
          <table:table-cell table:formula="of:=([.$A366]-1)*MAX(1;FLOOR([.$A366]/(2*[.I$301]);1))" office:value-type="float" office:value="355" calcext:value-type="float">
            <text:p>355</text:p>
          </table:table-cell>
          <table:table-cell table:formula="of:=([.$A366]-1)*MAX(1;FLOOR([.$A366]/(2*[.J$301]);1)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A367]-1)*[.$A367]/2" office:value-type="float" office:value="2628" calcext:value-type="float">
            <text:p>2628</text:p>
          </table:table-cell>
          <table:table-cell table:formula="of:=([.$A367]-1)*MAX(1;FLOOR([.$A367]/(2*[.C$301]);1))" office:value-type="float" office:value="2592" calcext:value-type="float">
            <text:p>2592</text:p>
          </table:table-cell>
          <table:table-cell table:formula="of:=([.$A367]-1)*MAX(1;FLOOR([.$A367]/(2*[.D$301]);1))" office:value-type="float" office:value="1296" calcext:value-type="float">
            <text:p>1296</text:p>
          </table:table-cell>
          <table:table-cell table:formula="of:=([.$A367]-1)*MAX(1;FLOOR([.$A367]/(2*[.E$301]);1))" office:value-type="float" office:value="864" calcext:value-type="float">
            <text:p>864</text:p>
          </table:table-cell>
          <table:table-cell table:formula="of:=([.$A367]-1)*MAX(1;FLOOR([.$A367]/(2*[.F$301]);1))" office:value-type="float" office:value="648" calcext:value-type="float">
            <text:p>648</text:p>
          </table:table-cell>
          <table:table-cell table:formula="of:=([.$A367]-1)*MAX(1;FLOOR([.$A367]/(2*[.G$301]);1))" office:value-type="float" office:value="504" calcext:value-type="float">
            <text:p>504</text:p>
          </table:table-cell>
          <table:table-cell table:formula="of:=([.$A367]-1)*MAX(1;FLOOR([.$A367]/(2*[.H$301]);1))" office:value-type="float" office:value="432" calcext:value-type="float">
            <text:p>432</text:p>
          </table:table-cell>
          <table:table-cell table:formula="of:=([.$A367]-1)*MAX(1;FLOOR([.$A367]/(2*[.I$301]);1))" office:value-type="float" office:value="360" calcext:value-type="float">
            <text:p>360</text:p>
          </table:table-cell>
          <table:table-cell table:formula="of:=([.$A367]-1)*MAX(1;FLOOR([.$A367]/(2*[.J$301]);1)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A368]-1)*[.$A368]/2" office:value-type="float" office:value="2701" calcext:value-type="float">
            <text:p>2701</text:p>
          </table:table-cell>
          <table:table-cell table:formula="of:=([.$A368]-1)*MAX(1;FLOOR([.$A368]/(2*[.C$301]);1))" office:value-type="float" office:value="2701" calcext:value-type="float">
            <text:p>2701</text:p>
          </table:table-cell>
          <table:table-cell table:formula="of:=([.$A368]-1)*MAX(1;FLOOR([.$A368]/(2*[.D$301]);1))" office:value-type="float" office:value="1314" calcext:value-type="float">
            <text:p>1314</text:p>
          </table:table-cell>
          <table:table-cell table:formula="of:=([.$A368]-1)*MAX(1;FLOOR([.$A368]/(2*[.E$301]);1))" office:value-type="float" office:value="876" calcext:value-type="float">
            <text:p>876</text:p>
          </table:table-cell>
          <table:table-cell table:formula="of:=([.$A368]-1)*MAX(1;FLOOR([.$A368]/(2*[.F$301]);1))" office:value-type="float" office:value="657" calcext:value-type="float">
            <text:p>657</text:p>
          </table:table-cell>
          <table:table-cell table:formula="of:=([.$A368]-1)*MAX(1;FLOOR([.$A368]/(2*[.G$301]);1))" office:value-type="float" office:value="511" calcext:value-type="float">
            <text:p>511</text:p>
          </table:table-cell>
          <table:table-cell table:formula="of:=([.$A368]-1)*MAX(1;FLOOR([.$A368]/(2*[.H$301]);1))" office:value-type="float" office:value="438" calcext:value-type="float">
            <text:p>438</text:p>
          </table:table-cell>
          <table:table-cell table:formula="of:=([.$A368]-1)*MAX(1;FLOOR([.$A368]/(2*[.I$301]);1))" office:value-type="float" office:value="365" calcext:value-type="float">
            <text:p>365</text:p>
          </table:table-cell>
          <table:table-cell table:formula="of:=([.$A368]-1)*MAX(1;FLOOR([.$A368]/(2*[.J$301]);1)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A369]-1)*[.$A369]/2" office:value-type="float" office:value="2775" calcext:value-type="float">
            <text:p>2775</text:p>
          </table:table-cell>
          <table:table-cell table:formula="of:=([.$A369]-1)*MAX(1;FLOOR([.$A369]/(2*[.C$301]);1))" office:value-type="float" office:value="2738" calcext:value-type="float">
            <text:p>2738</text:p>
          </table:table-cell>
          <table:table-cell table:formula="of:=([.$A369]-1)*MAX(1;FLOOR([.$A369]/(2*[.D$301]);1))" office:value-type="float" office:value="1332" calcext:value-type="float">
            <text:p>1332</text:p>
          </table:table-cell>
          <table:table-cell table:formula="of:=([.$A369]-1)*MAX(1;FLOOR([.$A369]/(2*[.E$301]);1))" office:value-type="float" office:value="888" calcext:value-type="float">
            <text:p>888</text:p>
          </table:table-cell>
          <table:table-cell table:formula="of:=([.$A369]-1)*MAX(1;FLOOR([.$A369]/(2*[.F$301]);1))" office:value-type="float" office:value="666" calcext:value-type="float">
            <text:p>666</text:p>
          </table:table-cell>
          <table:table-cell table:formula="of:=([.$A369]-1)*MAX(1;FLOOR([.$A369]/(2*[.G$301]);1))" office:value-type="float" office:value="518" calcext:value-type="float">
            <text:p>518</text:p>
          </table:table-cell>
          <table:table-cell table:formula="of:=([.$A369]-1)*MAX(1;FLOOR([.$A369]/(2*[.H$301]);1))" office:value-type="float" office:value="444" calcext:value-type="float">
            <text:p>444</text:p>
          </table:table-cell>
          <table:table-cell table:formula="of:=([.$A369]-1)*MAX(1;FLOOR([.$A369]/(2*[.I$301]);1))" office:value-type="float" office:value="370" calcext:value-type="float">
            <text:p>370</text:p>
          </table:table-cell>
          <table:table-cell table:formula="of:=([.$A369]-1)*MAX(1;FLOOR([.$A369]/(2*[.J$301]);1)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A370]-1)*[.$A370]/2" office:value-type="float" office:value="2850" calcext:value-type="float">
            <text:p>2850</text:p>
          </table:table-cell>
          <table:table-cell table:formula="of:=([.$A370]-1)*MAX(1;FLOOR([.$A370]/(2*[.C$301]);1))" office:value-type="float" office:value="2850" calcext:value-type="float">
            <text:p>2850</text:p>
          </table:table-cell>
          <table:table-cell table:formula="of:=([.$A370]-1)*MAX(1;FLOOR([.$A370]/(2*[.D$301]);1))" office:value-type="float" office:value="1425" calcext:value-type="float">
            <text:p>1425</text:p>
          </table:table-cell>
          <table:table-cell table:formula="of:=([.$A370]-1)*MAX(1;FLOOR([.$A370]/(2*[.E$301]);1))" office:value-type="float" office:value="900" calcext:value-type="float">
            <text:p>900</text:p>
          </table:table-cell>
          <table:table-cell table:formula="of:=([.$A370]-1)*MAX(1;FLOOR([.$A370]/(2*[.F$301]);1))" office:value-type="float" office:value="675" calcext:value-type="float">
            <text:p>675</text:p>
          </table:table-cell>
          <table:table-cell table:formula="of:=([.$A370]-1)*MAX(1;FLOOR([.$A370]/(2*[.G$301]);1))" office:value-type="float" office:value="525" calcext:value-type="float">
            <text:p>525</text:p>
          </table:table-cell>
          <table:table-cell table:formula="of:=([.$A370]-1)*MAX(1;FLOOR([.$A370]/(2*[.H$301]);1))" office:value-type="float" office:value="450" calcext:value-type="float">
            <text:p>450</text:p>
          </table:table-cell>
          <table:table-cell table:formula="of:=([.$A370]-1)*MAX(1;FLOOR([.$A370]/(2*[.I$301]);1))" office:value-type="float" office:value="375" calcext:value-type="float">
            <text:p>375</text:p>
          </table:table-cell>
          <table:table-cell table:formula="of:=([.$A370]-1)*MAX(1;FLOOR([.$A370]/(2*[.J$301]);1)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A371]-1)*[.$A371]/2" office:value-type="float" office:value="2926" calcext:value-type="float">
            <text:p>2926</text:p>
          </table:table-cell>
          <table:table-cell table:formula="of:=([.$A371]-1)*MAX(1;FLOOR([.$A371]/(2*[.C$301]);1))" office:value-type="float" office:value="2888" calcext:value-type="float">
            <text:p>2888</text:p>
          </table:table-cell>
          <table:table-cell table:formula="of:=([.$A371]-1)*MAX(1;FLOOR([.$A371]/(2*[.D$301]);1))" office:value-type="float" office:value="1444" calcext:value-type="float">
            <text:p>1444</text:p>
          </table:table-cell>
          <table:table-cell table:formula="of:=([.$A371]-1)*MAX(1;FLOOR([.$A371]/(2*[.E$301]);1))" office:value-type="float" office:value="912" calcext:value-type="float">
            <text:p>912</text:p>
          </table:table-cell>
          <table:table-cell table:formula="of:=([.$A371]-1)*MAX(1;FLOOR([.$A371]/(2*[.F$301]);1))" office:value-type="float" office:value="684" calcext:value-type="float">
            <text:p>684</text:p>
          </table:table-cell>
          <table:table-cell table:formula="of:=([.$A371]-1)*MAX(1;FLOOR([.$A371]/(2*[.G$301]);1))" office:value-type="float" office:value="532" calcext:value-type="float">
            <text:p>532</text:p>
          </table:table-cell>
          <table:table-cell table:formula="of:=([.$A371]-1)*MAX(1;FLOOR([.$A371]/(2*[.H$301]);1))" office:value-type="float" office:value="456" calcext:value-type="float">
            <text:p>456</text:p>
          </table:table-cell>
          <table:table-cell table:formula="of:=([.$A371]-1)*MAX(1;FLOOR([.$A371]/(2*[.I$301]);1))" office:value-type="float" office:value="380" calcext:value-type="float">
            <text:p>380</text:p>
          </table:table-cell>
          <table:table-cell table:formula="of:=([.$A371]-1)*MAX(1;FLOOR([.$A371]/(2*[.J$301]);1))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A372]-1)*[.$A372]/2" office:value-type="float" office:value="3003" calcext:value-type="float">
            <text:p>3003</text:p>
          </table:table-cell>
          <table:table-cell table:formula="of:=([.$A372]-1)*MAX(1;FLOOR([.$A372]/(2*[.C$301]);1))" office:value-type="float" office:value="3003" calcext:value-type="float">
            <text:p>3003</text:p>
          </table:table-cell>
          <table:table-cell table:formula="of:=([.$A372]-1)*MAX(1;FLOOR([.$A372]/(2*[.D$301]);1))" office:value-type="float" office:value="1463" calcext:value-type="float">
            <text:p>1463</text:p>
          </table:table-cell>
          <table:table-cell table:formula="of:=([.$A372]-1)*MAX(1;FLOOR([.$A372]/(2*[.E$301]);1))" office:value-type="float" office:value="1001" calcext:value-type="float">
            <text:p>1001</text:p>
          </table:table-cell>
          <table:table-cell table:formula="of:=([.$A372]-1)*MAX(1;FLOOR([.$A372]/(2*[.F$301]);1))" office:value-type="float" office:value="693" calcext:value-type="float">
            <text:p>693</text:p>
          </table:table-cell>
          <table:table-cell table:formula="of:=([.$A372]-1)*MAX(1;FLOOR([.$A372]/(2*[.G$301]);1))" office:value-type="float" office:value="539" calcext:value-type="float">
            <text:p>539</text:p>
          </table:table-cell>
          <table:table-cell table:formula="of:=([.$A372]-1)*MAX(1;FLOOR([.$A372]/(2*[.H$301]);1))" office:value-type="float" office:value="462" calcext:value-type="float">
            <text:p>462</text:p>
          </table:table-cell>
          <table:table-cell table:formula="of:=([.$A372]-1)*MAX(1;FLOOR([.$A372]/(2*[.I$301]);1))" office:value-type="float" office:value="385" calcext:value-type="float">
            <text:p>385</text:p>
          </table:table-cell>
          <table:table-cell table:formula="of:=([.$A372]-1)*MAX(1;FLOOR([.$A372]/(2*[.J$301]);1)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A373]-1)*[.$A373]/2" office:value-type="float" office:value="3081" calcext:value-type="float">
            <text:p>3081</text:p>
          </table:table-cell>
          <table:table-cell table:formula="of:=([.$A373]-1)*MAX(1;FLOOR([.$A373]/(2*[.C$301]);1))" office:value-type="float" office:value="3042" calcext:value-type="float">
            <text:p>3042</text:p>
          </table:table-cell>
          <table:table-cell table:formula="of:=([.$A373]-1)*MAX(1;FLOOR([.$A373]/(2*[.D$301]);1))" office:value-type="float" office:value="1482" calcext:value-type="float">
            <text:p>1482</text:p>
          </table:table-cell>
          <table:table-cell table:formula="of:=([.$A373]-1)*MAX(1;FLOOR([.$A373]/(2*[.E$301]);1))" office:value-type="float" office:value="1014" calcext:value-type="float">
            <text:p>1014</text:p>
          </table:table-cell>
          <table:table-cell table:formula="of:=([.$A373]-1)*MAX(1;FLOOR([.$A373]/(2*[.F$301]);1))" office:value-type="float" office:value="702" calcext:value-type="float">
            <text:p>702</text:p>
          </table:table-cell>
          <table:table-cell table:formula="of:=([.$A373]-1)*MAX(1;FLOOR([.$A373]/(2*[.G$301]);1))" office:value-type="float" office:value="546" calcext:value-type="float">
            <text:p>546</text:p>
          </table:table-cell>
          <table:table-cell table:formula="of:=([.$A373]-1)*MAX(1;FLOOR([.$A373]/(2*[.H$301]);1))" office:value-type="float" office:value="468" calcext:value-type="float">
            <text:p>468</text:p>
          </table:table-cell>
          <table:table-cell table:formula="of:=([.$A373]-1)*MAX(1;FLOOR([.$A373]/(2*[.I$301]);1))" office:value-type="float" office:value="390" calcext:value-type="float">
            <text:p>390</text:p>
          </table:table-cell>
          <table:table-cell table:formula="of:=([.$A373]-1)*MAX(1;FLOOR([.$A373]/(2*[.J$301]);1)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A374]-1)*[.$A374]/2" office:value-type="float" office:value="3160" calcext:value-type="float">
            <text:p>3160</text:p>
          </table:table-cell>
          <table:table-cell table:formula="of:=([.$A374]-1)*MAX(1;FLOOR([.$A374]/(2*[.C$301]);1))" office:value-type="float" office:value="3160" calcext:value-type="float">
            <text:p>3160</text:p>
          </table:table-cell>
          <table:table-cell table:formula="of:=([.$A374]-1)*MAX(1;FLOOR([.$A374]/(2*[.D$301]);1))" office:value-type="float" office:value="1580" calcext:value-type="float">
            <text:p>1580</text:p>
          </table:table-cell>
          <table:table-cell table:formula="of:=([.$A374]-1)*MAX(1;FLOOR([.$A374]/(2*[.E$301]);1))" office:value-type="float" office:value="1027" calcext:value-type="float">
            <text:p>1027</text:p>
          </table:table-cell>
          <table:table-cell table:formula="of:=([.$A374]-1)*MAX(1;FLOOR([.$A374]/(2*[.F$301]);1))" office:value-type="float" office:value="790" calcext:value-type="float">
            <text:p>790</text:p>
          </table:table-cell>
          <table:table-cell table:formula="of:=([.$A374]-1)*MAX(1;FLOOR([.$A374]/(2*[.G$301]);1))" office:value-type="float" office:value="632" calcext:value-type="float">
            <text:p>632</text:p>
          </table:table-cell>
          <table:table-cell table:formula="of:=([.$A374]-1)*MAX(1;FLOOR([.$A374]/(2*[.H$301]);1))" office:value-type="float" office:value="474" calcext:value-type="float">
            <text:p>474</text:p>
          </table:table-cell>
          <table:table-cell table:formula="of:=([.$A374]-1)*MAX(1;FLOOR([.$A374]/(2*[.I$301]);1))" office:value-type="float" office:value="395" calcext:value-type="float">
            <text:p>395</text:p>
          </table:table-cell>
          <table:table-cell table:formula="of:=([.$A374]-1)*MAX(1;FLOOR([.$A374]/(2*[.J$301]);1))"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A375]-1)*[.$A375]/2" office:value-type="float" office:value="3240" calcext:value-type="float">
            <text:p>3240</text:p>
          </table:table-cell>
          <table:table-cell table:formula="of:=([.$A375]-1)*MAX(1;FLOOR([.$A375]/(2*[.C$301]);1))" office:value-type="float" office:value="3200" calcext:value-type="float">
            <text:p>3200</text:p>
          </table:table-cell>
          <table:table-cell table:formula="of:=([.$A375]-1)*MAX(1;FLOOR([.$A375]/(2*[.D$301]);1))" office:value-type="float" office:value="1600" calcext:value-type="float">
            <text:p>1600</text:p>
          </table:table-cell>
          <table:table-cell table:formula="of:=([.$A375]-1)*MAX(1;FLOOR([.$A375]/(2*[.E$301]);1))" office:value-type="float" office:value="1040" calcext:value-type="float">
            <text:p>1040</text:p>
          </table:table-cell>
          <table:table-cell table:formula="of:=([.$A375]-1)*MAX(1;FLOOR([.$A375]/(2*[.F$301]);1))" office:value-type="float" office:value="800" calcext:value-type="float">
            <text:p>800</text:p>
          </table:table-cell>
          <table:table-cell table:formula="of:=([.$A375]-1)*MAX(1;FLOOR([.$A375]/(2*[.G$301]);1))" office:value-type="float" office:value="640" calcext:value-type="float">
            <text:p>640</text:p>
          </table:table-cell>
          <table:table-cell table:formula="of:=([.$A375]-1)*MAX(1;FLOOR([.$A375]/(2*[.H$301]);1))" office:value-type="float" office:value="480" calcext:value-type="float">
            <text:p>480</text:p>
          </table:table-cell>
          <table:table-cell table:formula="of:=([.$A375]-1)*MAX(1;FLOOR([.$A375]/(2*[.I$301]);1))" office:value-type="float" office:value="400" calcext:value-type="float">
            <text:p>400</text:p>
          </table:table-cell>
          <table:table-cell table:formula="of:=([.$A375]-1)*MAX(1;FLOOR([.$A375]/(2*[.J$301]);1)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A376]-1)*[.$A376]/2" office:value-type="float" office:value="3321" calcext:value-type="float">
            <text:p>3321</text:p>
          </table:table-cell>
          <table:table-cell table:formula="of:=([.$A376]-1)*MAX(1;FLOOR([.$A376]/(2*[.C$301]);1))" office:value-type="float" office:value="3321" calcext:value-type="float">
            <text:p>3321</text:p>
          </table:table-cell>
          <table:table-cell table:formula="of:=([.$A376]-1)*MAX(1;FLOOR([.$A376]/(2*[.D$301]);1))" office:value-type="float" office:value="1620" calcext:value-type="float">
            <text:p>1620</text:p>
          </table:table-cell>
          <table:table-cell table:formula="of:=([.$A376]-1)*MAX(1;FLOOR([.$A376]/(2*[.E$301]);1))" office:value-type="float" office:value="1053" calcext:value-type="float">
            <text:p>1053</text:p>
          </table:table-cell>
          <table:table-cell table:formula="of:=([.$A376]-1)*MAX(1;FLOOR([.$A376]/(2*[.F$301]);1))" office:value-type="float" office:value="810" calcext:value-type="float">
            <text:p>810</text:p>
          </table:table-cell>
          <table:table-cell table:formula="of:=([.$A376]-1)*MAX(1;FLOOR([.$A376]/(2*[.G$301]);1))" office:value-type="float" office:value="648" calcext:value-type="float">
            <text:p>648</text:p>
          </table:table-cell>
          <table:table-cell table:formula="of:=([.$A376]-1)*MAX(1;FLOOR([.$A376]/(2*[.H$301]);1))" office:value-type="float" office:value="486" calcext:value-type="float">
            <text:p>486</text:p>
          </table:table-cell>
          <table:table-cell table:formula="of:=([.$A376]-1)*MAX(1;FLOOR([.$A376]/(2*[.I$301]);1))" office:value-type="float" office:value="405" calcext:value-type="float">
            <text:p>405</text:p>
          </table:table-cell>
          <table:table-cell table:formula="of:=([.$A376]-1)*MAX(1;FLOOR([.$A376]/(2*[.J$301]);1))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A377]-1)*[.$A377]/2" office:value-type="float" office:value="3403" calcext:value-type="float">
            <text:p>3403</text:p>
          </table:table-cell>
          <table:table-cell table:formula="of:=([.$A377]-1)*MAX(1;FLOOR([.$A377]/(2*[.C$301]);1))" office:value-type="float" office:value="3362" calcext:value-type="float">
            <text:p>3362</text:p>
          </table:table-cell>
          <table:table-cell table:formula="of:=([.$A377]-1)*MAX(1;FLOOR([.$A377]/(2*[.D$301]);1))" office:value-type="float" office:value="1640" calcext:value-type="float">
            <text:p>1640</text:p>
          </table:table-cell>
          <table:table-cell table:formula="of:=([.$A377]-1)*MAX(1;FLOOR([.$A377]/(2*[.E$301]);1))" office:value-type="float" office:value="1066" calcext:value-type="float">
            <text:p>1066</text:p>
          </table:table-cell>
          <table:table-cell table:formula="of:=([.$A377]-1)*MAX(1;FLOOR([.$A377]/(2*[.F$301]);1))" office:value-type="float" office:value="820" calcext:value-type="float">
            <text:p>820</text:p>
          </table:table-cell>
          <table:table-cell table:formula="of:=([.$A377]-1)*MAX(1;FLOOR([.$A377]/(2*[.G$301]);1))" office:value-type="float" office:value="656" calcext:value-type="float">
            <text:p>656</text:p>
          </table:table-cell>
          <table:table-cell table:formula="of:=([.$A377]-1)*MAX(1;FLOOR([.$A377]/(2*[.H$301]);1))" office:value-type="float" office:value="492" calcext:value-type="float">
            <text:p>492</text:p>
          </table:table-cell>
          <table:table-cell table:formula="of:=([.$A377]-1)*MAX(1;FLOOR([.$A377]/(2*[.I$301]);1))" office:value-type="float" office:value="410" calcext:value-type="float">
            <text:p>410</text:p>
          </table:table-cell>
          <table:table-cell table:formula="of:=([.$A377]-1)*MAX(1;FLOOR([.$A377]/(2*[.J$301]);1))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A378]-1)*[.$A378]/2" office:value-type="float" office:value="3486" calcext:value-type="float">
            <text:p>3486</text:p>
          </table:table-cell>
          <table:table-cell table:formula="of:=([.$A378]-1)*MAX(1;FLOOR([.$A378]/(2*[.C$301]);1))" office:value-type="float" office:value="3486" calcext:value-type="float">
            <text:p>3486</text:p>
          </table:table-cell>
          <table:table-cell table:formula="of:=([.$A378]-1)*MAX(1;FLOOR([.$A378]/(2*[.D$301]);1))" office:value-type="float" office:value="1743" calcext:value-type="float">
            <text:p>1743</text:p>
          </table:table-cell>
          <table:table-cell table:formula="of:=([.$A378]-1)*MAX(1;FLOOR([.$A378]/(2*[.E$301]);1))" office:value-type="float" office:value="1162" calcext:value-type="float">
            <text:p>1162</text:p>
          </table:table-cell>
          <table:table-cell table:formula="of:=([.$A378]-1)*MAX(1;FLOOR([.$A378]/(2*[.F$301]);1))" office:value-type="float" office:value="830" calcext:value-type="float">
            <text:p>830</text:p>
          </table:table-cell>
          <table:table-cell table:formula="of:=([.$A378]-1)*MAX(1;FLOOR([.$A378]/(2*[.G$301]);1))" office:value-type="float" office:value="664" calcext:value-type="float">
            <text:p>664</text:p>
          </table:table-cell>
          <table:table-cell table:formula="of:=([.$A378]-1)*MAX(1;FLOOR([.$A378]/(2*[.H$301]);1))" office:value-type="float" office:value="581" calcext:value-type="float">
            <text:p>581</text:p>
          </table:table-cell>
          <table:table-cell table:formula="of:=([.$A378]-1)*MAX(1;FLOOR([.$A378]/(2*[.I$301]);1))" office:value-type="float" office:value="498" calcext:value-type="float">
            <text:p>498</text:p>
          </table:table-cell>
          <table:table-cell table:formula="of:=([.$A378]-1)*MAX(1;FLOOR([.$A378]/(2*[.J$301]);1))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A379]-1)*[.$A379]/2" office:value-type="float" office:value="3570" calcext:value-type="float">
            <text:p>3570</text:p>
          </table:table-cell>
          <table:table-cell table:formula="of:=([.$A379]-1)*MAX(1;FLOOR([.$A379]/(2*[.C$301]);1))" office:value-type="float" office:value="3528" calcext:value-type="float">
            <text:p>3528</text:p>
          </table:table-cell>
          <table:table-cell table:formula="of:=([.$A379]-1)*MAX(1;FLOOR([.$A379]/(2*[.D$301]);1))" office:value-type="float" office:value="1764" calcext:value-type="float">
            <text:p>1764</text:p>
          </table:table-cell>
          <table:table-cell table:formula="of:=([.$A379]-1)*MAX(1;FLOOR([.$A379]/(2*[.E$301]);1))" office:value-type="float" office:value="1176" calcext:value-type="float">
            <text:p>1176</text:p>
          </table:table-cell>
          <table:table-cell table:formula="of:=([.$A379]-1)*MAX(1;FLOOR([.$A379]/(2*[.F$301]);1))" office:value-type="float" office:value="840" calcext:value-type="float">
            <text:p>840</text:p>
          </table:table-cell>
          <table:table-cell table:formula="of:=([.$A379]-1)*MAX(1;FLOOR([.$A379]/(2*[.G$301]);1))" office:value-type="float" office:value="672" calcext:value-type="float">
            <text:p>672</text:p>
          </table:table-cell>
          <table:table-cell table:formula="of:=([.$A379]-1)*MAX(1;FLOOR([.$A379]/(2*[.H$301]);1))" office:value-type="float" office:value="588" calcext:value-type="float">
            <text:p>588</text:p>
          </table:table-cell>
          <table:table-cell table:formula="of:=([.$A379]-1)*MAX(1;FLOOR([.$A379]/(2*[.I$301]);1))" office:value-type="float" office:value="504" calcext:value-type="float">
            <text:p>504</text:p>
          </table:table-cell>
          <table:table-cell table:formula="of:=([.$A379]-1)*MAX(1;FLOOR([.$A379]/(2*[.J$301]);1))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A380]-1)*[.$A380]/2" office:value-type="float" office:value="3655" calcext:value-type="float">
            <text:p>3655</text:p>
          </table:table-cell>
          <table:table-cell table:formula="of:=([.$A380]-1)*MAX(1;FLOOR([.$A380]/(2*[.C$301]);1))" office:value-type="float" office:value="3655" calcext:value-type="float">
            <text:p>3655</text:p>
          </table:table-cell>
          <table:table-cell table:formula="of:=([.$A380]-1)*MAX(1;FLOOR([.$A380]/(2*[.D$301]);1))" office:value-type="float" office:value="1785" calcext:value-type="float">
            <text:p>1785</text:p>
          </table:table-cell>
          <table:table-cell table:formula="of:=([.$A380]-1)*MAX(1;FLOOR([.$A380]/(2*[.E$301]);1))" office:value-type="float" office:value="1190" calcext:value-type="float">
            <text:p>1190</text:p>
          </table:table-cell>
          <table:table-cell table:formula="of:=([.$A380]-1)*MAX(1;FLOOR([.$A380]/(2*[.F$301]);1))" office:value-type="float" office:value="850" calcext:value-type="float">
            <text:p>850</text:p>
          </table:table-cell>
          <table:table-cell table:formula="of:=([.$A380]-1)*MAX(1;FLOOR([.$A380]/(2*[.G$301]);1))" office:value-type="float" office:value="680" calcext:value-type="float">
            <text:p>680</text:p>
          </table:table-cell>
          <table:table-cell table:formula="of:=([.$A380]-1)*MAX(1;FLOOR([.$A380]/(2*[.H$301]);1))" office:value-type="float" office:value="595" calcext:value-type="float">
            <text:p>595</text:p>
          </table:table-cell>
          <table:table-cell table:formula="of:=([.$A380]-1)*MAX(1;FLOOR([.$A380]/(2*[.I$301]);1))" office:value-type="float" office:value="510" calcext:value-type="float">
            <text:p>510</text:p>
          </table:table-cell>
          <table:table-cell table:formula="of:=([.$A380]-1)*MAX(1;FLOOR([.$A380]/(2*[.J$301]);1))"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$A381]-1)*[.$A381]/2" office:value-type="float" office:value="3741" calcext:value-type="float">
            <text:p>3741</text:p>
          </table:table-cell>
          <table:table-cell table:formula="of:=([.$A381]-1)*MAX(1;FLOOR([.$A381]/(2*[.C$301]);1))" office:value-type="float" office:value="3698" calcext:value-type="float">
            <text:p>3698</text:p>
          </table:table-cell>
          <table:table-cell table:formula="of:=([.$A381]-1)*MAX(1;FLOOR([.$A381]/(2*[.D$301]);1))" office:value-type="float" office:value="1806" calcext:value-type="float">
            <text:p>1806</text:p>
          </table:table-cell>
          <table:table-cell table:formula="of:=([.$A381]-1)*MAX(1;FLOOR([.$A381]/(2*[.E$301]);1))" office:value-type="float" office:value="1204" calcext:value-type="float">
            <text:p>1204</text:p>
          </table:table-cell>
          <table:table-cell table:formula="of:=([.$A381]-1)*MAX(1;FLOOR([.$A381]/(2*[.F$301]);1))" office:value-type="float" office:value="860" calcext:value-type="float">
            <text:p>860</text:p>
          </table:table-cell>
          <table:table-cell table:formula="of:=([.$A381]-1)*MAX(1;FLOOR([.$A381]/(2*[.G$301]);1))" office:value-type="float" office:value="688" calcext:value-type="float">
            <text:p>688</text:p>
          </table:table-cell>
          <table:table-cell table:formula="of:=([.$A381]-1)*MAX(1;FLOOR([.$A381]/(2*[.H$301]);1))" office:value-type="float" office:value="602" calcext:value-type="float">
            <text:p>602</text:p>
          </table:table-cell>
          <table:table-cell table:formula="of:=([.$A381]-1)*MAX(1;FLOOR([.$A381]/(2*[.I$301]);1))" office:value-type="float" office:value="516" calcext:value-type="float">
            <text:p>516</text:p>
          </table:table-cell>
          <table:table-cell table:formula="of:=([.$A381]-1)*MAX(1;FLOOR([.$A381]/(2*[.J$301]);1))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$A382]-1)*[.$A382]/2" office:value-type="float" office:value="3828" calcext:value-type="float">
            <text:p>3828</text:p>
          </table:table-cell>
          <table:table-cell table:formula="of:=([.$A382]-1)*MAX(1;FLOOR([.$A382]/(2*[.C$301]);1))" office:value-type="float" office:value="3828" calcext:value-type="float">
            <text:p>3828</text:p>
          </table:table-cell>
          <table:table-cell table:formula="of:=([.$A382]-1)*MAX(1;FLOOR([.$A382]/(2*[.D$301]);1))" office:value-type="float" office:value="1914" calcext:value-type="float">
            <text:p>1914</text:p>
          </table:table-cell>
          <table:table-cell table:formula="of:=([.$A382]-1)*MAX(1;FLOOR([.$A382]/(2*[.E$301]);1))" office:value-type="float" office:value="1218" calcext:value-type="float">
            <text:p>1218</text:p>
          </table:table-cell>
          <table:table-cell table:formula="of:=([.$A382]-1)*MAX(1;FLOOR([.$A382]/(2*[.F$301]);1))" office:value-type="float" office:value="957" calcext:value-type="float">
            <text:p>957</text:p>
          </table:table-cell>
          <table:table-cell table:formula="of:=([.$A382]-1)*MAX(1;FLOOR([.$A382]/(2*[.G$301]);1))" office:value-type="float" office:value="696" calcext:value-type="float">
            <text:p>696</text:p>
          </table:table-cell>
          <table:table-cell table:formula="of:=([.$A382]-1)*MAX(1;FLOOR([.$A382]/(2*[.H$301]);1))" office:value-type="float" office:value="609" calcext:value-type="float">
            <text:p>609</text:p>
          </table:table-cell>
          <table:table-cell table:formula="of:=([.$A382]-1)*MAX(1;FLOOR([.$A382]/(2*[.I$301]);1))" office:value-type="float" office:value="522" calcext:value-type="float">
            <text:p>522</text:p>
          </table:table-cell>
          <table:table-cell table:formula="of:=([.$A382]-1)*MAX(1;FLOOR([.$A382]/(2*[.J$301]);1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$A383]-1)*[.$A383]/2" office:value-type="float" office:value="3916" calcext:value-type="float">
            <text:p>3916</text:p>
          </table:table-cell>
          <table:table-cell table:formula="of:=([.$A383]-1)*MAX(1;FLOOR([.$A383]/(2*[.C$301]);1))" office:value-type="float" office:value="3872" calcext:value-type="float">
            <text:p>3872</text:p>
          </table:table-cell>
          <table:table-cell table:formula="of:=([.$A383]-1)*MAX(1;FLOOR([.$A383]/(2*[.D$301]);1))" office:value-type="float" office:value="1936" calcext:value-type="float">
            <text:p>1936</text:p>
          </table:table-cell>
          <table:table-cell table:formula="of:=([.$A383]-1)*MAX(1;FLOOR([.$A383]/(2*[.E$301]);1))" office:value-type="float" office:value="1232" calcext:value-type="float">
            <text:p>1232</text:p>
          </table:table-cell>
          <table:table-cell table:formula="of:=([.$A383]-1)*MAX(1;FLOOR([.$A383]/(2*[.F$301]);1))" office:value-type="float" office:value="968" calcext:value-type="float">
            <text:p>968</text:p>
          </table:table-cell>
          <table:table-cell table:formula="of:=([.$A383]-1)*MAX(1;FLOOR([.$A383]/(2*[.G$301]);1))" office:value-type="float" office:value="704" calcext:value-type="float">
            <text:p>704</text:p>
          </table:table-cell>
          <table:table-cell table:formula="of:=([.$A383]-1)*MAX(1;FLOOR([.$A383]/(2*[.H$301]);1))" office:value-type="float" office:value="616" calcext:value-type="float">
            <text:p>616</text:p>
          </table:table-cell>
          <table:table-cell table:formula="of:=([.$A383]-1)*MAX(1;FLOOR([.$A383]/(2*[.I$301]);1))" office:value-type="float" office:value="528" calcext:value-type="float">
            <text:p>528</text:p>
          </table:table-cell>
          <table:table-cell table:formula="of:=([.$A383]-1)*MAX(1;FLOOR([.$A383]/(2*[.J$301]);1))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$A384]-1)*[.$A384]/2" office:value-type="float" office:value="4005" calcext:value-type="float">
            <text:p>4005</text:p>
          </table:table-cell>
          <table:table-cell table:formula="of:=([.$A384]-1)*MAX(1;FLOOR([.$A384]/(2*[.C$301]);1))" office:value-type="float" office:value="4005" calcext:value-type="float">
            <text:p>4005</text:p>
          </table:table-cell>
          <table:table-cell table:formula="of:=([.$A384]-1)*MAX(1;FLOOR([.$A384]/(2*[.D$301]);1))" office:value-type="float" office:value="1958" calcext:value-type="float">
            <text:p>1958</text:p>
          </table:table-cell>
          <table:table-cell table:formula="of:=([.$A384]-1)*MAX(1;FLOOR([.$A384]/(2*[.E$301]);1))" office:value-type="float" office:value="1335" calcext:value-type="float">
            <text:p>1335</text:p>
          </table:table-cell>
          <table:table-cell table:formula="of:=([.$A384]-1)*MAX(1;FLOOR([.$A384]/(2*[.F$301]);1))" office:value-type="float" office:value="979" calcext:value-type="float">
            <text:p>979</text:p>
          </table:table-cell>
          <table:table-cell table:formula="of:=([.$A384]-1)*MAX(1;FLOOR([.$A384]/(2*[.G$301]);1))" office:value-type="float" office:value="801" calcext:value-type="float">
            <text:p>801</text:p>
          </table:table-cell>
          <table:table-cell table:formula="of:=([.$A384]-1)*MAX(1;FLOOR([.$A384]/(2*[.H$301]);1))" office:value-type="float" office:value="623" calcext:value-type="float">
            <text:p>623</text:p>
          </table:table-cell>
          <table:table-cell table:formula="of:=([.$A384]-1)*MAX(1;FLOOR([.$A384]/(2*[.I$301]);1))" office:value-type="float" office:value="534" calcext:value-type="float">
            <text:p>534</text:p>
          </table:table-cell>
          <table:table-cell table:formula="of:=([.$A384]-1)*MAX(1;FLOOR([.$A384]/(2*[.J$301]);1))"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$A385]-1)*[.$A385]/2" office:value-type="float" office:value="4095" calcext:value-type="float">
            <text:p>4095</text:p>
          </table:table-cell>
          <table:table-cell table:formula="of:=([.$A385]-1)*MAX(1;FLOOR([.$A385]/(2*[.C$301]);1))" office:value-type="float" office:value="4050" calcext:value-type="float">
            <text:p>4050</text:p>
          </table:table-cell>
          <table:table-cell table:formula="of:=([.$A385]-1)*MAX(1;FLOOR([.$A385]/(2*[.D$301]);1))" office:value-type="float" office:value="1980" calcext:value-type="float">
            <text:p>1980</text:p>
          </table:table-cell>
          <table:table-cell table:formula="of:=([.$A385]-1)*MAX(1;FLOOR([.$A385]/(2*[.E$301]);1))" office:value-type="float" office:value="1350" calcext:value-type="float">
            <text:p>1350</text:p>
          </table:table-cell>
          <table:table-cell table:formula="of:=([.$A385]-1)*MAX(1;FLOOR([.$A385]/(2*[.F$301]);1))" office:value-type="float" office:value="990" calcext:value-type="float">
            <text:p>990</text:p>
          </table:table-cell>
          <table:table-cell table:formula="of:=([.$A385]-1)*MAX(1;FLOOR([.$A385]/(2*[.G$301]);1))" office:value-type="float" office:value="810" calcext:value-type="float">
            <text:p>810</text:p>
          </table:table-cell>
          <table:table-cell table:formula="of:=([.$A385]-1)*MAX(1;FLOOR([.$A385]/(2*[.H$301]);1))" office:value-type="float" office:value="630" calcext:value-type="float">
            <text:p>630</text:p>
          </table:table-cell>
          <table:table-cell table:formula="of:=([.$A385]-1)*MAX(1;FLOOR([.$A385]/(2*[.I$301]);1))" office:value-type="float" office:value="540" calcext:value-type="float">
            <text:p>540</text:p>
          </table:table-cell>
          <table:table-cell table:formula="of:=([.$A385]-1)*MAX(1;FLOOR([.$A385]/(2*[.J$301]);1))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$A386]-1)*[.$A386]/2" office:value-type="float" office:value="4186" calcext:value-type="float">
            <text:p>4186</text:p>
          </table:table-cell>
          <table:table-cell table:formula="of:=([.$A386]-1)*MAX(1;FLOOR([.$A386]/(2*[.C$301]);1))" office:value-type="float" office:value="4186" calcext:value-type="float">
            <text:p>4186</text:p>
          </table:table-cell>
          <table:table-cell table:formula="of:=([.$A386]-1)*MAX(1;FLOOR([.$A386]/(2*[.D$301]);1))" office:value-type="float" office:value="2093" calcext:value-type="float">
            <text:p>2093</text:p>
          </table:table-cell>
          <table:table-cell table:formula="of:=([.$A386]-1)*MAX(1;FLOOR([.$A386]/(2*[.E$301]);1))" office:value-type="float" office:value="1365" calcext:value-type="float">
            <text:p>1365</text:p>
          </table:table-cell>
          <table:table-cell table:formula="of:=([.$A386]-1)*MAX(1;FLOOR([.$A386]/(2*[.F$301]);1))" office:value-type="float" office:value="1001" calcext:value-type="float">
            <text:p>1001</text:p>
          </table:table-cell>
          <table:table-cell table:formula="of:=([.$A386]-1)*MAX(1;FLOOR([.$A386]/(2*[.G$301]);1))" office:value-type="float" office:value="819" calcext:value-type="float">
            <text:p>819</text:p>
          </table:table-cell>
          <table:table-cell table:formula="of:=([.$A386]-1)*MAX(1;FLOOR([.$A386]/(2*[.H$301]);1))" office:value-type="float" office:value="637" calcext:value-type="float">
            <text:p>637</text:p>
          </table:table-cell>
          <table:table-cell table:formula="of:=([.$A386]-1)*MAX(1;FLOOR([.$A386]/(2*[.I$301]);1))" office:value-type="float" office:value="546" calcext:value-type="float">
            <text:p>546</text:p>
          </table:table-cell>
          <table:table-cell table:formula="of:=([.$A386]-1)*MAX(1;FLOOR([.$A386]/(2*[.J$301]);1)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$A387]-1)*[.$A387]/2" office:value-type="float" office:value="4278" calcext:value-type="float">
            <text:p>4278</text:p>
          </table:table-cell>
          <table:table-cell table:formula="of:=([.$A387]-1)*MAX(1;FLOOR([.$A387]/(2*[.C$301]);1))" office:value-type="float" office:value="4232" calcext:value-type="float">
            <text:p>4232</text:p>
          </table:table-cell>
          <table:table-cell table:formula="of:=([.$A387]-1)*MAX(1;FLOOR([.$A387]/(2*[.D$301]);1))" office:value-type="float" office:value="2116" calcext:value-type="float">
            <text:p>2116</text:p>
          </table:table-cell>
          <table:table-cell table:formula="of:=([.$A387]-1)*MAX(1;FLOOR([.$A387]/(2*[.E$301]);1))" office:value-type="float" office:value="1380" calcext:value-type="float">
            <text:p>1380</text:p>
          </table:table-cell>
          <table:table-cell table:formula="of:=([.$A387]-1)*MAX(1;FLOOR([.$A387]/(2*[.F$301]);1))" office:value-type="float" office:value="1012" calcext:value-type="float">
            <text:p>1012</text:p>
          </table:table-cell>
          <table:table-cell table:formula="of:=([.$A387]-1)*MAX(1;FLOOR([.$A387]/(2*[.G$301]);1))" office:value-type="float" office:value="828" calcext:value-type="float">
            <text:p>828</text:p>
          </table:table-cell>
          <table:table-cell table:formula="of:=([.$A387]-1)*MAX(1;FLOOR([.$A387]/(2*[.H$301]);1))" office:value-type="float" office:value="644" calcext:value-type="float">
            <text:p>644</text:p>
          </table:table-cell>
          <table:table-cell table:formula="of:=([.$A387]-1)*MAX(1;FLOOR([.$A387]/(2*[.I$301]);1))" office:value-type="float" office:value="552" calcext:value-type="float">
            <text:p>552</text:p>
          </table:table-cell>
          <table:table-cell table:formula="of:=([.$A387]-1)*MAX(1;FLOOR([.$A387]/(2*[.J$301]);1))"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$A388]-1)*[.$A388]/2" office:value-type="float" office:value="4371" calcext:value-type="float">
            <text:p>4371</text:p>
          </table:table-cell>
          <table:table-cell table:formula="of:=([.$A388]-1)*MAX(1;FLOOR([.$A388]/(2*[.C$301]);1))" office:value-type="float" office:value="4371" calcext:value-type="float">
            <text:p>4371</text:p>
          </table:table-cell>
          <table:table-cell table:formula="of:=([.$A388]-1)*MAX(1;FLOOR([.$A388]/(2*[.D$301]);1))" office:value-type="float" office:value="2139" calcext:value-type="float">
            <text:p>2139</text:p>
          </table:table-cell>
          <table:table-cell table:formula="of:=([.$A388]-1)*MAX(1;FLOOR([.$A388]/(2*[.E$301]);1))" office:value-type="float" office:value="1395" calcext:value-type="float">
            <text:p>1395</text:p>
          </table:table-cell>
          <table:table-cell table:formula="of:=([.$A388]-1)*MAX(1;FLOOR([.$A388]/(2*[.F$301]);1))" office:value-type="float" office:value="1023" calcext:value-type="float">
            <text:p>1023</text:p>
          </table:table-cell>
          <table:table-cell table:formula="of:=([.$A388]-1)*MAX(1;FLOOR([.$A388]/(2*[.G$301]);1))" office:value-type="float" office:value="837" calcext:value-type="float">
            <text:p>837</text:p>
          </table:table-cell>
          <table:table-cell table:formula="of:=([.$A388]-1)*MAX(1;FLOOR([.$A388]/(2*[.H$301]);1))" office:value-type="float" office:value="651" calcext:value-type="float">
            <text:p>651</text:p>
          </table:table-cell>
          <table:table-cell table:formula="of:=([.$A388]-1)*MAX(1;FLOOR([.$A388]/(2*[.I$301]);1))" office:value-type="float" office:value="558" calcext:value-type="float">
            <text:p>558</text:p>
          </table:table-cell>
          <table:table-cell table:formula="of:=([.$A388]-1)*MAX(1;FLOOR([.$A388]/(2*[.J$301]);1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$A389]-1)*[.$A389]/2" office:value-type="float" office:value="4465" calcext:value-type="float">
            <text:p>4465</text:p>
          </table:table-cell>
          <table:table-cell table:formula="of:=([.$A389]-1)*MAX(1;FLOOR([.$A389]/(2*[.C$301]);1))" office:value-type="float" office:value="4418" calcext:value-type="float">
            <text:p>4418</text:p>
          </table:table-cell>
          <table:table-cell table:formula="of:=([.$A389]-1)*MAX(1;FLOOR([.$A389]/(2*[.D$301]);1))" office:value-type="float" office:value="2162" calcext:value-type="float">
            <text:p>2162</text:p>
          </table:table-cell>
          <table:table-cell table:formula="of:=([.$A389]-1)*MAX(1;FLOOR([.$A389]/(2*[.E$301]);1))" office:value-type="float" office:value="1410" calcext:value-type="float">
            <text:p>1410</text:p>
          </table:table-cell>
          <table:table-cell table:formula="of:=([.$A389]-1)*MAX(1;FLOOR([.$A389]/(2*[.F$301]);1))" office:value-type="float" office:value="1034" calcext:value-type="float">
            <text:p>1034</text:p>
          </table:table-cell>
          <table:table-cell table:formula="of:=([.$A389]-1)*MAX(1;FLOOR([.$A389]/(2*[.G$301]);1))" office:value-type="float" office:value="846" calcext:value-type="float">
            <text:p>846</text:p>
          </table:table-cell>
          <table:table-cell table:formula="of:=([.$A389]-1)*MAX(1;FLOOR([.$A389]/(2*[.H$301]);1))" office:value-type="float" office:value="658" calcext:value-type="float">
            <text:p>658</text:p>
          </table:table-cell>
          <table:table-cell table:formula="of:=([.$A389]-1)*MAX(1;FLOOR([.$A389]/(2*[.I$301]);1))" office:value-type="float" office:value="564" calcext:value-type="float">
            <text:p>564</text:p>
          </table:table-cell>
          <table:table-cell table:formula="of:=([.$A389]-1)*MAX(1;FLOOR([.$A389]/(2*[.J$301]);1))"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$A390]-1)*[.$A390]/2" office:value-type="float" office:value="4560" calcext:value-type="float">
            <text:p>4560</text:p>
          </table:table-cell>
          <table:table-cell table:formula="of:=([.$A390]-1)*MAX(1;FLOOR([.$A390]/(2*[.C$301]);1))" office:value-type="float" office:value="4560" calcext:value-type="float">
            <text:p>4560</text:p>
          </table:table-cell>
          <table:table-cell table:formula="of:=([.$A390]-1)*MAX(1;FLOOR([.$A390]/(2*[.D$301]);1))" office:value-type="float" office:value="2280" calcext:value-type="float">
            <text:p>2280</text:p>
          </table:table-cell>
          <table:table-cell table:formula="of:=([.$A390]-1)*MAX(1;FLOOR([.$A390]/(2*[.E$301]);1))" office:value-type="float" office:value="1520" calcext:value-type="float">
            <text:p>1520</text:p>
          </table:table-cell>
          <table:table-cell table:formula="of:=([.$A390]-1)*MAX(1;FLOOR([.$A390]/(2*[.F$301]);1))" office:value-type="float" office:value="1140" calcext:value-type="float">
            <text:p>1140</text:p>
          </table:table-cell>
          <table:table-cell table:formula="of:=([.$A390]-1)*MAX(1;FLOOR([.$A390]/(2*[.G$301]);1))" office:value-type="float" office:value="855" calcext:value-type="float">
            <text:p>855</text:p>
          </table:table-cell>
          <table:table-cell table:formula="of:=([.$A390]-1)*MAX(1;FLOOR([.$A390]/(2*[.H$301]);1))" office:value-type="float" office:value="760" calcext:value-type="float">
            <text:p>760</text:p>
          </table:table-cell>
          <table:table-cell table:formula="of:=([.$A390]-1)*MAX(1;FLOOR([.$A390]/(2*[.I$301]);1))" office:value-type="float" office:value="570" calcext:value-type="float">
            <text:p>570</text:p>
          </table:table-cell>
          <table:table-cell table:formula="of:=([.$A390]-1)*MAX(1;FLOOR([.$A390]/(2*[.J$301]);1))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$A391]-1)*[.$A391]/2" office:value-type="float" office:value="4656" calcext:value-type="float">
            <text:p>4656</text:p>
          </table:table-cell>
          <table:table-cell table:formula="of:=([.$A391]-1)*MAX(1;FLOOR([.$A391]/(2*[.C$301]);1))" office:value-type="float" office:value="4608" calcext:value-type="float">
            <text:p>4608</text:p>
          </table:table-cell>
          <table:table-cell table:formula="of:=([.$A391]-1)*MAX(1;FLOOR([.$A391]/(2*[.D$301]);1))" office:value-type="float" office:value="2304" calcext:value-type="float">
            <text:p>2304</text:p>
          </table:table-cell>
          <table:table-cell table:formula="of:=([.$A391]-1)*MAX(1;FLOOR([.$A391]/(2*[.E$301]);1))" office:value-type="float" office:value="1536" calcext:value-type="float">
            <text:p>1536</text:p>
          </table:table-cell>
          <table:table-cell table:formula="of:=([.$A391]-1)*MAX(1;FLOOR([.$A391]/(2*[.F$301]);1))" office:value-type="float" office:value="1152" calcext:value-type="float">
            <text:p>1152</text:p>
          </table:table-cell>
          <table:table-cell table:formula="of:=([.$A391]-1)*MAX(1;FLOOR([.$A391]/(2*[.G$301]);1))" office:value-type="float" office:value="864" calcext:value-type="float">
            <text:p>864</text:p>
          </table:table-cell>
          <table:table-cell table:formula="of:=([.$A391]-1)*MAX(1;FLOOR([.$A391]/(2*[.H$301]);1))" office:value-type="float" office:value="768" calcext:value-type="float">
            <text:p>768</text:p>
          </table:table-cell>
          <table:table-cell table:formula="of:=([.$A391]-1)*MAX(1;FLOOR([.$A391]/(2*[.I$301]);1))" office:value-type="float" office:value="576" calcext:value-type="float">
            <text:p>576</text:p>
          </table:table-cell>
          <table:table-cell table:formula="of:=([.$A391]-1)*MAX(1;FLOOR([.$A391]/(2*[.J$301]);1))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$A392]-1)*[.$A392]/2" office:value-type="float" office:value="4753" calcext:value-type="float">
            <text:p>4753</text:p>
          </table:table-cell>
          <table:table-cell table:formula="of:=([.$A392]-1)*MAX(1;FLOOR([.$A392]/(2*[.C$301]);1))" office:value-type="float" office:value="4753" calcext:value-type="float">
            <text:p>4753</text:p>
          </table:table-cell>
          <table:table-cell table:formula="of:=([.$A392]-1)*MAX(1;FLOOR([.$A392]/(2*[.D$301]);1))" office:value-type="float" office:value="2328" calcext:value-type="float">
            <text:p>2328</text:p>
          </table:table-cell>
          <table:table-cell table:formula="of:=([.$A392]-1)*MAX(1;FLOOR([.$A392]/(2*[.E$301]);1))" office:value-type="float" office:value="1552" calcext:value-type="float">
            <text:p>1552</text:p>
          </table:table-cell>
          <table:table-cell table:formula="of:=([.$A392]-1)*MAX(1;FLOOR([.$A392]/(2*[.F$301]);1))" office:value-type="float" office:value="1164" calcext:value-type="float">
            <text:p>1164</text:p>
          </table:table-cell>
          <table:table-cell table:formula="of:=([.$A392]-1)*MAX(1;FLOOR([.$A392]/(2*[.G$301]);1))" office:value-type="float" office:value="873" calcext:value-type="float">
            <text:p>873</text:p>
          </table:table-cell>
          <table:table-cell table:formula="of:=([.$A392]-1)*MAX(1;FLOOR([.$A392]/(2*[.H$301]);1))" office:value-type="float" office:value="776" calcext:value-type="float">
            <text:p>776</text:p>
          </table:table-cell>
          <table:table-cell table:formula="of:=([.$A392]-1)*MAX(1;FLOOR([.$A392]/(2*[.I$301]);1))" office:value-type="float" office:value="679" calcext:value-type="float">
            <text:p>679</text:p>
          </table:table-cell>
          <table:table-cell table:formula="of:=([.$A392]-1)*MAX(1;FLOOR([.$A392]/(2*[.J$301]);1))"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$A393]-1)*[.$A393]/2" office:value-type="float" office:value="4851" calcext:value-type="float">
            <text:p>4851</text:p>
          </table:table-cell>
          <table:table-cell table:formula="of:=([.$A393]-1)*MAX(1;FLOOR([.$A393]/(2*[.C$301]);1))" office:value-type="float" office:value="4802" calcext:value-type="float">
            <text:p>4802</text:p>
          </table:table-cell>
          <table:table-cell table:formula="of:=([.$A393]-1)*MAX(1;FLOOR([.$A393]/(2*[.D$301]);1))" office:value-type="float" office:value="2352" calcext:value-type="float">
            <text:p>2352</text:p>
          </table:table-cell>
          <table:table-cell table:formula="of:=([.$A393]-1)*MAX(1;FLOOR([.$A393]/(2*[.E$301]);1))" office:value-type="float" office:value="1568" calcext:value-type="float">
            <text:p>1568</text:p>
          </table:table-cell>
          <table:table-cell table:formula="of:=([.$A393]-1)*MAX(1;FLOOR([.$A393]/(2*[.F$301]);1))" office:value-type="float" office:value="1176" calcext:value-type="float">
            <text:p>1176</text:p>
          </table:table-cell>
          <table:table-cell table:formula="of:=([.$A393]-1)*MAX(1;FLOOR([.$A393]/(2*[.G$301]);1))" office:value-type="float" office:value="882" calcext:value-type="float">
            <text:p>882</text:p>
          </table:table-cell>
          <table:table-cell table:formula="of:=([.$A393]-1)*MAX(1;FLOOR([.$A393]/(2*[.H$301]);1))" office:value-type="float" office:value="784" calcext:value-type="float">
            <text:p>784</text:p>
          </table:table-cell>
          <table:table-cell table:formula="of:=([.$A393]-1)*MAX(1;FLOOR([.$A393]/(2*[.I$301]);1))" office:value-type="float" office:value="686" calcext:value-type="float">
            <text:p>686</text:p>
          </table:table-cell>
          <table:table-cell table:formula="of:=([.$A393]-1)*MAX(1;FLOOR([.$A393]/(2*[.J$301]);1))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$A394]-1)*[.$A394]/2" office:value-type="float" office:value="4950" calcext:value-type="float">
            <text:p>4950</text:p>
          </table:table-cell>
          <table:table-cell table:formula="of:=([.$A394]-1)*MAX(1;FLOOR([.$A394]/(2*[.C$301]);1))" office:value-type="float" office:value="4950" calcext:value-type="float">
            <text:p>4950</text:p>
          </table:table-cell>
          <table:table-cell table:formula="of:=([.$A394]-1)*MAX(1;FLOOR([.$A394]/(2*[.D$301]);1))" office:value-type="float" office:value="2475" calcext:value-type="float">
            <text:p>2475</text:p>
          </table:table-cell>
          <table:table-cell table:formula="of:=([.$A394]-1)*MAX(1;FLOOR([.$A394]/(2*[.E$301]);1))" office:value-type="float" office:value="1584" calcext:value-type="float">
            <text:p>1584</text:p>
          </table:table-cell>
          <table:table-cell table:formula="of:=([.$A394]-1)*MAX(1;FLOOR([.$A394]/(2*[.F$301]);1))" office:value-type="float" office:value="1188" calcext:value-type="float">
            <text:p>1188</text:p>
          </table:table-cell>
          <table:table-cell table:formula="of:=([.$A394]-1)*MAX(1;FLOOR([.$A394]/(2*[.G$301]);1))" office:value-type="float" office:value="990" calcext:value-type="float">
            <text:p>990</text:p>
          </table:table-cell>
          <table:table-cell table:formula="of:=([.$A394]-1)*MAX(1;FLOOR([.$A394]/(2*[.H$301]);1))" office:value-type="float" office:value="792" calcext:value-type="float">
            <text:p>792</text:p>
          </table:table-cell>
          <table:table-cell table:formula="of:=([.$A394]-1)*MAX(1;FLOOR([.$A394]/(2*[.I$301]);1))" office:value-type="float" office:value="693" calcext:value-type="float">
            <text:p>693</text:p>
          </table:table-cell>
          <table:table-cell table:formula="of:=([.$A394]-1)*MAX(1;FLOOR([.$A394]/(2*[.J$301]);1))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$A395]-1)*[.$A395]/2" office:value-type="float" office:value="5050" calcext:value-type="float">
            <text:p>5050</text:p>
          </table:table-cell>
          <table:table-cell table:formula="of:=([.$A395]-1)*MAX(1;FLOOR([.$A395]/(2*[.C$301]);1))" office:value-type="float" office:value="5000" calcext:value-type="float">
            <text:p>5000</text:p>
          </table:table-cell>
          <table:table-cell table:formula="of:=([.$A395]-1)*MAX(1;FLOOR([.$A395]/(2*[.D$301]);1))" office:value-type="float" office:value="2500" calcext:value-type="float">
            <text:p>2500</text:p>
          </table:table-cell>
          <table:table-cell table:formula="of:=([.$A395]-1)*MAX(1;FLOOR([.$A395]/(2*[.E$301]);1))" office:value-type="float" office:value="1600" calcext:value-type="float">
            <text:p>1600</text:p>
          </table:table-cell>
          <table:table-cell table:formula="of:=([.$A395]-1)*MAX(1;FLOOR([.$A395]/(2*[.F$301]);1))" office:value-type="float" office:value="1200" calcext:value-type="float">
            <text:p>1200</text:p>
          </table:table-cell>
          <table:table-cell table:formula="of:=([.$A395]-1)*MAX(1;FLOOR([.$A395]/(2*[.G$301]);1))" office:value-type="float" office:value="1000" calcext:value-type="float">
            <text:p>1000</text:p>
          </table:table-cell>
          <table:table-cell table:formula="of:=([.$A395]-1)*MAX(1;FLOOR([.$A395]/(2*[.H$301]);1))" office:value-type="float" office:value="800" calcext:value-type="float">
            <text:p>800</text:p>
          </table:table-cell>
          <table:table-cell table:formula="of:=([.$A395]-1)*MAX(1;FLOOR([.$A395]/(2*[.I$301]);1))" office:value-type="float" office:value="700" calcext:value-type="float">
            <text:p>700</text:p>
          </table:table-cell>
          <table:table-cell table:formula="of:=([.$A395]-1)*MAX(1;FLOOR([.$A395]/(2*[.J$301]);1)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$A396]-1)*[.$A396]/2" office:value-type="float" office:value="5151" calcext:value-type="float">
            <text:p>5151</text:p>
          </table:table-cell>
          <table:table-cell table:formula="of:=([.$A396]-1)*MAX(1;FLOOR([.$A396]/(2*[.C$301]);1))" office:value-type="float" office:value="5151" calcext:value-type="float">
            <text:p>5151</text:p>
          </table:table-cell>
          <table:table-cell table:formula="of:=([.$A396]-1)*MAX(1;FLOOR([.$A396]/(2*[.D$301]);1))" office:value-type="float" office:value="2525" calcext:value-type="float">
            <text:p>2525</text:p>
          </table:table-cell>
          <table:table-cell table:formula="of:=([.$A396]-1)*MAX(1;FLOOR([.$A396]/(2*[.E$301]);1))" office:value-type="float" office:value="1717" calcext:value-type="float">
            <text:p>1717</text:p>
          </table:table-cell>
          <table:table-cell table:formula="of:=([.$A396]-1)*MAX(1;FLOOR([.$A396]/(2*[.F$301]);1))" office:value-type="float" office:value="1212" calcext:value-type="float">
            <text:p>1212</text:p>
          </table:table-cell>
          <table:table-cell table:formula="of:=([.$A396]-1)*MAX(1;FLOOR([.$A396]/(2*[.G$301]);1))" office:value-type="float" office:value="1010" calcext:value-type="float">
            <text:p>1010</text:p>
          </table:table-cell>
          <table:table-cell table:formula="of:=([.$A396]-1)*MAX(1;FLOOR([.$A396]/(2*[.H$301]);1))" office:value-type="float" office:value="808" calcext:value-type="float">
            <text:p>808</text:p>
          </table:table-cell>
          <table:table-cell table:formula="of:=([.$A396]-1)*MAX(1;FLOOR([.$A396]/(2*[.I$301]);1))" office:value-type="float" office:value="707" calcext:value-type="float">
            <text:p>707</text:p>
          </table:table-cell>
          <table:table-cell table:formula="of:=([.$A396]-1)*MAX(1;FLOOR([.$A396]/(2*[.J$301]);1))"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$A397]-1)*[.$A397]/2" office:value-type="float" office:value="5253" calcext:value-type="float">
            <text:p>5253</text:p>
          </table:table-cell>
          <table:table-cell table:formula="of:=([.$A397]-1)*MAX(1;FLOOR([.$A397]/(2*[.C$301]);1))" office:value-type="float" office:value="5202" calcext:value-type="float">
            <text:p>5202</text:p>
          </table:table-cell>
          <table:table-cell table:formula="of:=([.$A397]-1)*MAX(1;FLOOR([.$A397]/(2*[.D$301]);1))" office:value-type="float" office:value="2550" calcext:value-type="float">
            <text:p>2550</text:p>
          </table:table-cell>
          <table:table-cell table:formula="of:=([.$A397]-1)*MAX(1;FLOOR([.$A397]/(2*[.E$301]);1))" office:value-type="float" office:value="1734" calcext:value-type="float">
            <text:p>1734</text:p>
          </table:table-cell>
          <table:table-cell table:formula="of:=([.$A397]-1)*MAX(1;FLOOR([.$A397]/(2*[.F$301]);1))" office:value-type="float" office:value="1224" calcext:value-type="float">
            <text:p>1224</text:p>
          </table:table-cell>
          <table:table-cell table:formula="of:=([.$A397]-1)*MAX(1;FLOOR([.$A397]/(2*[.G$301]);1))" office:value-type="float" office:value="1020" calcext:value-type="float">
            <text:p>1020</text:p>
          </table:table-cell>
          <table:table-cell table:formula="of:=([.$A397]-1)*MAX(1;FLOOR([.$A397]/(2*[.H$301]);1))" office:value-type="float" office:value="816" calcext:value-type="float">
            <text:p>816</text:p>
          </table:table-cell>
          <table:table-cell table:formula="of:=([.$A397]-1)*MAX(1;FLOOR([.$A397]/(2*[.I$301]);1))" office:value-type="float" office:value="714" calcext:value-type="float">
            <text:p>714</text:p>
          </table:table-cell>
          <table:table-cell table:formula="of:=([.$A397]-1)*MAX(1;FLOOR([.$A397]/(2*[.J$301]);1))"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$A398]-1)*[.$A398]/2" office:value-type="float" office:value="5356" calcext:value-type="float">
            <text:p>5356</text:p>
          </table:table-cell>
          <table:table-cell table:formula="of:=([.$A398]-1)*MAX(1;FLOOR([.$A398]/(2*[.C$301]);1))" office:value-type="float" office:value="5356" calcext:value-type="float">
            <text:p>5356</text:p>
          </table:table-cell>
          <table:table-cell table:formula="of:=([.$A398]-1)*MAX(1;FLOOR([.$A398]/(2*[.D$301]);1))" office:value-type="float" office:value="2678" calcext:value-type="float">
            <text:p>2678</text:p>
          </table:table-cell>
          <table:table-cell table:formula="of:=([.$A398]-1)*MAX(1;FLOOR([.$A398]/(2*[.E$301]);1))" office:value-type="float" office:value="1751" calcext:value-type="float">
            <text:p>1751</text:p>
          </table:table-cell>
          <table:table-cell table:formula="of:=([.$A398]-1)*MAX(1;FLOOR([.$A398]/(2*[.F$301]);1))" office:value-type="float" office:value="1339" calcext:value-type="float">
            <text:p>1339</text:p>
          </table:table-cell>
          <table:table-cell table:formula="of:=([.$A398]-1)*MAX(1;FLOOR([.$A398]/(2*[.G$301]);1))" office:value-type="float" office:value="1030" calcext:value-type="float">
            <text:p>1030</text:p>
          </table:table-cell>
          <table:table-cell table:formula="of:=([.$A398]-1)*MAX(1;FLOOR([.$A398]/(2*[.H$301]);1))" office:value-type="float" office:value="824" calcext:value-type="float">
            <text:p>824</text:p>
          </table:table-cell>
          <table:table-cell table:formula="of:=([.$A398]-1)*MAX(1;FLOOR([.$A398]/(2*[.I$301]);1))" office:value-type="float" office:value="721" calcext:value-type="float">
            <text:p>721</text:p>
          </table:table-cell>
          <table:table-cell table:formula="of:=([.$A398]-1)*MAX(1;FLOOR([.$A398]/(2*[.J$301]);1))"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$A399]-1)*[.$A399]/2" office:value-type="float" office:value="5460" calcext:value-type="float">
            <text:p>5460</text:p>
          </table:table-cell>
          <table:table-cell table:formula="of:=([.$A399]-1)*MAX(1;FLOOR([.$A399]/(2*[.C$301]);1))" office:value-type="float" office:value="5408" calcext:value-type="float">
            <text:p>5408</text:p>
          </table:table-cell>
          <table:table-cell table:formula="of:=([.$A399]-1)*MAX(1;FLOOR([.$A399]/(2*[.D$301]);1))" office:value-type="float" office:value="2704" calcext:value-type="float">
            <text:p>2704</text:p>
          </table:table-cell>
          <table:table-cell table:formula="of:=([.$A399]-1)*MAX(1;FLOOR([.$A399]/(2*[.E$301]);1))" office:value-type="float" office:value="1768" calcext:value-type="float">
            <text:p>1768</text:p>
          </table:table-cell>
          <table:table-cell table:formula="of:=([.$A399]-1)*MAX(1;FLOOR([.$A399]/(2*[.F$301]);1))" office:value-type="float" office:value="1352" calcext:value-type="float">
            <text:p>1352</text:p>
          </table:table-cell>
          <table:table-cell table:formula="of:=([.$A399]-1)*MAX(1;FLOOR([.$A399]/(2*[.G$301]);1))" office:value-type="float" office:value="1040" calcext:value-type="float">
            <text:p>1040</text:p>
          </table:table-cell>
          <table:table-cell table:formula="of:=([.$A399]-1)*MAX(1;FLOOR([.$A399]/(2*[.H$301]);1))" office:value-type="float" office:value="832" calcext:value-type="float">
            <text:p>832</text:p>
          </table:table-cell>
          <table:table-cell table:formula="of:=([.$A399]-1)*MAX(1;FLOOR([.$A399]/(2*[.I$301]);1))" office:value-type="float" office:value="728" calcext:value-type="float">
            <text:p>728</text:p>
          </table:table-cell>
          <table:table-cell table:formula="of:=([.$A399]-1)*MAX(1;FLOOR([.$A399]/(2*[.J$301]);1))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$A400]-1)*[.$A400]/2" office:value-type="float" office:value="5565" calcext:value-type="float">
            <text:p>5565</text:p>
          </table:table-cell>
          <table:table-cell table:formula="of:=([.$A400]-1)*MAX(1;FLOOR([.$A400]/(2*[.C$301]);1))" office:value-type="float" office:value="5565" calcext:value-type="float">
            <text:p>5565</text:p>
          </table:table-cell>
          <table:table-cell table:formula="of:=([.$A400]-1)*MAX(1;FLOOR([.$A400]/(2*[.D$301]);1))" office:value-type="float" office:value="2730" calcext:value-type="float">
            <text:p>2730</text:p>
          </table:table-cell>
          <table:table-cell table:formula="of:=([.$A400]-1)*MAX(1;FLOOR([.$A400]/(2*[.E$301]);1))" office:value-type="float" office:value="1785" calcext:value-type="float">
            <text:p>1785</text:p>
          </table:table-cell>
          <table:table-cell table:formula="of:=([.$A400]-1)*MAX(1;FLOOR([.$A400]/(2*[.F$301]);1))" office:value-type="float" office:value="1365" calcext:value-type="float">
            <text:p>1365</text:p>
          </table:table-cell>
          <table:table-cell table:formula="of:=([.$A400]-1)*MAX(1;FLOOR([.$A400]/(2*[.G$301]);1))" office:value-type="float" office:value="1050" calcext:value-type="float">
            <text:p>1050</text:p>
          </table:table-cell>
          <table:table-cell table:formula="of:=([.$A400]-1)*MAX(1;FLOOR([.$A400]/(2*[.H$301]);1))" office:value-type="float" office:value="840" calcext:value-type="float">
            <text:p>840</text:p>
          </table:table-cell>
          <table:table-cell table:formula="of:=([.$A400]-1)*MAX(1;FLOOR([.$A400]/(2*[.I$301]);1))" office:value-type="float" office:value="735" calcext:value-type="float">
            <text:p>735</text:p>
          </table:table-cell>
          <table:table-cell table:formula="of:=([.$A400]-1)*MAX(1;FLOOR([.$A400]/(2*[.J$301]);1))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$A401]-1)*[.$A401]/2" office:value-type="float" office:value="5671" calcext:value-type="float">
            <text:p>5671</text:p>
          </table:table-cell>
          <table:table-cell table:formula="of:=([.$A401]-1)*MAX(1;FLOOR([.$A401]/(2*[.C$301]);1))" office:value-type="float" office:value="5618" calcext:value-type="float">
            <text:p>5618</text:p>
          </table:table-cell>
          <table:table-cell table:formula="of:=([.$A401]-1)*MAX(1;FLOOR([.$A401]/(2*[.D$301]);1))" office:value-type="float" office:value="2756" calcext:value-type="float">
            <text:p>2756</text:p>
          </table:table-cell>
          <table:table-cell table:formula="of:=([.$A401]-1)*MAX(1;FLOOR([.$A401]/(2*[.E$301]);1))" office:value-type="float" office:value="1802" calcext:value-type="float">
            <text:p>1802</text:p>
          </table:table-cell>
          <table:table-cell table:formula="of:=([.$A401]-1)*MAX(1;FLOOR([.$A401]/(2*[.F$301]);1))" office:value-type="float" office:value="1378" calcext:value-type="float">
            <text:p>1378</text:p>
          </table:table-cell>
          <table:table-cell table:formula="of:=([.$A401]-1)*MAX(1;FLOOR([.$A401]/(2*[.G$301]);1))" office:value-type="float" office:value="1060" calcext:value-type="float">
            <text:p>1060</text:p>
          </table:table-cell>
          <table:table-cell table:formula="of:=([.$A401]-1)*MAX(1;FLOOR([.$A401]/(2*[.H$301]);1))" office:value-type="float" office:value="848" calcext:value-type="float">
            <text:p>848</text:p>
          </table:table-cell>
          <table:table-cell table:formula="of:=([.$A401]-1)*MAX(1;FLOOR([.$A401]/(2*[.I$301]);1))" office:value-type="float" office:value="742" calcext:value-type="float">
            <text:p>742</text:p>
          </table:table-cell>
          <table:table-cell table:formula="of:=([.$A401]-1)*MAX(1;FLOOR([.$A401]/(2*[.J$301]);1))"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$A402]-1)*[.$A402]/2" office:value-type="float" office:value="5778" calcext:value-type="float">
            <text:p>5778</text:p>
          </table:table-cell>
          <table:table-cell table:formula="of:=([.$A402]-1)*MAX(1;FLOOR([.$A402]/(2*[.C$301]);1))" office:value-type="float" office:value="5778" calcext:value-type="float">
            <text:p>5778</text:p>
          </table:table-cell>
          <table:table-cell table:formula="of:=([.$A402]-1)*MAX(1;FLOOR([.$A402]/(2*[.D$301]);1))" office:value-type="float" office:value="2889" calcext:value-type="float">
            <text:p>2889</text:p>
          </table:table-cell>
          <table:table-cell table:formula="of:=([.$A402]-1)*MAX(1;FLOOR([.$A402]/(2*[.E$301]);1))" office:value-type="float" office:value="1926" calcext:value-type="float">
            <text:p>1926</text:p>
          </table:table-cell>
          <table:table-cell table:formula="of:=([.$A402]-1)*MAX(1;FLOOR([.$A402]/(2*[.F$301]);1))" office:value-type="float" office:value="1391" calcext:value-type="float">
            <text:p>1391</text:p>
          </table:table-cell>
          <table:table-cell table:formula="of:=([.$A402]-1)*MAX(1;FLOOR([.$A402]/(2*[.G$301]);1))" office:value-type="float" office:value="1070" calcext:value-type="float">
            <text:p>1070</text:p>
          </table:table-cell>
          <table:table-cell table:formula="of:=([.$A402]-1)*MAX(1;FLOOR([.$A402]/(2*[.H$301]);1))" office:value-type="float" office:value="963" calcext:value-type="float">
            <text:p>963</text:p>
          </table:table-cell>
          <table:table-cell table:formula="of:=([.$A402]-1)*MAX(1;FLOOR([.$A402]/(2*[.I$301]);1))" office:value-type="float" office:value="749" calcext:value-type="float">
            <text:p>749</text:p>
          </table:table-cell>
          <table:table-cell table:formula="of:=([.$A402]-1)*MAX(1;FLOOR([.$A402]/(2*[.J$301]);1))"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$A403]-1)*[.$A403]/2" office:value-type="float" office:value="5886" calcext:value-type="float">
            <text:p>5886</text:p>
          </table:table-cell>
          <table:table-cell table:formula="of:=([.$A403]-1)*MAX(1;FLOOR([.$A403]/(2*[.C$301]);1))" office:value-type="float" office:value="5832" calcext:value-type="float">
            <text:p>5832</text:p>
          </table:table-cell>
          <table:table-cell table:formula="of:=([.$A403]-1)*MAX(1;FLOOR([.$A403]/(2*[.D$301]);1))" office:value-type="float" office:value="2916" calcext:value-type="float">
            <text:p>2916</text:p>
          </table:table-cell>
          <table:table-cell table:formula="of:=([.$A403]-1)*MAX(1;FLOOR([.$A403]/(2*[.E$301]);1))" office:value-type="float" office:value="1944" calcext:value-type="float">
            <text:p>1944</text:p>
          </table:table-cell>
          <table:table-cell table:formula="of:=([.$A403]-1)*MAX(1;FLOOR([.$A403]/(2*[.F$301]);1))" office:value-type="float" office:value="1404" calcext:value-type="float">
            <text:p>1404</text:p>
          </table:table-cell>
          <table:table-cell table:formula="of:=([.$A403]-1)*MAX(1;FLOOR([.$A403]/(2*[.G$301]);1))" office:value-type="float" office:value="1080" calcext:value-type="float">
            <text:p>1080</text:p>
          </table:table-cell>
          <table:table-cell table:formula="of:=([.$A403]-1)*MAX(1;FLOOR([.$A403]/(2*[.H$301]);1))" office:value-type="float" office:value="972" calcext:value-type="float">
            <text:p>972</text:p>
          </table:table-cell>
          <table:table-cell table:formula="of:=([.$A403]-1)*MAX(1;FLOOR([.$A403]/(2*[.I$301]);1))" office:value-type="float" office:value="756" calcext:value-type="float">
            <text:p>756</text:p>
          </table:table-cell>
          <table:table-cell table:formula="of:=([.$A403]-1)*MAX(1;FLOOR([.$A403]/(2*[.J$301]);1))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$A404]-1)*[.$A404]/2" office:value-type="float" office:value="5995" calcext:value-type="float">
            <text:p>5995</text:p>
          </table:table-cell>
          <table:table-cell table:formula="of:=([.$A404]-1)*MAX(1;FLOOR([.$A404]/(2*[.C$301]);1))" office:value-type="float" office:value="5995" calcext:value-type="float">
            <text:p>5995</text:p>
          </table:table-cell>
          <table:table-cell table:formula="of:=([.$A404]-1)*MAX(1;FLOOR([.$A404]/(2*[.D$301]);1))" office:value-type="float" office:value="2943" calcext:value-type="float">
            <text:p>2943</text:p>
          </table:table-cell>
          <table:table-cell table:formula="of:=([.$A404]-1)*MAX(1;FLOOR([.$A404]/(2*[.E$301]);1))" office:value-type="float" office:value="1962" calcext:value-type="float">
            <text:p>1962</text:p>
          </table:table-cell>
          <table:table-cell table:formula="of:=([.$A404]-1)*MAX(1;FLOOR([.$A404]/(2*[.F$301]);1))" office:value-type="float" office:value="1417" calcext:value-type="float">
            <text:p>1417</text:p>
          </table:table-cell>
          <table:table-cell table:formula="of:=([.$A404]-1)*MAX(1;FLOOR([.$A404]/(2*[.G$301]);1))" office:value-type="float" office:value="1199" calcext:value-type="float">
            <text:p>1199</text:p>
          </table:table-cell>
          <table:table-cell table:formula="of:=([.$A404]-1)*MAX(1;FLOOR([.$A404]/(2*[.H$301]);1))" office:value-type="float" office:value="981" calcext:value-type="float">
            <text:p>981</text:p>
          </table:table-cell>
          <table:table-cell table:formula="of:=([.$A404]-1)*MAX(1;FLOOR([.$A404]/(2*[.I$301]);1))" office:value-type="float" office:value="763" calcext:value-type="float">
            <text:p>763</text:p>
          </table:table-cell>
          <table:table-cell table:formula="of:=([.$A404]-1)*MAX(1;FLOOR([.$A404]/(2*[.J$301]);1))"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$A405]-1)*[.$A405]/2" office:value-type="float" office:value="6105" calcext:value-type="float">
            <text:p>6105</text:p>
          </table:table-cell>
          <table:table-cell table:formula="of:=([.$A405]-1)*MAX(1;FLOOR([.$A405]/(2*[.C$301]);1))" office:value-type="float" office:value="6050" calcext:value-type="float">
            <text:p>6050</text:p>
          </table:table-cell>
          <table:table-cell table:formula="of:=([.$A405]-1)*MAX(1;FLOOR([.$A405]/(2*[.D$301]);1))" office:value-type="float" office:value="2970" calcext:value-type="float">
            <text:p>2970</text:p>
          </table:table-cell>
          <table:table-cell table:formula="of:=([.$A405]-1)*MAX(1;FLOOR([.$A405]/(2*[.E$301]);1))" office:value-type="float" office:value="1980" calcext:value-type="float">
            <text:p>1980</text:p>
          </table:table-cell>
          <table:table-cell table:formula="of:=([.$A405]-1)*MAX(1;FLOOR([.$A405]/(2*[.F$301]);1))" office:value-type="float" office:value="1430" calcext:value-type="float">
            <text:p>1430</text:p>
          </table:table-cell>
          <table:table-cell table:formula="of:=([.$A405]-1)*MAX(1;FLOOR([.$A405]/(2*[.G$301]);1))" office:value-type="float" office:value="1210" calcext:value-type="float">
            <text:p>1210</text:p>
          </table:table-cell>
          <table:table-cell table:formula="of:=([.$A405]-1)*MAX(1;FLOOR([.$A405]/(2*[.H$301]);1))" office:value-type="float" office:value="990" calcext:value-type="float">
            <text:p>990</text:p>
          </table:table-cell>
          <table:table-cell table:formula="of:=([.$A405]-1)*MAX(1;FLOOR([.$A405]/(2*[.I$301]);1))" office:value-type="float" office:value="770" calcext:value-type="float">
            <text:p>770</text:p>
          </table:table-cell>
          <table:table-cell table:formula="of:=([.$A405]-1)*MAX(1;FLOOR([.$A405]/(2*[.J$301]);1)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$A406]-1)*[.$A406]/2" office:value-type="float" office:value="6216" calcext:value-type="float">
            <text:p>6216</text:p>
          </table:table-cell>
          <table:table-cell table:formula="of:=([.$A406]-1)*MAX(1;FLOOR([.$A406]/(2*[.C$301]);1))" office:value-type="float" office:value="6216" calcext:value-type="float">
            <text:p>6216</text:p>
          </table:table-cell>
          <table:table-cell table:formula="of:=([.$A406]-1)*MAX(1;FLOOR([.$A406]/(2*[.D$301]);1))" office:value-type="float" office:value="3108" calcext:value-type="float">
            <text:p>3108</text:p>
          </table:table-cell>
          <table:table-cell table:formula="of:=([.$A406]-1)*MAX(1;FLOOR([.$A406]/(2*[.E$301]);1))" office:value-type="float" office:value="1998" calcext:value-type="float">
            <text:p>1998</text:p>
          </table:table-cell>
          <table:table-cell table:formula="of:=([.$A406]-1)*MAX(1;FLOOR([.$A406]/(2*[.F$301]);1))" office:value-type="float" office:value="1554" calcext:value-type="float">
            <text:p>1554</text:p>
          </table:table-cell>
          <table:table-cell table:formula="of:=([.$A406]-1)*MAX(1;FLOOR([.$A406]/(2*[.G$301]);1))" office:value-type="float" office:value="1221" calcext:value-type="float">
            <text:p>1221</text:p>
          </table:table-cell>
          <table:table-cell table:formula="of:=([.$A406]-1)*MAX(1;FLOOR([.$A406]/(2*[.H$301]);1))" office:value-type="float" office:value="999" calcext:value-type="float">
            <text:p>999</text:p>
          </table:table-cell>
          <table:table-cell table:formula="of:=([.$A406]-1)*MAX(1;FLOOR([.$A406]/(2*[.I$301]);1))" office:value-type="float" office:value="888" calcext:value-type="float">
            <text:p>888</text:p>
          </table:table-cell>
          <table:table-cell table:formula="of:=([.$A406]-1)*MAX(1;FLOOR([.$A406]/(2*[.J$301]);1))"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$A407]-1)*[.$A407]/2" office:value-type="float" office:value="6328" calcext:value-type="float">
            <text:p>6328</text:p>
          </table:table-cell>
          <table:table-cell table:formula="of:=([.$A407]-1)*MAX(1;FLOOR([.$A407]/(2*[.C$301]);1))" office:value-type="float" office:value="6272" calcext:value-type="float">
            <text:p>6272</text:p>
          </table:table-cell>
          <table:table-cell table:formula="of:=([.$A407]-1)*MAX(1;FLOOR([.$A407]/(2*[.D$301]);1))" office:value-type="float" office:value="3136" calcext:value-type="float">
            <text:p>3136</text:p>
          </table:table-cell>
          <table:table-cell table:formula="of:=([.$A407]-1)*MAX(1;FLOOR([.$A407]/(2*[.E$301]);1))" office:value-type="float" office:value="2016" calcext:value-type="float">
            <text:p>2016</text:p>
          </table:table-cell>
          <table:table-cell table:formula="of:=([.$A407]-1)*MAX(1;FLOOR([.$A407]/(2*[.F$301]);1))" office:value-type="float" office:value="1568" calcext:value-type="float">
            <text:p>1568</text:p>
          </table:table-cell>
          <table:table-cell table:formula="of:=([.$A407]-1)*MAX(1;FLOOR([.$A407]/(2*[.G$301]);1))" office:value-type="float" office:value="1232" calcext:value-type="float">
            <text:p>1232</text:p>
          </table:table-cell>
          <table:table-cell table:formula="of:=([.$A407]-1)*MAX(1;FLOOR([.$A407]/(2*[.H$301]);1))" office:value-type="float" office:value="1008" calcext:value-type="float">
            <text:p>1008</text:p>
          </table:table-cell>
          <table:table-cell table:formula="of:=([.$A407]-1)*MAX(1;FLOOR([.$A407]/(2*[.I$301]);1))" office:value-type="float" office:value="896" calcext:value-type="float">
            <text:p>896</text:p>
          </table:table-cell>
          <table:table-cell table:formula="of:=([.$A407]-1)*MAX(1;FLOOR([.$A407]/(2*[.J$301]);1))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$A408]-1)*[.$A408]/2" office:value-type="float" office:value="6441" calcext:value-type="float">
            <text:p>6441</text:p>
          </table:table-cell>
          <table:table-cell table:formula="of:=([.$A408]-1)*MAX(1;FLOOR([.$A408]/(2*[.C$301]);1))" office:value-type="float" office:value="6441" calcext:value-type="float">
            <text:p>6441</text:p>
          </table:table-cell>
          <table:table-cell table:formula="of:=([.$A408]-1)*MAX(1;FLOOR([.$A408]/(2*[.D$301]);1))" office:value-type="float" office:value="3164" calcext:value-type="float">
            <text:p>3164</text:p>
          </table:table-cell>
          <table:table-cell table:formula="of:=([.$A408]-1)*MAX(1;FLOOR([.$A408]/(2*[.E$301]);1))" office:value-type="float" office:value="2147" calcext:value-type="float">
            <text:p>2147</text:p>
          </table:table-cell>
          <table:table-cell table:formula="of:=([.$A408]-1)*MAX(1;FLOOR([.$A408]/(2*[.F$301]);1))" office:value-type="float" office:value="1582" calcext:value-type="float">
            <text:p>1582</text:p>
          </table:table-cell>
          <table:table-cell table:formula="of:=([.$A408]-1)*MAX(1;FLOOR([.$A408]/(2*[.G$301]);1))" office:value-type="float" office:value="1243" calcext:value-type="float">
            <text:p>1243</text:p>
          </table:table-cell>
          <table:table-cell table:formula="of:=([.$A408]-1)*MAX(1;FLOOR([.$A408]/(2*[.H$301]);1))" office:value-type="float" office:value="1017" calcext:value-type="float">
            <text:p>1017</text:p>
          </table:table-cell>
          <table:table-cell table:formula="of:=([.$A408]-1)*MAX(1;FLOOR([.$A408]/(2*[.I$301]);1))" office:value-type="float" office:value="904" calcext:value-type="float">
            <text:p>904</text:p>
          </table:table-cell>
          <table:table-cell table:formula="of:=([.$A408]-1)*MAX(1;FLOOR([.$A408]/(2*[.J$301]);1))"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$A409]-1)*[.$A409]/2" office:value-type="float" office:value="6555" calcext:value-type="float">
            <text:p>6555</text:p>
          </table:table-cell>
          <table:table-cell table:formula="of:=([.$A409]-1)*MAX(1;FLOOR([.$A409]/(2*[.C$301]);1))" office:value-type="float" office:value="6498" calcext:value-type="float">
            <text:p>6498</text:p>
          </table:table-cell>
          <table:table-cell table:formula="of:=([.$A409]-1)*MAX(1;FLOOR([.$A409]/(2*[.D$301]);1))" office:value-type="float" office:value="3192" calcext:value-type="float">
            <text:p>3192</text:p>
          </table:table-cell>
          <table:table-cell table:formula="of:=([.$A409]-1)*MAX(1;FLOOR([.$A409]/(2*[.E$301]);1))" office:value-type="float" office:value="2166" calcext:value-type="float">
            <text:p>2166</text:p>
          </table:table-cell>
          <table:table-cell table:formula="of:=([.$A409]-1)*MAX(1;FLOOR([.$A409]/(2*[.F$301]);1))" office:value-type="float" office:value="1596" calcext:value-type="float">
            <text:p>1596</text:p>
          </table:table-cell>
          <table:table-cell table:formula="of:=([.$A409]-1)*MAX(1;FLOOR([.$A409]/(2*[.G$301]);1))" office:value-type="float" office:value="1254" calcext:value-type="float">
            <text:p>1254</text:p>
          </table:table-cell>
          <table:table-cell table:formula="of:=([.$A409]-1)*MAX(1;FLOOR([.$A409]/(2*[.H$301]);1))" office:value-type="float" office:value="1026" calcext:value-type="float">
            <text:p>1026</text:p>
          </table:table-cell>
          <table:table-cell table:formula="of:=([.$A409]-1)*MAX(1;FLOOR([.$A409]/(2*[.I$301]);1))" office:value-type="float" office:value="912" calcext:value-type="float">
            <text:p>912</text:p>
          </table:table-cell>
          <table:table-cell table:formula="of:=([.$A409]-1)*MAX(1;FLOOR([.$A409]/(2*[.J$301]);1))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$A410]-1)*[.$A410]/2" office:value-type="float" office:value="6670" calcext:value-type="float">
            <text:p>6670</text:p>
          </table:table-cell>
          <table:table-cell table:formula="of:=([.$A410]-1)*MAX(1;FLOOR([.$A410]/(2*[.C$301]);1))" office:value-type="float" office:value="6670" calcext:value-type="float">
            <text:p>6670</text:p>
          </table:table-cell>
          <table:table-cell table:formula="of:=([.$A410]-1)*MAX(1;FLOOR([.$A410]/(2*[.D$301]);1))" office:value-type="float" office:value="3335" calcext:value-type="float">
            <text:p>3335</text:p>
          </table:table-cell>
          <table:table-cell table:formula="of:=([.$A410]-1)*MAX(1;FLOOR([.$A410]/(2*[.E$301]);1))" office:value-type="float" office:value="2185" calcext:value-type="float">
            <text:p>2185</text:p>
          </table:table-cell>
          <table:table-cell table:formula="of:=([.$A410]-1)*MAX(1;FLOOR([.$A410]/(2*[.F$301]);1))" office:value-type="float" office:value="1610" calcext:value-type="float">
            <text:p>1610</text:p>
          </table:table-cell>
          <table:table-cell table:formula="of:=([.$A410]-1)*MAX(1;FLOOR([.$A410]/(2*[.G$301]);1))" office:value-type="float" office:value="1265" calcext:value-type="float">
            <text:p>1265</text:p>
          </table:table-cell>
          <table:table-cell table:formula="of:=([.$A410]-1)*MAX(1;FLOOR([.$A410]/(2*[.H$301]);1))" office:value-type="float" office:value="1035" calcext:value-type="float">
            <text:p>1035</text:p>
          </table:table-cell>
          <table:table-cell table:formula="of:=([.$A410]-1)*MAX(1;FLOOR([.$A410]/(2*[.I$301]);1))" office:value-type="float" office:value="920" calcext:value-type="float">
            <text:p>920</text:p>
          </table:table-cell>
          <table:table-cell table:formula="of:=([.$A410]-1)*MAX(1;FLOOR([.$A410]/(2*[.J$301]);1))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$A411]-1)*[.$A411]/2" office:value-type="float" office:value="6786" calcext:value-type="float">
            <text:p>6786</text:p>
          </table:table-cell>
          <table:table-cell table:formula="of:=([.$A411]-1)*MAX(1;FLOOR([.$A411]/(2*[.C$301]);1))" office:value-type="float" office:value="6728" calcext:value-type="float">
            <text:p>6728</text:p>
          </table:table-cell>
          <table:table-cell table:formula="of:=([.$A411]-1)*MAX(1;FLOOR([.$A411]/(2*[.D$301]);1))" office:value-type="float" office:value="3364" calcext:value-type="float">
            <text:p>3364</text:p>
          </table:table-cell>
          <table:table-cell table:formula="of:=([.$A411]-1)*MAX(1;FLOOR([.$A411]/(2*[.E$301]);1))" office:value-type="float" office:value="2204" calcext:value-type="float">
            <text:p>2204</text:p>
          </table:table-cell>
          <table:table-cell table:formula="of:=([.$A411]-1)*MAX(1;FLOOR([.$A411]/(2*[.F$301]);1))" office:value-type="float" office:value="1624" calcext:value-type="float">
            <text:p>1624</text:p>
          </table:table-cell>
          <table:table-cell table:formula="of:=([.$A411]-1)*MAX(1;FLOOR([.$A411]/(2*[.G$301]);1))" office:value-type="float" office:value="1276" calcext:value-type="float">
            <text:p>1276</text:p>
          </table:table-cell>
          <table:table-cell table:formula="of:=([.$A411]-1)*MAX(1;FLOOR([.$A411]/(2*[.H$301]);1))" office:value-type="float" office:value="1044" calcext:value-type="float">
            <text:p>1044</text:p>
          </table:table-cell>
          <table:table-cell table:formula="of:=([.$A411]-1)*MAX(1;FLOOR([.$A411]/(2*[.I$301]);1))" office:value-type="float" office:value="928" calcext:value-type="float">
            <text:p>928</text:p>
          </table:table-cell>
          <table:table-cell table:formula="of:=([.$A411]-1)*MAX(1;FLOOR([.$A411]/(2*[.J$301]);1))"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$A412]-1)*[.$A412]/2" office:value-type="float" office:value="6903" calcext:value-type="float">
            <text:p>6903</text:p>
          </table:table-cell>
          <table:table-cell table:formula="of:=([.$A412]-1)*MAX(1;FLOOR([.$A412]/(2*[.C$301]);1))" office:value-type="float" office:value="6903" calcext:value-type="float">
            <text:p>6903</text:p>
          </table:table-cell>
          <table:table-cell table:formula="of:=([.$A412]-1)*MAX(1;FLOOR([.$A412]/(2*[.D$301]);1))" office:value-type="float" office:value="3393" calcext:value-type="float">
            <text:p>3393</text:p>
          </table:table-cell>
          <table:table-cell table:formula="of:=([.$A412]-1)*MAX(1;FLOOR([.$A412]/(2*[.E$301]);1))" office:value-type="float" office:value="2223" calcext:value-type="float">
            <text:p>2223</text:p>
          </table:table-cell>
          <table:table-cell table:formula="of:=([.$A412]-1)*MAX(1;FLOOR([.$A412]/(2*[.F$301]);1))" office:value-type="float" office:value="1638" calcext:value-type="float">
            <text:p>1638</text:p>
          </table:table-cell>
          <table:table-cell table:formula="of:=([.$A412]-1)*MAX(1;FLOOR([.$A412]/(2*[.G$301]);1))" office:value-type="float" office:value="1287" calcext:value-type="float">
            <text:p>1287</text:p>
          </table:table-cell>
          <table:table-cell table:formula="of:=([.$A412]-1)*MAX(1;FLOOR([.$A412]/(2*[.H$301]);1))" office:value-type="float" office:value="1053" calcext:value-type="float">
            <text:p>1053</text:p>
          </table:table-cell>
          <table:table-cell table:formula="of:=([.$A412]-1)*MAX(1;FLOOR([.$A412]/(2*[.I$301]);1))" office:value-type="float" office:value="936" calcext:value-type="float">
            <text:p>936</text:p>
          </table:table-cell>
          <table:table-cell table:formula="of:=([.$A412]-1)*MAX(1;FLOOR([.$A412]/(2*[.J$301]);1))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$A413]-1)*[.$A413]/2" office:value-type="float" office:value="7021" calcext:value-type="float">
            <text:p>7021</text:p>
          </table:table-cell>
          <table:table-cell table:formula="of:=([.$A413]-1)*MAX(1;FLOOR([.$A413]/(2*[.C$301]);1))" office:value-type="float" office:value="6962" calcext:value-type="float">
            <text:p>6962</text:p>
          </table:table-cell>
          <table:table-cell table:formula="of:=([.$A413]-1)*MAX(1;FLOOR([.$A413]/(2*[.D$301]);1))" office:value-type="float" office:value="3422" calcext:value-type="float">
            <text:p>3422</text:p>
          </table:table-cell>
          <table:table-cell table:formula="of:=([.$A413]-1)*MAX(1;FLOOR([.$A413]/(2*[.E$301]);1))" office:value-type="float" office:value="2242" calcext:value-type="float">
            <text:p>2242</text:p>
          </table:table-cell>
          <table:table-cell table:formula="of:=([.$A413]-1)*MAX(1;FLOOR([.$A413]/(2*[.F$301]);1))" office:value-type="float" office:value="1652" calcext:value-type="float">
            <text:p>1652</text:p>
          </table:table-cell>
          <table:table-cell table:formula="of:=([.$A413]-1)*MAX(1;FLOOR([.$A413]/(2*[.G$301]);1))" office:value-type="float" office:value="1298" calcext:value-type="float">
            <text:p>1298</text:p>
          </table:table-cell>
          <table:table-cell table:formula="of:=([.$A413]-1)*MAX(1;FLOOR([.$A413]/(2*[.H$301]);1))" office:value-type="float" office:value="1062" calcext:value-type="float">
            <text:p>1062</text:p>
          </table:table-cell>
          <table:table-cell table:formula="of:=([.$A413]-1)*MAX(1;FLOOR([.$A413]/(2*[.I$301]);1))" office:value-type="float" office:value="944" calcext:value-type="float">
            <text:p>944</text:p>
          </table:table-cell>
          <table:table-cell table:formula="of:=([.$A413]-1)*MAX(1;FLOOR([.$A413]/(2*[.J$301]);1))"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$A414]-1)*[.$A414]/2" office:value-type="float" office:value="7140" calcext:value-type="float">
            <text:p>7140</text:p>
          </table:table-cell>
          <table:table-cell table:formula="of:=([.$A414]-1)*MAX(1;FLOOR([.$A414]/(2*[.C$301]);1))" office:value-type="float" office:value="7140" calcext:value-type="float">
            <text:p>7140</text:p>
          </table:table-cell>
          <table:table-cell table:formula="of:=([.$A414]-1)*MAX(1;FLOOR([.$A414]/(2*[.D$301]);1))" office:value-type="float" office:value="3570" calcext:value-type="float">
            <text:p>3570</text:p>
          </table:table-cell>
          <table:table-cell table:formula="of:=([.$A414]-1)*MAX(1;FLOOR([.$A414]/(2*[.E$301]);1))" office:value-type="float" office:value="2380" calcext:value-type="float">
            <text:p>2380</text:p>
          </table:table-cell>
          <table:table-cell table:formula="of:=([.$A414]-1)*MAX(1;FLOOR([.$A414]/(2*[.F$301]);1))" office:value-type="float" office:value="1785" calcext:value-type="float">
            <text:p>1785</text:p>
          </table:table-cell>
          <table:table-cell table:formula="of:=([.$A414]-1)*MAX(1;FLOOR([.$A414]/(2*[.G$301]);1))" office:value-type="float" office:value="1428" calcext:value-type="float">
            <text:p>1428</text:p>
          </table:table-cell>
          <table:table-cell table:formula="of:=([.$A414]-1)*MAX(1;FLOOR([.$A414]/(2*[.H$301]);1))" office:value-type="float" office:value="1190" calcext:value-type="float">
            <text:p>1190</text:p>
          </table:table-cell>
          <table:table-cell table:formula="of:=([.$A414]-1)*MAX(1;FLOOR([.$A414]/(2*[.I$301]);1))" office:value-type="float" office:value="952" calcext:value-type="float">
            <text:p>952</text:p>
          </table:table-cell>
          <table:table-cell table:formula="of:=([.$A414]-1)*MAX(1;FLOOR([.$A414]/(2*[.J$301]);1))"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$A415]-1)*[.$A415]/2" office:value-type="float" office:value="7260" calcext:value-type="float">
            <text:p>7260</text:p>
          </table:table-cell>
          <table:table-cell table:formula="of:=([.$A415]-1)*MAX(1;FLOOR([.$A415]/(2*[.C$301]);1))" office:value-type="float" office:value="7200" calcext:value-type="float">
            <text:p>7200</text:p>
          </table:table-cell>
          <table:table-cell table:formula="of:=([.$A415]-1)*MAX(1;FLOOR([.$A415]/(2*[.D$301]);1))" office:value-type="float" office:value="3600" calcext:value-type="float">
            <text:p>3600</text:p>
          </table:table-cell>
          <table:table-cell table:formula="of:=([.$A415]-1)*MAX(1;FLOOR([.$A415]/(2*[.E$301]);1))" office:value-type="float" office:value="2400" calcext:value-type="float">
            <text:p>2400</text:p>
          </table:table-cell>
          <table:table-cell table:formula="of:=([.$A415]-1)*MAX(1;FLOOR([.$A415]/(2*[.F$301]);1))" office:value-type="float" office:value="1800" calcext:value-type="float">
            <text:p>1800</text:p>
          </table:table-cell>
          <table:table-cell table:formula="of:=([.$A415]-1)*MAX(1;FLOOR([.$A415]/(2*[.G$301]);1))" office:value-type="float" office:value="1440" calcext:value-type="float">
            <text:p>1440</text:p>
          </table:table-cell>
          <table:table-cell table:formula="of:=([.$A415]-1)*MAX(1;FLOOR([.$A415]/(2*[.H$301]);1))" office:value-type="float" office:value="1200" calcext:value-type="float">
            <text:p>1200</text:p>
          </table:table-cell>
          <table:table-cell table:formula="of:=([.$A415]-1)*MAX(1;FLOOR([.$A415]/(2*[.I$301]);1))" office:value-type="float" office:value="960" calcext:value-type="float">
            <text:p>960</text:p>
          </table:table-cell>
          <table:table-cell table:formula="of:=([.$A415]-1)*MAX(1;FLOOR([.$A415]/(2*[.J$301]);1))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$A416]-1)*[.$A416]/2" office:value-type="float" office:value="7381" calcext:value-type="float">
            <text:p>7381</text:p>
          </table:table-cell>
          <table:table-cell table:formula="of:=([.$A416]-1)*MAX(1;FLOOR([.$A416]/(2*[.C$301]);1))" office:value-type="float" office:value="7381" calcext:value-type="float">
            <text:p>7381</text:p>
          </table:table-cell>
          <table:table-cell table:formula="of:=([.$A416]-1)*MAX(1;FLOOR([.$A416]/(2*[.D$301]);1))" office:value-type="float" office:value="3630" calcext:value-type="float">
            <text:p>3630</text:p>
          </table:table-cell>
          <table:table-cell table:formula="of:=([.$A416]-1)*MAX(1;FLOOR([.$A416]/(2*[.E$301]);1))" office:value-type="float" office:value="2420" calcext:value-type="float">
            <text:p>2420</text:p>
          </table:table-cell>
          <table:table-cell table:formula="of:=([.$A416]-1)*MAX(1;FLOOR([.$A416]/(2*[.F$301]);1))" office:value-type="float" office:value="1815" calcext:value-type="float">
            <text:p>1815</text:p>
          </table:table-cell>
          <table:table-cell table:formula="of:=([.$A416]-1)*MAX(1;FLOOR([.$A416]/(2*[.G$301]);1))" office:value-type="float" office:value="1452" calcext:value-type="float">
            <text:p>1452</text:p>
          </table:table-cell>
          <table:table-cell table:formula="of:=([.$A416]-1)*MAX(1;FLOOR([.$A416]/(2*[.H$301]);1))" office:value-type="float" office:value="1210" calcext:value-type="float">
            <text:p>1210</text:p>
          </table:table-cell>
          <table:table-cell table:formula="of:=([.$A416]-1)*MAX(1;FLOOR([.$A416]/(2*[.I$301]);1))" office:value-type="float" office:value="968" calcext:value-type="float">
            <text:p>968</text:p>
          </table:table-cell>
          <table:table-cell table:formula="of:=([.$A416]-1)*MAX(1;FLOOR([.$A416]/(2*[.J$301]);1))"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$A417]-1)*[.$A417]/2" office:value-type="float" office:value="7503" calcext:value-type="float">
            <text:p>7503</text:p>
          </table:table-cell>
          <table:table-cell table:formula="of:=([.$A417]-1)*MAX(1;FLOOR([.$A417]/(2*[.C$301]);1))" office:value-type="float" office:value="7442" calcext:value-type="float">
            <text:p>7442</text:p>
          </table:table-cell>
          <table:table-cell table:formula="of:=([.$A417]-1)*MAX(1;FLOOR([.$A417]/(2*[.D$301]);1))" office:value-type="float" office:value="3660" calcext:value-type="float">
            <text:p>3660</text:p>
          </table:table-cell>
          <table:table-cell table:formula="of:=([.$A417]-1)*MAX(1;FLOOR([.$A417]/(2*[.E$301]);1))" office:value-type="float" office:value="2440" calcext:value-type="float">
            <text:p>2440</text:p>
          </table:table-cell>
          <table:table-cell table:formula="of:=([.$A417]-1)*MAX(1;FLOOR([.$A417]/(2*[.F$301]);1))" office:value-type="float" office:value="1830" calcext:value-type="float">
            <text:p>1830</text:p>
          </table:table-cell>
          <table:table-cell table:formula="of:=([.$A417]-1)*MAX(1;FLOOR([.$A417]/(2*[.G$301]);1))" office:value-type="float" office:value="1464" calcext:value-type="float">
            <text:p>1464</text:p>
          </table:table-cell>
          <table:table-cell table:formula="of:=([.$A417]-1)*MAX(1;FLOOR([.$A417]/(2*[.H$301]);1))" office:value-type="float" office:value="1220" calcext:value-type="float">
            <text:p>1220</text:p>
          </table:table-cell>
          <table:table-cell table:formula="of:=([.$A417]-1)*MAX(1;FLOOR([.$A417]/(2*[.I$301]);1))" office:value-type="float" office:value="976" calcext:value-type="float">
            <text:p>976</text:p>
          </table:table-cell>
          <table:table-cell table:formula="of:=([.$A417]-1)*MAX(1;FLOOR([.$A417]/(2*[.J$301]);1))"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$A418]-1)*[.$A418]/2" office:value-type="float" office:value="7626" calcext:value-type="float">
            <text:p>7626</text:p>
          </table:table-cell>
          <table:table-cell table:formula="of:=([.$A418]-1)*MAX(1;FLOOR([.$A418]/(2*[.C$301]);1))" office:value-type="float" office:value="7626" calcext:value-type="float">
            <text:p>7626</text:p>
          </table:table-cell>
          <table:table-cell table:formula="of:=([.$A418]-1)*MAX(1;FLOOR([.$A418]/(2*[.D$301]);1))" office:value-type="float" office:value="3813" calcext:value-type="float">
            <text:p>3813</text:p>
          </table:table-cell>
          <table:table-cell table:formula="of:=([.$A418]-1)*MAX(1;FLOOR([.$A418]/(2*[.E$301]);1))" office:value-type="float" office:value="2460" calcext:value-type="float">
            <text:p>2460</text:p>
          </table:table-cell>
          <table:table-cell table:formula="of:=([.$A418]-1)*MAX(1;FLOOR([.$A418]/(2*[.F$301]);1))" office:value-type="float" office:value="1845" calcext:value-type="float">
            <text:p>1845</text:p>
          </table:table-cell>
          <table:table-cell table:formula="of:=([.$A418]-1)*MAX(1;FLOOR([.$A418]/(2*[.G$301]);1))" office:value-type="float" office:value="1476" calcext:value-type="float">
            <text:p>1476</text:p>
          </table:table-cell>
          <table:table-cell table:formula="of:=([.$A418]-1)*MAX(1;FLOOR([.$A418]/(2*[.H$301]);1))" office:value-type="float" office:value="1230" calcext:value-type="float">
            <text:p>1230</text:p>
          </table:table-cell>
          <table:table-cell table:formula="of:=([.$A418]-1)*MAX(1;FLOOR([.$A418]/(2*[.I$301]);1))" office:value-type="float" office:value="984" calcext:value-type="float">
            <text:p>984</text:p>
          </table:table-cell>
          <table:table-cell table:formula="of:=([.$A418]-1)*MAX(1;FLOOR([.$A418]/(2*[.J$301]);1))"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$A419]-1)*[.$A419]/2" office:value-type="float" office:value="7750" calcext:value-type="float">
            <text:p>7750</text:p>
          </table:table-cell>
          <table:table-cell table:formula="of:=([.$A419]-1)*MAX(1;FLOOR([.$A419]/(2*[.C$301]);1))" office:value-type="float" office:value="7688" calcext:value-type="float">
            <text:p>7688</text:p>
          </table:table-cell>
          <table:table-cell table:formula="of:=([.$A419]-1)*MAX(1;FLOOR([.$A419]/(2*[.D$301]);1))" office:value-type="float" office:value="3844" calcext:value-type="float">
            <text:p>3844</text:p>
          </table:table-cell>
          <table:table-cell table:formula="of:=([.$A419]-1)*MAX(1;FLOOR([.$A419]/(2*[.E$301]);1))" office:value-type="float" office:value="2480" calcext:value-type="float">
            <text:p>2480</text:p>
          </table:table-cell>
          <table:table-cell table:formula="of:=([.$A419]-1)*MAX(1;FLOOR([.$A419]/(2*[.F$301]);1))" office:value-type="float" office:value="1860" calcext:value-type="float">
            <text:p>1860</text:p>
          </table:table-cell>
          <table:table-cell table:formula="of:=([.$A419]-1)*MAX(1;FLOOR([.$A419]/(2*[.G$301]);1))" office:value-type="float" office:value="1488" calcext:value-type="float">
            <text:p>1488</text:p>
          </table:table-cell>
          <table:table-cell table:formula="of:=([.$A419]-1)*MAX(1;FLOOR([.$A419]/(2*[.H$301]);1))" office:value-type="float" office:value="1240" calcext:value-type="float">
            <text:p>1240</text:p>
          </table:table-cell>
          <table:table-cell table:formula="of:=([.$A419]-1)*MAX(1;FLOOR([.$A419]/(2*[.I$301]);1))" office:value-type="float" office:value="992" calcext:value-type="float">
            <text:p>992</text:p>
          </table:table-cell>
          <table:table-cell table:formula="of:=([.$A419]-1)*MAX(1;FLOOR([.$A419]/(2*[.J$301]);1))"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$A420]-1)*[.$A420]/2" office:value-type="float" office:value="7875" calcext:value-type="float">
            <text:p>7875</text:p>
          </table:table-cell>
          <table:table-cell table:formula="of:=([.$A420]-1)*MAX(1;FLOOR([.$A420]/(2*[.C$301]);1))" office:value-type="float" office:value="7875" calcext:value-type="float">
            <text:p>7875</text:p>
          </table:table-cell>
          <table:table-cell table:formula="of:=([.$A420]-1)*MAX(1;FLOOR([.$A420]/(2*[.D$301]);1))" office:value-type="float" office:value="3875" calcext:value-type="float">
            <text:p>3875</text:p>
          </table:table-cell>
          <table:table-cell table:formula="of:=([.$A420]-1)*MAX(1;FLOOR([.$A420]/(2*[.E$301]);1))" office:value-type="float" office:value="2625" calcext:value-type="float">
            <text:p>2625</text:p>
          </table:table-cell>
          <table:table-cell table:formula="of:=([.$A420]-1)*MAX(1;FLOOR([.$A420]/(2*[.F$301]);1))" office:value-type="float" office:value="1875" calcext:value-type="float">
            <text:p>1875</text:p>
          </table:table-cell>
          <table:table-cell table:formula="of:=([.$A420]-1)*MAX(1;FLOOR([.$A420]/(2*[.G$301]);1))" office:value-type="float" office:value="1500" calcext:value-type="float">
            <text:p>1500</text:p>
          </table:table-cell>
          <table:table-cell table:formula="of:=([.$A420]-1)*MAX(1;FLOOR([.$A420]/(2*[.H$301]);1))" office:value-type="float" office:value="1250" calcext:value-type="float">
            <text:p>1250</text:p>
          </table:table-cell>
          <table:table-cell table:formula="of:=([.$A420]-1)*MAX(1;FLOOR([.$A420]/(2*[.I$301]);1))" office:value-type="float" office:value="1125" calcext:value-type="float">
            <text:p>1125</text:p>
          </table:table-cell>
          <table:table-cell table:formula="of:=([.$A420]-1)*MAX(1;FLOOR([.$A420]/(2*[.J$301]);1))"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$A421]-1)*[.$A421]/2" office:value-type="float" office:value="8001" calcext:value-type="float">
            <text:p>8001</text:p>
          </table:table-cell>
          <table:table-cell table:formula="of:=([.$A421]-1)*MAX(1;FLOOR([.$A421]/(2*[.C$301]);1))" office:value-type="float" office:value="7938" calcext:value-type="float">
            <text:p>7938</text:p>
          </table:table-cell>
          <table:table-cell table:formula="of:=([.$A421]-1)*MAX(1;FLOOR([.$A421]/(2*[.D$301]);1))" office:value-type="float" office:value="3906" calcext:value-type="float">
            <text:p>3906</text:p>
          </table:table-cell>
          <table:table-cell table:formula="of:=([.$A421]-1)*MAX(1;FLOOR([.$A421]/(2*[.E$301]);1))" office:value-type="float" office:value="2646" calcext:value-type="float">
            <text:p>2646</text:p>
          </table:table-cell>
          <table:table-cell table:formula="of:=([.$A421]-1)*MAX(1;FLOOR([.$A421]/(2*[.F$301]);1))" office:value-type="float" office:value="1890" calcext:value-type="float">
            <text:p>1890</text:p>
          </table:table-cell>
          <table:table-cell table:formula="of:=([.$A421]-1)*MAX(1;FLOOR([.$A421]/(2*[.G$301]);1))" office:value-type="float" office:value="1512" calcext:value-type="float">
            <text:p>1512</text:p>
          </table:table-cell>
          <table:table-cell table:formula="of:=([.$A421]-1)*MAX(1;FLOOR([.$A421]/(2*[.H$301]);1))" office:value-type="float" office:value="1260" calcext:value-type="float">
            <text:p>1260</text:p>
          </table:table-cell>
          <table:table-cell table:formula="of:=([.$A421]-1)*MAX(1;FLOOR([.$A421]/(2*[.I$301]);1))" office:value-type="float" office:value="1134" calcext:value-type="float">
            <text:p>1134</text:p>
          </table:table-cell>
          <table:table-cell table:formula="of:=([.$A421]-1)*MAX(1;FLOOR([.$A421]/(2*[.J$301]);1))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$A422]-1)*[.$A422]/2" office:value-type="float" office:value="8128" calcext:value-type="float">
            <text:p>8128</text:p>
          </table:table-cell>
          <table:table-cell table:formula="of:=([.$A422]-1)*MAX(1;FLOOR([.$A422]/(2*[.C$301]);1))" office:value-type="float" office:value="8128" calcext:value-type="float">
            <text:p>8128</text:p>
          </table:table-cell>
          <table:table-cell table:formula="of:=([.$A422]-1)*MAX(1;FLOOR([.$A422]/(2*[.D$301]);1))" office:value-type="float" office:value="4064" calcext:value-type="float">
            <text:p>4064</text:p>
          </table:table-cell>
          <table:table-cell table:formula="of:=([.$A422]-1)*MAX(1;FLOOR([.$A422]/(2*[.E$301]);1))" office:value-type="float" office:value="2667" calcext:value-type="float">
            <text:p>2667</text:p>
          </table:table-cell>
          <table:table-cell table:formula="of:=([.$A422]-1)*MAX(1;FLOOR([.$A422]/(2*[.F$301]);1))" office:value-type="float" office:value="2032" calcext:value-type="float">
            <text:p>2032</text:p>
          </table:table-cell>
          <table:table-cell table:formula="of:=([.$A422]-1)*MAX(1;FLOOR([.$A422]/(2*[.G$301]);1))" office:value-type="float" office:value="1524" calcext:value-type="float">
            <text:p>1524</text:p>
          </table:table-cell>
          <table:table-cell table:formula="of:=([.$A422]-1)*MAX(1;FLOOR([.$A422]/(2*[.H$301]);1))" office:value-type="float" office:value="1270" calcext:value-type="float">
            <text:p>1270</text:p>
          </table:table-cell>
          <table:table-cell table:formula="of:=([.$A422]-1)*MAX(1;FLOOR([.$A422]/(2*[.I$301]);1))" office:value-type="float" office:value="1143" calcext:value-type="float">
            <text:p>1143</text:p>
          </table:table-cell>
          <table:table-cell table:formula="of:=([.$A422]-1)*MAX(1;FLOOR([.$A422]/(2*[.J$301]);1))"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$A423]-1)*[.$A423]/2" office:value-type="float" office:value="8256" calcext:value-type="float">
            <text:p>8256</text:p>
          </table:table-cell>
          <table:table-cell table:formula="of:=([.$A423]-1)*MAX(1;FLOOR([.$A423]/(2*[.C$301]);1))" office:value-type="float" office:value="8192" calcext:value-type="float">
            <text:p>8192</text:p>
          </table:table-cell>
          <table:table-cell table:formula="of:=([.$A423]-1)*MAX(1;FLOOR([.$A423]/(2*[.D$301]);1))" office:value-type="float" office:value="4096" calcext:value-type="float">
            <text:p>4096</text:p>
          </table:table-cell>
          <table:table-cell table:formula="of:=([.$A423]-1)*MAX(1;FLOOR([.$A423]/(2*[.E$301]);1))" office:value-type="float" office:value="2688" calcext:value-type="float">
            <text:p>2688</text:p>
          </table:table-cell>
          <table:table-cell table:formula="of:=([.$A423]-1)*MAX(1;FLOOR([.$A423]/(2*[.F$301]);1))" office:value-type="float" office:value="2048" calcext:value-type="float">
            <text:p>2048</text:p>
          </table:table-cell>
          <table:table-cell table:formula="of:=([.$A423]-1)*MAX(1;FLOOR([.$A423]/(2*[.G$301]);1))" office:value-type="float" office:value="1536" calcext:value-type="float">
            <text:p>1536</text:p>
          </table:table-cell>
          <table:table-cell table:formula="of:=([.$A423]-1)*MAX(1;FLOOR([.$A423]/(2*[.H$301]);1))" office:value-type="float" office:value="1280" calcext:value-type="float">
            <text:p>1280</text:p>
          </table:table-cell>
          <table:table-cell table:formula="of:=([.$A423]-1)*MAX(1;FLOOR([.$A423]/(2*[.I$301]);1))" office:value-type="float" office:value="1152" calcext:value-type="float">
            <text:p>1152</text:p>
          </table:table-cell>
          <table:table-cell table:formula="of:=([.$A423]-1)*MAX(1;FLOOR([.$A423]/(2*[.J$301]);1))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$A424]-1)*[.$A424]/2" office:value-type="float" office:value="8385" calcext:value-type="float">
            <text:p>8385</text:p>
          </table:table-cell>
          <table:table-cell table:formula="of:=([.$A424]-1)*MAX(1;FLOOR([.$A424]/(2*[.C$301]);1))" office:value-type="float" office:value="8385" calcext:value-type="float">
            <text:p>8385</text:p>
          </table:table-cell>
          <table:table-cell table:formula="of:=([.$A424]-1)*MAX(1;FLOOR([.$A424]/(2*[.D$301]);1))" office:value-type="float" office:value="4128" calcext:value-type="float">
            <text:p>4128</text:p>
          </table:table-cell>
          <table:table-cell table:formula="of:=([.$A424]-1)*MAX(1;FLOOR([.$A424]/(2*[.E$301]);1))" office:value-type="float" office:value="2709" calcext:value-type="float">
            <text:p>2709</text:p>
          </table:table-cell>
          <table:table-cell table:formula="of:=([.$A424]-1)*MAX(1;FLOOR([.$A424]/(2*[.F$301]);1))" office:value-type="float" office:value="2064" calcext:value-type="float">
            <text:p>2064</text:p>
          </table:table-cell>
          <table:table-cell table:formula="of:=([.$A424]-1)*MAX(1;FLOOR([.$A424]/(2*[.G$301]);1))" office:value-type="float" office:value="1677" calcext:value-type="float">
            <text:p>1677</text:p>
          </table:table-cell>
          <table:table-cell table:formula="of:=([.$A424]-1)*MAX(1;FLOOR([.$A424]/(2*[.H$301]);1))" office:value-type="float" office:value="1290" calcext:value-type="float">
            <text:p>1290</text:p>
          </table:table-cell>
          <table:table-cell table:formula="of:=([.$A424]-1)*MAX(1;FLOOR([.$A424]/(2*[.I$301]);1))" office:value-type="float" office:value="1161" calcext:value-type="float">
            <text:p>1161</text:p>
          </table:table-cell>
          <table:table-cell table:formula="of:=([.$A424]-1)*MAX(1;FLOOR([.$A424]/(2*[.J$301]);1))"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$A425]-1)*[.$A425]/2" office:value-type="float" office:value="8515" calcext:value-type="float">
            <text:p>8515</text:p>
          </table:table-cell>
          <table:table-cell table:formula="of:=([.$A425]-1)*MAX(1;FLOOR([.$A425]/(2*[.C$301]);1))" office:value-type="float" office:value="8450" calcext:value-type="float">
            <text:p>8450</text:p>
          </table:table-cell>
          <table:table-cell table:formula="of:=([.$A425]-1)*MAX(1;FLOOR([.$A425]/(2*[.D$301]);1))" office:value-type="float" office:value="4160" calcext:value-type="float">
            <text:p>4160</text:p>
          </table:table-cell>
          <table:table-cell table:formula="of:=([.$A425]-1)*MAX(1;FLOOR([.$A425]/(2*[.E$301]);1))" office:value-type="float" office:value="2730" calcext:value-type="float">
            <text:p>2730</text:p>
          </table:table-cell>
          <table:table-cell table:formula="of:=([.$A425]-1)*MAX(1;FLOOR([.$A425]/(2*[.F$301]);1))" office:value-type="float" office:value="2080" calcext:value-type="float">
            <text:p>2080</text:p>
          </table:table-cell>
          <table:table-cell table:formula="of:=([.$A425]-1)*MAX(1;FLOOR([.$A425]/(2*[.G$301]);1))" office:value-type="float" office:value="1690" calcext:value-type="float">
            <text:p>1690</text:p>
          </table:table-cell>
          <table:table-cell table:formula="of:=([.$A425]-1)*MAX(1;FLOOR([.$A425]/(2*[.H$301]);1))" office:value-type="float" office:value="1300" calcext:value-type="float">
            <text:p>1300</text:p>
          </table:table-cell>
          <table:table-cell table:formula="of:=([.$A425]-1)*MAX(1;FLOOR([.$A425]/(2*[.I$301]);1))" office:value-type="float" office:value="1170" calcext:value-type="float">
            <text:p>1170</text:p>
          </table:table-cell>
          <table:table-cell table:formula="of:=([.$A425]-1)*MAX(1;FLOOR([.$A425]/(2*[.J$301]);1))"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$A426]-1)*[.$A426]/2" office:value-type="float" office:value="8646" calcext:value-type="float">
            <text:p>8646</text:p>
          </table:table-cell>
          <table:table-cell table:formula="of:=([.$A426]-1)*MAX(1;FLOOR([.$A426]/(2*[.C$301]);1))" office:value-type="float" office:value="8646" calcext:value-type="float">
            <text:p>8646</text:p>
          </table:table-cell>
          <table:table-cell table:formula="of:=([.$A426]-1)*MAX(1;FLOOR([.$A426]/(2*[.D$301]);1))" office:value-type="float" office:value="4323" calcext:value-type="float">
            <text:p>4323</text:p>
          </table:table-cell>
          <table:table-cell table:formula="of:=([.$A426]-1)*MAX(1;FLOOR([.$A426]/(2*[.E$301]);1))" office:value-type="float" office:value="2882" calcext:value-type="float">
            <text:p>2882</text:p>
          </table:table-cell>
          <table:table-cell table:formula="of:=([.$A426]-1)*MAX(1;FLOOR([.$A426]/(2*[.F$301]);1))" office:value-type="float" office:value="2096" calcext:value-type="float">
            <text:p>2096</text:p>
          </table:table-cell>
          <table:table-cell table:formula="of:=([.$A426]-1)*MAX(1;FLOOR([.$A426]/(2*[.G$301]);1))" office:value-type="float" office:value="1703" calcext:value-type="float">
            <text:p>1703</text:p>
          </table:table-cell>
          <table:table-cell table:formula="of:=([.$A426]-1)*MAX(1;FLOOR([.$A426]/(2*[.H$301]);1))" office:value-type="float" office:value="1441" calcext:value-type="float">
            <text:p>1441</text:p>
          </table:table-cell>
          <table:table-cell table:formula="of:=([.$A426]-1)*MAX(1;FLOOR([.$A426]/(2*[.I$301]);1))" office:value-type="float" office:value="1179" calcext:value-type="float">
            <text:p>1179</text:p>
          </table:table-cell>
          <table:table-cell table:formula="of:=([.$A426]-1)*MAX(1;FLOOR([.$A426]/(2*[.J$301]);1))"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$A427]-1)*[.$A427]/2" office:value-type="float" office:value="8778" calcext:value-type="float">
            <text:p>8778</text:p>
          </table:table-cell>
          <table:table-cell table:formula="of:=([.$A427]-1)*MAX(1;FLOOR([.$A427]/(2*[.C$301]);1))" office:value-type="float" office:value="8712" calcext:value-type="float">
            <text:p>8712</text:p>
          </table:table-cell>
          <table:table-cell table:formula="of:=([.$A427]-1)*MAX(1;FLOOR([.$A427]/(2*[.D$301]);1))" office:value-type="float" office:value="4356" calcext:value-type="float">
            <text:p>4356</text:p>
          </table:table-cell>
          <table:table-cell table:formula="of:=([.$A427]-1)*MAX(1;FLOOR([.$A427]/(2*[.E$301]);1))" office:value-type="float" office:value="2904" calcext:value-type="float">
            <text:p>2904</text:p>
          </table:table-cell>
          <table:table-cell table:formula="of:=([.$A427]-1)*MAX(1;FLOOR([.$A427]/(2*[.F$301]);1))" office:value-type="float" office:value="2112" calcext:value-type="float">
            <text:p>2112</text:p>
          </table:table-cell>
          <table:table-cell table:formula="of:=([.$A427]-1)*MAX(1;FLOOR([.$A427]/(2*[.G$301]);1))" office:value-type="float" office:value="1716" calcext:value-type="float">
            <text:p>1716</text:p>
          </table:table-cell>
          <table:table-cell table:formula="of:=([.$A427]-1)*MAX(1;FLOOR([.$A427]/(2*[.H$301]);1))" office:value-type="float" office:value="1452" calcext:value-type="float">
            <text:p>1452</text:p>
          </table:table-cell>
          <table:table-cell table:formula="of:=([.$A427]-1)*MAX(1;FLOOR([.$A427]/(2*[.I$301]);1))" office:value-type="float" office:value="1188" calcext:value-type="float">
            <text:p>1188</text:p>
          </table:table-cell>
          <table:table-cell table:formula="of:=([.$A427]-1)*MAX(1;FLOOR([.$A427]/(2*[.J$301]);1))"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$A428]-1)*[.$A428]/2" office:value-type="float" office:value="8911" calcext:value-type="float">
            <text:p>8911</text:p>
          </table:table-cell>
          <table:table-cell table:formula="of:=([.$A428]-1)*MAX(1;FLOOR([.$A428]/(2*[.C$301]);1))" office:value-type="float" office:value="8911" calcext:value-type="float">
            <text:p>8911</text:p>
          </table:table-cell>
          <table:table-cell table:formula="of:=([.$A428]-1)*MAX(1;FLOOR([.$A428]/(2*[.D$301]);1))" office:value-type="float" office:value="4389" calcext:value-type="float">
            <text:p>4389</text:p>
          </table:table-cell>
          <table:table-cell table:formula="of:=([.$A428]-1)*MAX(1;FLOOR([.$A428]/(2*[.E$301]);1))" office:value-type="float" office:value="2926" calcext:value-type="float">
            <text:p>2926</text:p>
          </table:table-cell>
          <table:table-cell table:formula="of:=([.$A428]-1)*MAX(1;FLOOR([.$A428]/(2*[.F$301]);1))" office:value-type="float" office:value="2128" calcext:value-type="float">
            <text:p>2128</text:p>
          </table:table-cell>
          <table:table-cell table:formula="of:=([.$A428]-1)*MAX(1;FLOOR([.$A428]/(2*[.G$301]);1))" office:value-type="float" office:value="1729" calcext:value-type="float">
            <text:p>1729</text:p>
          </table:table-cell>
          <table:table-cell table:formula="of:=([.$A428]-1)*MAX(1;FLOOR([.$A428]/(2*[.H$301]);1))" office:value-type="float" office:value="1463" calcext:value-type="float">
            <text:p>1463</text:p>
          </table:table-cell>
          <table:table-cell table:formula="of:=([.$A428]-1)*MAX(1;FLOOR([.$A428]/(2*[.I$301]);1))" office:value-type="float" office:value="1197" calcext:value-type="float">
            <text:p>1197</text:p>
          </table:table-cell>
          <table:table-cell table:formula="of:=([.$A428]-1)*MAX(1;FLOOR([.$A428]/(2*[.J$301]);1))"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$A429]-1)*[.$A429]/2" office:value-type="float" office:value="9045" calcext:value-type="float">
            <text:p>9045</text:p>
          </table:table-cell>
          <table:table-cell table:formula="of:=([.$A429]-1)*MAX(1;FLOOR([.$A429]/(2*[.C$301]);1))" office:value-type="float" office:value="8978" calcext:value-type="float">
            <text:p>8978</text:p>
          </table:table-cell>
          <table:table-cell table:formula="of:=([.$A429]-1)*MAX(1;FLOOR([.$A429]/(2*[.D$301]);1))" office:value-type="float" office:value="4422" calcext:value-type="float">
            <text:p>4422</text:p>
          </table:table-cell>
          <table:table-cell table:formula="of:=([.$A429]-1)*MAX(1;FLOOR([.$A429]/(2*[.E$301]);1))" office:value-type="float" office:value="2948" calcext:value-type="float">
            <text:p>2948</text:p>
          </table:table-cell>
          <table:table-cell table:formula="of:=([.$A429]-1)*MAX(1;FLOOR([.$A429]/(2*[.F$301]);1))" office:value-type="float" office:value="2144" calcext:value-type="float">
            <text:p>2144</text:p>
          </table:table-cell>
          <table:table-cell table:formula="of:=([.$A429]-1)*MAX(1;FLOOR([.$A429]/(2*[.G$301]);1))" office:value-type="float" office:value="1742" calcext:value-type="float">
            <text:p>1742</text:p>
          </table:table-cell>
          <table:table-cell table:formula="of:=([.$A429]-1)*MAX(1;FLOOR([.$A429]/(2*[.H$301]);1))" office:value-type="float" office:value="1474" calcext:value-type="float">
            <text:p>1474</text:p>
          </table:table-cell>
          <table:table-cell table:formula="of:=([.$A429]-1)*MAX(1;FLOOR([.$A429]/(2*[.I$301]);1))" office:value-type="float" office:value="1206" calcext:value-type="float">
            <text:p>1206</text:p>
          </table:table-cell>
          <table:table-cell table:formula="of:=([.$A429]-1)*MAX(1;FLOOR([.$A429]/(2*[.J$301]);1))"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$A430]-1)*[.$A430]/2" office:value-type="float" office:value="9180" calcext:value-type="float">
            <text:p>9180</text:p>
          </table:table-cell>
          <table:table-cell table:formula="of:=([.$A430]-1)*MAX(1;FLOOR([.$A430]/(2*[.C$301]);1))" office:value-type="float" office:value="9180" calcext:value-type="float">
            <text:p>9180</text:p>
          </table:table-cell>
          <table:table-cell table:formula="of:=([.$A430]-1)*MAX(1;FLOOR([.$A430]/(2*[.D$301]);1))" office:value-type="float" office:value="4590" calcext:value-type="float">
            <text:p>4590</text:p>
          </table:table-cell>
          <table:table-cell table:formula="of:=([.$A430]-1)*MAX(1;FLOOR([.$A430]/(2*[.E$301]);1))" office:value-type="float" office:value="2970" calcext:value-type="float">
            <text:p>2970</text:p>
          </table:table-cell>
          <table:table-cell table:formula="of:=([.$A430]-1)*MAX(1;FLOOR([.$A430]/(2*[.F$301]);1))" office:value-type="float" office:value="2295" calcext:value-type="float">
            <text:p>2295</text:p>
          </table:table-cell>
          <table:table-cell table:formula="of:=([.$A430]-1)*MAX(1;FLOOR([.$A430]/(2*[.G$301]);1))" office:value-type="float" office:value="1755" calcext:value-type="float">
            <text:p>1755</text:p>
          </table:table-cell>
          <table:table-cell table:formula="of:=([.$A430]-1)*MAX(1;FLOOR([.$A430]/(2*[.H$301]);1))" office:value-type="float" office:value="1485" calcext:value-type="float">
            <text:p>1485</text:p>
          </table:table-cell>
          <table:table-cell table:formula="of:=([.$A430]-1)*MAX(1;FLOOR([.$A430]/(2*[.I$301]);1))" office:value-type="float" office:value="1215" calcext:value-type="float">
            <text:p>1215</text:p>
          </table:table-cell>
          <table:table-cell table:formula="of:=([.$A430]-1)*MAX(1;FLOOR([.$A430]/(2*[.J$301]);1))"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$A431]-1)*[.$A431]/2" office:value-type="float" office:value="9316" calcext:value-type="float">
            <text:p>9316</text:p>
          </table:table-cell>
          <table:table-cell table:formula="of:=([.$A431]-1)*MAX(1;FLOOR([.$A431]/(2*[.C$301]);1))" office:value-type="float" office:value="9248" calcext:value-type="float">
            <text:p>9248</text:p>
          </table:table-cell>
          <table:table-cell table:formula="of:=([.$A431]-1)*MAX(1;FLOOR([.$A431]/(2*[.D$301]);1))" office:value-type="float" office:value="4624" calcext:value-type="float">
            <text:p>4624</text:p>
          </table:table-cell>
          <table:table-cell table:formula="of:=([.$A431]-1)*MAX(1;FLOOR([.$A431]/(2*[.E$301]);1))" office:value-type="float" office:value="2992" calcext:value-type="float">
            <text:p>2992</text:p>
          </table:table-cell>
          <table:table-cell table:formula="of:=([.$A431]-1)*MAX(1;FLOOR([.$A431]/(2*[.F$301]);1))" office:value-type="float" office:value="2312" calcext:value-type="float">
            <text:p>2312</text:p>
          </table:table-cell>
          <table:table-cell table:formula="of:=([.$A431]-1)*MAX(1;FLOOR([.$A431]/(2*[.G$301]);1))" office:value-type="float" office:value="1768" calcext:value-type="float">
            <text:p>1768</text:p>
          </table:table-cell>
          <table:table-cell table:formula="of:=([.$A431]-1)*MAX(1;FLOOR([.$A431]/(2*[.H$301]);1))" office:value-type="float" office:value="1496" calcext:value-type="float">
            <text:p>1496</text:p>
          </table:table-cell>
          <table:table-cell table:formula="of:=([.$A431]-1)*MAX(1;FLOOR([.$A431]/(2*[.I$301]);1))" office:value-type="float" office:value="1224" calcext:value-type="float">
            <text:p>1224</text:p>
          </table:table-cell>
          <table:table-cell table:formula="of:=([.$A431]-1)*MAX(1;FLOOR([.$A431]/(2*[.J$301]);1))"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$A432]-1)*[.$A432]/2" office:value-type="float" office:value="9453" calcext:value-type="float">
            <text:p>9453</text:p>
          </table:table-cell>
          <table:table-cell table:formula="of:=([.$A432]-1)*MAX(1;FLOOR([.$A432]/(2*[.C$301]);1))" office:value-type="float" office:value="9453" calcext:value-type="float">
            <text:p>9453</text:p>
          </table:table-cell>
          <table:table-cell table:formula="of:=([.$A432]-1)*MAX(1;FLOOR([.$A432]/(2*[.D$301]);1))" office:value-type="float" office:value="4658" calcext:value-type="float">
            <text:p>4658</text:p>
          </table:table-cell>
          <table:table-cell table:formula="of:=([.$A432]-1)*MAX(1;FLOOR([.$A432]/(2*[.E$301]);1))" office:value-type="float" office:value="3151" calcext:value-type="float">
            <text:p>3151</text:p>
          </table:table-cell>
          <table:table-cell table:formula="of:=([.$A432]-1)*MAX(1;FLOOR([.$A432]/(2*[.F$301]);1))" office:value-type="float" office:value="2329" calcext:value-type="float">
            <text:p>2329</text:p>
          </table:table-cell>
          <table:table-cell table:formula="of:=([.$A432]-1)*MAX(1;FLOOR([.$A432]/(2*[.G$301]);1))" office:value-type="float" office:value="1781" calcext:value-type="float">
            <text:p>1781</text:p>
          </table:table-cell>
          <table:table-cell table:formula="of:=([.$A432]-1)*MAX(1;FLOOR([.$A432]/(2*[.H$301]);1))" office:value-type="float" office:value="1507" calcext:value-type="float">
            <text:p>1507</text:p>
          </table:table-cell>
          <table:table-cell table:formula="of:=([.$A432]-1)*MAX(1;FLOOR([.$A432]/(2*[.I$301]);1))" office:value-type="float" office:value="1233" calcext:value-type="float">
            <text:p>1233</text:p>
          </table:table-cell>
          <table:table-cell table:formula="of:=([.$A432]-1)*MAX(1;FLOOR([.$A432]/(2*[.J$301]);1))"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$A433]-1)*[.$A433]/2" office:value-type="float" office:value="9591" calcext:value-type="float">
            <text:p>9591</text:p>
          </table:table-cell>
          <table:table-cell table:formula="of:=([.$A433]-1)*MAX(1;FLOOR([.$A433]/(2*[.C$301]);1))" office:value-type="float" office:value="9522" calcext:value-type="float">
            <text:p>9522</text:p>
          </table:table-cell>
          <table:table-cell table:formula="of:=([.$A433]-1)*MAX(1;FLOOR([.$A433]/(2*[.D$301]);1))" office:value-type="float" office:value="4692" calcext:value-type="float">
            <text:p>4692</text:p>
          </table:table-cell>
          <table:table-cell table:formula="of:=([.$A433]-1)*MAX(1;FLOOR([.$A433]/(2*[.E$301]);1))" office:value-type="float" office:value="3174" calcext:value-type="float">
            <text:p>3174</text:p>
          </table:table-cell>
          <table:table-cell table:formula="of:=([.$A433]-1)*MAX(1;FLOOR([.$A433]/(2*[.F$301]);1))" office:value-type="float" office:value="2346" calcext:value-type="float">
            <text:p>2346</text:p>
          </table:table-cell>
          <table:table-cell table:formula="of:=([.$A433]-1)*MAX(1;FLOOR([.$A433]/(2*[.G$301]);1))" office:value-type="float" office:value="1794" calcext:value-type="float">
            <text:p>1794</text:p>
          </table:table-cell>
          <table:table-cell table:formula="of:=([.$A433]-1)*MAX(1;FLOOR([.$A433]/(2*[.H$301]);1))" office:value-type="float" office:value="1518" calcext:value-type="float">
            <text:p>1518</text:p>
          </table:table-cell>
          <table:table-cell table:formula="of:=([.$A433]-1)*MAX(1;FLOOR([.$A433]/(2*[.I$301]);1))" office:value-type="float" office:value="1242" calcext:value-type="float">
            <text:p>1242</text:p>
          </table:table-cell>
          <table:table-cell table:formula="of:=([.$A433]-1)*MAX(1;FLOOR([.$A433]/(2*[.J$301]);1))"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$A434]-1)*[.$A434]/2" office:value-type="float" office:value="9730" calcext:value-type="float">
            <text:p>9730</text:p>
          </table:table-cell>
          <table:table-cell table:formula="of:=([.$A434]-1)*MAX(1;FLOOR([.$A434]/(2*[.C$301]);1))" office:value-type="float" office:value="9730" calcext:value-type="float">
            <text:p>9730</text:p>
          </table:table-cell>
          <table:table-cell table:formula="of:=([.$A434]-1)*MAX(1;FLOOR([.$A434]/(2*[.D$301]);1))" office:value-type="float" office:value="4865" calcext:value-type="float">
            <text:p>4865</text:p>
          </table:table-cell>
          <table:table-cell table:formula="of:=([.$A434]-1)*MAX(1;FLOOR([.$A434]/(2*[.E$301]);1))" office:value-type="float" office:value="3197" calcext:value-type="float">
            <text:p>3197</text:p>
          </table:table-cell>
          <table:table-cell table:formula="of:=([.$A434]-1)*MAX(1;FLOOR([.$A434]/(2*[.F$301]);1))" office:value-type="float" office:value="2363" calcext:value-type="float">
            <text:p>2363</text:p>
          </table:table-cell>
          <table:table-cell table:formula="of:=([.$A434]-1)*MAX(1;FLOOR([.$A434]/(2*[.G$301]);1))" office:value-type="float" office:value="1946" calcext:value-type="float">
            <text:p>1946</text:p>
          </table:table-cell>
          <table:table-cell table:formula="of:=([.$A434]-1)*MAX(1;FLOOR([.$A434]/(2*[.H$301]);1))" office:value-type="float" office:value="1529" calcext:value-type="float">
            <text:p>1529</text:p>
          </table:table-cell>
          <table:table-cell table:formula="of:=([.$A434]-1)*MAX(1;FLOOR([.$A434]/(2*[.I$301]);1))" office:value-type="float" office:value="1390" calcext:value-type="float">
            <text:p>1390</text:p>
          </table:table-cell>
          <table:table-cell table:formula="of:=([.$A434]-1)*MAX(1;FLOOR([.$A434]/(2*[.J$301]);1))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$A435]-1)*[.$A435]/2" office:value-type="float" office:value="9870" calcext:value-type="float">
            <text:p>9870</text:p>
          </table:table-cell>
          <table:table-cell table:formula="of:=([.$A435]-1)*MAX(1;FLOOR([.$A435]/(2*[.C$301]);1))" office:value-type="float" office:value="9800" calcext:value-type="float">
            <text:p>9800</text:p>
          </table:table-cell>
          <table:table-cell table:formula="of:=([.$A435]-1)*MAX(1;FLOOR([.$A435]/(2*[.D$301]);1))" office:value-type="float" office:value="4900" calcext:value-type="float">
            <text:p>4900</text:p>
          </table:table-cell>
          <table:table-cell table:formula="of:=([.$A435]-1)*MAX(1;FLOOR([.$A435]/(2*[.E$301]);1))" office:value-type="float" office:value="3220" calcext:value-type="float">
            <text:p>3220</text:p>
          </table:table-cell>
          <table:table-cell table:formula="of:=([.$A435]-1)*MAX(1;FLOOR([.$A435]/(2*[.F$301]);1))" office:value-type="float" office:value="2380" calcext:value-type="float">
            <text:p>2380</text:p>
          </table:table-cell>
          <table:table-cell table:formula="of:=([.$A435]-1)*MAX(1;FLOOR([.$A435]/(2*[.G$301]);1))" office:value-type="float" office:value="1960" calcext:value-type="float">
            <text:p>1960</text:p>
          </table:table-cell>
          <table:table-cell table:formula="of:=([.$A435]-1)*MAX(1;FLOOR([.$A435]/(2*[.H$301]);1))" office:value-type="float" office:value="1540" calcext:value-type="float">
            <text:p>1540</text:p>
          </table:table-cell>
          <table:table-cell table:formula="of:=([.$A435]-1)*MAX(1;FLOOR([.$A435]/(2*[.I$301]);1))" office:value-type="float" office:value="1400" calcext:value-type="float">
            <text:p>1400</text:p>
          </table:table-cell>
          <table:table-cell table:formula="of:=([.$A435]-1)*MAX(1;FLOOR([.$A435]/(2*[.J$301]);1))"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$A436]-1)*[.$A436]/2" office:value-type="float" office:value="10011" calcext:value-type="float">
            <text:p>10011</text:p>
          </table:table-cell>
          <table:table-cell table:formula="of:=([.$A436]-1)*MAX(1;FLOOR([.$A436]/(2*[.C$301]);1))" office:value-type="float" office:value="10011" calcext:value-type="float">
            <text:p>10011</text:p>
          </table:table-cell>
          <table:table-cell table:formula="of:=([.$A436]-1)*MAX(1;FLOOR([.$A436]/(2*[.D$301]);1))" office:value-type="float" office:value="4935" calcext:value-type="float">
            <text:p>4935</text:p>
          </table:table-cell>
          <table:table-cell table:formula="of:=([.$A436]-1)*MAX(1;FLOOR([.$A436]/(2*[.E$301]);1))" office:value-type="float" office:value="3243" calcext:value-type="float">
            <text:p>3243</text:p>
          </table:table-cell>
          <table:table-cell table:formula="of:=([.$A436]-1)*MAX(1;FLOOR([.$A436]/(2*[.F$301]);1))" office:value-type="float" office:value="2397" calcext:value-type="float">
            <text:p>2397</text:p>
          </table:table-cell>
          <table:table-cell table:formula="of:=([.$A436]-1)*MAX(1;FLOOR([.$A436]/(2*[.G$301]);1))" office:value-type="float" office:value="1974" calcext:value-type="float">
            <text:p>1974</text:p>
          </table:table-cell>
          <table:table-cell table:formula="of:=([.$A436]-1)*MAX(1;FLOOR([.$A436]/(2*[.H$301]);1))" office:value-type="float" office:value="1551" calcext:value-type="float">
            <text:p>1551</text:p>
          </table:table-cell>
          <table:table-cell table:formula="of:=([.$A436]-1)*MAX(1;FLOOR([.$A436]/(2*[.I$301]);1))" office:value-type="float" office:value="1410" calcext:value-type="float">
            <text:p>1410</text:p>
          </table:table-cell>
          <table:table-cell table:formula="of:=([.$A436]-1)*MAX(1;FLOOR([.$A436]/(2*[.J$301]);1))"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$A437]-1)*[.$A437]/2" office:value-type="float" office:value="10153" calcext:value-type="float">
            <text:p>10153</text:p>
          </table:table-cell>
          <table:table-cell table:formula="of:=([.$A437]-1)*MAX(1;FLOOR([.$A437]/(2*[.C$301]);1))" office:value-type="float" office:value="10082" calcext:value-type="float">
            <text:p>10082</text:p>
          </table:table-cell>
          <table:table-cell table:formula="of:=([.$A437]-1)*MAX(1;FLOOR([.$A437]/(2*[.D$301]);1))" office:value-type="float" office:value="4970" calcext:value-type="float">
            <text:p>4970</text:p>
          </table:table-cell>
          <table:table-cell table:formula="of:=([.$A437]-1)*MAX(1;FLOOR([.$A437]/(2*[.E$301]);1))" office:value-type="float" office:value="3266" calcext:value-type="float">
            <text:p>3266</text:p>
          </table:table-cell>
          <table:table-cell table:formula="of:=([.$A437]-1)*MAX(1;FLOOR([.$A437]/(2*[.F$301]);1))" office:value-type="float" office:value="2414" calcext:value-type="float">
            <text:p>2414</text:p>
          </table:table-cell>
          <table:table-cell table:formula="of:=([.$A437]-1)*MAX(1;FLOOR([.$A437]/(2*[.G$301]);1))" office:value-type="float" office:value="1988" calcext:value-type="float">
            <text:p>1988</text:p>
          </table:table-cell>
          <table:table-cell table:formula="of:=([.$A437]-1)*MAX(1;FLOOR([.$A437]/(2*[.H$301]);1))" office:value-type="float" office:value="1562" calcext:value-type="float">
            <text:p>1562</text:p>
          </table:table-cell>
          <table:table-cell table:formula="of:=([.$A437]-1)*MAX(1;FLOOR([.$A437]/(2*[.I$301]);1))" office:value-type="float" office:value="1420" calcext:value-type="float">
            <text:p>1420</text:p>
          </table:table-cell>
          <table:table-cell table:formula="of:=([.$A437]-1)*MAX(1;FLOOR([.$A437]/(2*[.J$301]);1))"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$A438]-1)*[.$A438]/2" office:value-type="float" office:value="10296" calcext:value-type="float">
            <text:p>10296</text:p>
          </table:table-cell>
          <table:table-cell table:formula="of:=([.$A438]-1)*MAX(1;FLOOR([.$A438]/(2*[.C$301]);1))" office:value-type="float" office:value="10296" calcext:value-type="float">
            <text:p>10296</text:p>
          </table:table-cell>
          <table:table-cell table:formula="of:=([.$A438]-1)*MAX(1;FLOOR([.$A438]/(2*[.D$301]);1))" office:value-type="float" office:value="5148" calcext:value-type="float">
            <text:p>5148</text:p>
          </table:table-cell>
          <table:table-cell table:formula="of:=([.$A438]-1)*MAX(1;FLOOR([.$A438]/(2*[.E$301]);1))" office:value-type="float" office:value="3432" calcext:value-type="float">
            <text:p>3432</text:p>
          </table:table-cell>
          <table:table-cell table:formula="of:=([.$A438]-1)*MAX(1;FLOOR([.$A438]/(2*[.F$301]);1))" office:value-type="float" office:value="2574" calcext:value-type="float">
            <text:p>2574</text:p>
          </table:table-cell>
          <table:table-cell table:formula="of:=([.$A438]-1)*MAX(1;FLOOR([.$A438]/(2*[.G$301]);1))" office:value-type="float" office:value="2002" calcext:value-type="float">
            <text:p>2002</text:p>
          </table:table-cell>
          <table:table-cell table:formula="of:=([.$A438]-1)*MAX(1;FLOOR([.$A438]/(2*[.H$301]);1))" office:value-type="float" office:value="1716" calcext:value-type="float">
            <text:p>1716</text:p>
          </table:table-cell>
          <table:table-cell table:formula="of:=([.$A438]-1)*MAX(1;FLOOR([.$A438]/(2*[.I$301]);1))" office:value-type="float" office:value="1430" calcext:value-type="float">
            <text:p>1430</text:p>
          </table:table-cell>
          <table:table-cell table:formula="of:=([.$A438]-1)*MAX(1;FLOOR([.$A438]/(2*[.J$301]);1))" office:value-type="float" office:value="1287" calcext:value-type="float">
            <text:p>128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$A439]-1)*[.$A439]/2" office:value-type="float" office:value="10440" calcext:value-type="float">
            <text:p>10440</text:p>
          </table:table-cell>
          <table:table-cell table:formula="of:=([.$A439]-1)*MAX(1;FLOOR([.$A439]/(2*[.C$301]);1))" office:value-type="float" office:value="10368" calcext:value-type="float">
            <text:p>10368</text:p>
          </table:table-cell>
          <table:table-cell table:formula="of:=([.$A439]-1)*MAX(1;FLOOR([.$A439]/(2*[.D$301]);1))" office:value-type="float" office:value="5184" calcext:value-type="float">
            <text:p>5184</text:p>
          </table:table-cell>
          <table:table-cell table:formula="of:=([.$A439]-1)*MAX(1;FLOOR([.$A439]/(2*[.E$301]);1))" office:value-type="float" office:value="3456" calcext:value-type="float">
            <text:p>3456</text:p>
          </table:table-cell>
          <table:table-cell table:formula="of:=([.$A439]-1)*MAX(1;FLOOR([.$A439]/(2*[.F$301]);1))" office:value-type="float" office:value="2592" calcext:value-type="float">
            <text:p>2592</text:p>
          </table:table-cell>
          <table:table-cell table:formula="of:=([.$A439]-1)*MAX(1;FLOOR([.$A439]/(2*[.G$301]);1))" office:value-type="float" office:value="2016" calcext:value-type="float">
            <text:p>2016</text:p>
          </table:table-cell>
          <table:table-cell table:formula="of:=([.$A439]-1)*MAX(1;FLOOR([.$A439]/(2*[.H$301]);1))" office:value-type="float" office:value="1728" calcext:value-type="float">
            <text:p>1728</text:p>
          </table:table-cell>
          <table:table-cell table:formula="of:=([.$A439]-1)*MAX(1;FLOOR([.$A439]/(2*[.I$301]);1))" office:value-type="float" office:value="1440" calcext:value-type="float">
            <text:p>1440</text:p>
          </table:table-cell>
          <table:table-cell table:formula="of:=([.$A439]-1)*MAX(1;FLOOR([.$A439]/(2*[.J$301]);1))"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$A440]-1)*[.$A440]/2" office:value-type="float" office:value="10585" calcext:value-type="float">
            <text:p>10585</text:p>
          </table:table-cell>
          <table:table-cell table:formula="of:=([.$A440]-1)*MAX(1;FLOOR([.$A440]/(2*[.C$301]);1))" office:value-type="float" office:value="10585" calcext:value-type="float">
            <text:p>10585</text:p>
          </table:table-cell>
          <table:table-cell table:formula="of:=([.$A440]-1)*MAX(1;FLOOR([.$A440]/(2*[.D$301]);1))" office:value-type="float" office:value="5220" calcext:value-type="float">
            <text:p>5220</text:p>
          </table:table-cell>
          <table:table-cell table:formula="of:=([.$A440]-1)*MAX(1;FLOOR([.$A440]/(2*[.E$301]);1))" office:value-type="float" office:value="3480" calcext:value-type="float">
            <text:p>3480</text:p>
          </table:table-cell>
          <table:table-cell table:formula="of:=([.$A440]-1)*MAX(1;FLOOR([.$A440]/(2*[.F$301]);1))" office:value-type="float" office:value="2610" calcext:value-type="float">
            <text:p>2610</text:p>
          </table:table-cell>
          <table:table-cell table:formula="of:=([.$A440]-1)*MAX(1;FLOOR([.$A440]/(2*[.G$301]);1))" office:value-type="float" office:value="2030" calcext:value-type="float">
            <text:p>2030</text:p>
          </table:table-cell>
          <table:table-cell table:formula="of:=([.$A440]-1)*MAX(1;FLOOR([.$A440]/(2*[.H$301]);1))" office:value-type="float" office:value="1740" calcext:value-type="float">
            <text:p>1740</text:p>
          </table:table-cell>
          <table:table-cell table:formula="of:=([.$A440]-1)*MAX(1;FLOOR([.$A440]/(2*[.I$301]);1))" office:value-type="float" office:value="1450" calcext:value-type="float">
            <text:p>1450</text:p>
          </table:table-cell>
          <table:table-cell table:formula="of:=([.$A440]-1)*MAX(1;FLOOR([.$A440]/(2*[.J$301]);1))"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$A441]-1)*[.$A441]/2" office:value-type="float" office:value="10731" calcext:value-type="float">
            <text:p>10731</text:p>
          </table:table-cell>
          <table:table-cell table:formula="of:=([.$A441]-1)*MAX(1;FLOOR([.$A441]/(2*[.C$301]);1))" office:value-type="float" office:value="10658" calcext:value-type="float">
            <text:p>10658</text:p>
          </table:table-cell>
          <table:table-cell table:formula="of:=([.$A441]-1)*MAX(1;FLOOR([.$A441]/(2*[.D$301]);1))" office:value-type="float" office:value="5256" calcext:value-type="float">
            <text:p>5256</text:p>
          </table:table-cell>
          <table:table-cell table:formula="of:=([.$A441]-1)*MAX(1;FLOOR([.$A441]/(2*[.E$301]);1))" office:value-type="float" office:value="3504" calcext:value-type="float">
            <text:p>3504</text:p>
          </table:table-cell>
          <table:table-cell table:formula="of:=([.$A441]-1)*MAX(1;FLOOR([.$A441]/(2*[.F$301]);1))" office:value-type="float" office:value="2628" calcext:value-type="float">
            <text:p>2628</text:p>
          </table:table-cell>
          <table:table-cell table:formula="of:=([.$A441]-1)*MAX(1;FLOOR([.$A441]/(2*[.G$301]);1))" office:value-type="float" office:value="2044" calcext:value-type="float">
            <text:p>2044</text:p>
          </table:table-cell>
          <table:table-cell table:formula="of:=([.$A441]-1)*MAX(1;FLOOR([.$A441]/(2*[.H$301]);1))" office:value-type="float" office:value="1752" calcext:value-type="float">
            <text:p>1752</text:p>
          </table:table-cell>
          <table:table-cell table:formula="of:=([.$A441]-1)*MAX(1;FLOOR([.$A441]/(2*[.I$301]);1))" office:value-type="float" office:value="1460" calcext:value-type="float">
            <text:p>1460</text:p>
          </table:table-cell>
          <table:table-cell table:formula="of:=([.$A441]-1)*MAX(1;FLOOR([.$A441]/(2*[.J$301]);1))"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$A442]-1)*[.$A442]/2" office:value-type="float" office:value="10878" calcext:value-type="float">
            <text:p>10878</text:p>
          </table:table-cell>
          <table:table-cell table:formula="of:=([.$A442]-1)*MAX(1;FLOOR([.$A442]/(2*[.C$301]);1))" office:value-type="float" office:value="10878" calcext:value-type="float">
            <text:p>10878</text:p>
          </table:table-cell>
          <table:table-cell table:formula="of:=([.$A442]-1)*MAX(1;FLOOR([.$A442]/(2*[.D$301]);1))" office:value-type="float" office:value="5439" calcext:value-type="float">
            <text:p>5439</text:p>
          </table:table-cell>
          <table:table-cell table:formula="of:=([.$A442]-1)*MAX(1;FLOOR([.$A442]/(2*[.E$301]);1))" office:value-type="float" office:value="3528" calcext:value-type="float">
            <text:p>3528</text:p>
          </table:table-cell>
          <table:table-cell table:formula="of:=([.$A442]-1)*MAX(1;FLOOR([.$A442]/(2*[.F$301]);1))" office:value-type="float" office:value="2646" calcext:value-type="float">
            <text:p>2646</text:p>
          </table:table-cell>
          <table:table-cell table:formula="of:=([.$A442]-1)*MAX(1;FLOOR([.$A442]/(2*[.G$301]);1))" office:value-type="float" office:value="2058" calcext:value-type="float">
            <text:p>2058</text:p>
          </table:table-cell>
          <table:table-cell table:formula="of:=([.$A442]-1)*MAX(1;FLOOR([.$A442]/(2*[.H$301]);1))" office:value-type="float" office:value="1764" calcext:value-type="float">
            <text:p>1764</text:p>
          </table:table-cell>
          <table:table-cell table:formula="of:=([.$A442]-1)*MAX(1;FLOOR([.$A442]/(2*[.I$301]);1))" office:value-type="float" office:value="1470" calcext:value-type="float">
            <text:p>1470</text:p>
          </table:table-cell>
          <table:table-cell table:formula="of:=([.$A442]-1)*MAX(1;FLOOR([.$A442]/(2*[.J$301]);1))"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$A443]-1)*[.$A443]/2" office:value-type="float" office:value="11026" calcext:value-type="float">
            <text:p>11026</text:p>
          </table:table-cell>
          <table:table-cell table:formula="of:=([.$A443]-1)*MAX(1;FLOOR([.$A443]/(2*[.C$301]);1))" office:value-type="float" office:value="10952" calcext:value-type="float">
            <text:p>10952</text:p>
          </table:table-cell>
          <table:table-cell table:formula="of:=([.$A443]-1)*MAX(1;FLOOR([.$A443]/(2*[.D$301]);1))" office:value-type="float" office:value="5476" calcext:value-type="float">
            <text:p>5476</text:p>
          </table:table-cell>
          <table:table-cell table:formula="of:=([.$A443]-1)*MAX(1;FLOOR([.$A443]/(2*[.E$301]);1))" office:value-type="float" office:value="3552" calcext:value-type="float">
            <text:p>3552</text:p>
          </table:table-cell>
          <table:table-cell table:formula="of:=([.$A443]-1)*MAX(1;FLOOR([.$A443]/(2*[.F$301]);1))" office:value-type="float" office:value="2664" calcext:value-type="float">
            <text:p>2664</text:p>
          </table:table-cell>
          <table:table-cell table:formula="of:=([.$A443]-1)*MAX(1;FLOOR([.$A443]/(2*[.G$301]);1))" office:value-type="float" office:value="2072" calcext:value-type="float">
            <text:p>2072</text:p>
          </table:table-cell>
          <table:table-cell table:formula="of:=([.$A443]-1)*MAX(1;FLOOR([.$A443]/(2*[.H$301]);1))" office:value-type="float" office:value="1776" calcext:value-type="float">
            <text:p>1776</text:p>
          </table:table-cell>
          <table:table-cell table:formula="of:=([.$A443]-1)*MAX(1;FLOOR([.$A443]/(2*[.I$301]);1))" office:value-type="float" office:value="1480" calcext:value-type="float">
            <text:p>1480</text:p>
          </table:table-cell>
          <table:table-cell table:formula="of:=([.$A443]-1)*MAX(1;FLOOR([.$A443]/(2*[.J$301]);1))"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$A444]-1)*[.$A444]/2" office:value-type="float" office:value="11175" calcext:value-type="float">
            <text:p>11175</text:p>
          </table:table-cell>
          <table:table-cell table:formula="of:=([.$A444]-1)*MAX(1;FLOOR([.$A444]/(2*[.C$301]);1))" office:value-type="float" office:value="11175" calcext:value-type="float">
            <text:p>11175</text:p>
          </table:table-cell>
          <table:table-cell table:formula="of:=([.$A444]-1)*MAX(1;FLOOR([.$A444]/(2*[.D$301]);1))" office:value-type="float" office:value="5513" calcext:value-type="float">
            <text:p>5513</text:p>
          </table:table-cell>
          <table:table-cell table:formula="of:=([.$A444]-1)*MAX(1;FLOOR([.$A444]/(2*[.E$301]);1))" office:value-type="float" office:value="3725" calcext:value-type="float">
            <text:p>3725</text:p>
          </table:table-cell>
          <table:table-cell table:formula="of:=([.$A444]-1)*MAX(1;FLOOR([.$A444]/(2*[.F$301]);1))" office:value-type="float" office:value="2682" calcext:value-type="float">
            <text:p>2682</text:p>
          </table:table-cell>
          <table:table-cell table:formula="of:=([.$A444]-1)*MAX(1;FLOOR([.$A444]/(2*[.G$301]);1))" office:value-type="float" office:value="2235" calcext:value-type="float">
            <text:p>2235</text:p>
          </table:table-cell>
          <table:table-cell table:formula="of:=([.$A444]-1)*MAX(1;FLOOR([.$A444]/(2*[.H$301]);1))" office:value-type="float" office:value="1788" calcext:value-type="float">
            <text:p>1788</text:p>
          </table:table-cell>
          <table:table-cell table:formula="of:=([.$A444]-1)*MAX(1;FLOOR([.$A444]/(2*[.I$301]);1))" office:value-type="float" office:value="1490" calcext:value-type="float">
            <text:p>1490</text:p>
          </table:table-cell>
          <table:table-cell table:formula="of:=([.$A444]-1)*MAX(1;FLOOR([.$A444]/(2*[.J$301]);1))" office:value-type="float" office:value="1341" calcext:value-type="float">
            <text:p>134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$A445]-1)*[.$A445]/2" office:value-type="float" office:value="11325" calcext:value-type="float">
            <text:p>11325</text:p>
          </table:table-cell>
          <table:table-cell table:formula="of:=([.$A445]-1)*MAX(1;FLOOR([.$A445]/(2*[.C$301]);1))" office:value-type="float" office:value="11250" calcext:value-type="float">
            <text:p>11250</text:p>
          </table:table-cell>
          <table:table-cell table:formula="of:=([.$A445]-1)*MAX(1;FLOOR([.$A445]/(2*[.D$301]);1))" office:value-type="float" office:value="5550" calcext:value-type="float">
            <text:p>5550</text:p>
          </table:table-cell>
          <table:table-cell table:formula="of:=([.$A445]-1)*MAX(1;FLOOR([.$A445]/(2*[.E$301]);1))" office:value-type="float" office:value="3750" calcext:value-type="float">
            <text:p>3750</text:p>
          </table:table-cell>
          <table:table-cell table:formula="of:=([.$A445]-1)*MAX(1;FLOOR([.$A445]/(2*[.F$301]);1))" office:value-type="float" office:value="2700" calcext:value-type="float">
            <text:p>2700</text:p>
          </table:table-cell>
          <table:table-cell table:formula="of:=([.$A445]-1)*MAX(1;FLOOR([.$A445]/(2*[.G$301]);1))" office:value-type="float" office:value="2250" calcext:value-type="float">
            <text:p>2250</text:p>
          </table:table-cell>
          <table:table-cell table:formula="of:=([.$A445]-1)*MAX(1;FLOOR([.$A445]/(2*[.H$301]);1))" office:value-type="float" office:value="1800" calcext:value-type="float">
            <text:p>1800</text:p>
          </table:table-cell>
          <table:table-cell table:formula="of:=([.$A445]-1)*MAX(1;FLOOR([.$A445]/(2*[.I$301]);1))" office:value-type="float" office:value="1500" calcext:value-type="float">
            <text:p>1500</text:p>
          </table:table-cell>
          <table:table-cell table:formula="of:=([.$A445]-1)*MAX(1;FLOOR([.$A445]/(2*[.J$301]);1))"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$A446]-1)*[.$A446]/2" office:value-type="float" office:value="11476" calcext:value-type="float">
            <text:p>11476</text:p>
          </table:table-cell>
          <table:table-cell table:formula="of:=([.$A446]-1)*MAX(1;FLOOR([.$A446]/(2*[.C$301]);1))" office:value-type="float" office:value="11476" calcext:value-type="float">
            <text:p>11476</text:p>
          </table:table-cell>
          <table:table-cell table:formula="of:=([.$A446]-1)*MAX(1;FLOOR([.$A446]/(2*[.D$301]);1))" office:value-type="float" office:value="5738" calcext:value-type="float">
            <text:p>5738</text:p>
          </table:table-cell>
          <table:table-cell table:formula="of:=([.$A446]-1)*MAX(1;FLOOR([.$A446]/(2*[.E$301]);1))" office:value-type="float" office:value="3775" calcext:value-type="float">
            <text:p>3775</text:p>
          </table:table-cell>
          <table:table-cell table:formula="of:=([.$A446]-1)*MAX(1;FLOOR([.$A446]/(2*[.F$301]);1))" office:value-type="float" office:value="2869" calcext:value-type="float">
            <text:p>2869</text:p>
          </table:table-cell>
          <table:table-cell table:formula="of:=([.$A446]-1)*MAX(1;FLOOR([.$A446]/(2*[.G$301]);1))" office:value-type="float" office:value="2265" calcext:value-type="float">
            <text:p>2265</text:p>
          </table:table-cell>
          <table:table-cell table:formula="of:=([.$A446]-1)*MAX(1;FLOOR([.$A446]/(2*[.H$301]);1))" office:value-type="float" office:value="1812" calcext:value-type="float">
            <text:p>1812</text:p>
          </table:table-cell>
          <table:table-cell table:formula="of:=([.$A446]-1)*MAX(1;FLOOR([.$A446]/(2*[.I$301]);1))" office:value-type="float" office:value="1510" calcext:value-type="float">
            <text:p>1510</text:p>
          </table:table-cell>
          <table:table-cell table:formula="of:=([.$A446]-1)*MAX(1;FLOOR([.$A446]/(2*[.J$301]);1))" office:value-type="float" office:value="1359" calcext:value-type="float">
            <text:p>1359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$A447]-1)*[.$A447]/2" office:value-type="float" office:value="11628" calcext:value-type="float">
            <text:p>11628</text:p>
          </table:table-cell>
          <table:table-cell table:formula="of:=([.$A447]-1)*MAX(1;FLOOR([.$A447]/(2*[.C$301]);1))" office:value-type="float" office:value="11552" calcext:value-type="float">
            <text:p>11552</text:p>
          </table:table-cell>
          <table:table-cell table:formula="of:=([.$A447]-1)*MAX(1;FLOOR([.$A447]/(2*[.D$301]);1))" office:value-type="float" office:value="5776" calcext:value-type="float">
            <text:p>5776</text:p>
          </table:table-cell>
          <table:table-cell table:formula="of:=([.$A447]-1)*MAX(1;FLOOR([.$A447]/(2*[.E$301]);1))" office:value-type="float" office:value="3800" calcext:value-type="float">
            <text:p>3800</text:p>
          </table:table-cell>
          <table:table-cell table:formula="of:=([.$A447]-1)*MAX(1;FLOOR([.$A447]/(2*[.F$301]);1))" office:value-type="float" office:value="2888" calcext:value-type="float">
            <text:p>2888</text:p>
          </table:table-cell>
          <table:table-cell table:formula="of:=([.$A447]-1)*MAX(1;FLOOR([.$A447]/(2*[.G$301]);1))" office:value-type="float" office:value="2280" calcext:value-type="float">
            <text:p>2280</text:p>
          </table:table-cell>
          <table:table-cell table:formula="of:=([.$A447]-1)*MAX(1;FLOOR([.$A447]/(2*[.H$301]);1))" office:value-type="float" office:value="1824" calcext:value-type="float">
            <text:p>1824</text:p>
          </table:table-cell>
          <table:table-cell table:formula="of:=([.$A447]-1)*MAX(1;FLOOR([.$A447]/(2*[.I$301]);1))" office:value-type="float" office:value="1520" calcext:value-type="float">
            <text:p>1520</text:p>
          </table:table-cell>
          <table:table-cell table:formula="of:=([.$A447]-1)*MAX(1;FLOOR([.$A447]/(2*[.J$301]);1))"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$A448]-1)*[.$A448]/2" office:value-type="float" office:value="11781" calcext:value-type="float">
            <text:p>11781</text:p>
          </table:table-cell>
          <table:table-cell table:formula="of:=([.$A448]-1)*MAX(1;FLOOR([.$A448]/(2*[.C$301]);1))" office:value-type="float" office:value="11781" calcext:value-type="float">
            <text:p>11781</text:p>
          </table:table-cell>
          <table:table-cell table:formula="of:=([.$A448]-1)*MAX(1;FLOOR([.$A448]/(2*[.D$301]);1))" office:value-type="float" office:value="5814" calcext:value-type="float">
            <text:p>5814</text:p>
          </table:table-cell>
          <table:table-cell table:formula="of:=([.$A448]-1)*MAX(1;FLOOR([.$A448]/(2*[.E$301]);1))" office:value-type="float" office:value="3825" calcext:value-type="float">
            <text:p>3825</text:p>
          </table:table-cell>
          <table:table-cell table:formula="of:=([.$A448]-1)*MAX(1;FLOOR([.$A448]/(2*[.F$301]);1))" office:value-type="float" office:value="2907" calcext:value-type="float">
            <text:p>2907</text:p>
          </table:table-cell>
          <table:table-cell table:formula="of:=([.$A448]-1)*MAX(1;FLOOR([.$A448]/(2*[.G$301]);1))" office:value-type="float" office:value="2295" calcext:value-type="float">
            <text:p>2295</text:p>
          </table:table-cell>
          <table:table-cell table:formula="of:=([.$A448]-1)*MAX(1;FLOOR([.$A448]/(2*[.H$301]);1))" office:value-type="float" office:value="1836" calcext:value-type="float">
            <text:p>1836</text:p>
          </table:table-cell>
          <table:table-cell table:formula="of:=([.$A448]-1)*MAX(1;FLOOR([.$A448]/(2*[.I$301]);1))" office:value-type="float" office:value="1683" calcext:value-type="float">
            <text:p>1683</text:p>
          </table:table-cell>
          <table:table-cell table:formula="of:=([.$A448]-1)*MAX(1;FLOOR([.$A448]/(2*[.J$301]);1))" office:value-type="float" office:value="1377" calcext:value-type="float">
            <text:p>137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$A449]-1)*[.$A449]/2" office:value-type="float" office:value="11935" calcext:value-type="float">
            <text:p>11935</text:p>
          </table:table-cell>
          <table:table-cell table:formula="of:=([.$A449]-1)*MAX(1;FLOOR([.$A449]/(2*[.C$301]);1))" office:value-type="float" office:value="11858" calcext:value-type="float">
            <text:p>11858</text:p>
          </table:table-cell>
          <table:table-cell table:formula="of:=([.$A449]-1)*MAX(1;FLOOR([.$A449]/(2*[.D$301]);1))" office:value-type="float" office:value="5852" calcext:value-type="float">
            <text:p>5852</text:p>
          </table:table-cell>
          <table:table-cell table:formula="of:=([.$A449]-1)*MAX(1;FLOOR([.$A449]/(2*[.E$301]);1))" office:value-type="float" office:value="3850" calcext:value-type="float">
            <text:p>3850</text:p>
          </table:table-cell>
          <table:table-cell table:formula="of:=([.$A449]-1)*MAX(1;FLOOR([.$A449]/(2*[.F$301]);1))" office:value-type="float" office:value="2926" calcext:value-type="float">
            <text:p>2926</text:p>
          </table:table-cell>
          <table:table-cell table:formula="of:=([.$A449]-1)*MAX(1;FLOOR([.$A449]/(2*[.G$301]);1))" office:value-type="float" office:value="2310" calcext:value-type="float">
            <text:p>2310</text:p>
          </table:table-cell>
          <table:table-cell table:formula="of:=([.$A449]-1)*MAX(1;FLOOR([.$A449]/(2*[.H$301]);1))" office:value-type="float" office:value="1848" calcext:value-type="float">
            <text:p>1848</text:p>
          </table:table-cell>
          <table:table-cell table:formula="of:=([.$A449]-1)*MAX(1;FLOOR([.$A449]/(2*[.I$301]);1))" office:value-type="float" office:value="1694" calcext:value-type="float">
            <text:p>1694</text:p>
          </table:table-cell>
          <table:table-cell table:formula="of:=([.$A449]-1)*MAX(1;FLOOR([.$A449]/(2*[.J$301]);1))"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$A450]-1)*[.$A450]/2" office:value-type="float" office:value="12090" calcext:value-type="float">
            <text:p>12090</text:p>
          </table:table-cell>
          <table:table-cell table:formula="of:=([.$A450]-1)*MAX(1;FLOOR([.$A450]/(2*[.C$301]);1))" office:value-type="float" office:value="12090" calcext:value-type="float">
            <text:p>12090</text:p>
          </table:table-cell>
          <table:table-cell table:formula="of:=([.$A450]-1)*MAX(1;FLOOR([.$A450]/(2*[.D$301]);1))" office:value-type="float" office:value="6045" calcext:value-type="float">
            <text:p>6045</text:p>
          </table:table-cell>
          <table:table-cell table:formula="of:=([.$A450]-1)*MAX(1;FLOOR([.$A450]/(2*[.E$301]);1))" office:value-type="float" office:value="4030" calcext:value-type="float">
            <text:p>4030</text:p>
          </table:table-cell>
          <table:table-cell table:formula="of:=([.$A450]-1)*MAX(1;FLOOR([.$A450]/(2*[.F$301]);1))" office:value-type="float" office:value="2945" calcext:value-type="float">
            <text:p>2945</text:p>
          </table:table-cell>
          <table:table-cell table:formula="of:=([.$A450]-1)*MAX(1;FLOOR([.$A450]/(2*[.G$301]);1))" office:value-type="float" office:value="2325" calcext:value-type="float">
            <text:p>2325</text:p>
          </table:table-cell>
          <table:table-cell table:formula="of:=([.$A450]-1)*MAX(1;FLOOR([.$A450]/(2*[.H$301]);1))" office:value-type="float" office:value="2015" calcext:value-type="float">
            <text:p>2015</text:p>
          </table:table-cell>
          <table:table-cell table:formula="of:=([.$A450]-1)*MAX(1;FLOOR([.$A450]/(2*[.I$301]);1))" office:value-type="float" office:value="1705" calcext:value-type="float">
            <text:p>1705</text:p>
          </table:table-cell>
          <table:table-cell table:formula="of:=([.$A450]-1)*MAX(1;FLOOR([.$A450]/(2*[.J$301]);1))" office:value-type="float" office:value="1395" calcext:value-type="float">
            <text:p>139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$A451]-1)*[.$A451]/2" office:value-type="float" office:value="12246" calcext:value-type="float">
            <text:p>12246</text:p>
          </table:table-cell>
          <table:table-cell table:formula="of:=([.$A451]-1)*MAX(1;FLOOR([.$A451]/(2*[.C$301]);1))" office:value-type="float" office:value="12168" calcext:value-type="float">
            <text:p>12168</text:p>
          </table:table-cell>
          <table:table-cell table:formula="of:=([.$A451]-1)*MAX(1;FLOOR([.$A451]/(2*[.D$301]);1))" office:value-type="float" office:value="6084" calcext:value-type="float">
            <text:p>6084</text:p>
          </table:table-cell>
          <table:table-cell table:formula="of:=([.$A451]-1)*MAX(1;FLOOR([.$A451]/(2*[.E$301]);1))" office:value-type="float" office:value="4056" calcext:value-type="float">
            <text:p>4056</text:p>
          </table:table-cell>
          <table:table-cell table:formula="of:=([.$A451]-1)*MAX(1;FLOOR([.$A451]/(2*[.F$301]);1))" office:value-type="float" office:value="2964" calcext:value-type="float">
            <text:p>2964</text:p>
          </table:table-cell>
          <table:table-cell table:formula="of:=([.$A451]-1)*MAX(1;FLOOR([.$A451]/(2*[.G$301]);1))" office:value-type="float" office:value="2340" calcext:value-type="float">
            <text:p>2340</text:p>
          </table:table-cell>
          <table:table-cell table:formula="of:=([.$A451]-1)*MAX(1;FLOOR([.$A451]/(2*[.H$301]);1))" office:value-type="float" office:value="2028" calcext:value-type="float">
            <text:p>2028</text:p>
          </table:table-cell>
          <table:table-cell table:formula="of:=([.$A451]-1)*MAX(1;FLOOR([.$A451]/(2*[.I$301]);1))" office:value-type="float" office:value="1716" calcext:value-type="float">
            <text:p>1716</text:p>
          </table:table-cell>
          <table:table-cell table:formula="of:=([.$A451]-1)*MAX(1;FLOOR([.$A451]/(2*[.J$301]);1))"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$A452]-1)*[.$A452]/2" office:value-type="float" office:value="12403" calcext:value-type="float">
            <text:p>12403</text:p>
          </table:table-cell>
          <table:table-cell table:formula="of:=([.$A452]-1)*MAX(1;FLOOR([.$A452]/(2*[.C$301]);1))" office:value-type="float" office:value="12403" calcext:value-type="float">
            <text:p>12403</text:p>
          </table:table-cell>
          <table:table-cell table:formula="of:=([.$A452]-1)*MAX(1;FLOOR([.$A452]/(2*[.D$301]);1))" office:value-type="float" office:value="6123" calcext:value-type="float">
            <text:p>6123</text:p>
          </table:table-cell>
          <table:table-cell table:formula="of:=([.$A452]-1)*MAX(1;FLOOR([.$A452]/(2*[.E$301]);1))" office:value-type="float" office:value="4082" calcext:value-type="float">
            <text:p>4082</text:p>
          </table:table-cell>
          <table:table-cell table:formula="of:=([.$A452]-1)*MAX(1;FLOOR([.$A452]/(2*[.F$301]);1))" office:value-type="float" office:value="2983" calcext:value-type="float">
            <text:p>2983</text:p>
          </table:table-cell>
          <table:table-cell table:formula="of:=([.$A452]-1)*MAX(1;FLOOR([.$A452]/(2*[.G$301]);1))" office:value-type="float" office:value="2355" calcext:value-type="float">
            <text:p>2355</text:p>
          </table:table-cell>
          <table:table-cell table:formula="of:=([.$A452]-1)*MAX(1;FLOOR([.$A452]/(2*[.H$301]);1))" office:value-type="float" office:value="2041" calcext:value-type="float">
            <text:p>2041</text:p>
          </table:table-cell>
          <table:table-cell table:formula="of:=([.$A452]-1)*MAX(1;FLOOR([.$A452]/(2*[.I$301]);1))" office:value-type="float" office:value="1727" calcext:value-type="float">
            <text:p>1727</text:p>
          </table:table-cell>
          <table:table-cell table:formula="of:=([.$A452]-1)*MAX(1;FLOOR([.$A452]/(2*[.J$301]);1))"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$A453]-1)*[.$A453]/2" office:value-type="float" office:value="12561" calcext:value-type="float">
            <text:p>12561</text:p>
          </table:table-cell>
          <table:table-cell table:formula="of:=([.$A453]-1)*MAX(1;FLOOR([.$A453]/(2*[.C$301]);1))" office:value-type="float" office:value="12482" calcext:value-type="float">
            <text:p>12482</text:p>
          </table:table-cell>
          <table:table-cell table:formula="of:=([.$A453]-1)*MAX(1;FLOOR([.$A453]/(2*[.D$301]);1))" office:value-type="float" office:value="6162" calcext:value-type="float">
            <text:p>6162</text:p>
          </table:table-cell>
          <table:table-cell table:formula="of:=([.$A453]-1)*MAX(1;FLOOR([.$A453]/(2*[.E$301]);1))" office:value-type="float" office:value="4108" calcext:value-type="float">
            <text:p>4108</text:p>
          </table:table-cell>
          <table:table-cell table:formula="of:=([.$A453]-1)*MAX(1;FLOOR([.$A453]/(2*[.F$301]);1))" office:value-type="float" office:value="3002" calcext:value-type="float">
            <text:p>3002</text:p>
          </table:table-cell>
          <table:table-cell table:formula="of:=([.$A453]-1)*MAX(1;FLOOR([.$A453]/(2*[.G$301]);1))" office:value-type="float" office:value="2370" calcext:value-type="float">
            <text:p>2370</text:p>
          </table:table-cell>
          <table:table-cell table:formula="of:=([.$A453]-1)*MAX(1;FLOOR([.$A453]/(2*[.H$301]);1))" office:value-type="float" office:value="2054" calcext:value-type="float">
            <text:p>2054</text:p>
          </table:table-cell>
          <table:table-cell table:formula="of:=([.$A453]-1)*MAX(1;FLOOR([.$A453]/(2*[.I$301]);1))" office:value-type="float" office:value="1738" calcext:value-type="float">
            <text:p>1738</text:p>
          </table:table-cell>
          <table:table-cell table:formula="of:=([.$A453]-1)*MAX(1;FLOOR([.$A453]/(2*[.J$301]);1))"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$A454]-1)*[.$A454]/2" office:value-type="float" office:value="12720" calcext:value-type="float">
            <text:p>12720</text:p>
          </table:table-cell>
          <table:table-cell table:formula="of:=([.$A454]-1)*MAX(1;FLOOR([.$A454]/(2*[.C$301]);1))" office:value-type="float" office:value="12720" calcext:value-type="float">
            <text:p>12720</text:p>
          </table:table-cell>
          <table:table-cell table:formula="of:=([.$A454]-1)*MAX(1;FLOOR([.$A454]/(2*[.D$301]);1))" office:value-type="float" office:value="6360" calcext:value-type="float">
            <text:p>6360</text:p>
          </table:table-cell>
          <table:table-cell table:formula="of:=([.$A454]-1)*MAX(1;FLOOR([.$A454]/(2*[.E$301]);1))" office:value-type="float" office:value="4134" calcext:value-type="float">
            <text:p>4134</text:p>
          </table:table-cell>
          <table:table-cell table:formula="of:=([.$A454]-1)*MAX(1;FLOOR([.$A454]/(2*[.F$301]);1))" office:value-type="float" office:value="3180" calcext:value-type="float">
            <text:p>3180</text:p>
          </table:table-cell>
          <table:table-cell table:formula="of:=([.$A454]-1)*MAX(1;FLOOR([.$A454]/(2*[.G$301]);1))" office:value-type="float" office:value="2544" calcext:value-type="float">
            <text:p>2544</text:p>
          </table:table-cell>
          <table:table-cell table:formula="of:=([.$A454]-1)*MAX(1;FLOOR([.$A454]/(2*[.H$301]);1))" office:value-type="float" office:value="2067" calcext:value-type="float">
            <text:p>2067</text:p>
          </table:table-cell>
          <table:table-cell table:formula="of:=([.$A454]-1)*MAX(1;FLOOR([.$A454]/(2*[.I$301]);1))" office:value-type="float" office:value="1749" calcext:value-type="float">
            <text:p>1749</text:p>
          </table:table-cell>
          <table:table-cell table:formula="of:=([.$A454]-1)*MAX(1;FLOOR([.$A454]/(2*[.J$301]);1))"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$A455]-1)*[.$A455]/2" office:value-type="float" office:value="12880" calcext:value-type="float">
            <text:p>12880</text:p>
          </table:table-cell>
          <table:table-cell table:formula="of:=([.$A455]-1)*MAX(1;FLOOR([.$A455]/(2*[.C$301]);1))" office:value-type="float" office:value="12800" calcext:value-type="float">
            <text:p>12800</text:p>
          </table:table-cell>
          <table:table-cell table:formula="of:=([.$A455]-1)*MAX(1;FLOOR([.$A455]/(2*[.D$301]);1))" office:value-type="float" office:value="6400" calcext:value-type="float">
            <text:p>6400</text:p>
          </table:table-cell>
          <table:table-cell table:formula="of:=([.$A455]-1)*MAX(1;FLOOR([.$A455]/(2*[.E$301]);1))" office:value-type="float" office:value="4160" calcext:value-type="float">
            <text:p>4160</text:p>
          </table:table-cell>
          <table:table-cell table:formula="of:=([.$A455]-1)*MAX(1;FLOOR([.$A455]/(2*[.F$301]);1))" office:value-type="float" office:value="3200" calcext:value-type="float">
            <text:p>3200</text:p>
          </table:table-cell>
          <table:table-cell table:formula="of:=([.$A455]-1)*MAX(1;FLOOR([.$A455]/(2*[.G$301]);1))" office:value-type="float" office:value="2560" calcext:value-type="float">
            <text:p>2560</text:p>
          </table:table-cell>
          <table:table-cell table:formula="of:=([.$A455]-1)*MAX(1;FLOOR([.$A455]/(2*[.H$301]);1))" office:value-type="float" office:value="2080" calcext:value-type="float">
            <text:p>2080</text:p>
          </table:table-cell>
          <table:table-cell table:formula="of:=([.$A455]-1)*MAX(1;FLOOR([.$A455]/(2*[.I$301]);1))" office:value-type="float" office:value="1760" calcext:value-type="float">
            <text:p>1760</text:p>
          </table:table-cell>
          <table:table-cell table:formula="of:=([.$A455]-1)*MAX(1;FLOOR([.$A455]/(2*[.J$301]);1))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$A456]-1)*[.$A456]/2" office:value-type="float" office:value="13041" calcext:value-type="float">
            <text:p>13041</text:p>
          </table:table-cell>
          <table:table-cell table:formula="of:=([.$A456]-1)*MAX(1;FLOOR([.$A456]/(2*[.C$301]);1))" office:value-type="float" office:value="13041" calcext:value-type="float">
            <text:p>13041</text:p>
          </table:table-cell>
          <table:table-cell table:formula="of:=([.$A456]-1)*MAX(1;FLOOR([.$A456]/(2*[.D$301]);1))" office:value-type="float" office:value="6440" calcext:value-type="float">
            <text:p>6440</text:p>
          </table:table-cell>
          <table:table-cell table:formula="of:=([.$A456]-1)*MAX(1;FLOOR([.$A456]/(2*[.E$301]);1))" office:value-type="float" office:value="4347" calcext:value-type="float">
            <text:p>4347</text:p>
          </table:table-cell>
          <table:table-cell table:formula="of:=([.$A456]-1)*MAX(1;FLOOR([.$A456]/(2*[.F$301]);1))" office:value-type="float" office:value="3220" calcext:value-type="float">
            <text:p>3220</text:p>
          </table:table-cell>
          <table:table-cell table:formula="of:=([.$A456]-1)*MAX(1;FLOOR([.$A456]/(2*[.G$301]);1))" office:value-type="float" office:value="2576" calcext:value-type="float">
            <text:p>2576</text:p>
          </table:table-cell>
          <table:table-cell table:formula="of:=([.$A456]-1)*MAX(1;FLOOR([.$A456]/(2*[.H$301]);1))" office:value-type="float" office:value="2093" calcext:value-type="float">
            <text:p>2093</text:p>
          </table:table-cell>
          <table:table-cell table:formula="of:=([.$A456]-1)*MAX(1;FLOOR([.$A456]/(2*[.I$301]);1))" office:value-type="float" office:value="1771" calcext:value-type="float">
            <text:p>1771</text:p>
          </table:table-cell>
          <table:table-cell table:formula="of:=([.$A456]-1)*MAX(1;FLOOR([.$A456]/(2*[.J$301]);1))"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$A457]-1)*[.$A457]/2" office:value-type="float" office:value="13203" calcext:value-type="float">
            <text:p>13203</text:p>
          </table:table-cell>
          <table:table-cell table:formula="of:=([.$A457]-1)*MAX(1;FLOOR([.$A457]/(2*[.C$301]);1))" office:value-type="float" office:value="13122" calcext:value-type="float">
            <text:p>13122</text:p>
          </table:table-cell>
          <table:table-cell table:formula="of:=([.$A457]-1)*MAX(1;FLOOR([.$A457]/(2*[.D$301]);1))" office:value-type="float" office:value="6480" calcext:value-type="float">
            <text:p>6480</text:p>
          </table:table-cell>
          <table:table-cell table:formula="of:=([.$A457]-1)*MAX(1;FLOOR([.$A457]/(2*[.E$301]);1))" office:value-type="float" office:value="4374" calcext:value-type="float">
            <text:p>4374</text:p>
          </table:table-cell>
          <table:table-cell table:formula="of:=([.$A457]-1)*MAX(1;FLOOR([.$A457]/(2*[.F$301]);1))" office:value-type="float" office:value="3240" calcext:value-type="float">
            <text:p>3240</text:p>
          </table:table-cell>
          <table:table-cell table:formula="of:=([.$A457]-1)*MAX(1;FLOOR([.$A457]/(2*[.G$301]);1))" office:value-type="float" office:value="2592" calcext:value-type="float">
            <text:p>2592</text:p>
          </table:table-cell>
          <table:table-cell table:formula="of:=([.$A457]-1)*MAX(1;FLOOR([.$A457]/(2*[.H$301]);1))" office:value-type="float" office:value="2106" calcext:value-type="float">
            <text:p>2106</text:p>
          </table:table-cell>
          <table:table-cell table:formula="of:=([.$A457]-1)*MAX(1;FLOOR([.$A457]/(2*[.I$301]);1))" office:value-type="float" office:value="1782" calcext:value-type="float">
            <text:p>1782</text:p>
          </table:table-cell>
          <table:table-cell table:formula="of:=([.$A457]-1)*MAX(1;FLOOR([.$A457]/(2*[.J$301]);1))"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$A458]-1)*[.$A458]/2" office:value-type="float" office:value="13366" calcext:value-type="float">
            <text:p>13366</text:p>
          </table:table-cell>
          <table:table-cell table:formula="of:=([.$A458]-1)*MAX(1;FLOOR([.$A458]/(2*[.C$301]);1))" office:value-type="float" office:value="13366" calcext:value-type="float">
            <text:p>13366</text:p>
          </table:table-cell>
          <table:table-cell table:formula="of:=([.$A458]-1)*MAX(1;FLOOR([.$A458]/(2*[.D$301]);1))" office:value-type="float" office:value="6683" calcext:value-type="float">
            <text:p>6683</text:p>
          </table:table-cell>
          <table:table-cell table:formula="of:=([.$A458]-1)*MAX(1;FLOOR([.$A458]/(2*[.E$301]);1))" office:value-type="float" office:value="4401" calcext:value-type="float">
            <text:p>4401</text:p>
          </table:table-cell>
          <table:table-cell table:formula="of:=([.$A458]-1)*MAX(1;FLOOR([.$A458]/(2*[.F$301]);1))" office:value-type="float" office:value="3260" calcext:value-type="float">
            <text:p>3260</text:p>
          </table:table-cell>
          <table:table-cell table:formula="of:=([.$A458]-1)*MAX(1;FLOOR([.$A458]/(2*[.G$301]);1))" office:value-type="float" office:value="2608" calcext:value-type="float">
            <text:p>2608</text:p>
          </table:table-cell>
          <table:table-cell table:formula="of:=([.$A458]-1)*MAX(1;FLOOR([.$A458]/(2*[.H$301]);1))" office:value-type="float" office:value="2119" calcext:value-type="float">
            <text:p>2119</text:p>
          </table:table-cell>
          <table:table-cell table:formula="of:=([.$A458]-1)*MAX(1;FLOOR([.$A458]/(2*[.I$301]);1))" office:value-type="float" office:value="1793" calcext:value-type="float">
            <text:p>1793</text:p>
          </table:table-cell>
          <table:table-cell table:formula="of:=([.$A458]-1)*MAX(1;FLOOR([.$A458]/(2*[.J$301]);1))"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$A459]-1)*[.$A459]/2" office:value-type="float" office:value="13530" calcext:value-type="float">
            <text:p>13530</text:p>
          </table:table-cell>
          <table:table-cell table:formula="of:=([.$A459]-1)*MAX(1;FLOOR([.$A459]/(2*[.C$301]);1))" office:value-type="float" office:value="13448" calcext:value-type="float">
            <text:p>13448</text:p>
          </table:table-cell>
          <table:table-cell table:formula="of:=([.$A459]-1)*MAX(1;FLOOR([.$A459]/(2*[.D$301]);1))" office:value-type="float" office:value="6724" calcext:value-type="float">
            <text:p>6724</text:p>
          </table:table-cell>
          <table:table-cell table:formula="of:=([.$A459]-1)*MAX(1;FLOOR([.$A459]/(2*[.E$301]);1))" office:value-type="float" office:value="4428" calcext:value-type="float">
            <text:p>4428</text:p>
          </table:table-cell>
          <table:table-cell table:formula="of:=([.$A459]-1)*MAX(1;FLOOR([.$A459]/(2*[.F$301]);1))" office:value-type="float" office:value="3280" calcext:value-type="float">
            <text:p>3280</text:p>
          </table:table-cell>
          <table:table-cell table:formula="of:=([.$A459]-1)*MAX(1;FLOOR([.$A459]/(2*[.G$301]);1))" office:value-type="float" office:value="2624" calcext:value-type="float">
            <text:p>2624</text:p>
          </table:table-cell>
          <table:table-cell table:formula="of:=([.$A459]-1)*MAX(1;FLOOR([.$A459]/(2*[.H$301]);1))" office:value-type="float" office:value="2132" calcext:value-type="float">
            <text:p>2132</text:p>
          </table:table-cell>
          <table:table-cell table:formula="of:=([.$A459]-1)*MAX(1;FLOOR([.$A459]/(2*[.I$301]);1))" office:value-type="float" office:value="1804" calcext:value-type="float">
            <text:p>1804</text:p>
          </table:table-cell>
          <table:table-cell table:formula="of:=([.$A459]-1)*MAX(1;FLOOR([.$A459]/(2*[.J$301]);1))"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$A460]-1)*[.$A460]/2" office:value-type="float" office:value="13695" calcext:value-type="float">
            <text:p>13695</text:p>
          </table:table-cell>
          <table:table-cell table:formula="of:=([.$A460]-1)*MAX(1;FLOOR([.$A460]/(2*[.C$301]);1))" office:value-type="float" office:value="13695" calcext:value-type="float">
            <text:p>13695</text:p>
          </table:table-cell>
          <table:table-cell table:formula="of:=([.$A460]-1)*MAX(1;FLOOR([.$A460]/(2*[.D$301]);1))" office:value-type="float" office:value="6765" calcext:value-type="float">
            <text:p>6765</text:p>
          </table:table-cell>
          <table:table-cell table:formula="of:=([.$A460]-1)*MAX(1;FLOOR([.$A460]/(2*[.E$301]);1))" office:value-type="float" office:value="4455" calcext:value-type="float">
            <text:p>4455</text:p>
          </table:table-cell>
          <table:table-cell table:formula="of:=([.$A460]-1)*MAX(1;FLOOR([.$A460]/(2*[.F$301]);1))" office:value-type="float" office:value="3300" calcext:value-type="float">
            <text:p>3300</text:p>
          </table:table-cell>
          <table:table-cell table:formula="of:=([.$A460]-1)*MAX(1;FLOOR([.$A460]/(2*[.G$301]);1))" office:value-type="float" office:value="2640" calcext:value-type="float">
            <text:p>2640</text:p>
          </table:table-cell>
          <table:table-cell table:formula="of:=([.$A460]-1)*MAX(1;FLOOR([.$A460]/(2*[.H$301]);1))" office:value-type="float" office:value="2145" calcext:value-type="float">
            <text:p>2145</text:p>
          </table:table-cell>
          <table:table-cell table:formula="of:=([.$A460]-1)*MAX(1;FLOOR([.$A460]/(2*[.I$301]);1))" office:value-type="float" office:value="1815" calcext:value-type="float">
            <text:p>1815</text:p>
          </table:table-cell>
          <table:table-cell table:formula="of:=([.$A460]-1)*MAX(1;FLOOR([.$A460]/(2*[.J$301]);1))"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$A461]-1)*[.$A461]/2" office:value-type="float" office:value="13861" calcext:value-type="float">
            <text:p>13861</text:p>
          </table:table-cell>
          <table:table-cell table:formula="of:=([.$A461]-1)*MAX(1;FLOOR([.$A461]/(2*[.C$301]);1))" office:value-type="float" office:value="13778" calcext:value-type="float">
            <text:p>13778</text:p>
          </table:table-cell>
          <table:table-cell table:formula="of:=([.$A461]-1)*MAX(1;FLOOR([.$A461]/(2*[.D$301]);1))" office:value-type="float" office:value="6806" calcext:value-type="float">
            <text:p>6806</text:p>
          </table:table-cell>
          <table:table-cell table:formula="of:=([.$A461]-1)*MAX(1;FLOOR([.$A461]/(2*[.E$301]);1))" office:value-type="float" office:value="4482" calcext:value-type="float">
            <text:p>4482</text:p>
          </table:table-cell>
          <table:table-cell table:formula="of:=([.$A461]-1)*MAX(1;FLOOR([.$A461]/(2*[.F$301]);1))" office:value-type="float" office:value="3320" calcext:value-type="float">
            <text:p>3320</text:p>
          </table:table-cell>
          <table:table-cell table:formula="of:=([.$A461]-1)*MAX(1;FLOOR([.$A461]/(2*[.G$301]);1))" office:value-type="float" office:value="2656" calcext:value-type="float">
            <text:p>2656</text:p>
          </table:table-cell>
          <table:table-cell table:formula="of:=([.$A461]-1)*MAX(1;FLOOR([.$A461]/(2*[.H$301]);1))" office:value-type="float" office:value="2158" calcext:value-type="float">
            <text:p>2158</text:p>
          </table:table-cell>
          <table:table-cell table:formula="of:=([.$A461]-1)*MAX(1;FLOOR([.$A461]/(2*[.I$301]);1))" office:value-type="float" office:value="1826" calcext:value-type="float">
            <text:p>1826</text:p>
          </table:table-cell>
          <table:table-cell table:formula="of:=([.$A461]-1)*MAX(1;FLOOR([.$A461]/(2*[.J$301]);1))"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$A462]-1)*[.$A462]/2" office:value-type="float" office:value="14028" calcext:value-type="float">
            <text:p>14028</text:p>
          </table:table-cell>
          <table:table-cell table:formula="of:=([.$A462]-1)*MAX(1;FLOOR([.$A462]/(2*[.C$301]);1))" office:value-type="float" office:value="14028" calcext:value-type="float">
            <text:p>14028</text:p>
          </table:table-cell>
          <table:table-cell table:formula="of:=([.$A462]-1)*MAX(1;FLOOR([.$A462]/(2*[.D$301]);1))" office:value-type="float" office:value="7014" calcext:value-type="float">
            <text:p>7014</text:p>
          </table:table-cell>
          <table:table-cell table:formula="of:=([.$A462]-1)*MAX(1;FLOOR([.$A462]/(2*[.E$301]);1))" office:value-type="float" office:value="4676" calcext:value-type="float">
            <text:p>4676</text:p>
          </table:table-cell>
          <table:table-cell table:formula="of:=([.$A462]-1)*MAX(1;FLOOR([.$A462]/(2*[.F$301]);1))" office:value-type="float" office:value="3507" calcext:value-type="float">
            <text:p>3507</text:p>
          </table:table-cell>
          <table:table-cell table:formula="of:=([.$A462]-1)*MAX(1;FLOOR([.$A462]/(2*[.G$301]);1))" office:value-type="float" office:value="2672" calcext:value-type="float">
            <text:p>2672</text:p>
          </table:table-cell>
          <table:table-cell table:formula="of:=([.$A462]-1)*MAX(1;FLOOR([.$A462]/(2*[.H$301]);1))" office:value-type="float" office:value="2338" calcext:value-type="float">
            <text:p>2338</text:p>
          </table:table-cell>
          <table:table-cell table:formula="of:=([.$A462]-1)*MAX(1;FLOOR([.$A462]/(2*[.I$301]);1))" office:value-type="float" office:value="2004" calcext:value-type="float">
            <text:p>2004</text:p>
          </table:table-cell>
          <table:table-cell table:formula="of:=([.$A462]-1)*MAX(1;FLOOR([.$A462]/(2*[.J$301]);1))"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$A463]-1)*[.$A463]/2" office:value-type="float" office:value="14196" calcext:value-type="float">
            <text:p>14196</text:p>
          </table:table-cell>
          <table:table-cell table:formula="of:=([.$A463]-1)*MAX(1;FLOOR([.$A463]/(2*[.C$301]);1))" office:value-type="float" office:value="14112" calcext:value-type="float">
            <text:p>14112</text:p>
          </table:table-cell>
          <table:table-cell table:formula="of:=([.$A463]-1)*MAX(1;FLOOR([.$A463]/(2*[.D$301]);1))" office:value-type="float" office:value="7056" calcext:value-type="float">
            <text:p>7056</text:p>
          </table:table-cell>
          <table:table-cell table:formula="of:=([.$A463]-1)*MAX(1;FLOOR([.$A463]/(2*[.E$301]);1))" office:value-type="float" office:value="4704" calcext:value-type="float">
            <text:p>4704</text:p>
          </table:table-cell>
          <table:table-cell table:formula="of:=([.$A463]-1)*MAX(1;FLOOR([.$A463]/(2*[.F$301]);1))" office:value-type="float" office:value="3528" calcext:value-type="float">
            <text:p>3528</text:p>
          </table:table-cell>
          <table:table-cell table:formula="of:=([.$A463]-1)*MAX(1;FLOOR([.$A463]/(2*[.G$301]);1))" office:value-type="float" office:value="2688" calcext:value-type="float">
            <text:p>2688</text:p>
          </table:table-cell>
          <table:table-cell table:formula="of:=([.$A463]-1)*MAX(1;FLOOR([.$A463]/(2*[.H$301]);1))" office:value-type="float" office:value="2352" calcext:value-type="float">
            <text:p>2352</text:p>
          </table:table-cell>
          <table:table-cell table:formula="of:=([.$A463]-1)*MAX(1;FLOOR([.$A463]/(2*[.I$301]);1))" office:value-type="float" office:value="2016" calcext:value-type="float">
            <text:p>2016</text:p>
          </table:table-cell>
          <table:table-cell table:formula="of:=([.$A463]-1)*MAX(1;FLOOR([.$A463]/(2*[.J$301]);1))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$A464]-1)*[.$A464]/2" office:value-type="float" office:value="14365" calcext:value-type="float">
            <text:p>14365</text:p>
          </table:table-cell>
          <table:table-cell table:formula="of:=([.$A464]-1)*MAX(1;FLOOR([.$A464]/(2*[.C$301]);1))" office:value-type="float" office:value="14365" calcext:value-type="float">
            <text:p>14365</text:p>
          </table:table-cell>
          <table:table-cell table:formula="of:=([.$A464]-1)*MAX(1;FLOOR([.$A464]/(2*[.D$301]);1))" office:value-type="float" office:value="7098" calcext:value-type="float">
            <text:p>7098</text:p>
          </table:table-cell>
          <table:table-cell table:formula="of:=([.$A464]-1)*MAX(1;FLOOR([.$A464]/(2*[.E$301]);1))" office:value-type="float" office:value="4732" calcext:value-type="float">
            <text:p>4732</text:p>
          </table:table-cell>
          <table:table-cell table:formula="of:=([.$A464]-1)*MAX(1;FLOOR([.$A464]/(2*[.F$301]);1))" office:value-type="float" office:value="3549" calcext:value-type="float">
            <text:p>3549</text:p>
          </table:table-cell>
          <table:table-cell table:formula="of:=([.$A464]-1)*MAX(1;FLOOR([.$A464]/(2*[.G$301]);1))" office:value-type="float" office:value="2873" calcext:value-type="float">
            <text:p>2873</text:p>
          </table:table-cell>
          <table:table-cell table:formula="of:=([.$A464]-1)*MAX(1;FLOOR([.$A464]/(2*[.H$301]);1))" office:value-type="float" office:value="2366" calcext:value-type="float">
            <text:p>2366</text:p>
          </table:table-cell>
          <table:table-cell table:formula="of:=([.$A464]-1)*MAX(1;FLOOR([.$A464]/(2*[.I$301]);1))" office:value-type="float" office:value="2028" calcext:value-type="float">
            <text:p>2028</text:p>
          </table:table-cell>
          <table:table-cell table:formula="of:=([.$A464]-1)*MAX(1;FLOOR([.$A464]/(2*[.J$301]);1))"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$A465]-1)*[.$A465]/2" office:value-type="float" office:value="14535" calcext:value-type="float">
            <text:p>14535</text:p>
          </table:table-cell>
          <table:table-cell table:formula="of:=([.$A465]-1)*MAX(1;FLOOR([.$A465]/(2*[.C$301]);1))" office:value-type="float" office:value="14450" calcext:value-type="float">
            <text:p>14450</text:p>
          </table:table-cell>
          <table:table-cell table:formula="of:=([.$A465]-1)*MAX(1;FLOOR([.$A465]/(2*[.D$301]);1))" office:value-type="float" office:value="7140" calcext:value-type="float">
            <text:p>7140</text:p>
          </table:table-cell>
          <table:table-cell table:formula="of:=([.$A465]-1)*MAX(1;FLOOR([.$A465]/(2*[.E$301]);1))" office:value-type="float" office:value="4760" calcext:value-type="float">
            <text:p>4760</text:p>
          </table:table-cell>
          <table:table-cell table:formula="of:=([.$A465]-1)*MAX(1;FLOOR([.$A465]/(2*[.F$301]);1))" office:value-type="float" office:value="3570" calcext:value-type="float">
            <text:p>3570</text:p>
          </table:table-cell>
          <table:table-cell table:formula="of:=([.$A465]-1)*MAX(1;FLOOR([.$A465]/(2*[.G$301]);1))" office:value-type="float" office:value="2890" calcext:value-type="float">
            <text:p>2890</text:p>
          </table:table-cell>
          <table:table-cell table:formula="of:=([.$A465]-1)*MAX(1;FLOOR([.$A465]/(2*[.H$301]);1))" office:value-type="float" office:value="2380" calcext:value-type="float">
            <text:p>2380</text:p>
          </table:table-cell>
          <table:table-cell table:formula="of:=([.$A465]-1)*MAX(1;FLOOR([.$A465]/(2*[.I$301]);1))" office:value-type="float" office:value="2040" calcext:value-type="float">
            <text:p>2040</text:p>
          </table:table-cell>
          <table:table-cell table:formula="of:=([.$A465]-1)*MAX(1;FLOOR([.$A465]/(2*[.J$301]);1))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$A466]-1)*[.$A466]/2" office:value-type="float" office:value="14706" calcext:value-type="float">
            <text:p>14706</text:p>
          </table:table-cell>
          <table:table-cell table:formula="of:=([.$A466]-1)*MAX(1;FLOOR([.$A466]/(2*[.C$301]);1))" office:value-type="float" office:value="14706" calcext:value-type="float">
            <text:p>14706</text:p>
          </table:table-cell>
          <table:table-cell table:formula="of:=([.$A466]-1)*MAX(1;FLOOR([.$A466]/(2*[.D$301]);1))" office:value-type="float" office:value="7353" calcext:value-type="float">
            <text:p>7353</text:p>
          </table:table-cell>
          <table:table-cell table:formula="of:=([.$A466]-1)*MAX(1;FLOOR([.$A466]/(2*[.E$301]);1))" office:value-type="float" office:value="4788" calcext:value-type="float">
            <text:p>4788</text:p>
          </table:table-cell>
          <table:table-cell table:formula="of:=([.$A466]-1)*MAX(1;FLOOR([.$A466]/(2*[.F$301]);1))" office:value-type="float" office:value="3591" calcext:value-type="float">
            <text:p>3591</text:p>
          </table:table-cell>
          <table:table-cell table:formula="of:=([.$A466]-1)*MAX(1;FLOOR([.$A466]/(2*[.G$301]);1))" office:value-type="float" office:value="2907" calcext:value-type="float">
            <text:p>2907</text:p>
          </table:table-cell>
          <table:table-cell table:formula="of:=([.$A466]-1)*MAX(1;FLOOR([.$A466]/(2*[.H$301]);1))" office:value-type="float" office:value="2394" calcext:value-type="float">
            <text:p>2394</text:p>
          </table:table-cell>
          <table:table-cell table:formula="of:=([.$A466]-1)*MAX(1;FLOOR([.$A466]/(2*[.I$301]);1))" office:value-type="float" office:value="2052" calcext:value-type="float">
            <text:p>2052</text:p>
          </table:table-cell>
          <table:table-cell table:formula="of:=([.$A466]-1)*MAX(1;FLOOR([.$A466]/(2*[.J$301]);1))"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$A467]-1)*[.$A467]/2" office:value-type="float" office:value="14878" calcext:value-type="float">
            <text:p>14878</text:p>
          </table:table-cell>
          <table:table-cell table:formula="of:=([.$A467]-1)*MAX(1;FLOOR([.$A467]/(2*[.C$301]);1))" office:value-type="float" office:value="14792" calcext:value-type="float">
            <text:p>14792</text:p>
          </table:table-cell>
          <table:table-cell table:formula="of:=([.$A467]-1)*MAX(1;FLOOR([.$A467]/(2*[.D$301]);1))" office:value-type="float" office:value="7396" calcext:value-type="float">
            <text:p>7396</text:p>
          </table:table-cell>
          <table:table-cell table:formula="of:=([.$A467]-1)*MAX(1;FLOOR([.$A467]/(2*[.E$301]);1))" office:value-type="float" office:value="4816" calcext:value-type="float">
            <text:p>4816</text:p>
          </table:table-cell>
          <table:table-cell table:formula="of:=([.$A467]-1)*MAX(1;FLOOR([.$A467]/(2*[.F$301]);1))" office:value-type="float" office:value="3612" calcext:value-type="float">
            <text:p>3612</text:p>
          </table:table-cell>
          <table:table-cell table:formula="of:=([.$A467]-1)*MAX(1;FLOOR([.$A467]/(2*[.G$301]);1))" office:value-type="float" office:value="2924" calcext:value-type="float">
            <text:p>2924</text:p>
          </table:table-cell>
          <table:table-cell table:formula="of:=([.$A467]-1)*MAX(1;FLOOR([.$A467]/(2*[.H$301]);1))" office:value-type="float" office:value="2408" calcext:value-type="float">
            <text:p>2408</text:p>
          </table:table-cell>
          <table:table-cell table:formula="of:=([.$A467]-1)*MAX(1;FLOOR([.$A467]/(2*[.I$301]);1))" office:value-type="float" office:value="2064" calcext:value-type="float">
            <text:p>2064</text:p>
          </table:table-cell>
          <table:table-cell table:formula="of:=([.$A467]-1)*MAX(1;FLOOR([.$A467]/(2*[.J$301]);1))" office:value-type="float" office:value="1720" calcext:value-type="float">
            <text:p>172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$A468]-1)*[.$A468]/2" office:value-type="float" office:value="15051" calcext:value-type="float">
            <text:p>15051</text:p>
          </table:table-cell>
          <table:table-cell table:formula="of:=([.$A468]-1)*MAX(1;FLOOR([.$A468]/(2*[.C$301]);1))" office:value-type="float" office:value="15051" calcext:value-type="float">
            <text:p>15051</text:p>
          </table:table-cell>
          <table:table-cell table:formula="of:=([.$A468]-1)*MAX(1;FLOOR([.$A468]/(2*[.D$301]);1))" office:value-type="float" office:value="7439" calcext:value-type="float">
            <text:p>7439</text:p>
          </table:table-cell>
          <table:table-cell table:formula="of:=([.$A468]-1)*MAX(1;FLOOR([.$A468]/(2*[.E$301]);1))" office:value-type="float" office:value="5017" calcext:value-type="float">
            <text:p>5017</text:p>
          </table:table-cell>
          <table:table-cell table:formula="of:=([.$A468]-1)*MAX(1;FLOOR([.$A468]/(2*[.F$301]);1))" office:value-type="float" office:value="3633" calcext:value-type="float">
            <text:p>3633</text:p>
          </table:table-cell>
          <table:table-cell table:formula="of:=([.$A468]-1)*MAX(1;FLOOR([.$A468]/(2*[.G$301]);1))" office:value-type="float" office:value="2941" calcext:value-type="float">
            <text:p>2941</text:p>
          </table:table-cell>
          <table:table-cell table:formula="of:=([.$A468]-1)*MAX(1;FLOOR([.$A468]/(2*[.H$301]);1))" office:value-type="float" office:value="2422" calcext:value-type="float">
            <text:p>2422</text:p>
          </table:table-cell>
          <table:table-cell table:formula="of:=([.$A468]-1)*MAX(1;FLOOR([.$A468]/(2*[.I$301]);1))" office:value-type="float" office:value="2076" calcext:value-type="float">
            <text:p>2076</text:p>
          </table:table-cell>
          <table:table-cell table:formula="of:=([.$A468]-1)*MAX(1;FLOOR([.$A468]/(2*[.J$301]);1))"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$A469]-1)*[.$A469]/2" office:value-type="float" office:value="15225" calcext:value-type="float">
            <text:p>15225</text:p>
          </table:table-cell>
          <table:table-cell table:formula="of:=([.$A469]-1)*MAX(1;FLOOR([.$A469]/(2*[.C$301]);1))" office:value-type="float" office:value="15138" calcext:value-type="float">
            <text:p>15138</text:p>
          </table:table-cell>
          <table:table-cell table:formula="of:=([.$A469]-1)*MAX(1;FLOOR([.$A469]/(2*[.D$301]);1))" office:value-type="float" office:value="7482" calcext:value-type="float">
            <text:p>7482</text:p>
          </table:table-cell>
          <table:table-cell table:formula="of:=([.$A469]-1)*MAX(1;FLOOR([.$A469]/(2*[.E$301]);1))" office:value-type="float" office:value="5046" calcext:value-type="float">
            <text:p>5046</text:p>
          </table:table-cell>
          <table:table-cell table:formula="of:=([.$A469]-1)*MAX(1;FLOOR([.$A469]/(2*[.F$301]);1))" office:value-type="float" office:value="3654" calcext:value-type="float">
            <text:p>3654</text:p>
          </table:table-cell>
          <table:table-cell table:formula="of:=([.$A469]-1)*MAX(1;FLOOR([.$A469]/(2*[.G$301]);1))" office:value-type="float" office:value="2958" calcext:value-type="float">
            <text:p>2958</text:p>
          </table:table-cell>
          <table:table-cell table:formula="of:=([.$A469]-1)*MAX(1;FLOOR([.$A469]/(2*[.H$301]);1))" office:value-type="float" office:value="2436" calcext:value-type="float">
            <text:p>2436</text:p>
          </table:table-cell>
          <table:table-cell table:formula="of:=([.$A469]-1)*MAX(1;FLOOR([.$A469]/(2*[.I$301]);1))" office:value-type="float" office:value="2088" calcext:value-type="float">
            <text:p>2088</text:p>
          </table:table-cell>
          <table:table-cell table:formula="of:=([.$A469]-1)*MAX(1;FLOOR([.$A469]/(2*[.J$301]);1))"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$A470]-1)*[.$A470]/2" office:value-type="float" office:value="15400" calcext:value-type="float">
            <text:p>15400</text:p>
          </table:table-cell>
          <table:table-cell table:formula="of:=([.$A470]-1)*MAX(1;FLOOR([.$A470]/(2*[.C$301]);1))" office:value-type="float" office:value="15400" calcext:value-type="float">
            <text:p>15400</text:p>
          </table:table-cell>
          <table:table-cell table:formula="of:=([.$A470]-1)*MAX(1;FLOOR([.$A470]/(2*[.D$301]);1))" office:value-type="float" office:value="7700" calcext:value-type="float">
            <text:p>7700</text:p>
          </table:table-cell>
          <table:table-cell table:formula="of:=([.$A470]-1)*MAX(1;FLOOR([.$A470]/(2*[.E$301]);1))" office:value-type="float" office:value="5075" calcext:value-type="float">
            <text:p>5075</text:p>
          </table:table-cell>
          <table:table-cell table:formula="of:=([.$A470]-1)*MAX(1;FLOOR([.$A470]/(2*[.F$301]);1))" office:value-type="float" office:value="3850" calcext:value-type="float">
            <text:p>3850</text:p>
          </table:table-cell>
          <table:table-cell table:formula="of:=([.$A470]-1)*MAX(1;FLOOR([.$A470]/(2*[.G$301]);1))" office:value-type="float" office:value="2975" calcext:value-type="float">
            <text:p>2975</text:p>
          </table:table-cell>
          <table:table-cell table:formula="of:=([.$A470]-1)*MAX(1;FLOOR([.$A470]/(2*[.H$301]);1))" office:value-type="float" office:value="2450" calcext:value-type="float">
            <text:p>2450</text:p>
          </table:table-cell>
          <table:table-cell table:formula="of:=([.$A470]-1)*MAX(1;FLOOR([.$A470]/(2*[.I$301]);1))" office:value-type="float" office:value="2100" calcext:value-type="float">
            <text:p>2100</text:p>
          </table:table-cell>
          <table:table-cell table:formula="of:=([.$A470]-1)*MAX(1;FLOOR([.$A470]/(2*[.J$301]);1))" office:value-type="float" office:value="1925" calcext:value-type="float">
            <text:p>192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$A471]-1)*[.$A471]/2" office:value-type="float" office:value="15576" calcext:value-type="float">
            <text:p>15576</text:p>
          </table:table-cell>
          <table:table-cell table:formula="of:=([.$A471]-1)*MAX(1;FLOOR([.$A471]/(2*[.C$301]);1))" office:value-type="float" office:value="15488" calcext:value-type="float">
            <text:p>15488</text:p>
          </table:table-cell>
          <table:table-cell table:formula="of:=([.$A471]-1)*MAX(1;FLOOR([.$A471]/(2*[.D$301]);1))" office:value-type="float" office:value="7744" calcext:value-type="float">
            <text:p>7744</text:p>
          </table:table-cell>
          <table:table-cell table:formula="of:=([.$A471]-1)*MAX(1;FLOOR([.$A471]/(2*[.E$301]);1))" office:value-type="float" office:value="5104" calcext:value-type="float">
            <text:p>5104</text:p>
          </table:table-cell>
          <table:table-cell table:formula="of:=([.$A471]-1)*MAX(1;FLOOR([.$A471]/(2*[.F$301]);1))" office:value-type="float" office:value="3872" calcext:value-type="float">
            <text:p>3872</text:p>
          </table:table-cell>
          <table:table-cell table:formula="of:=([.$A471]-1)*MAX(1;FLOOR([.$A471]/(2*[.G$301]);1))" office:value-type="float" office:value="2992" calcext:value-type="float">
            <text:p>2992</text:p>
          </table:table-cell>
          <table:table-cell table:formula="of:=([.$A471]-1)*MAX(1;FLOOR([.$A471]/(2*[.H$301]);1))" office:value-type="float" office:value="2464" calcext:value-type="float">
            <text:p>2464</text:p>
          </table:table-cell>
          <table:table-cell table:formula="of:=([.$A471]-1)*MAX(1;FLOOR([.$A471]/(2*[.I$301]);1))" office:value-type="float" office:value="2112" calcext:value-type="float">
            <text:p>2112</text:p>
          </table:table-cell>
          <table:table-cell table:formula="of:=([.$A471]-1)*MAX(1;FLOOR([.$A471]/(2*[.J$301]);1))"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$A472]-1)*[.$A472]/2" office:value-type="float" office:value="15753" calcext:value-type="float">
            <text:p>15753</text:p>
          </table:table-cell>
          <table:table-cell table:formula="of:=([.$A472]-1)*MAX(1;FLOOR([.$A472]/(2*[.C$301]);1))" office:value-type="float" office:value="15753" calcext:value-type="float">
            <text:p>15753</text:p>
          </table:table-cell>
          <table:table-cell table:formula="of:=([.$A472]-1)*MAX(1;FLOOR([.$A472]/(2*[.D$301]);1))" office:value-type="float" office:value="7788" calcext:value-type="float">
            <text:p>7788</text:p>
          </table:table-cell>
          <table:table-cell table:formula="of:=([.$A472]-1)*MAX(1;FLOOR([.$A472]/(2*[.E$301]);1))" office:value-type="float" office:value="5133" calcext:value-type="float">
            <text:p>5133</text:p>
          </table:table-cell>
          <table:table-cell table:formula="of:=([.$A472]-1)*MAX(1;FLOOR([.$A472]/(2*[.F$301]);1))" office:value-type="float" office:value="3894" calcext:value-type="float">
            <text:p>3894</text:p>
          </table:table-cell>
          <table:table-cell table:formula="of:=([.$A472]-1)*MAX(1;FLOOR([.$A472]/(2*[.G$301]);1))" office:value-type="float" office:value="3009" calcext:value-type="float">
            <text:p>3009</text:p>
          </table:table-cell>
          <table:table-cell table:formula="of:=([.$A472]-1)*MAX(1;FLOOR([.$A472]/(2*[.H$301]);1))" office:value-type="float" office:value="2478" calcext:value-type="float">
            <text:p>2478</text:p>
          </table:table-cell>
          <table:table-cell table:formula="of:=([.$A472]-1)*MAX(1;FLOOR([.$A472]/(2*[.I$301]);1))" office:value-type="float" office:value="2124" calcext:value-type="float">
            <text:p>2124</text:p>
          </table:table-cell>
          <table:table-cell table:formula="of:=([.$A472]-1)*MAX(1;FLOOR([.$A472]/(2*[.J$301]);1))"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$A473]-1)*[.$A473]/2" office:value-type="float" office:value="15931" calcext:value-type="float">
            <text:p>15931</text:p>
          </table:table-cell>
          <table:table-cell table:formula="of:=([.$A473]-1)*MAX(1;FLOOR([.$A473]/(2*[.C$301]);1))" office:value-type="float" office:value="15842" calcext:value-type="float">
            <text:p>15842</text:p>
          </table:table-cell>
          <table:table-cell table:formula="of:=([.$A473]-1)*MAX(1;FLOOR([.$A473]/(2*[.D$301]);1))" office:value-type="float" office:value="7832" calcext:value-type="float">
            <text:p>7832</text:p>
          </table:table-cell>
          <table:table-cell table:formula="of:=([.$A473]-1)*MAX(1;FLOOR([.$A473]/(2*[.E$301]);1))" office:value-type="float" office:value="5162" calcext:value-type="float">
            <text:p>5162</text:p>
          </table:table-cell>
          <table:table-cell table:formula="of:=([.$A473]-1)*MAX(1;FLOOR([.$A473]/(2*[.F$301]);1))" office:value-type="float" office:value="3916" calcext:value-type="float">
            <text:p>3916</text:p>
          </table:table-cell>
          <table:table-cell table:formula="of:=([.$A473]-1)*MAX(1;FLOOR([.$A473]/(2*[.G$301]);1))" office:value-type="float" office:value="3026" calcext:value-type="float">
            <text:p>3026</text:p>
          </table:table-cell>
          <table:table-cell table:formula="of:=([.$A473]-1)*MAX(1;FLOOR([.$A473]/(2*[.H$301]);1))" office:value-type="float" office:value="2492" calcext:value-type="float">
            <text:p>2492</text:p>
          </table:table-cell>
          <table:table-cell table:formula="of:=([.$A473]-1)*MAX(1;FLOOR([.$A473]/(2*[.I$301]);1))" office:value-type="float" office:value="2136" calcext:value-type="float">
            <text:p>2136</text:p>
          </table:table-cell>
          <table:table-cell table:formula="of:=([.$A473]-1)*MAX(1;FLOOR([.$A473]/(2*[.J$301]);1))"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$A474]-1)*[.$A474]/2" office:value-type="float" office:value="16110" calcext:value-type="float">
            <text:p>16110</text:p>
          </table:table-cell>
          <table:table-cell table:formula="of:=([.$A474]-1)*MAX(1;FLOOR([.$A474]/(2*[.C$301]);1))" office:value-type="float" office:value="16110" calcext:value-type="float">
            <text:p>16110</text:p>
          </table:table-cell>
          <table:table-cell table:formula="of:=([.$A474]-1)*MAX(1;FLOOR([.$A474]/(2*[.D$301]);1))" office:value-type="float" office:value="8055" calcext:value-type="float">
            <text:p>8055</text:p>
          </table:table-cell>
          <table:table-cell table:formula="of:=([.$A474]-1)*MAX(1;FLOOR([.$A474]/(2*[.E$301]);1))" office:value-type="float" office:value="5370" calcext:value-type="float">
            <text:p>5370</text:p>
          </table:table-cell>
          <table:table-cell table:formula="of:=([.$A474]-1)*MAX(1;FLOOR([.$A474]/(2*[.F$301]);1))" office:value-type="float" office:value="3938" calcext:value-type="float">
            <text:p>3938</text:p>
          </table:table-cell>
          <table:table-cell table:formula="of:=([.$A474]-1)*MAX(1;FLOOR([.$A474]/(2*[.G$301]);1))" office:value-type="float" office:value="3222" calcext:value-type="float">
            <text:p>3222</text:p>
          </table:table-cell>
          <table:table-cell table:formula="of:=([.$A474]-1)*MAX(1;FLOOR([.$A474]/(2*[.H$301]);1))" office:value-type="float" office:value="2685" calcext:value-type="float">
            <text:p>2685</text:p>
          </table:table-cell>
          <table:table-cell table:formula="of:=([.$A474]-1)*MAX(1;FLOOR([.$A474]/(2*[.I$301]);1))" office:value-type="float" office:value="2148" calcext:value-type="float">
            <text:p>2148</text:p>
          </table:table-cell>
          <table:table-cell table:formula="of:=([.$A474]-1)*MAX(1;FLOOR([.$A474]/(2*[.J$301]);1))"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$A475]-1)*[.$A475]/2" office:value-type="float" office:value="16290" calcext:value-type="float">
            <text:p>16290</text:p>
          </table:table-cell>
          <table:table-cell table:formula="of:=([.$A475]-1)*MAX(1;FLOOR([.$A475]/(2*[.C$301]);1))" office:value-type="float" office:value="16200" calcext:value-type="float">
            <text:p>16200</text:p>
          </table:table-cell>
          <table:table-cell table:formula="of:=([.$A475]-1)*MAX(1;FLOOR([.$A475]/(2*[.D$301]);1))" office:value-type="float" office:value="8100" calcext:value-type="float">
            <text:p>8100</text:p>
          </table:table-cell>
          <table:table-cell table:formula="of:=([.$A475]-1)*MAX(1;FLOOR([.$A475]/(2*[.E$301]);1))" office:value-type="float" office:value="5400" calcext:value-type="float">
            <text:p>5400</text:p>
          </table:table-cell>
          <table:table-cell table:formula="of:=([.$A475]-1)*MAX(1;FLOOR([.$A475]/(2*[.F$301]);1))" office:value-type="float" office:value="3960" calcext:value-type="float">
            <text:p>3960</text:p>
          </table:table-cell>
          <table:table-cell table:formula="of:=([.$A475]-1)*MAX(1;FLOOR([.$A475]/(2*[.G$301]);1))" office:value-type="float" office:value="3240" calcext:value-type="float">
            <text:p>3240</text:p>
          </table:table-cell>
          <table:table-cell table:formula="of:=([.$A475]-1)*MAX(1;FLOOR([.$A475]/(2*[.H$301]);1))" office:value-type="float" office:value="2700" calcext:value-type="float">
            <text:p>2700</text:p>
          </table:table-cell>
          <table:table-cell table:formula="of:=([.$A475]-1)*MAX(1;FLOOR([.$A475]/(2*[.I$301]);1))" office:value-type="float" office:value="2160" calcext:value-type="float">
            <text:p>2160</text:p>
          </table:table-cell>
          <table:table-cell table:formula="of:=([.$A475]-1)*MAX(1;FLOOR([.$A475]/(2*[.J$301]);1))"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$A476]-1)*[.$A476]/2" office:value-type="float" office:value="16471" calcext:value-type="float">
            <text:p>16471</text:p>
          </table:table-cell>
          <table:table-cell table:formula="of:=([.$A476]-1)*MAX(1;FLOOR([.$A476]/(2*[.C$301]);1))" office:value-type="float" office:value="16471" calcext:value-type="float">
            <text:p>16471</text:p>
          </table:table-cell>
          <table:table-cell table:formula="of:=([.$A476]-1)*MAX(1;FLOOR([.$A476]/(2*[.D$301]);1))" office:value-type="float" office:value="8145" calcext:value-type="float">
            <text:p>8145</text:p>
          </table:table-cell>
          <table:table-cell table:formula="of:=([.$A476]-1)*MAX(1;FLOOR([.$A476]/(2*[.E$301]);1))" office:value-type="float" office:value="5430" calcext:value-type="float">
            <text:p>5430</text:p>
          </table:table-cell>
          <table:table-cell table:formula="of:=([.$A476]-1)*MAX(1;FLOOR([.$A476]/(2*[.F$301]);1))" office:value-type="float" office:value="3982" calcext:value-type="float">
            <text:p>3982</text:p>
          </table:table-cell>
          <table:table-cell table:formula="of:=([.$A476]-1)*MAX(1;FLOOR([.$A476]/(2*[.G$301]);1))" office:value-type="float" office:value="3258" calcext:value-type="float">
            <text:p>3258</text:p>
          </table:table-cell>
          <table:table-cell table:formula="of:=([.$A476]-1)*MAX(1;FLOOR([.$A476]/(2*[.H$301]);1))" office:value-type="float" office:value="2715" calcext:value-type="float">
            <text:p>2715</text:p>
          </table:table-cell>
          <table:table-cell table:formula="of:=([.$A476]-1)*MAX(1;FLOOR([.$A476]/(2*[.I$301]);1))" office:value-type="float" office:value="2353" calcext:value-type="float">
            <text:p>2353</text:p>
          </table:table-cell>
          <table:table-cell table:formula="of:=([.$A476]-1)*MAX(1;FLOOR([.$A476]/(2*[.J$301]);1))"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$A477]-1)*[.$A477]/2" office:value-type="float" office:value="16653" calcext:value-type="float">
            <text:p>16653</text:p>
          </table:table-cell>
          <table:table-cell table:formula="of:=([.$A477]-1)*MAX(1;FLOOR([.$A477]/(2*[.C$301]);1))" office:value-type="float" office:value="16562" calcext:value-type="float">
            <text:p>16562</text:p>
          </table:table-cell>
          <table:table-cell table:formula="of:=([.$A477]-1)*MAX(1;FLOOR([.$A477]/(2*[.D$301]);1))" office:value-type="float" office:value="8190" calcext:value-type="float">
            <text:p>8190</text:p>
          </table:table-cell>
          <table:table-cell table:formula="of:=([.$A477]-1)*MAX(1;FLOOR([.$A477]/(2*[.E$301]);1))" office:value-type="float" office:value="5460" calcext:value-type="float">
            <text:p>5460</text:p>
          </table:table-cell>
          <table:table-cell table:formula="of:=([.$A477]-1)*MAX(1;FLOOR([.$A477]/(2*[.F$301]);1))" office:value-type="float" office:value="4004" calcext:value-type="float">
            <text:p>4004</text:p>
          </table:table-cell>
          <table:table-cell table:formula="of:=([.$A477]-1)*MAX(1;FLOOR([.$A477]/(2*[.G$301]);1))" office:value-type="float" office:value="3276" calcext:value-type="float">
            <text:p>3276</text:p>
          </table:table-cell>
          <table:table-cell table:formula="of:=([.$A477]-1)*MAX(1;FLOOR([.$A477]/(2*[.H$301]);1))" office:value-type="float" office:value="2730" calcext:value-type="float">
            <text:p>2730</text:p>
          </table:table-cell>
          <table:table-cell table:formula="of:=([.$A477]-1)*MAX(1;FLOOR([.$A477]/(2*[.I$301]);1))" office:value-type="float" office:value="2366" calcext:value-type="float">
            <text:p>2366</text:p>
          </table:table-cell>
          <table:table-cell table:formula="of:=([.$A477]-1)*MAX(1;FLOOR([.$A477]/(2*[.J$301]);1))"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$A478]-1)*[.$A478]/2" office:value-type="float" office:value="16836" calcext:value-type="float">
            <text:p>16836</text:p>
          </table:table-cell>
          <table:table-cell table:formula="of:=([.$A478]-1)*MAX(1;FLOOR([.$A478]/(2*[.C$301]);1))" office:value-type="float" office:value="16836" calcext:value-type="float">
            <text:p>16836</text:p>
          </table:table-cell>
          <table:table-cell table:formula="of:=([.$A478]-1)*MAX(1;FLOOR([.$A478]/(2*[.D$301]);1))" office:value-type="float" office:value="8418" calcext:value-type="float">
            <text:p>8418</text:p>
          </table:table-cell>
          <table:table-cell table:formula="of:=([.$A478]-1)*MAX(1;FLOOR([.$A478]/(2*[.E$301]);1))" office:value-type="float" office:value="5490" calcext:value-type="float">
            <text:p>5490</text:p>
          </table:table-cell>
          <table:table-cell table:formula="of:=([.$A478]-1)*MAX(1;FLOOR([.$A478]/(2*[.F$301]);1))" office:value-type="float" office:value="4209" calcext:value-type="float">
            <text:p>4209</text:p>
          </table:table-cell>
          <table:table-cell table:formula="of:=([.$A478]-1)*MAX(1;FLOOR([.$A478]/(2*[.G$301]);1))" office:value-type="float" office:value="3294" calcext:value-type="float">
            <text:p>3294</text:p>
          </table:table-cell>
          <table:table-cell table:formula="of:=([.$A478]-1)*MAX(1;FLOOR([.$A478]/(2*[.H$301]);1))" office:value-type="float" office:value="2745" calcext:value-type="float">
            <text:p>2745</text:p>
          </table:table-cell>
          <table:table-cell table:formula="of:=([.$A478]-1)*MAX(1;FLOOR([.$A478]/(2*[.I$301]);1))" office:value-type="float" office:value="2379" calcext:value-type="float">
            <text:p>2379</text:p>
          </table:table-cell>
          <table:table-cell table:formula="of:=([.$A478]-1)*MAX(1;FLOOR([.$A478]/(2*[.J$301]);1))"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$A479]-1)*[.$A479]/2" office:value-type="float" office:value="17020" calcext:value-type="float">
            <text:p>17020</text:p>
          </table:table-cell>
          <table:table-cell table:formula="of:=([.$A479]-1)*MAX(1;FLOOR([.$A479]/(2*[.C$301]);1))" office:value-type="float" office:value="16928" calcext:value-type="float">
            <text:p>16928</text:p>
          </table:table-cell>
          <table:table-cell table:formula="of:=([.$A479]-1)*MAX(1;FLOOR([.$A479]/(2*[.D$301]);1))" office:value-type="float" office:value="8464" calcext:value-type="float">
            <text:p>8464</text:p>
          </table:table-cell>
          <table:table-cell table:formula="of:=([.$A479]-1)*MAX(1;FLOOR([.$A479]/(2*[.E$301]);1))" office:value-type="float" office:value="5520" calcext:value-type="float">
            <text:p>5520</text:p>
          </table:table-cell>
          <table:table-cell table:formula="of:=([.$A479]-1)*MAX(1;FLOOR([.$A479]/(2*[.F$301]);1))" office:value-type="float" office:value="4232" calcext:value-type="float">
            <text:p>4232</text:p>
          </table:table-cell>
          <table:table-cell table:formula="of:=([.$A479]-1)*MAX(1;FLOOR([.$A479]/(2*[.G$301]);1))" office:value-type="float" office:value="3312" calcext:value-type="float">
            <text:p>3312</text:p>
          </table:table-cell>
          <table:table-cell table:formula="of:=([.$A479]-1)*MAX(1;FLOOR([.$A479]/(2*[.H$301]);1))" office:value-type="float" office:value="2760" calcext:value-type="float">
            <text:p>2760</text:p>
          </table:table-cell>
          <table:table-cell table:formula="of:=([.$A479]-1)*MAX(1;FLOOR([.$A479]/(2*[.I$301]);1))" office:value-type="float" office:value="2392" calcext:value-type="float">
            <text:p>2392</text:p>
          </table:table-cell>
          <table:table-cell table:formula="of:=([.$A479]-1)*MAX(1;FLOOR([.$A479]/(2*[.J$301]);1))"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$A480]-1)*[.$A480]/2" office:value-type="float" office:value="17205" calcext:value-type="float">
            <text:p>17205</text:p>
          </table:table-cell>
          <table:table-cell table:formula="of:=([.$A480]-1)*MAX(1;FLOOR([.$A480]/(2*[.C$301]);1))" office:value-type="float" office:value="17205" calcext:value-type="float">
            <text:p>17205</text:p>
          </table:table-cell>
          <table:table-cell table:formula="of:=([.$A480]-1)*MAX(1;FLOOR([.$A480]/(2*[.D$301]);1))" office:value-type="float" office:value="8510" calcext:value-type="float">
            <text:p>8510</text:p>
          </table:table-cell>
          <table:table-cell table:formula="of:=([.$A480]-1)*MAX(1;FLOOR([.$A480]/(2*[.E$301]);1))" office:value-type="float" office:value="5735" calcext:value-type="float">
            <text:p>5735</text:p>
          </table:table-cell>
          <table:table-cell table:formula="of:=([.$A480]-1)*MAX(1;FLOOR([.$A480]/(2*[.F$301]);1))" office:value-type="float" office:value="4255" calcext:value-type="float">
            <text:p>4255</text:p>
          </table:table-cell>
          <table:table-cell table:formula="of:=([.$A480]-1)*MAX(1;FLOOR([.$A480]/(2*[.G$301]);1))" office:value-type="float" office:value="3330" calcext:value-type="float">
            <text:p>3330</text:p>
          </table:table-cell>
          <table:table-cell table:formula="of:=([.$A480]-1)*MAX(1;FLOOR([.$A480]/(2*[.H$301]);1))" office:value-type="float" office:value="2775" calcext:value-type="float">
            <text:p>2775</text:p>
          </table:table-cell>
          <table:table-cell table:formula="of:=([.$A480]-1)*MAX(1;FLOOR([.$A480]/(2*[.I$301]);1))" office:value-type="float" office:value="2405" calcext:value-type="float">
            <text:p>2405</text:p>
          </table:table-cell>
          <table:table-cell table:formula="of:=([.$A480]-1)*MAX(1;FLOOR([.$A480]/(2*[.J$301]);1))" office:value-type="float" office:value="2035" calcext:value-type="float">
            <text:p>203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$A481]-1)*[.$A481]/2" office:value-type="float" office:value="17391" calcext:value-type="float">
            <text:p>17391</text:p>
          </table:table-cell>
          <table:table-cell table:formula="of:=([.$A481]-1)*MAX(1;FLOOR([.$A481]/(2*[.C$301]);1))" office:value-type="float" office:value="17298" calcext:value-type="float">
            <text:p>17298</text:p>
          </table:table-cell>
          <table:table-cell table:formula="of:=([.$A481]-1)*MAX(1;FLOOR([.$A481]/(2*[.D$301]);1))" office:value-type="float" office:value="8556" calcext:value-type="float">
            <text:p>8556</text:p>
          </table:table-cell>
          <table:table-cell table:formula="of:=([.$A481]-1)*MAX(1;FLOOR([.$A481]/(2*[.E$301]);1))" office:value-type="float" office:value="5766" calcext:value-type="float">
            <text:p>5766</text:p>
          </table:table-cell>
          <table:table-cell table:formula="of:=([.$A481]-1)*MAX(1;FLOOR([.$A481]/(2*[.F$301]);1))" office:value-type="float" office:value="4278" calcext:value-type="float">
            <text:p>4278</text:p>
          </table:table-cell>
          <table:table-cell table:formula="of:=([.$A481]-1)*MAX(1;FLOOR([.$A481]/(2*[.G$301]);1))" office:value-type="float" office:value="3348" calcext:value-type="float">
            <text:p>3348</text:p>
          </table:table-cell>
          <table:table-cell table:formula="of:=([.$A481]-1)*MAX(1;FLOOR([.$A481]/(2*[.H$301]);1))" office:value-type="float" office:value="2790" calcext:value-type="float">
            <text:p>2790</text:p>
          </table:table-cell>
          <table:table-cell table:formula="of:=([.$A481]-1)*MAX(1;FLOOR([.$A481]/(2*[.I$301]);1))" office:value-type="float" office:value="2418" calcext:value-type="float">
            <text:p>2418</text:p>
          </table:table-cell>
          <table:table-cell table:formula="of:=([.$A481]-1)*MAX(1;FLOOR([.$A481]/(2*[.J$301]);1))"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$A482]-1)*[.$A482]/2" office:value-type="float" office:value="17578" calcext:value-type="float">
            <text:p>17578</text:p>
          </table:table-cell>
          <table:table-cell table:formula="of:=([.$A482]-1)*MAX(1;FLOOR([.$A482]/(2*[.C$301]);1))" office:value-type="float" office:value="17578" calcext:value-type="float">
            <text:p>17578</text:p>
          </table:table-cell>
          <table:table-cell table:formula="of:=([.$A482]-1)*MAX(1;FLOOR([.$A482]/(2*[.D$301]);1))" office:value-type="float" office:value="8789" calcext:value-type="float">
            <text:p>8789</text:p>
          </table:table-cell>
          <table:table-cell table:formula="of:=([.$A482]-1)*MAX(1;FLOOR([.$A482]/(2*[.E$301]);1))" office:value-type="float" office:value="5797" calcext:value-type="float">
            <text:p>5797</text:p>
          </table:table-cell>
          <table:table-cell table:formula="of:=([.$A482]-1)*MAX(1;FLOOR([.$A482]/(2*[.F$301]);1))" office:value-type="float" office:value="4301" calcext:value-type="float">
            <text:p>4301</text:p>
          </table:table-cell>
          <table:table-cell table:formula="of:=([.$A482]-1)*MAX(1;FLOOR([.$A482]/(2*[.G$301]);1))" office:value-type="float" office:value="3366" calcext:value-type="float">
            <text:p>3366</text:p>
          </table:table-cell>
          <table:table-cell table:formula="of:=([.$A482]-1)*MAX(1;FLOOR([.$A482]/(2*[.H$301]);1))" office:value-type="float" office:value="2805" calcext:value-type="float">
            <text:p>2805</text:p>
          </table:table-cell>
          <table:table-cell table:formula="of:=([.$A482]-1)*MAX(1;FLOOR([.$A482]/(2*[.I$301]);1))" office:value-type="float" office:value="2431" calcext:value-type="float">
            <text:p>2431</text:p>
          </table:table-cell>
          <table:table-cell table:formula="of:=([.$A482]-1)*MAX(1;FLOOR([.$A482]/(2*[.J$301]);1))" office:value-type="float" office:value="2057" calcext:value-type="float">
            <text:p>2057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$A483]-1)*[.$A483]/2" office:value-type="float" office:value="17766" calcext:value-type="float">
            <text:p>17766</text:p>
          </table:table-cell>
          <table:table-cell table:formula="of:=([.$A483]-1)*MAX(1;FLOOR([.$A483]/(2*[.C$301]);1))" office:value-type="float" office:value="17672" calcext:value-type="float">
            <text:p>17672</text:p>
          </table:table-cell>
          <table:table-cell table:formula="of:=([.$A483]-1)*MAX(1;FLOOR([.$A483]/(2*[.D$301]);1))" office:value-type="float" office:value="8836" calcext:value-type="float">
            <text:p>8836</text:p>
          </table:table-cell>
          <table:table-cell table:formula="of:=([.$A483]-1)*MAX(1;FLOOR([.$A483]/(2*[.E$301]);1))" office:value-type="float" office:value="5828" calcext:value-type="float">
            <text:p>5828</text:p>
          </table:table-cell>
          <table:table-cell table:formula="of:=([.$A483]-1)*MAX(1;FLOOR([.$A483]/(2*[.F$301]);1))" office:value-type="float" office:value="4324" calcext:value-type="float">
            <text:p>4324</text:p>
          </table:table-cell>
          <table:table-cell table:formula="of:=([.$A483]-1)*MAX(1;FLOOR([.$A483]/(2*[.G$301]);1))" office:value-type="float" office:value="3384" calcext:value-type="float">
            <text:p>3384</text:p>
          </table:table-cell>
          <table:table-cell table:formula="of:=([.$A483]-1)*MAX(1;FLOOR([.$A483]/(2*[.H$301]);1))" office:value-type="float" office:value="2820" calcext:value-type="float">
            <text:p>2820</text:p>
          </table:table-cell>
          <table:table-cell table:formula="of:=([.$A483]-1)*MAX(1;FLOOR([.$A483]/(2*[.I$301]);1))" office:value-type="float" office:value="2444" calcext:value-type="float">
            <text:p>2444</text:p>
          </table:table-cell>
          <table:table-cell table:formula="of:=([.$A483]-1)*MAX(1;FLOOR([.$A483]/(2*[.J$301]);1))"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$A484]-1)*[.$A484]/2" office:value-type="float" office:value="17955" calcext:value-type="float">
            <text:p>17955</text:p>
          </table:table-cell>
          <table:table-cell table:formula="of:=([.$A484]-1)*MAX(1;FLOOR([.$A484]/(2*[.C$301]);1))" office:value-type="float" office:value="17955" calcext:value-type="float">
            <text:p>17955</text:p>
          </table:table-cell>
          <table:table-cell table:formula="of:=([.$A484]-1)*MAX(1;FLOOR([.$A484]/(2*[.D$301]);1))" office:value-type="float" office:value="8883" calcext:value-type="float">
            <text:p>8883</text:p>
          </table:table-cell>
          <table:table-cell table:formula="of:=([.$A484]-1)*MAX(1;FLOOR([.$A484]/(2*[.E$301]);1))" office:value-type="float" office:value="5859" calcext:value-type="float">
            <text:p>5859</text:p>
          </table:table-cell>
          <table:table-cell table:formula="of:=([.$A484]-1)*MAX(1;FLOOR([.$A484]/(2*[.F$301]);1))" office:value-type="float" office:value="4347" calcext:value-type="float">
            <text:p>4347</text:p>
          </table:table-cell>
          <table:table-cell table:formula="of:=([.$A484]-1)*MAX(1;FLOOR([.$A484]/(2*[.G$301]);1))" office:value-type="float" office:value="3591" calcext:value-type="float">
            <text:p>3591</text:p>
          </table:table-cell>
          <table:table-cell table:formula="of:=([.$A484]-1)*MAX(1;FLOOR([.$A484]/(2*[.H$301]);1))" office:value-type="float" office:value="2835" calcext:value-type="float">
            <text:p>2835</text:p>
          </table:table-cell>
          <table:table-cell table:formula="of:=([.$A484]-1)*MAX(1;FLOOR([.$A484]/(2*[.I$301]);1))" office:value-type="float" office:value="2457" calcext:value-type="float">
            <text:p>2457</text:p>
          </table:table-cell>
          <table:table-cell table:formula="of:=([.$A484]-1)*MAX(1;FLOOR([.$A484]/(2*[.J$301]);1))" office:value-type="float" office:value="2079" calcext:value-type="float">
            <text:p>207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$A485]-1)*[.$A485]/2" office:value-type="float" office:value="18145" calcext:value-type="float">
            <text:p>18145</text:p>
          </table:table-cell>
          <table:table-cell table:formula="of:=([.$A485]-1)*MAX(1;FLOOR([.$A485]/(2*[.C$301]);1))" office:value-type="float" office:value="18050" calcext:value-type="float">
            <text:p>18050</text:p>
          </table:table-cell>
          <table:table-cell table:formula="of:=([.$A485]-1)*MAX(1;FLOOR([.$A485]/(2*[.D$301]);1))" office:value-type="float" office:value="8930" calcext:value-type="float">
            <text:p>8930</text:p>
          </table:table-cell>
          <table:table-cell table:formula="of:=([.$A485]-1)*MAX(1;FLOOR([.$A485]/(2*[.E$301]);1))" office:value-type="float" office:value="5890" calcext:value-type="float">
            <text:p>5890</text:p>
          </table:table-cell>
          <table:table-cell table:formula="of:=([.$A485]-1)*MAX(1;FLOOR([.$A485]/(2*[.F$301]);1))" office:value-type="float" office:value="4370" calcext:value-type="float">
            <text:p>4370</text:p>
          </table:table-cell>
          <table:table-cell table:formula="of:=([.$A485]-1)*MAX(1;FLOOR([.$A485]/(2*[.G$301]);1))" office:value-type="float" office:value="3610" calcext:value-type="float">
            <text:p>3610</text:p>
          </table:table-cell>
          <table:table-cell table:formula="of:=([.$A485]-1)*MAX(1;FLOOR([.$A485]/(2*[.H$301]);1))" office:value-type="float" office:value="2850" calcext:value-type="float">
            <text:p>2850</text:p>
          </table:table-cell>
          <table:table-cell table:formula="of:=([.$A485]-1)*MAX(1;FLOOR([.$A485]/(2*[.I$301]);1))" office:value-type="float" office:value="2470" calcext:value-type="float">
            <text:p>2470</text:p>
          </table:table-cell>
          <table:table-cell table:formula="of:=([.$A485]-1)*MAX(1;FLOOR([.$A485]/(2*[.J$301]);1))"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$A486]-1)*[.$A486]/2" office:value-type="float" office:value="18336" calcext:value-type="float">
            <text:p>18336</text:p>
          </table:table-cell>
          <table:table-cell table:formula="of:=([.$A486]-1)*MAX(1;FLOOR([.$A486]/(2*[.C$301]);1))" office:value-type="float" office:value="18336" calcext:value-type="float">
            <text:p>18336</text:p>
          </table:table-cell>
          <table:table-cell table:formula="of:=([.$A486]-1)*MAX(1;FLOOR([.$A486]/(2*[.D$301]);1))" office:value-type="float" office:value="9168" calcext:value-type="float">
            <text:p>9168</text:p>
          </table:table-cell>
          <table:table-cell table:formula="of:=([.$A486]-1)*MAX(1;FLOOR([.$A486]/(2*[.E$301]);1))" office:value-type="float" office:value="6112" calcext:value-type="float">
            <text:p>6112</text:p>
          </table:table-cell>
          <table:table-cell table:formula="of:=([.$A486]-1)*MAX(1;FLOOR([.$A486]/(2*[.F$301]);1))" office:value-type="float" office:value="4584" calcext:value-type="float">
            <text:p>4584</text:p>
          </table:table-cell>
          <table:table-cell table:formula="of:=([.$A486]-1)*MAX(1;FLOOR([.$A486]/(2*[.G$301]);1))" office:value-type="float" office:value="3629" calcext:value-type="float">
            <text:p>3629</text:p>
          </table:table-cell>
          <table:table-cell table:formula="of:=([.$A486]-1)*MAX(1;FLOOR([.$A486]/(2*[.H$301]);1))" office:value-type="float" office:value="3056" calcext:value-type="float">
            <text:p>3056</text:p>
          </table:table-cell>
          <table:table-cell table:formula="of:=([.$A486]-1)*MAX(1;FLOOR([.$A486]/(2*[.I$301]);1))" office:value-type="float" office:value="2483" calcext:value-type="float">
            <text:p>2483</text:p>
          </table:table-cell>
          <table:table-cell table:formula="of:=([.$A486]-1)*MAX(1;FLOOR([.$A486]/(2*[.J$301]);1))"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$A487]-1)*[.$A487]/2" office:value-type="float" office:value="18528" calcext:value-type="float">
            <text:p>18528</text:p>
          </table:table-cell>
          <table:table-cell table:formula="of:=([.$A487]-1)*MAX(1;FLOOR([.$A487]/(2*[.C$301]);1))" office:value-type="float" office:value="18432" calcext:value-type="float">
            <text:p>18432</text:p>
          </table:table-cell>
          <table:table-cell table:formula="of:=([.$A487]-1)*MAX(1;FLOOR([.$A487]/(2*[.D$301]);1))" office:value-type="float" office:value="9216" calcext:value-type="float">
            <text:p>9216</text:p>
          </table:table-cell>
          <table:table-cell table:formula="of:=([.$A487]-1)*MAX(1;FLOOR([.$A487]/(2*[.E$301]);1))" office:value-type="float" office:value="6144" calcext:value-type="float">
            <text:p>6144</text:p>
          </table:table-cell>
          <table:table-cell table:formula="of:=([.$A487]-1)*MAX(1;FLOOR([.$A487]/(2*[.F$301]);1))" office:value-type="float" office:value="4608" calcext:value-type="float">
            <text:p>4608</text:p>
          </table:table-cell>
          <table:table-cell table:formula="of:=([.$A487]-1)*MAX(1;FLOOR([.$A487]/(2*[.G$301]);1))" office:value-type="float" office:value="3648" calcext:value-type="float">
            <text:p>3648</text:p>
          </table:table-cell>
          <table:table-cell table:formula="of:=([.$A487]-1)*MAX(1;FLOOR([.$A487]/(2*[.H$301]);1))" office:value-type="float" office:value="3072" calcext:value-type="float">
            <text:p>3072</text:p>
          </table:table-cell>
          <table:table-cell table:formula="of:=([.$A487]-1)*MAX(1;FLOOR([.$A487]/(2*[.I$301]);1))" office:value-type="float" office:value="2496" calcext:value-type="float">
            <text:p>2496</text:p>
          </table:table-cell>
          <table:table-cell table:formula="of:=([.$A487]-1)*MAX(1;FLOOR([.$A487]/(2*[.J$301]);1))"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$A488]-1)*[.$A488]/2" office:value-type="float" office:value="18721" calcext:value-type="float">
            <text:p>18721</text:p>
          </table:table-cell>
          <table:table-cell table:formula="of:=([.$A488]-1)*MAX(1;FLOOR([.$A488]/(2*[.C$301]);1))" office:value-type="float" office:value="18721" calcext:value-type="float">
            <text:p>18721</text:p>
          </table:table-cell>
          <table:table-cell table:formula="of:=([.$A488]-1)*MAX(1;FLOOR([.$A488]/(2*[.D$301]);1))" office:value-type="float" office:value="9264" calcext:value-type="float">
            <text:p>9264</text:p>
          </table:table-cell>
          <table:table-cell table:formula="of:=([.$A488]-1)*MAX(1;FLOOR([.$A488]/(2*[.E$301]);1))" office:value-type="float" office:value="6176" calcext:value-type="float">
            <text:p>6176</text:p>
          </table:table-cell>
          <table:table-cell table:formula="of:=([.$A488]-1)*MAX(1;FLOOR([.$A488]/(2*[.F$301]);1))" office:value-type="float" office:value="4632" calcext:value-type="float">
            <text:p>4632</text:p>
          </table:table-cell>
          <table:table-cell table:formula="of:=([.$A488]-1)*MAX(1;FLOOR([.$A488]/(2*[.G$301]);1))" office:value-type="float" office:value="3667" calcext:value-type="float">
            <text:p>3667</text:p>
          </table:table-cell>
          <table:table-cell table:formula="of:=([.$A488]-1)*MAX(1;FLOOR([.$A488]/(2*[.H$301]);1))" office:value-type="float" office:value="3088" calcext:value-type="float">
            <text:p>3088</text:p>
          </table:table-cell>
          <table:table-cell table:formula="of:=([.$A488]-1)*MAX(1;FLOOR([.$A488]/(2*[.I$301]);1))" office:value-type="float" office:value="2509" calcext:value-type="float">
            <text:p>2509</text:p>
          </table:table-cell>
          <table:table-cell table:formula="of:=([.$A488]-1)*MAX(1;FLOOR([.$A488]/(2*[.J$301]);1))"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$A489]-1)*[.$A489]/2" office:value-type="float" office:value="18915" calcext:value-type="float">
            <text:p>18915</text:p>
          </table:table-cell>
          <table:table-cell table:formula="of:=([.$A489]-1)*MAX(1;FLOOR([.$A489]/(2*[.C$301]);1))" office:value-type="float" office:value="18818" calcext:value-type="float">
            <text:p>18818</text:p>
          </table:table-cell>
          <table:table-cell table:formula="of:=([.$A489]-1)*MAX(1;FLOOR([.$A489]/(2*[.D$301]);1))" office:value-type="float" office:value="9312" calcext:value-type="float">
            <text:p>9312</text:p>
          </table:table-cell>
          <table:table-cell table:formula="of:=([.$A489]-1)*MAX(1;FLOOR([.$A489]/(2*[.E$301]);1))" office:value-type="float" office:value="6208" calcext:value-type="float">
            <text:p>6208</text:p>
          </table:table-cell>
          <table:table-cell table:formula="of:=([.$A489]-1)*MAX(1;FLOOR([.$A489]/(2*[.F$301]);1))" office:value-type="float" office:value="4656" calcext:value-type="float">
            <text:p>4656</text:p>
          </table:table-cell>
          <table:table-cell table:formula="of:=([.$A489]-1)*MAX(1;FLOOR([.$A489]/(2*[.G$301]);1))" office:value-type="float" office:value="3686" calcext:value-type="float">
            <text:p>3686</text:p>
          </table:table-cell>
          <table:table-cell table:formula="of:=([.$A489]-1)*MAX(1;FLOOR([.$A489]/(2*[.H$301]);1))" office:value-type="float" office:value="3104" calcext:value-type="float">
            <text:p>3104</text:p>
          </table:table-cell>
          <table:table-cell table:formula="of:=([.$A489]-1)*MAX(1;FLOOR([.$A489]/(2*[.I$301]);1))" office:value-type="float" office:value="2522" calcext:value-type="float">
            <text:p>2522</text:p>
          </table:table-cell>
          <table:table-cell table:formula="of:=([.$A489]-1)*MAX(1;FLOOR([.$A489]/(2*[.J$301]);1))"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$A490]-1)*[.$A490]/2" office:value-type="float" office:value="19110" calcext:value-type="float">
            <text:p>19110</text:p>
          </table:table-cell>
          <table:table-cell table:formula="of:=([.$A490]-1)*MAX(1;FLOOR([.$A490]/(2*[.C$301]);1))" office:value-type="float" office:value="19110" calcext:value-type="float">
            <text:p>19110</text:p>
          </table:table-cell>
          <table:table-cell table:formula="of:=([.$A490]-1)*MAX(1;FLOOR([.$A490]/(2*[.D$301]);1))" office:value-type="float" office:value="9555" calcext:value-type="float">
            <text:p>9555</text:p>
          </table:table-cell>
          <table:table-cell table:formula="of:=([.$A490]-1)*MAX(1;FLOOR([.$A490]/(2*[.E$301]);1))" office:value-type="float" office:value="6240" calcext:value-type="float">
            <text:p>6240</text:p>
          </table:table-cell>
          <table:table-cell table:formula="of:=([.$A490]-1)*MAX(1;FLOOR([.$A490]/(2*[.F$301]);1))" office:value-type="float" office:value="4680" calcext:value-type="float">
            <text:p>4680</text:p>
          </table:table-cell>
          <table:table-cell table:formula="of:=([.$A490]-1)*MAX(1;FLOOR([.$A490]/(2*[.G$301]);1))" office:value-type="float" office:value="3705" calcext:value-type="float">
            <text:p>3705</text:p>
          </table:table-cell>
          <table:table-cell table:formula="of:=([.$A490]-1)*MAX(1;FLOOR([.$A490]/(2*[.H$301]);1))" office:value-type="float" office:value="3120" calcext:value-type="float">
            <text:p>3120</text:p>
          </table:table-cell>
          <table:table-cell table:formula="of:=([.$A490]-1)*MAX(1;FLOOR([.$A490]/(2*[.I$301]);1))" office:value-type="float" office:value="2730" calcext:value-type="float">
            <text:p>2730</text:p>
          </table:table-cell>
          <table:table-cell table:formula="of:=([.$A490]-1)*MAX(1;FLOOR([.$A490]/(2*[.J$301]);1))"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$A491]-1)*[.$A491]/2" office:value-type="float" office:value="19306" calcext:value-type="float">
            <text:p>19306</text:p>
          </table:table-cell>
          <table:table-cell table:formula="of:=([.$A491]-1)*MAX(1;FLOOR([.$A491]/(2*[.C$301]);1))" office:value-type="float" office:value="19208" calcext:value-type="float">
            <text:p>19208</text:p>
          </table:table-cell>
          <table:table-cell table:formula="of:=([.$A491]-1)*MAX(1;FLOOR([.$A491]/(2*[.D$301]);1))" office:value-type="float" office:value="9604" calcext:value-type="float">
            <text:p>9604</text:p>
          </table:table-cell>
          <table:table-cell table:formula="of:=([.$A491]-1)*MAX(1;FLOOR([.$A491]/(2*[.E$301]);1))" office:value-type="float" office:value="6272" calcext:value-type="float">
            <text:p>6272</text:p>
          </table:table-cell>
          <table:table-cell table:formula="of:=([.$A491]-1)*MAX(1;FLOOR([.$A491]/(2*[.F$301]);1))" office:value-type="float" office:value="4704" calcext:value-type="float">
            <text:p>4704</text:p>
          </table:table-cell>
          <table:table-cell table:formula="of:=([.$A491]-1)*MAX(1;FLOOR([.$A491]/(2*[.G$301]);1))" office:value-type="float" office:value="3724" calcext:value-type="float">
            <text:p>3724</text:p>
          </table:table-cell>
          <table:table-cell table:formula="of:=([.$A491]-1)*MAX(1;FLOOR([.$A491]/(2*[.H$301]);1))" office:value-type="float" office:value="3136" calcext:value-type="float">
            <text:p>3136</text:p>
          </table:table-cell>
          <table:table-cell table:formula="of:=([.$A491]-1)*MAX(1;FLOOR([.$A491]/(2*[.I$301]);1))" office:value-type="float" office:value="2744" calcext:value-type="float">
            <text:p>2744</text:p>
          </table:table-cell>
          <table:table-cell table:formula="of:=([.$A491]-1)*MAX(1;FLOOR([.$A491]/(2*[.J$301]);1))"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$A492]-1)*[.$A492]/2" office:value-type="float" office:value="19503" calcext:value-type="float">
            <text:p>19503</text:p>
          </table:table-cell>
          <table:table-cell table:formula="of:=([.$A492]-1)*MAX(1;FLOOR([.$A492]/(2*[.C$301]);1))" office:value-type="float" office:value="19503" calcext:value-type="float">
            <text:p>19503</text:p>
          </table:table-cell>
          <table:table-cell table:formula="of:=([.$A492]-1)*MAX(1;FLOOR([.$A492]/(2*[.D$301]);1))" office:value-type="float" office:value="9653" calcext:value-type="float">
            <text:p>9653</text:p>
          </table:table-cell>
          <table:table-cell table:formula="of:=([.$A492]-1)*MAX(1;FLOOR([.$A492]/(2*[.E$301]);1))" office:value-type="float" office:value="6501" calcext:value-type="float">
            <text:p>6501</text:p>
          </table:table-cell>
          <table:table-cell table:formula="of:=([.$A492]-1)*MAX(1;FLOOR([.$A492]/(2*[.F$301]);1))" office:value-type="float" office:value="4728" calcext:value-type="float">
            <text:p>4728</text:p>
          </table:table-cell>
          <table:table-cell table:formula="of:=([.$A492]-1)*MAX(1;FLOOR([.$A492]/(2*[.G$301]);1))" office:value-type="float" office:value="3743" calcext:value-type="float">
            <text:p>3743</text:p>
          </table:table-cell>
          <table:table-cell table:formula="of:=([.$A492]-1)*MAX(1;FLOOR([.$A492]/(2*[.H$301]);1))" office:value-type="float" office:value="3152" calcext:value-type="float">
            <text:p>3152</text:p>
          </table:table-cell>
          <table:table-cell table:formula="of:=([.$A492]-1)*MAX(1;FLOOR([.$A492]/(2*[.I$301]);1))" office:value-type="float" office:value="2758" calcext:value-type="float">
            <text:p>2758</text:p>
          </table:table-cell>
          <table:table-cell table:formula="of:=([.$A492]-1)*MAX(1;FLOOR([.$A492]/(2*[.J$301]);1))"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$A493]-1)*[.$A493]/2" office:value-type="float" office:value="19701" calcext:value-type="float">
            <text:p>19701</text:p>
          </table:table-cell>
          <table:table-cell table:formula="of:=([.$A493]-1)*MAX(1;FLOOR([.$A493]/(2*[.C$301]);1))" office:value-type="float" office:value="19602" calcext:value-type="float">
            <text:p>19602</text:p>
          </table:table-cell>
          <table:table-cell table:formula="of:=([.$A493]-1)*MAX(1;FLOOR([.$A493]/(2*[.D$301]);1))" office:value-type="float" office:value="9702" calcext:value-type="float">
            <text:p>9702</text:p>
          </table:table-cell>
          <table:table-cell table:formula="of:=([.$A493]-1)*MAX(1;FLOOR([.$A493]/(2*[.E$301]);1))" office:value-type="float" office:value="6534" calcext:value-type="float">
            <text:p>6534</text:p>
          </table:table-cell>
          <table:table-cell table:formula="of:=([.$A493]-1)*MAX(1;FLOOR([.$A493]/(2*[.F$301]);1))" office:value-type="float" office:value="4752" calcext:value-type="float">
            <text:p>4752</text:p>
          </table:table-cell>
          <table:table-cell table:formula="of:=([.$A493]-1)*MAX(1;FLOOR([.$A493]/(2*[.G$301]);1))" office:value-type="float" office:value="3762" calcext:value-type="float">
            <text:p>3762</text:p>
          </table:table-cell>
          <table:table-cell table:formula="of:=([.$A493]-1)*MAX(1;FLOOR([.$A493]/(2*[.H$301]);1))" office:value-type="float" office:value="3168" calcext:value-type="float">
            <text:p>3168</text:p>
          </table:table-cell>
          <table:table-cell table:formula="of:=([.$A493]-1)*MAX(1;FLOOR([.$A493]/(2*[.I$301]);1))" office:value-type="float" office:value="2772" calcext:value-type="float">
            <text:p>2772</text:p>
          </table:table-cell>
          <table:table-cell table:formula="of:=([.$A493]-1)*MAX(1;FLOOR([.$A493]/(2*[.J$301]);1))" office:value-type="float" office:value="2376" calcext:value-type="float">
            <text:p>23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09:34:31.5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7:30:27.496000000</meta:creation-date>
    <dc:date>2015-07-12T17:32:00.807000000</dc:date>
    <meta:editing-duration>P1DT12H50M51S</meta:editing-duration>
    <meta:editing-cycles>37</meta:editing-cycles>
    <meta:generator>LibreOffice/4.4.2.2$Windows_x86 LibreOffice_project/c4c7d32d0d49397cad38d62472b0bc8acff48dd6</meta:generator>
    <meta:document-statistic meta:table-count="1" meta:cell-count="4894" meta:object-count="2"/>
  </office:meta>
</office:document-meta>
</file>

<file path=Basic/Standard/TimeTournamentSingle.xml><?xml version="1.0" encoding="utf-8"?>
<!DOCTYPE module  PUBLIC '-//OpenOffice.org//DTD OfficeDocument 1.0//EN'  'module.dtd'>
<script:module xmlns:script="http://openoffice.org/2000/script" script:name="TimeTournamentSingle" script:language="StarBasic">REM  *****  BASIC  *****

Function RoundRobinBouts(n, f)
RoundRobinBouts = Floor(n/2, 1)
End Function

Function TimeTournamentSingle(Tbout, n, f, k)
x = (n - 1 - k) Mod f
y = (n - 1 - k) - x
TimeTournamentSingle = Tbout * ( y / f + k)
End Function

Function TimeTournamentDouble(Tbout, n, f, k)
x = (2 * n - 1 - k) Mod f
y = (2 * n - 1 - k) - x
TimeTournamentDouble = Tbout * ( y / f + k)
End Function

Function TimeTournamentTriple(Tbout, n, f, k)
x = (3 * n - 1 - k) Mod f
y = (3 * n - 1 - k) - x
TimeTournamentTriple = Tbout * ( y  / f + k)
End Function

Function BearPitMinField(n, Tpit, Tbout)
BearPitMinField= n / ( (Tpit / Tbout) + 1)
End Function

Function TimeBetweenBearPit(Tbout, n, f)
TimeBetweenBearPit = Tbout * (n - 2 * f) / f
End Function

Sub Main
	Print TimeTournamentSingle(4, 8, 8, 7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TournamentSing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71cm" svg:height="18.255cm" xlink:href=".." xlink:type="simple" chart:class="chart:scatter" chart:style-name="ch1">
        <chart:legend chart:legend-position="end" svg:x="19.292cm" svg:y="6.836cm" style:legend-expansion="high" chart:style-name="ch2"/>
        <chart:plot-area chart:style-name="ch3" table:cell-range-address="Sheet1.A3:Sheet1.J106" svg:x="0.443cm" svg:y="0.365cm" svg:width="18.406cm" svg:height="17.525cm">
          <chartooo:coordinate-region svg:x="1.25cm" svg:y="0.564cm" svg:width="17.319cm" svg:height="16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06" chart:class="chart:scatter">
            <chart:domain table:cell-range-address="Sheet1.A3:Sheet1.A106"/>
            <chart:data-point chart:repeated="104"/>
          </chart:series>
          <chart:series chart:style-name="ch7" chart:values-cell-range-address="Sheet1.C3:Sheet1.C106" chart:class="chart:scatter">
            <chart:data-point chart:repeated="104"/>
          </chart:series>
          <chart:series chart:style-name="ch8" chart:values-cell-range-address="Sheet1.D3:Sheet1.D106" chart:class="chart:scatter">
            <chart:data-point chart:repeated="104"/>
          </chart:series>
          <chart:series chart:style-name="ch9" chart:values-cell-range-address="Sheet1.E3:Sheet1.E106" chart:class="chart:scatter">
            <chart:data-point chart:repeated="104"/>
          </chart:series>
          <chart:series chart:style-name="ch10" chart:values-cell-range-address="Sheet1.F3:Sheet1.F106" chart:class="chart:scatter">
            <chart:data-point chart:repeated="104"/>
          </chart:series>
          <chart:series chart:style-name="ch11" chart:values-cell-range-address="Sheet1.G3:Sheet1.G106" chart:class="chart:scatter">
            <chart:data-point chart:repeated="104"/>
          </chart:series>
          <chart:series chart:style-name="ch12" chart:values-cell-range-address="Sheet1.H3:Sheet1.H106" chart:class="chart:scatter">
            <chart:data-point chart:repeated="104"/>
          </chart:series>
          <chart:series chart:style-name="ch13" chart:values-cell-range-address="Sheet1.I3:Sheet1.I106" chart:class="chart:scatter">
            <chart:data-point chart:repeated="104"/>
          </chart:series>
          <chart:series chart:style-name="ch14" chart:values-cell-range-address="Sheet1.J3:Sheet1.J106" chart:class="chart:scatter">
            <chart:data-point chart:repeated="10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106</svg:desc>
                </draw:g>
              </table:table-cell>
              <table:table-cell office:value-type="float" office:value="NaN">
                <text:p>NaN</text:p>
                <draw:g>
                  <svg:desc>Sheet1.B3:Sheet1.B106</svg:desc>
                </draw:g>
              </table:table-cell>
              <table:table-cell office:value-type="float" office:value="1">
                <text:p>1</text:p>
                <draw:g>
                  <svg:desc>Sheet1.C3:Sheet1.C106</svg:desc>
                </draw:g>
              </table:table-cell>
              <table:table-cell office:value-type="float" office:value="2">
                <text:p>2</text:p>
                <draw:g>
                  <svg:desc>Sheet1.D3:Sheet1.D106</svg:desc>
                </draw:g>
              </table:table-cell>
              <table:table-cell office:value-type="float" office:value="3">
                <text:p>3</text:p>
                <draw:g>
                  <svg:desc>Sheet1.E3:Sheet1.E106</svg:desc>
                </draw:g>
              </table:table-cell>
              <table:table-cell office:value-type="float" office:value="4">
                <text:p>4</text:p>
                <draw:g>
                  <svg:desc>Sheet1.F3:Sheet1.F106</svg:desc>
                </draw:g>
              </table:table-cell>
              <table:table-cell office:value-type="float" office:value="5">
                <text:p>5</text:p>
                <draw:g>
                  <svg:desc>Sheet1.G3:Sheet1.G106</svg:desc>
                </draw:g>
              </table:table-cell>
              <table:table-cell office:value-type="float" office:value="6">
                <text:p>6</text:p>
                <draw:g>
                  <svg:desc>Sheet1.H3:Sheet1.H106</svg:desc>
                </draw:g>
              </table:table-cell>
              <table:table-cell office:value-type="float" office:value="7">
                <text:p>7</text:p>
                <draw:g>
                  <svg:desc>Sheet1.I3:Sheet1.I106</svg:desc>
                </draw:g>
              </table:table-cell>
              <table:table-cell office:value-type="float" office:value="8">
                <text:p>8</text:p>
                <draw:g>
                  <svg:desc>Sheet1.J3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46">
                <text:p>146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82">
                <text:p>182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107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107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212">
                <text:p>212</text:p>
              </table:table-cell>
              <table:table-cell office:value-type="float" office:value="108">
                <text:p>10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212">
                <text:p>212</text:p>
              </table:table-cell>
              <table:table-cell office:value-type="float" office:value="108">
                <text:p>10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224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224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15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15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241">
                <text:p>241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247">
                <text:p>247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247">
                <text:p>247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254">
                <text:p>254</text:p>
              </table:table-cell>
              <table:table-cell office:value-type="float" office:value="132">
                <text:p>132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254">
                <text:p>254</text:p>
              </table:table-cell>
              <table:table-cell office:value-type="float" office:value="132">
                <text:p>132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261">
                <text:p>261</text:p>
              </table:table-cell>
              <table:table-cell office:value-type="float" office:value="134">
                <text:p>134</text:p>
              </table:table-cell>
              <table:table-cell office:value-type="float" office:value="92">
                <text:p>92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134">
                <text:p>134</text:p>
              </table:table-cell>
              <table:table-cell office:value-type="float" office:value="92">
                <text:p>92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267">
                <text:p>267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266">
                <text:p>266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273">
                <text:p>273</text:p>
              </table:table-cell>
              <table:table-cell office:value-type="float" office:value="141">
                <text:p>141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141">
                <text:p>141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279">
                <text:p>279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278">
                <text:p>278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283">
                <text:p>283</text:p>
              </table:table-cell>
              <table:table-cell office:value-type="float" office:value="146">
                <text:p>146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283">
                <text:p>283</text:p>
              </table:table-cell>
              <table:table-cell office:value-type="float" office:value="145">
                <text:p>145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290">
                <text:p>290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290">
                <text:p>290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303">
                <text:p>303</text:p>
              </table:table-cell>
              <table:table-cell office:value-type="float" office:value="155">
                <text:p>155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15">
                <text:p>15</text:p>
              </table:table-cell>
              <table:table-cell office:value-type="float" office:value="303">
                <text:p>303</text:p>
              </table:table-cell>
              <table:table-cell office:value-type="float" office:value="155">
                <text:p>155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">
                <text:p>103</text:p>
              </table:table-cell>
              <table:table-cell office:value-type="float" office:value="15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163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163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327">
                <text:p>327</text:p>
              </table:table-cell>
              <table:table-cell office:value-type="float" office:value="169">
                <text:p>169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327">
                <text:p>327</text:p>
              </table:table-cell>
              <table:table-cell office:value-type="float" office:value="169">
                <text:p>169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169">
                <text:p>169</text:p>
              </table:table-cell>
              <table:table-cell office:value-type="float" office:value="115">
                <text:p>115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169">
                <text:p>169</text:p>
              </table:table-cell>
              <table:table-cell office:value-type="float" office:value="115">
                <text:p>115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339">
                <text:p>339</text:p>
              </table:table-cell>
              <table:table-cell office:value-type="float" office:value="174">
                <text:p>174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339">
                <text:p>339</text:p>
              </table:table-cell>
              <table:table-cell office:value-type="float" office:value="174">
                <text:p>174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61cm" svg:height="18.86cm" xlink:href=".." xlink:type="simple" chart:class="chart:scatter" chart:style-name="ch1">
        <chart:legend chart:legend-position="end" svg:x="19.282cm" svg:y="7.139cm" style:legend-expansion="high" chart:style-name="ch2"/>
        <chart:plot-area chart:style-name="ch3" table:cell-range-address="Sheet1.A108:Sheet1.J299" svg:x="0.443cm" svg:y="0.377cm" svg:width="18.396cm" svg:height="18.106cm">
          <chartooo:coordinate-region svg:x="1.25cm" svg:y="0.576cm" svg:width="17.309cm" svg:height="17.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8:Sheet1.B299" chart:class="chart:scatter">
            <chart:domain table:cell-range-address="Sheet1.A108:Sheet1.A299"/>
            <chart:data-point chart:repeated="192"/>
          </chart:series>
          <chart:series chart:style-name="ch7" chart:values-cell-range-address="Sheet1.C108:Sheet1.C299" chart:class="chart:scatter">
            <chart:data-point chart:repeated="192"/>
          </chart:series>
          <chart:series chart:style-name="ch8" chart:values-cell-range-address="Sheet1.D108:Sheet1.D299" chart:class="chart:scatter">
            <chart:data-point chart:repeated="192"/>
          </chart:series>
          <chart:series chart:style-name="ch9" chart:values-cell-range-address="Sheet1.E108:Sheet1.E299" chart:class="chart:scatter">
            <chart:data-point chart:repeated="192"/>
          </chart:series>
          <chart:series chart:style-name="ch10" chart:values-cell-range-address="Sheet1.F108:Sheet1.F299" chart:class="chart:scatter">
            <chart:data-point chart:repeated="192"/>
          </chart:series>
          <chart:series chart:style-name="ch11" chart:values-cell-range-address="Sheet1.G108:Sheet1.G299" chart:class="chart:scatter">
            <chart:data-point chart:repeated="192"/>
          </chart:series>
          <chart:series chart:style-name="ch12" chart:values-cell-range-address="Sheet1.H108:Sheet1.H299" chart:class="chart:scatter">
            <chart:data-point chart:repeated="192"/>
          </chart:series>
          <chart:series chart:style-name="ch13" chart:values-cell-range-address="Sheet1.I108:Sheet1.I299" chart:class="chart:scatter">
            <chart:data-point chart:repeated="192"/>
          </chart:series>
          <chart:series chart:style-name="ch14" chart:values-cell-range-address="Sheet1.J108:Sheet1.J299" chart:class="chart:scatter">
            <chart:data-point chart:repeated="19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08:Sheet1.A299</svg:desc>
                </draw:g>
              </table:table-cell>
              <table:table-cell office:value-type="float" office:value="3">
                <text:p>3</text:p>
                <draw:g>
                  <svg:desc>Sheet1.B108:Sheet1.B299</svg:desc>
                </draw:g>
              </table:table-cell>
              <table:table-cell office:value-type="float" office:value="7">
                <text:p>7</text:p>
                <draw:g>
                  <svg:desc>Sheet1.C108:Sheet1.C299</svg:desc>
                </draw:g>
              </table:table-cell>
              <table:table-cell office:value-type="float" office:value="4">
                <text:p>4</text:p>
                <draw:g>
                  <svg:desc>Sheet1.D108:Sheet1.D299</svg:desc>
                </draw:g>
              </table:table-cell>
              <table:table-cell office:value-type="float" office:value="4">
                <text:p>4</text:p>
                <draw:g>
                  <svg:desc>Sheet1.E108:Sheet1.E299</svg:desc>
                </draw:g>
              </table:table-cell>
              <table:table-cell office:value-type="float" office:value="3">
                <text:p>3</text:p>
                <draw:g>
                  <svg:desc>Sheet1.F108:Sheet1.F299</svg:desc>
                </draw:g>
              </table:table-cell>
              <table:table-cell office:value-type="float" office:value="3">
                <text:p>3</text:p>
                <draw:g>
                  <svg:desc>Sheet1.G108:Sheet1.G299</svg:desc>
                </draw:g>
              </table:table-cell>
              <table:table-cell office:value-type="float" office:value="3">
                <text:p>3</text:p>
                <draw:g>
                  <svg:desc>Sheet1.H108:Sheet1.H299</svg:desc>
                </draw:g>
              </table:table-cell>
              <table:table-cell office:value-type="float" office:value="3">
                <text:p>3</text:p>
                <draw:g>
                  <svg:desc>Sheet1.I108:Sheet1.I299</svg:desc>
                </draw:g>
              </table:table-cell>
              <table:table-cell office:value-type="float" office:value="3">
                <text:p>3</text:p>
                <draw:g>
                  <svg:desc>Sheet1.J108:Sheet1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">
                <text:p>103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7">
                <text:p>7</text:p>
              </table:table-cell>
              <table:table-cell office:value-type="float" office:value="111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111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0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139">
                <text:p>13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139">
                <text:p>13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  <table:table-cell office:value-type="float" office:value="143">
                <text:p>143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143">
                <text:p>143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2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146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146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8">
                <text:p>8</text:p>
              </table:table-cell>
              <table:table-cell office:value-type="float" office:value="154">
                <text:p>154</text:p>
              </table:table-cell>
              <table:table-cell office:value-type="float" office:value="79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154">
                <text:p>154</text:p>
              </table:table-cell>
              <table:table-cell office:value-type="float" office:value="79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157">
                <text:p>157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8">
                <text:p>8</text:p>
              </table:table-cell>
              <table:table-cell office:value-type="float" office:value="157">
                <text:p>157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8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  <table:table-cell office:value-type="float" office:value="161">
                <text:p>161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161">
                <text:p>161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169">
                <text:p>169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  <table:table-cell office:value-type="float" office:value="169">
                <text:p>169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173">
                <text:p>173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73">
                <text:p>173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  <table:table-cell office:value-type="float" office:value="174">
                <text:p>174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8">
                <text:p>8</text:p>
              </table:table-cell>
              <table:table-cell office:value-type="float" office:value="174">
                <text:p>174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4">
                <text:p>174</text:p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8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8">
                <text:p>8</text:p>
              </table:table-cell>
              <table:table-cell office:value-type="float" office:value="188">
                <text:p>188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">
                <text:p>186</text:p>
              </table:table-cell>
              <table:table-cell office:value-type="float" office:value="8">
                <text:p>8</text:p>
              </table:table-cell>
              <table:table-cell office:value-type="float" office:value="188">
                <text:p>188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7">
                <text:p>187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8">
                <text:p>18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">
                <text:p>190</text:p>
              </table:table-cell>
              <table:table-cell office:value-type="float" office:value="8">
                <text:p>8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1">
                <text:p>191</text:p>
              </table:table-cell>
              <table:table-cell office:value-type="float" office:value="8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  <table:table-cell office:value-type="float" office:value="102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  <table:table-cell office:value-type="float" office:value="102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">
                <text:p>195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6">
                <text:p>196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103">
                <text:p>103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103">
                <text:p>103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8">
                <text:p>8</text:p>
              </table:table-cell>
              <table:table-cell office:value-type="float" office:value="202">
                <text:p>202</text:p>
              </table:table-cell>
              <table:table-cell office:value-type="float" office:value="103">
                <text:p>103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